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text-properties fo:font-size="26pt" style:font-size-asian="26pt" style:font-size-complex="26pt" fo:language="en" fo:country="US"/>
    </style:style>
    <style:style style:name="P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4" style:parent-style-name="TM1" style:family="paragraph">
      <style:paragraph-properties>
        <style:tab-stops>
          <style:tab-stop style:type="right" style:leader-style="dotted" style:leader-text="." style:position="6.525in"/>
        </style:tab-stops>
      </style:paragraph-properties>
    </style:style>
    <style:style style:name="P5" style:parent-style-name="TM2" style:family="paragraph">
      <style:paragraph-properties>
        <style:tab-stops>
          <style:tab-stop style:type="right" style:leader-style="dotted" style:leader-text="." style:position="6.3722in"/>
        </style:tab-stops>
      </style:paragraph-properties>
    </style:style>
    <style:style style:name="T6" style:parent-style-name="Lienhypertexte" style:family="text">
      <style:text-properties fo:language="en" fo:country="US"/>
    </style:style>
    <style:style style:name="P7" style:parent-style-name="TM2" style:family="paragraph">
      <style:paragraph-properties>
        <style:tab-stops>
          <style:tab-stop style:type="right" style:leader-style="dotted" style:leader-text="." style:position="6.3722in"/>
        </style:tab-stops>
      </style:paragraph-properties>
    </style:style>
    <style:style style:name="T8" style:parent-style-name="Lienhypertexte" style:family="text">
      <style:text-properties fo:language="en" fo:country="US"/>
    </style:style>
    <style:style style:name="P9" style:parent-style-name="TM2" style:family="paragraph">
      <style:paragraph-properties>
        <style:tab-stops>
          <style:tab-stop style:type="right" style:leader-style="dotted" style:leader-text="." style:position="6.3722in"/>
        </style:tab-stops>
      </style:paragraph-properties>
    </style:style>
    <style:style style:name="T10" style:parent-style-name="Lienhypertexte" style:family="text">
      <style:text-properties fo:language="en" fo:country="US"/>
    </style:style>
    <style:style style:name="P11" style:parent-style-name="TM3" style:family="paragraph">
      <style:paragraph-properties>
        <style:tab-stops>
          <style:tab-stop style:type="right" style:leader-style="dotted" style:leader-text="." style:position="6.2194in"/>
        </style:tab-stops>
      </style:paragraph-properties>
    </style:style>
    <style:style style:name="T12" style:parent-style-name="Lienhypertexte" style:family="text">
      <style:text-properties fo:language="en" fo:country="US"/>
    </style:style>
    <style:style style:name="P13" style:parent-style-name="TM3" style:family="paragraph">
      <style:paragraph-properties>
        <style:tab-stops>
          <style:tab-stop style:type="right" style:leader-style="dotted" style:leader-text="." style:position="6.2194in"/>
        </style:tab-stops>
      </style:paragraph-properties>
    </style:style>
    <style:style style:name="T14" style:parent-style-name="Lienhypertexte" style:family="text">
      <style:text-properties fo:language="en" fo:country="US"/>
    </style:style>
    <style:style style:name="P15" style:parent-style-name="TM2" style:family="paragraph">
      <style:paragraph-properties>
        <style:tab-stops>
          <style:tab-stop style:type="right" style:leader-style="dotted" style:leader-text="." style:position="6.3722in"/>
        </style:tab-stops>
      </style:paragraph-properties>
    </style:style>
    <style:style style:name="T16" style:parent-style-name="Lienhypertexte" style:family="text">
      <style:text-properties fo:language="en" fo:country="US"/>
    </style:style>
    <style:style style:name="P17" style:parent-style-name="TM3" style:family="paragraph">
      <style:paragraph-properties>
        <style:tab-stops>
          <style:tab-stop style:type="right" style:leader-style="dotted" style:leader-text="." style:position="6.2194in"/>
        </style:tab-stops>
      </style:paragraph-properties>
    </style:style>
    <style:style style:name="T18" style:parent-style-name="Lienhypertexte" style:family="text">
      <style:text-properties fo:language="en" fo:country="US"/>
    </style:style>
    <style:style style:name="P19" style:parent-style-name="TM3" style:family="paragraph">
      <style:paragraph-properties>
        <style:tab-stops>
          <style:tab-stop style:type="right" style:leader-style="dotted" style:leader-text="." style:position="6.2194in"/>
        </style:tab-stops>
      </style:paragraph-properties>
    </style:style>
    <style:style style:name="T20" style:parent-style-name="Lienhypertexte" style:family="text">
      <style:text-properties fo:language="en" fo:country="US"/>
    </style:style>
    <style:style style:name="T21" style:parent-style-name="Lienhypertexte" style:family="text">
      <style:text-properties fo:language="en" fo:country="US"/>
    </style:style>
    <style:style style:name="P22" style:parent-style-name="TM3" style:family="paragraph">
      <style:paragraph-properties>
        <style:tab-stops>
          <style:tab-stop style:type="right" style:leader-style="dotted" style:leader-text="." style:position="6.2194in"/>
        </style:tab-stops>
      </style:paragraph-properties>
    </style:style>
    <style:style style:name="T23" style:parent-style-name="Lienhypertexte" style:family="text">
      <style:text-properties fo:language="en" fo:country="US"/>
    </style:style>
    <style:style style:name="P24" style:parent-style-name="TM2" style:family="paragraph">
      <style:paragraph-properties>
        <style:tab-stops>
          <style:tab-stop style:type="right" style:leader-style="dotted" style:leader-text="." style:position="6.3722in"/>
        </style:tab-stops>
      </style:paragraph-properties>
    </style:style>
    <style:style style:name="P2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26" style:parent-style-name="Titre2" style:family="paragraph">
      <style:text-properties fo:language="en" fo:country="US"/>
    </style:style>
    <style:style style:name="P27" style:parent-style-name="Normal" style:family="paragraph">
      <style:paragraph-properties style:text-autospace="none" fo:margin-bottom="0in" fo:line-height="100%">
        <style:tab-stops>
          <style:tab-stop style:type="left" style:position="2.3645in"/>
        </style:tab-stops>
      </style:paragraph-properties>
      <style:text-properties style:font-name="Arial" style:font-name-complex="Arial" fo:color="#000000" fo:font-size="12pt" style:font-size-asian="12pt" style:font-size-complex="12pt" fo:language="en" fo:country="US"/>
    </style:style>
    <style:style style:name="P28"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29" style:parent-style-name="Normal" style:family="paragraph">
      <style:paragraph-properties style:text-autospace="none" fo:margin-bottom="0in" fo:line-height="100%"/>
    </style:style>
    <style:style style:name="T30" style:parent-style-name="Policepardéfaut" style:family="text">
      <style:text-properties style:font-name="Arial" style:font-name-complex="Arial" fo:color="#000000" fo:font-size="12pt" style:font-size-asian="12pt" style:font-size-complex="12pt" fo:language="en" fo:country="US"/>
    </style:style>
    <style:style style:name="P31"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2"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3" style:parent-style-name="Normal" style:family="paragraph">
      <style:paragraph-properties style:text-autospace="none" fo:margin-bottom="0in" fo:line-height="100%"/>
    </style:style>
    <style:style style:name="T34" style:parent-style-name="Policepardéfaut" style:family="text">
      <style:text-properties style:font-name="Arial" style:font-name-complex="Arial" fo:color="#000000" fo:font-size="12pt" style:font-size-asian="12pt" style:font-size-complex="12pt" fo:language="en" fo:country="US"/>
    </style:style>
    <style:style style:name="P35"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6"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7"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8"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9" style:parent-style-name="Normal" style:family="paragraph">
      <style:paragraph-properties style:text-autospace="none" fo:margin-bottom="0in" fo:line-height="100%"/>
      <style:text-properties style:font-name="Arial" style:font-name-asian="Calibri" style:font-name-complex="Arial" fo:color="#000000" fo:font-size="12pt" style:font-size-asian="12pt" style:font-size-complex="12pt" style:text-underline-type="single" style:text-underline-style="solid" style:text-underline-width="auto" style:text-underline-mode="continuous" style:language-asian="en" style:country-asian="US"/>
    </style:style>
    <style:style style:name="P40" style:parent-style-name="Normal" style:family="paragraph">
      <style:paragraph-properties style:text-autospace="none" fo:margin-bottom="0in" fo:line-height="100%"/>
    </style:style>
    <style:style style:name="T41" style:parent-style-name="Policepardéfaut" style:family="text">
      <style:text-properties style:font-name="Arial" style:font-name-complex="Arial" fo:color="#000000" fo:font-size="12pt" style:font-size-asian="12pt" style:font-size-complex="12pt" fo:language="en" fo:country="US"/>
    </style:style>
    <style:style style:name="T42" style:parent-style-name="Policepardéfaut" style:family="text">
      <style:text-properties style:font-name="Arial" style:font-name-complex="Arial" fo:font-weight="bold" style:font-weight-asian="bold" fo:color="#000000" fo:font-size="12pt" style:font-size-asian="12pt" style:font-size-complex="12pt" fo:language="en" fo:country="US"/>
    </style:style>
    <style:style style:name="T43" style:parent-style-name="Policepardéfaut" style:family="text">
      <style:text-properties style:font-name="Arial" style:font-name-complex="Arial" fo:color="#000000" fo:font-size="12pt" style:font-size-asian="12pt" style:font-size-complex="12pt" fo:language="en" fo:country="US"/>
    </style:style>
    <style:style style:name="P4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9"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0" style:parent-style-name="Titre2"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7" style:parent-style-name="Normal" style:family="paragraph">
      <style:paragraph-properties style:text-autospace="none" fo:margin-bottom="0in" fo:line-height="100%"/>
    </style:style>
    <style:style style:name="T58" style:parent-style-name="Policepardéfaut" style:family="text">
      <style:text-properties style:font-name="Arial" style:font-name-complex="Arial" fo:color="#000000" fo:font-size="12pt" style:font-size-asian="12pt" style:font-size-complex="12pt" fo:language="en" fo:country="US"/>
    </style:style>
    <style:style style:name="T59" style:parent-style-name="Lienhypertexte" style:family="text">
      <style:text-properties style:font-name="Arial" style:font-name-complex="Arial" fo:font-size="12pt" style:font-size-asian="12pt" style:font-size-complex="12pt" fo:language="en" fo:country="US"/>
    </style:style>
    <style:style style:name="T60" style:parent-style-name="Policepardéfaut" style:family="text">
      <style:text-properties style:font-name="Arial" style:font-name-complex="Arial" fo:color="#000000" fo:font-size="12pt" style:font-size-asian="12pt" style:font-size-complex="12pt" fo:language="en" fo:country="US"/>
    </style:style>
    <style:style style:name="P61"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9" style:parent-style-name="Paragraphedeliste" style:family="paragraph"/>
    <style:style style:name="T70" style:parent-style-name="Policepardéfaut" style:family="text">
      <style:text-properties style:font-name="Arial" style:font-name-complex="Arial" fo:color="#000000" fo:font-size="12pt" style:font-size-asian="12pt" style:font-size-complex="12pt" fo:language="en" fo:country="US"/>
    </style:style>
    <style:style style:name="T71"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2" style:parent-style-name="Policepardéfaut" style:family="text">
      <style:text-properties style:font-name="Arial" style:font-name-complex="Arial" fo:font-style="italic" style:font-style-asian="italic" fo:font-size="12pt" style:font-size-asian="12pt" style:font-size-complex="12pt" fo:language="en" fo:country="US"/>
    </style:style>
    <style:style style:name="T73"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4" style:parent-style-name="Policepardéfaut" style:family="text">
      <style:text-properties style:font-name="Arial" style:font-name-complex="Arial" fo:color="#000000" fo:font-size="12pt" style:font-size-asian="12pt" style:font-size-complex="12pt" fo:language="en" fo:country="US"/>
    </style:style>
    <style:style style:name="P75"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6"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7" style:parent-style-name="Normal" style:family="paragraph">
      <style:paragraph-properties style:text-autospace="none" fo:margin-bottom="0in" fo:line-height="100%"/>
      <style:text-properties style:font-name="Arial" style:font-name-complex="Arial" fo:color="#000000" fo:font-size="14pt" style:font-size-asian="14pt" style:font-size-complex="14pt"/>
    </style:style>
    <style:style style:name="T78" style:parent-style-name="Policepardéfaut" style:family="text">
      <style:text-properties fo:language="en" fo:country="US"/>
    </style:style>
    <style:style style:name="P7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P82" style:parent-style-name="Titre3" style:family="paragraph">
      <style:text-properties fo:language="en" fo:country="US"/>
    </style:style>
    <style:style style:name="P8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9" style:parent-style-name="Normal" style:family="paragraph">
      <style:paragraph-properties fo:widows="0" fo:orphans="0" style:text-autospace="none" fo:margin-top="0.0694in" fo:margin-bottom="0.0694in" fo:line-height="100%"/>
    </style:style>
    <style:style style:name="T100" style:parent-style-name="Policepardéfaut" style:family="text">
      <style:text-properties style:font-name="Arial" style:font-name-complex="Arial" fo:font-size="12pt" style:font-size-asian="12pt" style:font-size-complex="12pt" fo:language="en" fo:country="US"/>
    </style:style>
    <style:style style:name="T101" style:parent-style-name="Policepardéfaut" style:family="text">
      <style:text-properties fo:language="en" fo:country="US"/>
    </style:style>
    <style:style style:name="T102" style:parent-style-name="Policepardéfaut" style:family="text">
      <style:text-properties style:font-name="Arial" style:font-name-complex="Arial" fo:font-size="12pt" style:font-size-asian="12pt" style:font-size-complex="12pt" fo:language="en" fo:country="US"/>
    </style:style>
    <style:style style:name="T103" style:parent-style-name="Policepardéfaut" style:family="text">
      <style:text-properties style:font-name="Arial" style:font-name-complex="Arial" fo:font-size="12pt" style:font-size-asian="12pt" style:font-size-complex="12pt" fo:language="en" fo:country="US"/>
    </style:style>
    <style:style style:name="P10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5" style:parent-style-name="Normal" style:family="paragraph">
      <style:paragraph-properties fo:widows="0" fo:orphans="0" style:text-autospace="none" fo:margin-bottom="0.0694in" fo:line-height="100%"/>
      <style:text-properties style:font-name="Arial" style:font-name-complex="Arial" fo:font-size="12pt" style:font-size-asian="12pt" style:font-size-complex="12pt" fo:language="en" fo:country="US"/>
    </style:style>
    <style:style style:name="P10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9" style:parent-style-name="Normal" style:family="paragraph">
      <style:paragraph-properties fo:widows="0" fo:orphans="0" style:text-autospace="none" fo:margin-top="0.0694in" fo:margin-bottom="0.0694in" fo:line-height="100%"/>
    </style:style>
    <style:style style:name="T110" style:parent-style-name="Policepardéfaut" style:family="text">
      <style:text-properties style:font-name="Arial" style:font-name-complex="Arial" fo:font-size="12pt" style:font-size-asian="12pt" style:font-size-complex="12pt" fo:language="en" fo:country="US"/>
    </style:style>
    <style:style style:name="T111" style:parent-style-name="Policepardéfaut" style:family="text">
      <style:text-properties style:font-name="Wingdings" style:font-name-asian="Wingdings" style:font-name-complex="Wingdings" fo:font-size="12pt" style:font-size-asian="12pt" style:font-size-complex="12pt" fo:language="en" fo:country="US"/>
    </style:style>
    <style:style style:name="T112" style:parent-style-name="Policepardéfaut" style:family="text">
      <style:text-properties style:font-name="Arial" style:font-name-complex="Arial" fo:font-size="12pt" style:font-size-asian="12pt" style:font-size-complex="12pt" fo:language="en" fo:country="US"/>
    </style:style>
    <style:style style:name="P11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4" style:parent-style-name="Titre3" style:family="paragraph">
      <style:text-properties fo:language="en" fo:country="US"/>
    </style:style>
    <style:style style:name="P11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7" style:parent-style-name="Normal" style:family="paragraph">
      <style:paragraph-properties fo:widows="0" fo:orphans="0" style:text-autospace="none" fo:margin-top="0.0694in" fo:margin-bottom="0.0694in" fo:line-height="100%"/>
    </style:style>
    <style:style style:name="T118" style:parent-style-name="Policepardéfaut" style:family="text">
      <style:text-properties style:font-name="Arial" style:font-name-complex="Arial" fo:font-size="12pt" style:font-size-asian="12pt" style:font-size-complex="12pt" fo:language="en" fo:country="US"/>
    </style:style>
    <style:style style:name="T119" style:parent-style-name="Policepardéfaut" style:family="text">
      <style:text-properties fo:color="#0000FF" fo:font-size="13pt" style:font-size-asian="13pt" style:font-size-complex="13pt" fo:language="en" fo:country="US" style:language-asian="en" style:country-asian="US"/>
    </style:style>
    <style:style style:name="T120" style:parent-style-name="Policepardéfaut" style:family="text">
      <style:text-properties style:font-name="Arial" style:font-name-complex="Arial" fo:font-size="12pt" style:font-size-asian="12pt" style:font-size-complex="12pt" fo:language="en" fo:country="US"/>
    </style:style>
    <style:style style:name="P12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7" style:parent-style-name="Normal" style:family="paragraph">
      <style:paragraph-properties fo:widows="0" fo:orphans="0" style:text-autospace="none" fo:margin-top="0.0694in" fo:margin-bottom="0.0694in" fo:line-height="100%"/>
    </style:style>
    <style:style style:name="T128" style:parent-style-name="Policepardéfaut" style:family="text">
      <style:text-properties style:font-name="Arial" style:font-name-complex="Arial" fo:font-size="12pt" style:font-size-asian="12pt" style:font-size-complex="12pt" fo:language="en" fo:country="US"/>
    </style:style>
    <style:style style:name="T129"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0" style:parent-style-name="Policepardéfaut" style:family="text">
      <style:text-properties style:font-name="Arial" style:font-name-complex="Arial" fo:font-size="12pt" style:font-size-asian="12pt" style:font-size-complex="12pt" fo:language="en" fo:country="US"/>
    </style:style>
    <style:style style:name="T131"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2" style:parent-style-name="Policepardéfaut" style:family="text">
      <style:text-properties style:font-name="Arial" style:font-name-complex="Arial" fo:font-size="12pt" style:font-size-asian="12pt" style:font-size-complex="12pt" fo:language="en" fo:country="US"/>
    </style:style>
    <style:style style:name="P13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7" style:parent-style-name="Titre2" style:family="paragraph">
      <style:text-properties fo:language="en" fo:country="US"/>
    </style:style>
    <style:style style:name="P138" style:parent-style-name="Standard" style:family="paragraph">
      <style:text-properties style:font-name="Calibri" style:font-name-asian="Times New Roman" fo:font-size="13pt" style:font-size-asian="13pt" style:font-size-complex="13pt"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Standard" style:family="paragraph">
      <style:text-properties style:font-name="Calibri" style:font-name-asian="Times New Roman" fo:font-size="13pt" style:font-size-asian="13pt" style:font-size-complex="13pt" fo:language="en" fo:country="US"/>
    </style:style>
    <style:style style:name="P142" style:parent-style-name="Titre3" style:family="paragraph">
      <style:text-properties fo:language="en" fo:country="US"/>
    </style:style>
    <style:style style:name="P143" style:parent-style-name="Standard" style:family="paragraph">
      <style:text-properties style:font-name="Calibri" style:font-name-asian="Times New Roman" fo:font-size="13pt" style:font-size-asian="13pt" style:font-size-complex="13pt"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Standard" style:family="paragraph">
      <style:text-properties style:font-name="Calibri" style:font-name-asian="Times New Roman" fo:font-size="13pt" style:font-size-asian="13pt" style:font-size-complex="13pt"/>
    </style:style>
    <style:style style:name="P148" style:parent-style-name="Titre3" style:family="paragraph">
      <style:text-properties fo:language="en" fo:country="US"/>
    </style:style>
    <style:style style:name="P149" style:parent-style-name="Paragraphedeliste" style:family="paragraph">
      <style:text-properties fo:font-size="13pt" style:font-size-asian="13pt" style:font-size-complex="13pt"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Standard" style:family="paragraph">
      <style:text-properties style:font-name="Calibri" style:font-name-asian="Times New Roman" fo:font-size="13pt" style:font-size-asian="13pt" style:font-size-complex="13pt" fo:language="en" fo:country="US"/>
    </style:style>
    <style:style style:name="P155" style:parent-style-name="Titre3" style:family="paragraph">
      <style:text-properties fo:language="en" fo:country="US"/>
    </style:style>
    <style:style style:name="P156" style:parent-style-name="Standard" style:family="paragraph">
      <style:text-properties style:font-name="Calibri" style:font-name-asian="Times New Roman" fo:font-size="13pt" style:font-size-asian="13pt" style:font-size-complex="13pt" fo:language="en" fo:country="US"/>
    </style:style>
    <style:style style:name="P157" style:parent-style-name="Standard" style:family="paragraph">
      <style:text-properties style:font-name="Calibri" style:font-name-asian="Times New Roman" fo:font-size="13pt" style:font-size-asian="13pt" style:font-size-complex="13pt" fo:language="en" fo:country="US"/>
    </style:style>
    <style:style style:name="P158" style:parent-style-name="Titre4" style:family="paragraph">
      <style:text-properties fo:language="en" fo:country="US"/>
    </style:style>
    <style:style style:name="P159" style:parent-style-name="Titre4" style:family="paragraph">
      <style:text-properties fo:language="en" fo:country="US"/>
    </style:style>
    <style:style style:name="P160" style:parent-style-name="Standard" style:family="paragraph">
      <style:text-properties style:font-name="Calibri" style:font-name-asian="Times New Roman" fo:font-size="13pt" style:font-size-asian="13pt" style:font-size-complex="13pt"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Titre4" style:family="paragraph">
      <style:text-properties fo:language="en" fo:country="US"/>
    </style:style>
    <style:style style:name="P166" style:parent-style-name="Standard" style:family="paragraph">
      <style:text-properties style:font-name="Calibri" style:font-name-asian="Times New Roman" fo:font-size="13pt" style:font-size-asian="13pt" style:font-size-complex="13pt"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Titre4" style:family="paragraph">
      <style:text-properties fo:language="en" fo:country="US"/>
    </style:style>
    <style:style style:name="P176" style:parent-style-name="Standard" style:family="paragraph">
      <style:text-properties style:font-name="Calibri" style:font-name-asian="Times New Roman" fo:font-size="13pt" style:font-size-asian="13pt" style:font-size-complex="13pt" fo:language="en" fo:country="US"/>
    </style:style>
    <style:style style:name="P177" style:parent-style-name="Normal" style:family="paragraph">
      <style:text-properties fo:language="en" fo:country="US"/>
    </style:style>
    <style:style style:name="P178" style:parent-style-name="Paragraphedeliste" style:family="paragraph">
      <style:text-properties fo:language="en" fo:country="US"/>
    </style:style>
    <style:style style:name="P179" style:parent-style-name="Paragraphedeliste"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Titre4" style:family="paragraph">
      <style:text-properties fo:language="en" fo:country="US"/>
    </style:style>
    <style:style style:name="P185" style:parent-style-name="Standard" style:family="paragraph">
      <style:text-properties style:font-name="Calibri" style:font-name-asian="Times New Roman" fo:font-size="13pt" style:font-size-asian="13pt" style:font-size-complex="13pt" fo:language="en" fo:country="US"/>
    </style:style>
    <style:style style:name="P186" style:parent-style-name="Normal" style:family="paragraph">
      <style:text-properties fo:language="en" fo:country="US"/>
    </style:style>
    <style:style style:name="P1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GB"/>
    </style:style>
    <style:style style:name="P18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8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90" style:parent-style-name="Standard" style:family="paragraph">
      <style:text-properties style:font-name="Calibri" style:font-name-asian="Times New Roman" fo:font-weight="bold" style:font-weight-asian="bold" fo:font-size="13pt" style:font-size-asian="13pt" style:font-size-complex="13pt"/>
    </style:style>
    <style:style style:name="P191" style:parent-style-name="Normal" style:family="paragraph">
      <style:text-properties fo:hyphenate="true"/>
    </style:style>
    <style:style style:name="P192" style:parent-style-name="Titre2" style:family="paragraph">
      <style:paragraph-properties fo:break-before="page"/>
    </style:style>
    <style:style style:name="P193" style:parent-style-name="Normal" style:family="paragraph">
      <style:paragraph-properties fo:line-height="115%"/>
      <style:text-properties fo:color="#000000" fo:language="en" fo:country="US"/>
    </style:style>
    <style:style style:name="TableColumn195" style:family="table-column">
      <style:table-column-properties style:column-width="1.0791in" style:use-optimal-column-width="false"/>
    </style:style>
    <style:style style:name="TableColumn196" style:family="table-column">
      <style:table-column-properties style:column-width="5.3062in" style:use-optimal-column-width="false"/>
    </style:style>
    <style:style style:name="TableColumn197" style:family="table-column">
      <style:table-column-properties style:column-width="0.7534in" style:use-optimal-column-width="false"/>
    </style:style>
    <style:style style:name="Table194" style:family="table">
      <style:table-properties style:width="7.1388in" fo:margin-left="-0.0138in" table:align="left"/>
    </style:style>
    <style:style style:name="TableRow198" style:family="table-row">
      <style:table-row-properties style:use-optimal-row-height="false"/>
    </style:style>
    <style:style style:name="TableCell199" style:family="table-cell">
      <style:table-cell-properties fo:border="0.0138in solid #000000" style:writing-mode="lr-tb" fo:padding-top="0in" fo:padding-left="0.0069in" fo:padding-bottom="0in" fo:padding-right="0.0069in"/>
    </style:style>
    <style:style style:name="P200"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1" style:family="table-cell">
      <style:table-cell-properties fo:border="0.0138in solid #000000" style:writing-mode="lr-tb" fo:padding-top="0in" fo:padding-left="0.0069in" fo:padding-bottom="0in" fo:padding-right="0.0069in"/>
    </style:style>
    <style:style style:name="P202"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3" style:family="table-cell">
      <style:table-cell-properties fo:border="0.0138in solid #000000" style:writing-mode="lr-tb" fo:padding-top="0in" fo:padding-left="0.0069in" fo:padding-bottom="0in" fo:padding-right="0.0069in"/>
    </style:style>
    <style:style style:name="P204" style:parent-style-name="Normal" style:family="paragraph">
      <style:paragraph-properties fo:line-height="115%" fo:margin-left="0.0833in">
        <style:tab-stops/>
      </style:paragraph-properties>
    </style:style>
    <style:style style:name="T205" style:parent-style-name="Policepardéfaut" style:family="text">
      <style:text-properties fo:font-weight="bold" style:font-weight-asian="bold" style:font-weight-complex="bold" fo:color="#000000" fo:language="en" fo:country="US"/>
    </style:style>
    <style:style style:name="T206" style:parent-style-name="Policepardéfaut" style:family="text">
      <style:text-properties fo:font-weight="bold" style:font-weight-asian="bold" style:font-weight-complex="bold" fo:color="#000000" style:text-position="super 63.6%" fo:language="en" fo:country="US"/>
    </style:style>
    <style:style style:name="TableRow207" style:family="table-row">
      <style:table-row-properties style:use-optimal-row-height="false"/>
    </style:style>
    <style:style style:name="TableCell208" style:family="table-cell">
      <style:table-cell-properties fo:border="0.0138in solid #000000" style:writing-mode="lr-tb" fo:padding-top="0in" fo:padding-left="0.0069in" fo:padding-bottom="0in" fo:padding-right="0.0069in"/>
    </style:style>
    <style:style style:name="P209" style:parent-style-name="Normal" style:family="paragraph">
      <style:paragraph-properties fo:line-height="115%" fo:margin-left="0.0833in">
        <style:tab-stops/>
      </style:paragraph-properties>
      <style:text-properties fo:color="#000000" fo:language="en" fo:country="US"/>
    </style:style>
    <style:style style:name="TableCell210" style:family="table-cell">
      <style:table-cell-properties fo:border="0.0138in solid #000000" style:writing-mode="lr-tb" fo:padding-top="0in" fo:padding-left="0.0069in" fo:padding-bottom="0in" fo:padding-right="0.0069in"/>
    </style:style>
    <style:style style:name="P211" style:parent-style-name="Normal" style:family="paragraph">
      <style:paragraph-properties fo:line-height="115%" fo:margin-left="0.0833in">
        <style:tab-stops/>
      </style:paragraph-properties>
      <style:text-properties fo:color="#000000" fo:language="en" fo:country="US"/>
    </style:style>
    <style:style style:name="TableCell212" style:family="table-cell">
      <style:table-cell-properties fo:border="0.0138in solid #000000" style:writing-mode="lr-tb" fo:padding-top="0in" fo:padding-left="0.0069in" fo:padding-bottom="0in" fo:padding-right="0.0069in"/>
    </style:style>
    <style:style style:name="P213" style:parent-style-name="Normal" style:family="paragraph">
      <style:paragraph-properties fo:line-height="115%" fo:margin-left="0.0833in">
        <style:tab-stops/>
      </style:paragraph-properties>
      <style:text-properties fo:color="#000000" fo:language="en" fo:country="US"/>
    </style:style>
    <style:style style:name="TableRow214" style:family="table-row">
      <style:table-row-properties style:use-optimal-row-height="false"/>
    </style:style>
    <style:style style:name="TableCell215" style:family="table-cell">
      <style:table-cell-properties fo:border="0.0138in solid #000000" style:writing-mode="lr-tb" fo:padding-top="0in" fo:padding-left="0.0069in" fo:padding-bottom="0in" fo:padding-right="0.0069in"/>
    </style:style>
    <style:style style:name="P216" style:parent-style-name="Normal" style:family="paragraph">
      <style:paragraph-properties fo:line-height="115%" fo:margin-left="0.0833in">
        <style:tab-stops/>
      </style:paragraph-properties>
      <style:text-properties fo:color="#000000" fo:language="en" fo:country="US"/>
    </style:style>
    <style:style style:name="TableCell217" style:family="table-cell">
      <style:table-cell-properties fo:border="0.0138in solid #000000" style:writing-mode="lr-tb" fo:padding-top="0in" fo:padding-left="0.0069in" fo:padding-bottom="0in" fo:padding-right="0.0069in"/>
    </style:style>
    <style:style style:name="P218" style:parent-style-name="Normal" style:family="paragraph">
      <style:paragraph-properties fo:line-height="115%" fo:margin-left="0.0833in">
        <style:tab-stops/>
      </style:paragraph-properties>
      <style:text-properties fo:color="#000000" fo:language="en" fo:country="US"/>
    </style:style>
    <style:style style:name="TableCell219" style:family="table-cell">
      <style:table-cell-properties fo:border="0.0138in solid #000000" style:writing-mode="lr-tb" fo:padding-top="0in" fo:padding-left="0.0069in" fo:padding-bottom="0in" fo:padding-right="0.0069in"/>
    </style:style>
    <style:style style:name="P220" style:parent-style-name="Normal" style:family="paragraph">
      <style:paragraph-properties fo:line-height="115%" fo:margin-left="0.0833in">
        <style:tab-stops/>
      </style:paragraph-properties>
      <style:text-properties fo:color="#000000" fo:language="en" fo:country="US"/>
    </style:style>
    <style:style style:name="TableRow221" style:family="table-row">
      <style:table-row-properties style:use-optimal-row-height="false"/>
    </style:style>
    <style:style style:name="TableCell222" style:family="table-cell">
      <style:table-cell-properties fo:border="0.0138in solid #000000" style:writing-mode="lr-tb" fo:padding-top="0in" fo:padding-left="0.0069in" fo:padding-bottom="0in" fo:padding-right="0.0069in"/>
    </style:style>
    <style:style style:name="P223" style:parent-style-name="Normal" style:family="paragraph">
      <style:paragraph-properties fo:line-height="115%" fo:margin-left="0.0833in">
        <style:tab-stops/>
      </style:paragraph-properties>
      <style:text-properties fo:color="#000000" fo:language="en" fo:country="US"/>
    </style:style>
    <style:style style:name="TableCell224" style:family="table-cell">
      <style:table-cell-properties fo:border="0.0138in solid #000000" style:writing-mode="lr-tb" fo:padding-top="0in" fo:padding-left="0.0069in" fo:padding-bottom="0in" fo:padding-right="0.0069in"/>
    </style:style>
    <style:style style:name="P225" style:parent-style-name="Normal" style:family="paragraph">
      <style:paragraph-properties fo:line-height="115%" fo:margin-left="0.0833in">
        <style:tab-stops/>
      </style:paragraph-properties>
      <style:text-properties fo:color="#000000" fo:language="en" fo:country="US"/>
    </style:style>
    <style:style style:name="TableCell226" style:family="table-cell">
      <style:table-cell-properties fo:border="0.0138in solid #000000" style:writing-mode="lr-tb" fo:padding-top="0in" fo:padding-left="0.0069in" fo:padding-bottom="0in" fo:padding-right="0.0069in"/>
    </style:style>
    <style:style style:name="P227" style:parent-style-name="Normal" style:family="paragraph">
      <style:paragraph-properties fo:line-height="115%" fo:margin-left="0.0833in">
        <style:tab-stops/>
      </style:paragraph-properties>
      <style:text-properties fo:color="#000000" fo:language="en" fo:country="US"/>
    </style:style>
    <style:style style:name="TableRow228" style:family="table-row">
      <style:table-row-properties style:use-optimal-row-height="false"/>
    </style:style>
    <style:style style:name="TableCell229" style:family="table-cell">
      <style:table-cell-properties fo:border="0.0138in solid #000000" style:writing-mode="lr-tb" fo:padding-top="0in" fo:padding-left="0.0069in" fo:padding-bottom="0in" fo:padding-right="0.0069in"/>
    </style:style>
    <style:style style:name="P230" style:parent-style-name="Normal" style:family="paragraph">
      <style:paragraph-properties fo:line-height="115%" fo:margin-left="0.0833in">
        <style:tab-stops/>
      </style:paragraph-properties>
      <style:text-properties fo:color="#000000" fo:language="en" fo:country="US"/>
    </style:style>
    <style:style style:name="TableCell231" style:family="table-cell">
      <style:table-cell-properties fo:border="0.0138in solid #000000" style:writing-mode="lr-tb" fo:padding-top="0in" fo:padding-left="0.0069in" fo:padding-bottom="0in" fo:padding-right="0.0069in"/>
    </style:style>
    <style:style style:name="P232" style:parent-style-name="Normal" style:family="paragraph">
      <style:paragraph-properties fo:line-height="115%" fo:margin-left="0.0833in">
        <style:tab-stops/>
      </style:paragraph-properties>
      <style:text-properties fo:color="#000000" fo:language="en" fo:country="US"/>
    </style:style>
    <style:style style:name="TableCell233" style:family="table-cell">
      <style:table-cell-properties fo:border="0.0138in solid #000000" style:writing-mode="lr-tb" fo:padding-top="0in" fo:padding-left="0.0069in" fo:padding-bottom="0in" fo:padding-right="0.0069in"/>
    </style:style>
    <style:style style:name="P234" style:parent-style-name="Normal" style:family="paragraph">
      <style:paragraph-properties fo:line-height="115%" fo:margin-left="0.0833in">
        <style:tab-stops/>
      </style:paragraph-properties>
      <style:text-properties fo:color="#000000" fo:language="en" fo:country="US"/>
    </style:style>
    <style:style style:name="TableRow235" style:family="table-row">
      <style:table-row-properties style:use-optimal-row-height="false"/>
    </style:style>
    <style:style style:name="TableCell236" style:family="table-cell">
      <style:table-cell-properties fo:border="0.0138in solid #000000" style:writing-mode="lr-tb" fo:padding-top="0in" fo:padding-left="0.0069in" fo:padding-bottom="0in" fo:padding-right="0.0069in"/>
    </style:style>
    <style:style style:name="P237" style:parent-style-name="Normal" style:family="paragraph">
      <style:paragraph-properties fo:line-height="115%" fo:margin-left="0.0833in">
        <style:tab-stops/>
      </style:paragraph-properties>
      <style:text-properties fo:color="#000000" fo:language="en" fo:country="US"/>
    </style:style>
    <style:style style:name="TableCell238" style:family="table-cell">
      <style:table-cell-properties fo:border="0.0138in solid #000000" style:writing-mode="lr-tb" fo:padding-top="0in" fo:padding-left="0.0069in" fo:padding-bottom="0in" fo:padding-right="0.0069in"/>
    </style:style>
    <style:style style:name="P239" style:parent-style-name="Normal" style:family="paragraph">
      <style:paragraph-properties fo:line-height="115%" fo:margin-left="0.0833in">
        <style:tab-stops/>
      </style:paragraph-properties>
      <style:text-properties fo:color="#000000" fo:language="en" fo:country="US"/>
    </style:style>
    <style:style style:name="TableCell240" style:family="table-cell">
      <style:table-cell-properties fo:border="0.0138in solid #000000" style:writing-mode="lr-tb" fo:padding-top="0in" fo:padding-left="0.0069in" fo:padding-bottom="0in" fo:padding-right="0.0069in"/>
    </style:style>
    <style:style style:name="P241" style:parent-style-name="Normal" style:family="paragraph">
      <style:paragraph-properties fo:line-height="115%" fo:margin-left="0.0833in">
        <style:tab-stops/>
      </style:paragraph-properties>
      <style:text-properties fo:color="#000000" fo:language="en" fo:country="US"/>
    </style:style>
    <style:style style:name="TableRow242" style:family="table-row">
      <style:table-row-properties style:use-optimal-row-height="false"/>
    </style:style>
    <style:style style:name="TableCell243" style:family="table-cell">
      <style:table-cell-properties fo:border="0.0138in solid #000000" style:writing-mode="lr-tb" fo:padding-top="0in" fo:padding-left="0.0069in" fo:padding-bottom="0in" fo:padding-right="0.0069in"/>
    </style:style>
    <style:style style:name="P244" style:parent-style-name="Normal" style:family="paragraph">
      <style:paragraph-properties fo:line-height="115%" fo:margin-left="0.0833in">
        <style:tab-stops/>
      </style:paragraph-properties>
      <style:text-properties fo:color="#000000" fo:language="en" fo:country="US"/>
    </style:style>
    <style:style style:name="TableCell245" style:family="table-cell">
      <style:table-cell-properties fo:border="0.0138in solid #000000" style:writing-mode="lr-tb" fo:padding-top="0in" fo:padding-left="0.0069in" fo:padding-bottom="0in" fo:padding-right="0.0069in"/>
    </style:style>
    <style:style style:name="P246" style:parent-style-name="Normal" style:family="paragraph">
      <style:paragraph-properties fo:line-height="115%" fo:margin-left="0.0833in">
        <style:tab-stops/>
      </style:paragraph-properties>
      <style:text-properties fo:color="#000000" fo:language="en" fo:country="US"/>
    </style:style>
    <style:style style:name="TableCell247" style:family="table-cell">
      <style:table-cell-properties fo:border="0.0138in solid #000000" style:writing-mode="lr-tb" fo:padding-top="0in" fo:padding-left="0.0069in" fo:padding-bottom="0in" fo:padding-right="0.0069in"/>
    </style:style>
    <style:style style:name="P248" style:parent-style-name="Normal" style:family="paragraph">
      <style:paragraph-properties fo:line-height="115%" fo:margin-left="0.0833in">
        <style:tab-stops/>
      </style:paragraph-properties>
      <style:text-properties fo:color="#000000" fo:language="en" fo:country="US"/>
    </style:style>
    <style:style style:name="TableRow249" style:family="table-row">
      <style:table-row-properties style:use-optimal-row-height="false"/>
    </style:style>
    <style:style style:name="TableCell250" style:family="table-cell">
      <style:table-cell-properties fo:border="0.0138in solid #000000" style:writing-mode="lr-tb" fo:padding-top="0in" fo:padding-left="0.0069in" fo:padding-bottom="0in" fo:padding-right="0.0069in"/>
    </style:style>
    <style:style style:name="P251" style:parent-style-name="Normal" style:family="paragraph">
      <style:paragraph-properties fo:line-height="115%" fo:margin-left="0.0833in">
        <style:tab-stops/>
      </style:paragraph-properties>
      <style:text-properties fo:color="#000000" fo:language="en" fo:country="US"/>
    </style:style>
    <style:style style:name="TableCell252" style:family="table-cell">
      <style:table-cell-properties fo:border="0.0138in solid #000000" style:writing-mode="lr-tb" fo:padding-top="0in" fo:padding-left="0.0069in" fo:padding-bottom="0in" fo:padding-right="0.0069in"/>
    </style:style>
    <style:style style:name="P253" style:parent-style-name="Normal" style:family="paragraph">
      <style:paragraph-properties fo:line-height="115%" fo:margin-left="0.0833in">
        <style:tab-stops/>
      </style:paragraph-properties>
      <style:text-properties fo:color="#000000" fo:language="en" fo:country="US"/>
    </style:style>
    <style:style style:name="TableCell254" style:family="table-cell">
      <style:table-cell-properties fo:border="0.0138in solid #000000" style:writing-mode="lr-tb" fo:padding-top="0in" fo:padding-left="0.0069in" fo:padding-bottom="0in" fo:padding-right="0.0069in"/>
    </style:style>
    <style:style style:name="P255" style:parent-style-name="Normal" style:family="paragraph">
      <style:paragraph-properties fo:line-height="115%" fo:margin-left="0.0833in">
        <style:tab-stops/>
      </style:paragraph-properties>
      <style:text-properties fo:color="#000000" fo:language="en" fo:country="US"/>
    </style:style>
    <style:style style:name="TableRow256" style:family="table-row">
      <style:table-row-properties style:use-optimal-row-height="false"/>
    </style:style>
    <style:style style:name="TableCell257" style:family="table-cell">
      <style:table-cell-properties fo:border="0.0138in solid #000000" style:writing-mode="lr-tb" fo:padding-top="0in" fo:padding-left="0.0069in" fo:padding-bottom="0in" fo:padding-right="0.0069in"/>
    </style:style>
    <style:style style:name="P258" style:parent-style-name="Normal" style:family="paragraph">
      <style:paragraph-properties fo:line-height="115%" fo:margin-left="0.0833in">
        <style:tab-stops/>
      </style:paragraph-properties>
      <style:text-properties fo:color="#000000" fo:language="en" fo:country="US"/>
    </style:style>
    <style:style style:name="TableCell259" style:family="table-cell">
      <style:table-cell-properties fo:border="0.0138in solid #000000" style:writing-mode="lr-tb" fo:padding-top="0in" fo:padding-left="0.0069in" fo:padding-bottom="0in" fo:padding-right="0.0069in"/>
    </style:style>
    <style:style style:name="P260" style:parent-style-name="Normal" style:family="paragraph">
      <style:paragraph-properties fo:line-height="115%" fo:margin-left="0.0833in">
        <style:tab-stops/>
      </style:paragraph-properties>
      <style:text-properties fo:color="#000000" fo:language="en" fo:country="US"/>
    </style:style>
    <style:style style:name="TableCell261" style:family="table-cell">
      <style:table-cell-properties fo:border="0.0138in solid #000000" style:writing-mode="lr-tb" fo:padding-top="0in" fo:padding-left="0.0069in" fo:padding-bottom="0in" fo:padding-right="0.0069in"/>
    </style:style>
    <style:style style:name="P262" style:parent-style-name="Normal" style:family="paragraph">
      <style:paragraph-properties fo:line-height="115%" fo:margin-left="0.0833in">
        <style:tab-stops/>
      </style:paragraph-properties>
      <style:text-properties fo:color="#000000" fo:language="en" fo:country="US"/>
    </style:style>
    <style:style style:name="TableRow263" style:family="table-row">
      <style:table-row-properties style:use-optimal-row-height="false"/>
    </style:style>
    <style:style style:name="TableCell264" style:family="table-cell">
      <style:table-cell-properties fo:border="0.0138in solid #000000" style:writing-mode="lr-tb" fo:padding-top="0in" fo:padding-left="0.0069in" fo:padding-bottom="0in" fo:padding-right="0.0069in"/>
    </style:style>
    <style:style style:name="P265" style:parent-style-name="Normal" style:family="paragraph">
      <style:paragraph-properties fo:line-height="115%" fo:margin-left="0.0833in">
        <style:tab-stops/>
      </style:paragraph-properties>
      <style:text-properties fo:color="#000000" fo:language="en" fo:country="US"/>
    </style:style>
    <style:style style:name="TableCell266" style:family="table-cell">
      <style:table-cell-properties fo:border="0.0138in solid #000000" style:writing-mode="lr-tb" fo:padding-top="0in" fo:padding-left="0.0069in" fo:padding-bottom="0in" fo:padding-right="0.0069in"/>
    </style:style>
    <style:style style:name="P267" style:parent-style-name="Normal" style:family="paragraph">
      <style:paragraph-properties fo:line-height="115%" fo:margin-left="0.0833in">
        <style:tab-stops/>
      </style:paragraph-properties>
      <style:text-properties fo:color="#000000" fo:language="en" fo:country="US"/>
    </style:style>
    <style:style style:name="TableCell268" style:family="table-cell">
      <style:table-cell-properties fo:border="0.0138in solid #000000" style:writing-mode="lr-tb" fo:padding-top="0in" fo:padding-left="0.0069in" fo:padding-bottom="0in" fo:padding-right="0.0069in"/>
    </style:style>
    <style:style style:name="T269" style:parent-style-name="Policepardéfaut" style:family="text">
      <style:text-properties fo:color="#000000" fo:language="en" fo:country="US"/>
    </style:style>
    <style:style style:name="TableRow270" style:family="table-row">
      <style:table-row-properties style:use-optimal-row-height="false"/>
    </style:style>
    <style:style style:name="TableCell271" style:family="table-cell">
      <style:table-cell-properties fo:border="0.0138in solid #000000" style:writing-mode="lr-tb" fo:padding-top="0in" fo:padding-left="0.0069in" fo:padding-bottom="0in" fo:padding-right="0.0069in"/>
    </style:style>
    <style:style style:name="P272" style:parent-style-name="Normal" style:family="paragraph">
      <style:paragraph-properties fo:line-height="115%" fo:margin-left="0.0833in">
        <style:tab-stops/>
      </style:paragraph-properties>
      <style:text-properties fo:color="#000000" fo:language="en" fo:country="US"/>
    </style:style>
    <style:style style:name="TableCell273" style:family="table-cell">
      <style:table-cell-properties fo:border="0.0138in solid #000000" style:writing-mode="lr-tb" fo:padding-top="0in" fo:padding-left="0.0069in" fo:padding-bottom="0in" fo:padding-right="0.0069in"/>
    </style:style>
    <style:style style:name="P274" style:parent-style-name="Normal" style:family="paragraph">
      <style:paragraph-properties fo:line-height="115%" fo:margin-left="0.0833in">
        <style:tab-stops/>
      </style:paragraph-properties>
      <style:text-properties fo:color="#000000" fo:language="en" fo:country="US"/>
    </style:style>
    <style:style style:name="TableCell275" style:family="table-cell">
      <style:table-cell-properties fo:border="0.0138in solid #000000" style:writing-mode="lr-tb" fo:padding-top="0in" fo:padding-left="0.0069in" fo:padding-bottom="0in" fo:padding-right="0.0069in"/>
    </style:style>
    <style:style style:name="T276" style:parent-style-name="Policepardéfaut" style:family="text">
      <style:text-properties fo:color="#000000" fo:language="en" fo:country="US"/>
    </style:style>
    <style:style style:name="TableRow277" style:family="table-row">
      <style:table-row-properties style:use-optimal-row-height="false"/>
    </style:style>
    <style:style style:name="TableCell278" style:family="table-cell">
      <style:table-cell-properties fo:border="0.0138in solid #000000" style:writing-mode="lr-tb" fo:padding-top="0in" fo:padding-left="0.0069in" fo:padding-bottom="0in" fo:padding-right="0.0069in"/>
    </style:style>
    <style:style style:name="P279" style:parent-style-name="Normal" style:family="paragraph">
      <style:paragraph-properties fo:line-height="115%" fo:margin-left="0.0833in">
        <style:tab-stops/>
      </style:paragraph-properties>
      <style:text-properties fo:color="#000000" fo:language="en" fo:country="US"/>
    </style:style>
    <style:style style:name="TableCell280" style:family="table-cell">
      <style:table-cell-properties fo:border="0.0138in solid #000000" style:writing-mode="lr-tb" fo:padding-top="0in" fo:padding-left="0.0069in" fo:padding-bottom="0in" fo:padding-right="0.0069in"/>
    </style:style>
    <style:style style:name="P281" style:parent-style-name="Normal" style:family="paragraph">
      <style:paragraph-properties fo:line-height="115%" fo:margin-left="0.0833in">
        <style:tab-stops/>
      </style:paragraph-properties>
      <style:text-properties fo:color="#000000" fo:language="en" fo:country="US"/>
    </style:style>
    <style:style style:name="TableCell282" style:family="table-cell">
      <style:table-cell-properties fo:border="0.0138in solid #000000" style:writing-mode="lr-tb" fo:padding-top="0in" fo:padding-left="0.0069in" fo:padding-bottom="0in" fo:padding-right="0.0069in"/>
    </style:style>
    <style:style style:name="T283" style:parent-style-name="Policepardéfaut" style:family="text">
      <style:text-properties fo:color="#000000" fo:language="en" fo:country="US"/>
    </style:style>
    <style:style style:name="TableRow284" style:family="table-row">
      <style:table-row-properties style:use-optimal-row-height="false"/>
    </style:style>
    <style:style style:name="TableCell285" style:family="table-cell">
      <style:table-cell-properties fo:border="0.0138in solid #000000" style:writing-mode="lr-tb" fo:padding-top="0in" fo:padding-left="0.0069in" fo:padding-bottom="0in" fo:padding-right="0.0069in"/>
    </style:style>
    <style:style style:name="P286" style:parent-style-name="Normal" style:family="paragraph">
      <style:paragraph-properties fo:line-height="115%" fo:margin-left="0.0833in">
        <style:tab-stops/>
      </style:paragraph-properties>
      <style:text-properties fo:color="#000000" fo:language="en" fo:country="US"/>
    </style:style>
    <style:style style:name="TableCell287" style:family="table-cell">
      <style:table-cell-properties fo:border="0.0138in solid #000000" style:writing-mode="lr-tb" fo:padding-top="0in" fo:padding-left="0.0069in" fo:padding-bottom="0in" fo:padding-right="0.0069in"/>
    </style:style>
    <style:style style:name="P288" style:parent-style-name="Normal" style:family="paragraph">
      <style:paragraph-properties fo:line-height="115%" fo:margin-left="0.0833in">
        <style:tab-stops/>
      </style:paragraph-properties>
      <style:text-properties fo:color="#000000" fo:language="en" fo:country="US"/>
    </style:style>
    <style:style style:name="TableCell289" style:family="table-cell">
      <style:table-cell-properties fo:border="0.0138in solid #000000" style:writing-mode="lr-tb" fo:padding-top="0in" fo:padding-left="0.0069in" fo:padding-bottom="0in" fo:padding-right="0.0069in"/>
    </style:style>
    <style:style style:name="T290" style:parent-style-name="Policepardéfaut" style:family="text">
      <style:text-properties fo:color="#000000" fo:language="en" fo:country="US"/>
    </style:style>
    <style:style style:name="TableRow291" style:family="table-row">
      <style:table-row-properties style:use-optimal-row-height="false"/>
    </style:style>
    <style:style style:name="TableCell292" style:family="table-cell">
      <style:table-cell-properties fo:border="0.0138in solid #000000" style:writing-mode="lr-tb" fo:padding-top="0in" fo:padding-left="0.0069in" fo:padding-bottom="0in" fo:padding-right="0.0069in"/>
    </style:style>
    <style:style style:name="P293" style:parent-style-name="Normal" style:family="paragraph">
      <style:paragraph-properties fo:line-height="115%" fo:margin-left="0.0833in">
        <style:tab-stops/>
      </style:paragraph-properties>
      <style:text-properties fo:color="#000000" fo:language="en" fo:country="US"/>
    </style:style>
    <style:style style:name="TableCell294" style:family="table-cell">
      <style:table-cell-properties fo:border="0.0138in solid #000000" style:writing-mode="lr-tb" fo:padding-top="0in" fo:padding-left="0.0069in" fo:padding-bottom="0in" fo:padding-right="0.0069in"/>
    </style:style>
    <style:style style:name="P295" style:parent-style-name="Normal" style:family="paragraph">
      <style:paragraph-properties fo:line-height="115%" fo:margin-left="0.0833in">
        <style:tab-stops/>
      </style:paragraph-properties>
      <style:text-properties fo:color="#000000" fo:language="en" fo:country="US"/>
    </style:style>
    <style:style style:name="TableCell296" style:family="table-cell">
      <style:table-cell-properties fo:border="0.0138in solid #000000" style:writing-mode="lr-tb" fo:padding-top="0in" fo:padding-left="0.0069in" fo:padding-bottom="0in" fo:padding-right="0.0069in"/>
    </style:style>
    <style:style style:name="T297" style:parent-style-name="Policepardéfaut" style:family="text">
      <style:text-properties fo:color="#000000" fo:language="en" fo:country="US"/>
    </style:style>
    <style:style style:name="TableRow298" style:family="table-row">
      <style:table-row-properties style:use-optimal-row-height="false"/>
    </style:style>
    <style:style style:name="TableCell299" style:family="table-cell">
      <style:table-cell-properties fo:border="0.0138in solid #000000" style:writing-mode="lr-tb" fo:padding-top="0in" fo:padding-left="0.0069in" fo:padding-bottom="0in" fo:padding-right="0.0069in"/>
    </style:style>
    <style:style style:name="P300" style:parent-style-name="Normal" style:family="paragraph">
      <style:paragraph-properties fo:line-height="115%" fo:margin-left="0.0833in">
        <style:tab-stops/>
      </style:paragraph-properties>
      <style:text-properties fo:color="#000000" fo:language="en" fo:country="US"/>
    </style:style>
    <style:style style:name="TableCell301" style:family="table-cell">
      <style:table-cell-properties fo:border="0.0138in solid #000000" style:writing-mode="lr-tb" fo:padding-top="0in" fo:padding-left="0.0069in" fo:padding-bottom="0in" fo:padding-right="0.0069in"/>
    </style:style>
    <style:style style:name="P302" style:parent-style-name="Normal" style:family="paragraph">
      <style:paragraph-properties fo:line-height="115%" fo:margin-left="0.0833in">
        <style:tab-stops/>
      </style:paragraph-properties>
      <style:text-properties fo:color="#000000" fo:language="en" fo:country="US"/>
    </style:style>
    <style:style style:name="TableCell303" style:family="table-cell">
      <style:table-cell-properties fo:border="0.0138in solid #000000" style:writing-mode="lr-tb" fo:padding-top="0in" fo:padding-left="0.0069in" fo:padding-bottom="0in" fo:padding-right="0.0069in"/>
    </style:style>
    <style:style style:name="T304" style:parent-style-name="Policepardéfaut" style:family="text">
      <style:text-properties fo:color="#000000" fo:language="en" fo:country="US"/>
    </style:style>
    <style:style style:name="TableRow305" style:family="table-row">
      <style:table-row-properties style:use-optimal-row-height="false"/>
    </style:style>
    <style:style style:name="TableCell306" style:family="table-cell">
      <style:table-cell-properties fo:border="0.0138in solid #000000" style:writing-mode="lr-tb" fo:padding-top="0in" fo:padding-left="0.0069in" fo:padding-bottom="0in" fo:padding-right="0.0069in"/>
    </style:style>
    <style:style style:name="P307" style:parent-style-name="Normal" style:family="paragraph">
      <style:paragraph-properties fo:line-height="115%" fo:margin-left="0.0833in">
        <style:tab-stops/>
      </style:paragraph-properties>
      <style:text-properties fo:color="#000000" fo:language="en" fo:country="US"/>
    </style:style>
    <style:style style:name="TableCell308" style:family="table-cell">
      <style:table-cell-properties fo:border="0.0138in solid #000000" style:writing-mode="lr-tb" fo:padding-top="0in" fo:padding-left="0.0069in" fo:padding-bottom="0in" fo:padding-right="0.0069in"/>
    </style:style>
    <style:style style:name="P309" style:parent-style-name="Normal" style:family="paragraph">
      <style:paragraph-properties fo:line-height="115%" fo:margin-left="0.0833in">
        <style:tab-stops/>
      </style:paragraph-properties>
      <style:text-properties fo:color="#000000" fo:language="en" fo:country="US"/>
    </style:style>
    <style:style style:name="TableCell310" style:family="table-cell">
      <style:table-cell-properties fo:border="0.0138in solid #000000" style:writing-mode="lr-tb" fo:padding-top="0in" fo:padding-left="0.0069in" fo:padding-bottom="0in" fo:padding-right="0.0069in"/>
    </style:style>
    <style:style style:name="P311" style:parent-style-name="Normal" style:family="paragraph">
      <style:paragraph-properties fo:line-height="115%" fo:margin-left="0.0833in">
        <style:tab-stops/>
      </style:paragraph-properties>
      <style:text-properties fo:color="#000000" fo:language="en" fo:country="US"/>
    </style:style>
    <style:style style:name="TableRow312" style:family="table-row">
      <style:table-row-properties style:use-optimal-row-height="false"/>
    </style:style>
    <style:style style:name="TableCell313" style:family="table-cell">
      <style:table-cell-properties fo:border="0.0138in solid #000000" style:writing-mode="lr-tb" fo:padding-top="0in" fo:padding-left="0.0069in" fo:padding-bottom="0in" fo:padding-right="0.0069in"/>
    </style:style>
    <style:style style:name="P314" style:parent-style-name="Normal" style:family="paragraph">
      <style:paragraph-properties fo:line-height="115%" fo:margin-left="0.0833in">
        <style:tab-stops/>
      </style:paragraph-properties>
      <style:text-properties fo:color="#000000" fo:language="en" fo:country="US"/>
    </style:style>
    <style:style style:name="TableCell315" style:family="table-cell">
      <style:table-cell-properties fo:border="0.0138in solid #000000" style:writing-mode="lr-tb" fo:padding-top="0in" fo:padding-left="0.0069in" fo:padding-bottom="0in" fo:padding-right="0.0069in"/>
    </style:style>
    <style:style style:name="P316" style:parent-style-name="Normal" style:family="paragraph">
      <style:paragraph-properties fo:line-height="115%" fo:margin-left="0.0833in">
        <style:tab-stops/>
      </style:paragraph-properties>
      <style:text-properties fo:color="#000000" fo:language="en" fo:country="US"/>
    </style:style>
    <style:style style:name="TableCell317" style:family="table-cell">
      <style:table-cell-properties fo:border="0.0138in solid #000000" style:writing-mode="lr-tb" fo:padding-top="0in" fo:padding-left="0.0069in" fo:padding-bottom="0in" fo:padding-right="0.0069in"/>
    </style:style>
    <style:style style:name="P318" style:parent-style-name="Normal" style:family="paragraph">
      <style:paragraph-properties fo:line-height="115%" fo:margin-left="0.0833in">
        <style:tab-stops/>
      </style:paragraph-properties>
      <style:text-properties fo:color="#000000" fo:language="en" fo:country="US"/>
    </style:style>
    <style:style style:name="TableRow319" style:family="table-row">
      <style:table-row-properties style:use-optimal-row-height="false"/>
    </style:style>
    <style:style style:name="TableCell320" style:family="table-cell">
      <style:table-cell-properties fo:border="0.0138in solid #000000" style:writing-mode="lr-tb" fo:padding-top="0in" fo:padding-left="0.0069in" fo:padding-bottom="0in" fo:padding-right="0.0069in"/>
    </style:style>
    <style:style style:name="P321" style:parent-style-name="Normal" style:family="paragraph">
      <style:paragraph-properties fo:line-height="115%" fo:margin-left="0.0833in">
        <style:tab-stops/>
      </style:paragraph-properties>
      <style:text-properties fo:color="#000000" fo:language="en" fo:country="US"/>
    </style:style>
    <style:style style:name="TableCell322" style:family="table-cell">
      <style:table-cell-properties fo:border="0.0138in solid #000000" style:writing-mode="lr-tb" fo:padding-top="0in" fo:padding-left="0.0069in" fo:padding-bottom="0in" fo:padding-right="0.0069in"/>
    </style:style>
    <style:style style:name="P323" style:parent-style-name="Normal" style:family="paragraph">
      <style:paragraph-properties fo:line-height="115%" fo:margin-left="0.0833in">
        <style:tab-stops/>
      </style:paragraph-properties>
      <style:text-properties fo:color="#000000" fo:language="en" fo:country="US"/>
    </style:style>
    <style:style style:name="TableCell324" style:family="table-cell">
      <style:table-cell-properties fo:border="0.0138in solid #000000" style:writing-mode="lr-tb" fo:padding-top="0in" fo:padding-left="0.0069in" fo:padding-bottom="0in" fo:padding-right="0.0069in"/>
    </style:style>
    <style:style style:name="P325" style:parent-style-name="Normal" style:family="paragraph">
      <style:paragraph-properties fo:line-height="115%" fo:margin-left="0.0833in">
        <style:tab-stops/>
      </style:paragraph-properties>
      <style:text-properties fo:color="#000000" fo:language="en" fo:country="US"/>
    </style:style>
    <style:style style:name="TableRow326" style:family="table-row">
      <style:table-row-properties style:use-optimal-row-height="false"/>
    </style:style>
    <style:style style:name="TableCell327" style:family="table-cell">
      <style:table-cell-properties fo:border="0.0138in solid #000000" style:writing-mode="lr-tb" fo:padding-top="0in" fo:padding-left="0.0069in" fo:padding-bottom="0in" fo:padding-right="0.0069in"/>
    </style:style>
    <style:style style:name="P328" style:parent-style-name="Normal" style:family="paragraph">
      <style:paragraph-properties fo:line-height="115%" fo:margin-left="0.0833in">
        <style:tab-stops/>
      </style:paragraph-properties>
      <style:text-properties fo:color="#000000" fo:language="en" fo:country="US"/>
    </style:style>
    <style:style style:name="TableCell329" style:family="table-cell">
      <style:table-cell-properties fo:border="0.0138in solid #000000" style:writing-mode="lr-tb" fo:padding-top="0in" fo:padding-left="0.0069in" fo:padding-bottom="0in" fo:padding-right="0.0069in"/>
    </style:style>
    <style:style style:name="P330" style:parent-style-name="Normal" style:family="paragraph">
      <style:paragraph-properties fo:line-height="115%" fo:margin-left="0.0833in">
        <style:tab-stops/>
      </style:paragraph-properties>
      <style:text-properties fo:color="#000000" fo:language="en" fo:country="US"/>
    </style:style>
    <style:style style:name="TableCell331" style:family="table-cell">
      <style:table-cell-properties fo:border="0.0138in solid #000000" style:writing-mode="lr-tb" fo:padding-top="0in" fo:padding-left="0.0069in" fo:padding-bottom="0in" fo:padding-right="0.0069in"/>
    </style:style>
    <style:style style:name="P332" style:parent-style-name="Normal" style:family="paragraph">
      <style:paragraph-properties fo:line-height="115%" fo:margin-left="0.0833in">
        <style:tab-stops/>
      </style:paragraph-properties>
      <style:text-properties fo:color="#000000" fo:language="en" fo:country="US"/>
    </style:style>
    <style:style style:name="TableRow333" style:family="table-row">
      <style:table-row-properties style:use-optimal-row-height="false"/>
    </style:style>
    <style:style style:name="TableCell334" style:family="table-cell">
      <style:table-cell-properties fo:border="0.0138in solid #000000" style:writing-mode="lr-tb" fo:padding-top="0in" fo:padding-left="0.0069in" fo:padding-bottom="0in" fo:padding-right="0.0069in"/>
    </style:style>
    <style:style style:name="P335" style:parent-style-name="Normal" style:family="paragraph">
      <style:paragraph-properties fo:line-height="115%" fo:margin-left="0.0833in">
        <style:tab-stops/>
      </style:paragraph-properties>
      <style:text-properties fo:color="#000000" fo:language="en" fo:country="US"/>
    </style:style>
    <style:style style:name="TableCell336" style:family="table-cell">
      <style:table-cell-properties fo:border="0.0138in solid #000000" style:writing-mode="lr-tb" fo:padding-top="0in" fo:padding-left="0.0069in" fo:padding-bottom="0in" fo:padding-right="0.0069in"/>
    </style:style>
    <style:style style:name="P337" style:parent-style-name="Normal" style:family="paragraph">
      <style:paragraph-properties fo:line-height="115%" fo:margin-left="0.0833in">
        <style:tab-stops/>
      </style:paragraph-properties>
    </style:style>
    <style:style style:name="T338" style:parent-style-name="Policepardéfaut" style:family="text">
      <style:text-properties fo:color="#000000" fo:language="en" fo:country="US"/>
    </style:style>
    <style:style style:name="TableCell339" style:family="table-cell">
      <style:table-cell-properties fo:border="0.0138in solid #000000" style:writing-mode="lr-tb" fo:padding-top="0in" fo:padding-left="0.0069in" fo:padding-bottom="0in" fo:padding-right="0.0069in"/>
    </style:style>
    <style:style style:name="P340" style:parent-style-name="Normal" style:family="paragraph">
      <style:paragraph-properties fo:line-height="115%" fo:margin-left="0.0833in">
        <style:tab-stops/>
      </style:paragraph-properties>
      <style:text-properties fo:color="#000000" fo:language="en" fo:country="US"/>
    </style:style>
    <style:style style:name="TableRow341" style:family="table-row">
      <style:table-row-properties style:use-optimal-row-height="false"/>
    </style:style>
    <style:style style:name="TableCell342" style:family="table-cell">
      <style:table-cell-properties fo:border="0.0138in solid #000000" style:writing-mode="lr-tb" fo:padding-top="0in" fo:padding-left="0.0069in" fo:padding-bottom="0in" fo:padding-right="0.0069in"/>
    </style:style>
    <style:style style:name="P343" style:parent-style-name="Normal" style:family="paragraph">
      <style:paragraph-properties fo:line-height="115%" fo:margin-left="0.0833in">
        <style:tab-stops/>
      </style:paragraph-properties>
      <style:text-properties fo:color="#000000" fo:language="en" fo:country="US"/>
    </style:style>
    <style:style style:name="TableCell344" style:family="table-cell">
      <style:table-cell-properties fo:border="0.0138in solid #000000" style:writing-mode="lr-tb" fo:padding-top="0in" fo:padding-left="0.0069in" fo:padding-bottom="0in" fo:padding-right="0.0069in"/>
    </style:style>
    <style:style style:name="P345" style:parent-style-name="Normal" style:family="paragraph">
      <style:paragraph-properties fo:line-height="115%" fo:margin-left="0.0833in">
        <style:tab-stops/>
      </style:paragraph-properties>
    </style:style>
    <style:style style:name="T346" style:parent-style-name="Policepardéfaut" style:family="text">
      <style:text-properties fo:color="#000000" fo:language="en" fo:country="US"/>
    </style:style>
    <style:style style:name="TableCell347" style:family="table-cell">
      <style:table-cell-properties fo:border="0.0138in solid #000000" style:writing-mode="lr-tb" fo:padding-top="0in" fo:padding-left="0.0069in" fo:padding-bottom="0in" fo:padding-right="0.0069in"/>
    </style:style>
    <style:style style:name="P348" style:parent-style-name="Normal" style:family="paragraph">
      <style:paragraph-properties fo:line-height="115%" fo:margin-left="0.0833in">
        <style:tab-stops/>
      </style:paragraph-properties>
      <style:text-properties fo:color="#000000" fo:language="en" fo:country="US"/>
    </style:style>
    <style:style style:name="TableRow349" style:family="table-row">
      <style:table-row-properties style:use-optimal-row-height="false"/>
    </style:style>
    <style:style style:name="TableCell350" style:family="table-cell">
      <style:table-cell-properties fo:border="0.0138in solid #000000" style:writing-mode="lr-tb" fo:padding-top="0in" fo:padding-left="0.0069in" fo:padding-bottom="0in" fo:padding-right="0.0069in"/>
    </style:style>
    <style:style style:name="P351" style:parent-style-name="Normal" style:family="paragraph">
      <style:paragraph-properties fo:line-height="115%" fo:margin-left="0.0833in">
        <style:tab-stops/>
      </style:paragraph-properties>
      <style:text-properties fo:color="#000000" fo:language="en" fo:country="US"/>
    </style:style>
    <style:style style:name="TableCell352" style:family="table-cell">
      <style:table-cell-properties fo:border="0.0138in solid #000000" style:writing-mode="lr-tb" fo:padding-top="0in" fo:padding-left="0.0069in" fo:padding-bottom="0in" fo:padding-right="0.0069in"/>
    </style:style>
    <style:style style:name="P353" style:parent-style-name="Normal" style:family="paragraph">
      <style:paragraph-properties fo:line-height="115%" fo:margin-left="0.0833in">
        <style:tab-stops/>
      </style:paragraph-properties>
    </style:style>
    <style:style style:name="T354" style:parent-style-name="Policepardéfaut" style:family="text">
      <style:text-properties fo:color="#000000" fo:language="en" fo:country="US"/>
    </style:style>
    <style:style style:name="TableCell355" style:family="table-cell">
      <style:table-cell-properties fo:border="0.0138in solid #000000" style:writing-mode="lr-tb" fo:padding-top="0in" fo:padding-left="0.0069in" fo:padding-bottom="0in" fo:padding-right="0.0069in"/>
    </style:style>
    <style:style style:name="P356" style:parent-style-name="Normal" style:family="paragraph">
      <style:paragraph-properties fo:line-height="115%" fo:margin-left="0.0833in">
        <style:tab-stops/>
      </style:paragraph-properties>
      <style:text-properties fo:color="#000000" fo:language="en" fo:country="US"/>
    </style:style>
    <style:style style:name="TableRow357" style:family="table-row">
      <style:table-row-properties style:use-optimal-row-height="false"/>
    </style:style>
    <style:style style:name="TableCell358" style:family="table-cell">
      <style:table-cell-properties fo:border="0.0138in solid #000000" style:writing-mode="lr-tb" fo:padding-top="0in" fo:padding-left="0.0069in" fo:padding-bottom="0in" fo:padding-right="0.0069in"/>
    </style:style>
    <style:style style:name="P359" style:parent-style-name="Normal" style:family="paragraph">
      <style:paragraph-properties fo:line-height="115%" fo:margin-left="0.0833in">
        <style:tab-stops/>
      </style:paragraph-properties>
      <style:text-properties fo:color="#000000" fo:language="en" fo:country="US"/>
    </style:style>
    <style:style style:name="TableCell360" style:family="table-cell">
      <style:table-cell-properties fo:border="0.0138in solid #000000" style:writing-mode="lr-tb" fo:padding-top="0in" fo:padding-left="0.0069in" fo:padding-bottom="0in" fo:padding-right="0.0069in"/>
    </style:style>
    <style:style style:name="P361" style:parent-style-name="Normal" style:family="paragraph">
      <style:paragraph-properties fo:line-height="115%" fo:margin-left="0.0833in">
        <style:tab-stops/>
      </style:paragraph-properties>
    </style:style>
    <style:style style:name="T362" style:parent-style-name="Policepardéfaut" style:family="text">
      <style:text-properties fo:color="#000000" fo:language="en" fo:country="US"/>
    </style:style>
    <style:style style:name="TableCell363" style:family="table-cell">
      <style:table-cell-properties fo:border="0.0138in solid #000000" style:writing-mode="lr-tb" fo:padding-top="0in" fo:padding-left="0.0069in" fo:padding-bottom="0in" fo:padding-right="0.0069in"/>
    </style:style>
    <style:style style:name="P364" style:parent-style-name="Normal" style:family="paragraph">
      <style:paragraph-properties fo:line-height="115%" fo:margin-left="0.0833in">
        <style:tab-stops/>
      </style:paragraph-properties>
      <style:text-properties fo:color="#000000" fo:language="en" fo:country="US"/>
    </style:style>
    <style:style style:name="TableRow365" style:family="table-row">
      <style:table-row-properties style:use-optimal-row-height="false"/>
    </style:style>
    <style:style style:name="TableCell366" style:family="table-cell">
      <style:table-cell-properties fo:border="0.0138in solid #000000" style:writing-mode="lr-tb" fo:padding-top="0in" fo:padding-left="0.0069in" fo:padding-bottom="0in" fo:padding-right="0.0069in"/>
    </style:style>
    <style:style style:name="P367" style:parent-style-name="Normal" style:family="paragraph">
      <style:paragraph-properties fo:line-height="115%" fo:margin-left="0.0833in">
        <style:tab-stops/>
      </style:paragraph-properties>
      <style:text-properties fo:color="#000000" fo:language="en" fo:country="US"/>
    </style:style>
    <style:style style:name="TableCell368" style:family="table-cell">
      <style:table-cell-properties fo:border="0.0138in solid #000000" style:writing-mode="lr-tb" fo:padding-top="0in" fo:padding-left="0.0069in" fo:padding-bottom="0in" fo:padding-right="0.0069in"/>
    </style:style>
    <style:style style:name="P369" style:parent-style-name="Normal" style:family="paragraph">
      <style:paragraph-properties fo:line-height="115%" fo:margin-left="0.0833in">
        <style:tab-stops/>
      </style:paragraph-properties>
      <style:text-properties fo:color="#000000" fo:language="en" fo:country="US"/>
    </style:style>
    <style:style style:name="TableCell370" style:family="table-cell">
      <style:table-cell-properties fo:border="0.0138in solid #000000" style:writing-mode="lr-tb" fo:padding-top="0in" fo:padding-left="0.0069in" fo:padding-bottom="0in" fo:padding-right="0.0069in"/>
    </style:style>
    <style:style style:name="P371" style:parent-style-name="Normal" style:family="paragraph">
      <style:paragraph-properties fo:line-height="115%" fo:margin-left="0.0833in">
        <style:tab-stops/>
      </style:paragraph-properties>
      <style:text-properties fo:color="#000000" fo:language="en" fo:country="US"/>
    </style:style>
    <style:style style:name="TableRow372" style:family="table-row">
      <style:table-row-properties style:use-optimal-row-height="false"/>
    </style:style>
    <style:style style:name="TableCell373" style:family="table-cell">
      <style:table-cell-properties fo:border="0.0138in solid #000000" style:writing-mode="lr-tb" fo:padding-top="0in" fo:padding-left="0.0069in" fo:padding-bottom="0in" fo:padding-right="0.0069in"/>
    </style:style>
    <style:style style:name="P374" style:parent-style-name="Normal" style:family="paragraph">
      <style:paragraph-properties fo:line-height="115%" fo:margin-left="0.0833in">
        <style:tab-stops/>
      </style:paragraph-properties>
      <style:text-properties fo:color="#000000" fo:language="en" fo:country="US"/>
    </style:style>
    <style:style style:name="TableCell375" style:family="table-cell">
      <style:table-cell-properties fo:border="0.0138in solid #000000" style:writing-mode="lr-tb" fo:padding-top="0in" fo:padding-left="0.0069in" fo:padding-bottom="0in" fo:padding-right="0.0069in"/>
    </style:style>
    <style:style style:name="P376" style:parent-style-name="Normal" style:family="paragraph">
      <style:paragraph-properties fo:line-height="115%" fo:margin-left="0.0833in">
        <style:tab-stops/>
      </style:paragraph-properties>
      <style:text-properties fo:color="#000000" fo:language="en" fo:country="US"/>
    </style:style>
    <style:style style:name="TableCell377" style:family="table-cell">
      <style:table-cell-properties fo:border="0.0138in solid #000000" style:writing-mode="lr-tb" fo:padding-top="0in" fo:padding-left="0.0069in" fo:padding-bottom="0in" fo:padding-right="0.0069in"/>
    </style:style>
    <style:style style:name="P378" style:parent-style-name="Normal" style:family="paragraph">
      <style:paragraph-properties fo:line-height="115%" fo:margin-left="0.0833in">
        <style:tab-stops/>
      </style:paragraph-properties>
      <style:text-properties fo:color="#000000" fo:language="en" fo:country="US"/>
    </style:style>
    <style:style style:name="TableRow379" style:family="table-row">
      <style:table-row-properties style:use-optimal-row-height="false"/>
    </style:style>
    <style:style style:name="TableCell380" style:family="table-cell">
      <style:table-cell-properties fo:border="0.0138in solid #000000" style:writing-mode="lr-tb" fo:padding-top="0in" fo:padding-left="0.0069in" fo:padding-bottom="0in" fo:padding-right="0.0069in"/>
    </style:style>
    <style:style style:name="P381" style:parent-style-name="Normal" style:family="paragraph">
      <style:paragraph-properties fo:line-height="115%" fo:margin-left="0.0833in">
        <style:tab-stops/>
      </style:paragraph-properties>
      <style:text-properties fo:color="#000000" fo:language="en" fo:country="US"/>
    </style:style>
    <style:style style:name="TableCell382" style:family="table-cell">
      <style:table-cell-properties fo:border="0.0138in solid #000000" style:writing-mode="lr-tb" fo:padding-top="0in" fo:padding-left="0.0069in" fo:padding-bottom="0in" fo:padding-right="0.0069in"/>
    </style:style>
    <style:style style:name="P383" style:parent-style-name="Normal" style:family="paragraph">
      <style:paragraph-properties fo:line-height="115%" fo:margin-left="0.0833in">
        <style:tab-stops/>
      </style:paragraph-properties>
    </style:style>
    <style:style style:name="T384" style:parent-style-name="Policepardéfaut" style:family="text">
      <style:text-properties fo:color="#000000" fo:language="en" fo:country="US"/>
    </style:style>
    <style:style style:name="TableCell385" style:family="table-cell">
      <style:table-cell-properties fo:border="0.0138in solid #000000" style:writing-mode="lr-tb" fo:padding-top="0in" fo:padding-left="0.0069in" fo:padding-bottom="0in" fo:padding-right="0.0069in"/>
    </style:style>
    <style:style style:name="P386" style:parent-style-name="Normal" style:family="paragraph">
      <style:paragraph-properties fo:line-height="115%" fo:margin-left="0.0833in">
        <style:tab-stops/>
      </style:paragraph-properties>
      <style:text-properties fo:color="#000000" fo:language="en" fo:country="US"/>
    </style:style>
    <style:style style:name="TableRow387" style:family="table-row">
      <style:table-row-properties style:use-optimal-row-height="false"/>
    </style:style>
    <style:style style:name="TableCell388" style:family="table-cell">
      <style:table-cell-properties fo:border="0.0138in solid #000000" style:writing-mode="lr-tb" fo:padding-top="0in" fo:padding-left="0.0069in" fo:padding-bottom="0in" fo:padding-right="0.0069in"/>
    </style:style>
    <style:style style:name="P389" style:parent-style-name="Normal" style:family="paragraph">
      <style:paragraph-properties fo:line-height="115%" fo:margin-left="0.0833in">
        <style:tab-stops/>
      </style:paragraph-properties>
      <style:text-properties fo:color="#000000" fo:language="en" fo:country="US"/>
    </style:style>
    <style:style style:name="TableCell390" style:family="table-cell">
      <style:table-cell-properties fo:border="0.0138in solid #000000" style:writing-mode="lr-tb" fo:padding-top="0in" fo:padding-left="0.0069in" fo:padding-bottom="0in" fo:padding-right="0.0069in"/>
    </style:style>
    <style:style style:name="P391" style:parent-style-name="Normal" style:family="paragraph">
      <style:paragraph-properties fo:line-height="115%" fo:margin-left="0.0833in">
        <style:tab-stops/>
      </style:paragraph-properties>
    </style:style>
    <style:style style:name="T392" style:parent-style-name="Policepardéfaut" style:family="text">
      <style:text-properties fo:color="#000000" fo:language="en" fo:country="US"/>
    </style:style>
    <style:style style:name="T393" style:parent-style-name="Policepardéfaut" style:family="text">
      <style:text-properties fo:color="#000000" fo:language="en" fo:country="US"/>
    </style:style>
    <style:style style:name="TableCell394" style:family="table-cell">
      <style:table-cell-properties fo:border="0.0138in solid #000000" style:writing-mode="lr-tb" fo:padding-top="0in" fo:padding-left="0.0069in" fo:padding-bottom="0in" fo:padding-right="0.0069in"/>
    </style:style>
    <style:style style:name="P395" style:parent-style-name="Normal" style:family="paragraph">
      <style:paragraph-properties fo:line-height="115%" fo:margin-left="0.0833in">
        <style:tab-stops/>
      </style:paragraph-properties>
      <style:text-properties fo:color="#000000" fo:language="en" fo:country="US"/>
    </style:style>
    <style:style style:name="TableRow396" style:family="table-row">
      <style:table-row-properties style:use-optimal-row-height="false"/>
    </style:style>
    <style:style style:name="TableCell397" style:family="table-cell">
      <style:table-cell-properties fo:border="0.0138in solid #000000" style:writing-mode="lr-tb" fo:padding-top="0in" fo:padding-left="0.0069in" fo:padding-bottom="0in" fo:padding-right="0.0069in"/>
    </style:style>
    <style:style style:name="P398" style:parent-style-name="Normal" style:family="paragraph">
      <style:paragraph-properties fo:line-height="115%" fo:margin-left="0.0833in">
        <style:tab-stops/>
      </style:paragraph-properties>
      <style:text-properties fo:color="#000000" fo:language="en" fo:country="US"/>
    </style:style>
    <style:style style:name="TableCell399" style:family="table-cell">
      <style:table-cell-properties fo:border="0.0138in solid #000000" style:writing-mode="lr-tb" fo:padding-top="0in" fo:padding-left="0.0069in" fo:padding-bottom="0in" fo:padding-right="0.0069in"/>
    </style:style>
    <style:style style:name="P400" style:parent-style-name="Normal" style:family="paragraph">
      <style:paragraph-properties fo:line-height="115%" fo:margin-left="0.0833in">
        <style:tab-stops/>
      </style:paragraph-properties>
    </style:style>
    <style:style style:name="T401" style:parent-style-name="Policepardéfaut" style:family="text">
      <style:text-properties fo:color="#000000" fo:language="en" fo:country="US"/>
    </style:style>
    <style:style style:name="TableCell402" style:family="table-cell">
      <style:table-cell-properties fo:border="0.0138in solid #000000" style:writing-mode="lr-tb" fo:padding-top="0in" fo:padding-left="0.0069in" fo:padding-bottom="0in" fo:padding-right="0.0069in"/>
    </style:style>
    <style:style style:name="P403" style:parent-style-name="Normal" style:family="paragraph">
      <style:paragraph-properties fo:line-height="115%" fo:margin-left="0.0833in">
        <style:tab-stops/>
      </style:paragraph-properties>
      <style:text-properties fo:color="#000000" fo:language="en" fo:country="US"/>
    </style:style>
    <style:style style:name="TableRow404" style:family="table-row">
      <style:table-row-properties style:use-optimal-row-height="false"/>
    </style:style>
    <style:style style:name="TableCell405" style:family="table-cell">
      <style:table-cell-properties fo:border="0.0138in solid #000000" style:writing-mode="lr-tb" fo:padding-top="0in" fo:padding-left="0.0069in" fo:padding-bottom="0in" fo:padding-right="0.0069in"/>
    </style:style>
    <style:style style:name="P406" style:parent-style-name="Normal" style:family="paragraph">
      <style:paragraph-properties fo:line-height="115%" fo:margin-left="0.0833in">
        <style:tab-stops/>
      </style:paragraph-properties>
      <style:text-properties fo:color="#000000" fo:language="en" fo:country="US"/>
    </style:style>
    <style:style style:name="TableCell407" style:family="table-cell">
      <style:table-cell-properties fo:border="0.0138in solid #000000" style:writing-mode="lr-tb" fo:padding-top="0in" fo:padding-left="0.0069in" fo:padding-bottom="0in" fo:padding-right="0.0069in"/>
    </style:style>
    <style:style style:name="P408" style:parent-style-name="Normal" style:family="paragraph">
      <style:paragraph-properties fo:line-height="115%" fo:margin-left="0.0833in">
        <style:tab-stops/>
      </style:paragraph-properties>
      <style:text-properties fo:color="#000000" fo:language="en" fo:country="US"/>
    </style:style>
    <style:style style:name="TableCell409" style:family="table-cell">
      <style:table-cell-properties fo:border="0.0138in solid #000000" style:writing-mode="lr-tb" fo:padding-top="0in" fo:padding-left="0.0069in" fo:padding-bottom="0in" fo:padding-right="0.0069in"/>
    </style:style>
    <style:style style:name="P410" style:parent-style-name="Normal" style:family="paragraph">
      <style:paragraph-properties fo:line-height="115%" fo:margin-left="0.0833in">
        <style:tab-stops/>
      </style:paragraph-properties>
      <style:text-properties fo:color="#000000" fo:language="en" fo:country="US"/>
    </style:style>
    <style:style style:name="TableRow411" style:family="table-row">
      <style:table-row-properties style:use-optimal-row-height="false"/>
    </style:style>
    <style:style style:name="TableCell412" style:family="table-cell">
      <style:table-cell-properties fo:border="0.0138in solid #000000" style:writing-mode="lr-tb" fo:padding-top="0in" fo:padding-left="0.0069in" fo:padding-bottom="0in" fo:padding-right="0.0069in"/>
    </style:style>
    <style:style style:name="P413" style:parent-style-name="Normal" style:family="paragraph">
      <style:paragraph-properties fo:line-height="115%" fo:margin-left="0.0833in">
        <style:tab-stops/>
      </style:paragraph-properties>
      <style:text-properties fo:color="#000000" fo:language="en" fo:country="US"/>
    </style:style>
    <style:style style:name="TableCell414" style:family="table-cell">
      <style:table-cell-properties fo:border="0.0138in solid #000000" style:writing-mode="lr-tb" fo:padding-top="0in" fo:padding-left="0.0069in" fo:padding-bottom="0in" fo:padding-right="0.0069in"/>
    </style:style>
    <style:style style:name="P415" style:parent-style-name="Normal" style:family="paragraph">
      <style:paragraph-properties fo:line-height="115%" fo:margin-left="0.0833in">
        <style:tab-stops/>
      </style:paragraph-properties>
    </style:style>
    <style:style style:name="T416" style:parent-style-name="Policepardéfaut" style:family="text">
      <style:text-properties fo:color="#000000" fo:language="en" fo:country="US"/>
    </style:style>
    <style:style style:name="T417" style:parent-style-name="Policepardéfaut" style:family="text">
      <style:text-properties fo:color="#000000" fo:language="en" fo:country="US"/>
    </style:style>
    <style:style style:name="TableCell418" style:family="table-cell">
      <style:table-cell-properties fo:border="0.0138in solid #000000" style:writing-mode="lr-tb" fo:padding-top="0in" fo:padding-left="0.0069in" fo:padding-bottom="0in" fo:padding-right="0.0069in"/>
    </style:style>
    <style:style style:name="P419" style:parent-style-name="Normal" style:family="paragraph">
      <style:paragraph-properties fo:line-height="115%" fo:margin-left="0.0833in">
        <style:tab-stops/>
      </style:paragraph-properties>
      <style:text-properties fo:color="#000000" fo:language="en" fo:country="US"/>
    </style:style>
    <style:style style:name="TableRow420" style:family="table-row">
      <style:table-row-properties style:use-optimal-row-height="false"/>
    </style:style>
    <style:style style:name="TableCell421" style:family="table-cell">
      <style:table-cell-properties fo:border="0.0138in solid #000000" style:writing-mode="lr-tb" fo:padding-top="0in" fo:padding-left="0.0069in" fo:padding-bottom="0in" fo:padding-right="0.0069in"/>
    </style:style>
    <style:style style:name="P422" style:parent-style-name="Normal" style:family="paragraph">
      <style:paragraph-properties fo:line-height="115%" fo:margin-left="0.0833in">
        <style:tab-stops/>
      </style:paragraph-properties>
      <style:text-properties fo:color="#000000" fo:language="en" fo:country="US"/>
    </style:style>
    <style:style style:name="TableCell423" style:family="table-cell">
      <style:table-cell-properties fo:border="0.0138in solid #000000" style:writing-mode="lr-tb" fo:padding-top="0in" fo:padding-left="0.0069in" fo:padding-bottom="0in" fo:padding-right="0.0069in"/>
    </style:style>
    <style:style style:name="P424" style:parent-style-name="Normal" style:family="paragraph">
      <style:paragraph-properties fo:line-height="115%" fo:margin-left="0.0833in">
        <style:tab-stops/>
      </style:paragraph-properties>
      <style:text-properties fo:color="#000000" fo:language="en" fo:country="US"/>
    </style:style>
    <style:style style:name="TableCell425" style:family="table-cell">
      <style:table-cell-properties fo:border="0.0138in solid #000000" style:writing-mode="lr-tb" fo:padding-top="0in" fo:padding-left="0.0069in" fo:padding-bottom="0in" fo:padding-right="0.0069in"/>
    </style:style>
    <style:style style:name="P426" style:parent-style-name="Normal" style:family="paragraph">
      <style:paragraph-properties fo:line-height="115%" fo:margin-left="0.0833in">
        <style:tab-stops/>
      </style:paragraph-properties>
      <style:text-properties fo:color="#000000" fo:language="en" fo:country="US"/>
    </style:style>
    <style:style style:name="TableRow427" style:family="table-row">
      <style:table-row-properties style:use-optimal-row-height="false"/>
    </style:style>
    <style:style style:name="TableCell428" style:family="table-cell">
      <style:table-cell-properties fo:border="0.0138in solid #000000" style:writing-mode="lr-tb" fo:padding-top="0in" fo:padding-left="0.0069in" fo:padding-bottom="0in" fo:padding-right="0.0069in"/>
    </style:style>
    <style:style style:name="P429" style:parent-style-name="Normal" style:family="paragraph">
      <style:paragraph-properties fo:line-height="115%" fo:margin-left="0.0833in">
        <style:tab-stops/>
      </style:paragraph-properties>
      <style:text-properties fo:color="#000000" fo:language="en" fo:country="US"/>
    </style:style>
    <style:style style:name="TableCell430" style:family="table-cell">
      <style:table-cell-properties fo:border="0.0138in solid #000000" style:writing-mode="lr-tb" fo:padding-top="0in" fo:padding-left="0.0069in" fo:padding-bottom="0in" fo:padding-right="0.0069in"/>
    </style:style>
    <style:style style:name="P431" style:parent-style-name="Normal" style:family="paragraph">
      <style:paragraph-properties fo:line-height="115%" fo:margin-left="0.0833in">
        <style:tab-stops/>
      </style:paragraph-properties>
      <style:text-properties fo:color="#000000" fo:language="en" fo:country="US"/>
    </style:style>
    <style:style style:name="TableCell432" style:family="table-cell">
      <style:table-cell-properties fo:border="0.0138in solid #000000" style:writing-mode="lr-tb" fo:padding-top="0in" fo:padding-left="0.0069in" fo:padding-bottom="0in" fo:padding-right="0.0069in"/>
    </style:style>
    <style:style style:name="P433" style:parent-style-name="Normal" style:family="paragraph">
      <style:paragraph-properties fo:line-height="115%" fo:margin-left="0.0833in">
        <style:tab-stops/>
      </style:paragraph-properties>
      <style:text-properties fo:color="#000000" fo:language="en" fo:country="US"/>
    </style:style>
    <style:style style:name="TableRow434" style:family="table-row">
      <style:table-row-properties style:use-optimal-row-height="false"/>
    </style:style>
    <style:style style:name="TableCell435" style:family="table-cell">
      <style:table-cell-properties fo:border="0.0138in solid #000000" style:writing-mode="lr-tb" fo:padding-top="0in" fo:padding-left="0.0069in" fo:padding-bottom="0in" fo:padding-right="0.0069in"/>
    </style:style>
    <style:style style:name="P436" style:parent-style-name="Normal" style:family="paragraph">
      <style:paragraph-properties fo:line-height="115%" fo:margin-left="0.0833in">
        <style:tab-stops/>
      </style:paragraph-properties>
      <style:text-properties fo:color="#000000" fo:language="en" fo:country="US"/>
    </style:style>
    <style:style style:name="TableCell437" style:family="table-cell">
      <style:table-cell-properties fo:border="0.0138in solid #000000" style:writing-mode="lr-tb" fo:padding-top="0in" fo:padding-left="0.0069in" fo:padding-bottom="0in" fo:padding-right="0.0069in"/>
    </style:style>
    <style:style style:name="P438" style:parent-style-name="Normal" style:family="paragraph">
      <style:paragraph-properties fo:line-height="115%" fo:margin-left="0.0833in">
        <style:tab-stops/>
      </style:paragraph-properties>
      <style:text-properties fo:color="#000000" fo:language="en" fo:country="US"/>
    </style:style>
    <style:style style:name="TableCell439" style:family="table-cell">
      <style:table-cell-properties fo:border="0.0138in solid #000000" style:writing-mode="lr-tb" fo:padding-top="0in" fo:padding-left="0.0069in" fo:padding-bottom="0in" fo:padding-right="0.0069in"/>
    </style:style>
    <style:style style:name="P440" style:parent-style-name="Normal" style:family="paragraph">
      <style:paragraph-properties fo:line-height="115%" fo:margin-left="0.0833in">
        <style:tab-stops/>
      </style:paragraph-properties>
      <style:text-properties fo:color="#000000" fo:language="en" fo:country="US"/>
    </style:style>
    <style:style style:name="TableRow441" style:family="table-row">
      <style:table-row-properties style:use-optimal-row-height="false"/>
    </style:style>
    <style:style style:name="TableCell442" style:family="table-cell">
      <style:table-cell-properties fo:border="0.0138in solid #000000" style:writing-mode="lr-tb" fo:padding-top="0in" fo:padding-left="0.0069in" fo:padding-bottom="0in" fo:padding-right="0.0069in"/>
    </style:style>
    <style:style style:name="P443" style:parent-style-name="Normal" style:family="paragraph">
      <style:paragraph-properties fo:line-height="115%" fo:margin-left="0.0833in">
        <style:tab-stops/>
      </style:paragraph-properties>
      <style:text-properties fo:color="#000000" fo:language="en" fo:country="US"/>
    </style:style>
    <style:style style:name="TableCell444" style:family="table-cell">
      <style:table-cell-properties fo:border="0.0138in solid #000000" style:writing-mode="lr-tb" fo:padding-top="0in" fo:padding-left="0.0069in" fo:padding-bottom="0in" fo:padding-right="0.0069in"/>
    </style:style>
    <style:style style:name="P445" style:parent-style-name="Normal" style:family="paragraph">
      <style:paragraph-properties fo:line-height="115%" fo:margin-left="0.0833in">
        <style:tab-stops/>
      </style:paragraph-properties>
      <style:text-properties fo:color="#000000" fo:language="en" fo:country="US"/>
    </style:style>
    <style:style style:name="TableCell446" style:family="table-cell">
      <style:table-cell-properties fo:border="0.0138in solid #000000" style:writing-mode="lr-tb" fo:padding-top="0in" fo:padding-left="0.0069in" fo:padding-bottom="0in" fo:padding-right="0.0069in"/>
    </style:style>
    <style:style style:name="P447" style:parent-style-name="Normal" style:family="paragraph">
      <style:paragraph-properties fo:line-height="115%" fo:margin-left="0.0833in">
        <style:tab-stops/>
      </style:paragraph-properties>
      <style:text-properties fo:color="#000000" fo:language="en" fo:country="US"/>
    </style:style>
    <style:style style:name="TableRow448" style:family="table-row">
      <style:table-row-properties style:use-optimal-row-height="false"/>
    </style:style>
    <style:style style:name="TableCell449" style:family="table-cell">
      <style:table-cell-properties fo:border="0.0138in solid #000000" style:writing-mode="lr-tb" fo:padding-top="0in" fo:padding-left="0.0069in" fo:padding-bottom="0in" fo:padding-right="0.0069in"/>
    </style:style>
    <style:style style:name="P450" style:parent-style-name="Normal" style:family="paragraph">
      <style:paragraph-properties fo:line-height="115%" fo:margin-left="0.0833in">
        <style:tab-stops/>
      </style:paragraph-properties>
      <style:text-properties fo:color="#000000" fo:language="en" fo:country="US"/>
    </style:style>
    <style:style style:name="TableCell451" style:family="table-cell">
      <style:table-cell-properties fo:border="0.0138in solid #000000" style:writing-mode="lr-tb" fo:padding-top="0in" fo:padding-left="0.0069in" fo:padding-bottom="0in" fo:padding-right="0.0069in"/>
    </style:style>
    <style:style style:name="P452" style:parent-style-name="Normal" style:family="paragraph">
      <style:paragraph-properties fo:line-height="115%" fo:margin-left="0.0833in">
        <style:tab-stops/>
      </style:paragraph-properties>
      <style:text-properties fo:color="#000000" fo:language="en" fo:country="US"/>
    </style:style>
    <style:style style:name="TableCell453" style:family="table-cell">
      <style:table-cell-properties fo:border="0.0138in solid #000000" style:writing-mode="lr-tb" fo:padding-top="0in" fo:padding-left="0.0069in" fo:padding-bottom="0in" fo:padding-right="0.0069in"/>
    </style:style>
    <style:style style:name="P454" style:parent-style-name="Normal" style:family="paragraph">
      <style:paragraph-properties fo:line-height="115%" fo:margin-left="0.0833in">
        <style:tab-stops/>
      </style:paragraph-properties>
      <style:text-properties fo:color="#000000" fo:language="en" fo:country="US"/>
    </style:style>
    <style:style style:name="TableRow455" style:family="table-row">
      <style:table-row-properties style:use-optimal-row-height="false"/>
    </style:style>
    <style:style style:name="TableCell456" style:family="table-cell">
      <style:table-cell-properties fo:border="0.0138in solid #000000" style:writing-mode="lr-tb" fo:padding-top="0in" fo:padding-left="0.0069in" fo:padding-bottom="0in" fo:padding-right="0.0069in"/>
    </style:style>
    <style:style style:name="P457" style:parent-style-name="Normal" style:family="paragraph">
      <style:paragraph-properties fo:line-height="115%" fo:margin-left="0.0833in">
        <style:tab-stops/>
      </style:paragraph-properties>
      <style:text-properties fo:color="#000000" fo:language="en" fo:country="US"/>
    </style:style>
    <style:style style:name="TableCell458" style:family="table-cell">
      <style:table-cell-properties fo:border="0.0138in solid #000000" style:writing-mode="lr-tb" fo:padding-top="0in" fo:padding-left="0.0069in" fo:padding-bottom="0in" fo:padding-right="0.0069in"/>
    </style:style>
    <style:style style:name="P459" style:parent-style-name="Normal" style:family="paragraph">
      <style:paragraph-properties fo:line-height="115%" fo:margin-left="0.0833in">
        <style:tab-stops/>
      </style:paragraph-properties>
      <style:text-properties fo:color="#000000" fo:language="en" fo:country="US"/>
    </style:style>
    <style:style style:name="TableCell460" style:family="table-cell">
      <style:table-cell-properties fo:border="0.0138in solid #000000" style:writing-mode="lr-tb" fo:padding-top="0in" fo:padding-left="0.0069in" fo:padding-bottom="0in" fo:padding-right="0.0069in"/>
    </style:style>
    <style:style style:name="P461" style:parent-style-name="Normal" style:family="paragraph">
      <style:paragraph-properties fo:line-height="115%" fo:margin-left="0.0833in">
        <style:tab-stops/>
      </style:paragraph-properties>
      <style:text-properties fo:color="#000000" fo:language="en" fo:country="US"/>
    </style:style>
    <style:style style:name="TableRow462" style:family="table-row">
      <style:table-row-properties style:use-optimal-row-height="false"/>
    </style:style>
    <style:style style:name="TableCell463" style:family="table-cell">
      <style:table-cell-properties fo:border="0.0138in solid #000000" style:writing-mode="lr-tb" fo:padding-top="0in" fo:padding-left="0.0069in" fo:padding-bottom="0in" fo:padding-right="0.0069in"/>
    </style:style>
    <style:style style:name="P464" style:parent-style-name="Normal" style:family="paragraph">
      <style:paragraph-properties fo:line-height="115%" fo:margin-left="0.0833in">
        <style:tab-stops/>
      </style:paragraph-properties>
      <style:text-properties fo:color="#000000" fo:language="en" fo:country="US"/>
    </style:style>
    <style:style style:name="TableCell465" style:family="table-cell">
      <style:table-cell-properties fo:border="0.0138in solid #000000" style:writing-mode="lr-tb" fo:padding-top="0in" fo:padding-left="0.0069in" fo:padding-bottom="0in" fo:padding-right="0.0069in"/>
    </style:style>
    <style:style style:name="P466" style:parent-style-name="Normal" style:family="paragraph">
      <style:paragraph-properties fo:line-height="115%" fo:margin-left="0.0833in">
        <style:tab-stops/>
      </style:paragraph-properties>
      <style:text-properties fo:color="#000000" fo:language="en" fo:country="US"/>
    </style:style>
    <style:style style:name="TableCell467" style:family="table-cell">
      <style:table-cell-properties fo:border="0.0138in solid #000000" style:writing-mode="lr-tb" fo:padding-top="0in" fo:padding-left="0.0069in" fo:padding-bottom="0in" fo:padding-right="0.0069in"/>
    </style:style>
    <style:style style:name="P468" style:parent-style-name="Normal" style:family="paragraph">
      <style:paragraph-properties fo:line-height="115%" fo:margin-left="0.0833in">
        <style:tab-stops/>
      </style:paragraph-properties>
      <style:text-properties fo:color="#000000" fo:language="en" fo:country="US"/>
    </style:style>
    <style:style style:name="TableRow469" style:family="table-row">
      <style:table-row-properties style:min-row-height="0.2194in" style:use-optimal-row-height="false"/>
    </style:style>
    <style:style style:name="TableCell470" style:family="table-cell">
      <style:table-cell-properties fo:border="0.0138in solid #000000" style:writing-mode="lr-tb" fo:padding-top="0in" fo:padding-left="0.0069in" fo:padding-bottom="0in" fo:padding-right="0.0069in"/>
    </style:style>
    <style:style style:name="P471" style:parent-style-name="Normal" style:family="paragraph">
      <style:paragraph-properties fo:line-height="115%" fo:margin-left="0.0833in">
        <style:tab-stops/>
      </style:paragraph-properties>
      <style:text-properties fo:color="#000000" fo:language="en" fo:country="US"/>
    </style:style>
    <style:style style:name="TableCell472" style:family="table-cell">
      <style:table-cell-properties fo:border="0.0138in solid #000000" style:writing-mode="lr-tb" fo:padding-top="0in" fo:padding-left="0.0069in" fo:padding-bottom="0in" fo:padding-right="0.0069in"/>
    </style:style>
    <style:style style:name="P473" style:parent-style-name="Normal" style:family="paragraph">
      <style:paragraph-properties fo:line-height="115%" fo:margin-left="0.0833in">
        <style:tab-stops/>
      </style:paragraph-properties>
      <style:text-properties fo:color="#000000" fo:language="en" fo:country="US"/>
    </style:style>
    <style:style style:name="TableCell474" style:family="table-cell">
      <style:table-cell-properties fo:border="0.0138in solid #000000" style:writing-mode="lr-tb" fo:padding-top="0in" fo:padding-left="0.0069in" fo:padding-bottom="0in" fo:padding-right="0.0069in"/>
    </style:style>
    <style:style style:name="P475" style:parent-style-name="Normal" style:family="paragraph">
      <style:paragraph-properties fo:line-height="115%" fo:margin-left="0.0833in">
        <style:tab-stops/>
      </style:paragraph-properties>
      <style:text-properties fo:color="#000000" fo:language="en" fo:country="US"/>
    </style:style>
    <style:style style:name="TableRow476" style:family="table-row">
      <style:table-row-properties style:use-optimal-row-height="false"/>
    </style:style>
    <style:style style:name="TableCell477" style:family="table-cell">
      <style:table-cell-properties fo:border="0.0138in solid #000000" style:writing-mode="lr-tb" fo:padding-top="0in" fo:padding-left="0.0069in" fo:padding-bottom="0in" fo:padding-right="0.0069in"/>
    </style:style>
    <style:style style:name="P478" style:parent-style-name="Normal" style:family="paragraph">
      <style:paragraph-properties fo:line-height="115%" fo:margin-left="0.0833in">
        <style:tab-stops/>
      </style:paragraph-properties>
      <style:text-properties fo:language="en" fo:country="US"/>
    </style:style>
    <style:style style:name="TableCell479" style:family="table-cell">
      <style:table-cell-properties fo:border="0.0138in solid #000000" style:writing-mode="lr-tb" fo:padding-top="0in" fo:padding-left="0.0069in" fo:padding-bottom="0in" fo:padding-right="0.0069in"/>
    </style:style>
    <style:style style:name="P480" style:parent-style-name="Normal" style:family="paragraph">
      <style:paragraph-properties fo:line-height="115%" fo:margin-left="0.0833in">
        <style:tab-stops/>
      </style:paragraph-properties>
      <style:text-properties fo:language="en" fo:country="US"/>
    </style:style>
    <style:style style:name="TableCell481" style:family="table-cell">
      <style:table-cell-properties fo:border="0.0138in solid #000000" style:writing-mode="lr-tb" fo:padding-top="0in" fo:padding-left="0.0069in" fo:padding-bottom="0in" fo:padding-right="0.0069in"/>
    </style:style>
    <style:style style:name="P482" style:parent-style-name="Normal" style:family="paragraph">
      <style:paragraph-properties fo:line-height="115%" fo:margin-left="0.0833in">
        <style:tab-stops/>
      </style:paragraph-properties>
      <style:text-properties fo:language="en" fo:country="US"/>
    </style:style>
    <style:style style:name="TableRow483" style:family="table-row">
      <style:table-row-properties style:use-optimal-row-height="false"/>
    </style:style>
    <style:style style:name="TableCell484" style:family="table-cell">
      <style:table-cell-properties fo:border="0.0138in solid #000000" style:writing-mode="lr-tb" fo:padding-top="0in" fo:padding-left="0.0069in" fo:padding-bottom="0in" fo:padding-right="0.0069in"/>
    </style:style>
    <style:style style:name="P485" style:parent-style-name="Normal" style:family="paragraph">
      <style:paragraph-properties fo:line-height="115%" fo:margin-left="0.0833in">
        <style:tab-stops/>
      </style:paragraph-properties>
      <style:text-properties fo:language="en" fo:country="US"/>
    </style:style>
    <style:style style:name="TableCell486" style:family="table-cell">
      <style:table-cell-properties fo:border="0.0138in solid #000000" style:writing-mode="lr-tb" fo:padding-top="0in" fo:padding-left="0.0069in" fo:padding-bottom="0in" fo:padding-right="0.0069in"/>
    </style:style>
    <style:style style:name="P487" style:parent-style-name="Normal" style:family="paragraph">
      <style:paragraph-properties fo:line-height="115%" fo:margin-left="0.0833in">
        <style:tab-stops/>
      </style:paragraph-properties>
      <style:text-properties fo:language="en" fo:country="US"/>
    </style:style>
    <style:style style:name="TableCell488" style:family="table-cell">
      <style:table-cell-properties fo:border="0.0138in solid #000000" style:writing-mode="lr-tb" fo:padding-top="0in" fo:padding-left="0.0069in" fo:padding-bottom="0in" fo:padding-right="0.0069in"/>
    </style:style>
    <style:style style:name="P489" style:parent-style-name="Normal" style:family="paragraph">
      <style:paragraph-properties fo:line-height="115%" fo:margin-left="0.0833in">
        <style:tab-stops/>
      </style:paragraph-properties>
      <style:text-properties fo:language="en" fo:country="US"/>
    </style:style>
    <style:style style:name="TableRow490" style:family="table-row">
      <style:table-row-properties style:use-optimal-row-height="false"/>
    </style:style>
    <style:style style:name="TableCell491" style:family="table-cell">
      <style:table-cell-properties fo:border="0.0138in solid #000000" style:writing-mode="lr-tb" fo:padding-top="0in" fo:padding-left="0.0069in" fo:padding-bottom="0in" fo:padding-right="0.0069in"/>
    </style:style>
    <style:style style:name="P492" style:parent-style-name="Normal" style:family="paragraph">
      <style:paragraph-properties fo:line-height="115%" fo:margin-left="0.0833in">
        <style:tab-stops/>
      </style:paragraph-properties>
      <style:text-properties fo:language="en" fo:country="US"/>
    </style:style>
    <style:style style:name="TableCell493" style:family="table-cell">
      <style:table-cell-properties fo:border="0.0138in solid #000000" style:writing-mode="lr-tb" fo:padding-top="0in" fo:padding-left="0.0069in" fo:padding-bottom="0in" fo:padding-right="0.0069in"/>
    </style:style>
    <style:style style:name="P494" style:parent-style-name="Normal" style:family="paragraph">
      <style:paragraph-properties fo:line-height="115%" fo:margin-left="0.0833in">
        <style:tab-stops/>
      </style:paragraph-properties>
    </style:style>
    <style:style style:name="T495" style:parent-style-name="Policepardéfaut" style:family="text">
      <style:text-properties fo:language="en" fo:country="US"/>
    </style:style>
    <style:style style:name="T496" style:parent-style-name="Policepardéfaut" style:family="text">
      <style:text-properties style:text-position="super 63.6%" fo:language="en" fo:country="US"/>
    </style:style>
    <style:style style:name="T497" style:parent-style-name="Policepardéfaut" style:family="text">
      <style:text-properties fo:language="en" fo:country="US"/>
    </style:style>
    <style:style style:name="T498" style:parent-style-name="Policepardéfaut" style:family="text">
      <style:text-properties fo:language="en" fo:country="US"/>
    </style:style>
    <style:style style:name="TableCell499" style:family="table-cell">
      <style:table-cell-properties fo:border="0.0138in solid #000000" style:writing-mode="lr-tb" fo:padding-top="0in" fo:padding-left="0.0069in" fo:padding-bottom="0in" fo:padding-right="0.0069in"/>
    </style:style>
    <style:style style:name="P500" style:parent-style-name="Normal" style:family="paragraph">
      <style:paragraph-properties fo:line-height="115%" fo:margin-left="0.0833in">
        <style:tab-stops/>
      </style:paragraph-properties>
      <style:text-properties fo:language="en" fo:country="US"/>
    </style:style>
    <style:style style:name="TableRow501" style:family="table-row">
      <style:table-row-properties style:use-optimal-row-height="false"/>
    </style:style>
    <style:style style:name="TableCell502" style:family="table-cell">
      <style:table-cell-properties fo:border="0.0138in solid #000000" style:writing-mode="lr-tb" fo:padding-top="0in" fo:padding-left="0.0069in" fo:padding-bottom="0in" fo:padding-right="0.0069in"/>
    </style:style>
    <style:style style:name="P503" style:parent-style-name="Normal" style:family="paragraph">
      <style:paragraph-properties fo:line-height="115%" fo:margin-left="0.0833in">
        <style:tab-stops/>
      </style:paragraph-properties>
      <style:text-properties fo:language="en" fo:country="US"/>
    </style:style>
    <style:style style:name="TableCell504" style:family="table-cell">
      <style:table-cell-properties fo:border="0.0138in solid #000000" style:writing-mode="lr-tb" fo:padding-top="0in" fo:padding-left="0.0069in" fo:padding-bottom="0in" fo:padding-right="0.0069in"/>
    </style:style>
    <style:style style:name="P505" style:parent-style-name="Normal" style:family="paragraph">
      <style:paragraph-properties fo:line-height="115%" fo:margin-left="0.0833in">
        <style:tab-stops/>
      </style:paragraph-properties>
      <style:text-properties fo:language="en" fo:country="US"/>
    </style:style>
    <style:style style:name="TableCell506" style:family="table-cell">
      <style:table-cell-properties fo:border="0.0138in solid #000000" style:writing-mode="lr-tb" fo:padding-top="0in" fo:padding-left="0.0069in" fo:padding-bottom="0in" fo:padding-right="0.0069in"/>
    </style:style>
    <style:style style:name="P507" style:parent-style-name="Normal" style:family="paragraph">
      <style:paragraph-properties fo:line-height="115%" fo:margin-left="0.0833in">
        <style:tab-stops/>
      </style:paragraph-properties>
      <style:text-properties fo:language="en" fo:country="US"/>
    </style:style>
    <style:style style:name="TableRow508" style:family="table-row">
      <style:table-row-properties style:use-optimal-row-height="false"/>
    </style:style>
    <style:style style:name="TableCell509" style:family="table-cell">
      <style:table-cell-properties fo:border="0.0138in solid #000000" style:writing-mode="lr-tb" fo:padding-top="0in" fo:padding-left="0.0069in" fo:padding-bottom="0in" fo:padding-right="0.0069in"/>
    </style:style>
    <style:style style:name="P510" style:parent-style-name="Normal" style:family="paragraph">
      <style:paragraph-properties fo:line-height="115%" fo:margin-left="0.0833in">
        <style:tab-stops/>
      </style:paragraph-properties>
      <style:text-properties fo:language="en" fo:country="US"/>
    </style:style>
    <style:style style:name="TableCell511" style:family="table-cell">
      <style:table-cell-properties fo:border="0.0138in solid #000000" style:writing-mode="lr-tb" fo:padding-top="0in" fo:padding-left="0.0069in" fo:padding-bottom="0in" fo:padding-right="0.0069in"/>
    </style:style>
    <style:style style:name="P512" style:parent-style-name="Normal" style:family="paragraph">
      <style:paragraph-properties fo:line-height="115%" fo:margin-left="0.0833in">
        <style:tab-stops/>
      </style:paragraph-properties>
      <style:text-properties fo:language="en" fo:country="US"/>
    </style:style>
    <style:style style:name="TableCell513" style:family="table-cell">
      <style:table-cell-properties fo:border="0.0138in solid #000000" style:writing-mode="lr-tb" fo:padding-top="0in" fo:padding-left="0.0069in" fo:padding-bottom="0in" fo:padding-right="0.0069in"/>
    </style:style>
    <style:style style:name="P514" style:parent-style-name="Normal" style:family="paragraph">
      <style:paragraph-properties fo:line-height="115%" fo:margin-left="0.0833in">
        <style:tab-stops/>
      </style:paragraph-properties>
      <style:text-properties fo:language="en" fo:country="US"/>
    </style:style>
    <style:style style:name="TableRow515" style:family="table-row">
      <style:table-row-properties style:use-optimal-row-height="false"/>
    </style:style>
    <style:style style:name="TableCell516" style:family="table-cell">
      <style:table-cell-properties fo:border="0.0138in solid #000000" style:writing-mode="lr-tb" fo:padding-top="0in" fo:padding-left="0.0069in" fo:padding-bottom="0in" fo:padding-right="0.0069in"/>
    </style:style>
    <style:style style:name="P517" style:parent-style-name="Normal" style:family="paragraph">
      <style:paragraph-properties fo:line-height="115%" fo:margin-left="0.0833in">
        <style:tab-stops/>
      </style:paragraph-properties>
      <style:text-properties fo:language="en" fo:country="US"/>
    </style:style>
    <style:style style:name="TableCell518" style:family="table-cell">
      <style:table-cell-properties fo:border="0.0138in solid #000000" style:writing-mode="lr-tb" fo:padding-top="0in" fo:padding-left="0.0069in" fo:padding-bottom="0in" fo:padding-right="0.0069in"/>
    </style:style>
    <style:style style:name="P519" style:parent-style-name="Normal" style:family="paragraph">
      <style:paragraph-properties fo:line-height="115%" fo:margin-left="0.0833in">
        <style:tab-stops/>
      </style:paragraph-properties>
      <style:text-properties fo:language="en" fo:country="US"/>
    </style:style>
    <style:style style:name="TableCell520" style:family="table-cell">
      <style:table-cell-properties fo:border="0.0138in solid #000000" style:writing-mode="lr-tb" fo:padding-top="0in" fo:padding-left="0.0069in" fo:padding-bottom="0in" fo:padding-right="0.0069in"/>
    </style:style>
    <style:style style:name="P521" style:parent-style-name="Normal" style:family="paragraph">
      <style:paragraph-properties fo:line-height="115%" fo:margin-left="0.0833in">
        <style:tab-stops/>
      </style:paragraph-properties>
      <style:text-properties fo:language="en" fo:country="US"/>
    </style:style>
    <style:style style:name="TableRow522" style:family="table-row">
      <style:table-row-properties style:use-optimal-row-height="false"/>
    </style:style>
    <style:style style:name="TableCell523" style:family="table-cell">
      <style:table-cell-properties fo:border="0.0138in solid #000000" style:writing-mode="lr-tb" fo:padding-top="0in" fo:padding-left="0.0069in" fo:padding-bottom="0in" fo:padding-right="0.0069in"/>
    </style:style>
    <style:style style:name="P524" style:parent-style-name="Normal" style:family="paragraph">
      <style:paragraph-properties fo:line-height="115%" fo:margin-left="0.0833in">
        <style:tab-stops/>
      </style:paragraph-properties>
      <style:text-properties fo:language="en" fo:country="US"/>
    </style:style>
    <style:style style:name="TableCell525" style:family="table-cell">
      <style:table-cell-properties fo:border="0.0138in solid #000000" style:writing-mode="lr-tb" fo:padding-top="0in" fo:padding-left="0.0069in" fo:padding-bottom="0in" fo:padding-right="0.0069in"/>
    </style:style>
    <style:style style:name="P526" style:parent-style-name="Normal" style:family="paragraph">
      <style:paragraph-properties fo:line-height="115%" fo:margin-left="0.0833in">
        <style:tab-stops/>
      </style:paragraph-properties>
      <style:text-properties fo:language="en" fo:country="US"/>
    </style:style>
    <style:style style:name="TableCell527" style:family="table-cell">
      <style:table-cell-properties fo:border="0.0138in solid #000000" style:writing-mode="lr-tb" fo:padding-top="0in" fo:padding-left="0.0069in" fo:padding-bottom="0in" fo:padding-right="0.0069in"/>
    </style:style>
    <style:style style:name="P528" style:parent-style-name="Normal" style:family="paragraph">
      <style:paragraph-properties fo:line-height="115%" fo:margin-left="0.0833in">
        <style:tab-stops/>
      </style:paragraph-properties>
      <style:text-properties fo:language="en" fo:country="US"/>
    </style:style>
    <style:style style:name="TableRow529" style:family="table-row">
      <style:table-row-properties style:use-optimal-row-height="false"/>
    </style:style>
    <style:style style:name="TableCell530" style:family="table-cell">
      <style:table-cell-properties fo:border="0.0138in solid #000000" style:writing-mode="lr-tb" fo:padding-top="0in" fo:padding-left="0.0069in" fo:padding-bottom="0in" fo:padding-right="0.0069in"/>
    </style:style>
    <style:style style:name="P531" style:parent-style-name="Normal" style:family="paragraph">
      <style:paragraph-properties fo:line-height="115%" fo:margin-left="0.0833in">
        <style:tab-stops/>
      </style:paragraph-properties>
      <style:text-properties fo:language="en" fo:country="US"/>
    </style:style>
    <style:style style:name="TableCell532" style:family="table-cell">
      <style:table-cell-properties fo:border="0.0138in solid #000000" style:writing-mode="lr-tb" fo:padding-top="0in" fo:padding-left="0.0069in" fo:padding-bottom="0in" fo:padding-right="0.0069in"/>
    </style:style>
    <style:style style:name="P533" style:parent-style-name="Normal" style:family="paragraph">
      <style:paragraph-properties fo:line-height="115%" fo:margin-left="0.0833in">
        <style:tab-stops/>
      </style:paragraph-properties>
      <style:text-properties fo:language="en" fo:country="US"/>
    </style:style>
    <style:style style:name="TableCell534" style:family="table-cell">
      <style:table-cell-properties fo:border="0.0138in solid #000000" style:writing-mode="lr-tb" fo:padding-top="0in" fo:padding-left="0.0069in" fo:padding-bottom="0in" fo:padding-right="0.0069in"/>
    </style:style>
    <style:style style:name="P535" style:parent-style-name="Normal" style:family="paragraph">
      <style:paragraph-properties fo:line-height="115%" fo:margin-left="0.0833in">
        <style:tab-stops/>
      </style:paragraph-properties>
      <style:text-properties fo:language="en" fo:country="US"/>
    </style:style>
    <style:style style:name="TableRow536" style:family="table-row">
      <style:table-row-properties style:use-optimal-row-height="false"/>
    </style:style>
    <style:style style:name="TableCell537" style:family="table-cell">
      <style:table-cell-properties fo:border="0.0138in solid #000000" style:writing-mode="lr-tb" fo:padding-top="0in" fo:padding-left="0.0069in" fo:padding-bottom="0in" fo:padding-right="0.0069in"/>
    </style:style>
    <style:style style:name="P538" style:parent-style-name="Normal" style:family="paragraph">
      <style:paragraph-properties fo:line-height="115%" fo:margin-left="0.0833in">
        <style:tab-stops/>
      </style:paragraph-properties>
      <style:text-properties fo:language="en" fo:country="US"/>
    </style:style>
    <style:style style:name="TableCell539" style:family="table-cell">
      <style:table-cell-properties fo:border="0.0138in solid #000000" style:writing-mode="lr-tb" fo:padding-top="0in" fo:padding-left="0.0069in" fo:padding-bottom="0in" fo:padding-right="0.0069in"/>
    </style:style>
    <style:style style:name="P540" style:parent-style-name="Normal" style:family="paragraph">
      <style:paragraph-properties fo:line-height="115%" fo:margin-left="0.0833in">
        <style:tab-stops/>
      </style:paragraph-properties>
      <style:text-properties fo:language="en" fo:country="US"/>
    </style:style>
    <style:style style:name="TableCell541" style:family="table-cell">
      <style:table-cell-properties fo:border="0.0138in solid #000000" style:writing-mode="lr-tb" fo:padding-top="0in" fo:padding-left="0.0069in" fo:padding-bottom="0in" fo:padding-right="0.0069in"/>
    </style:style>
    <style:style style:name="P542" style:parent-style-name="Normal" style:family="paragraph">
      <style:paragraph-properties fo:line-height="115%" fo:margin-left="0.0833in">
        <style:tab-stops/>
      </style:paragraph-properties>
      <style:text-properties fo:language="en" fo:country="US"/>
    </style:style>
    <style:style style:name="TableRow543" style:family="table-row">
      <style:table-row-properties style:use-optimal-row-height="false"/>
    </style:style>
    <style:style style:name="TableCell544" style:family="table-cell">
      <style:table-cell-properties fo:border="0.0138in solid #000000" style:writing-mode="lr-tb" fo:padding-top="0in" fo:padding-left="0.0069in" fo:padding-bottom="0in" fo:padding-right="0.0069in"/>
    </style:style>
    <style:style style:name="P545" style:parent-style-name="Normal" style:family="paragraph">
      <style:paragraph-properties fo:line-height="115%" fo:margin-left="0.0833in">
        <style:tab-stops/>
      </style:paragraph-properties>
      <style:text-properties fo:language="en" fo:country="US"/>
    </style:style>
    <style:style style:name="TableCell546" style:family="table-cell">
      <style:table-cell-properties fo:border="0.0138in solid #000000" style:writing-mode="lr-tb" fo:padding-top="0in" fo:padding-left="0.0069in" fo:padding-bottom="0in" fo:padding-right="0.0069in"/>
    </style:style>
    <style:style style:name="P547" style:parent-style-name="Normal" style:family="paragraph">
      <style:paragraph-properties fo:line-height="115%" fo:margin-left="0.0833in">
        <style:tab-stops/>
      </style:paragraph-properties>
      <style:text-properties fo:language="en" fo:country="US"/>
    </style:style>
    <style:style style:name="TableCell548" style:family="table-cell">
      <style:table-cell-properties fo:border="0.0138in solid #000000" style:writing-mode="lr-tb" fo:padding-top="0in" fo:padding-left="0.0069in" fo:padding-bottom="0in" fo:padding-right="0.0069in"/>
    </style:style>
    <style:style style:name="P549" style:parent-style-name="Normal" style:family="paragraph">
      <style:paragraph-properties fo:line-height="115%" fo:margin-left="0.0833in">
        <style:tab-stops/>
      </style:paragraph-properties>
      <style:text-properties fo:language="en" fo:country="US"/>
    </style:style>
    <style:style style:name="TableRow550" style:family="table-row">
      <style:table-row-properties style:use-optimal-row-height="false"/>
    </style:style>
    <style:style style:name="TableCell551" style:family="table-cell">
      <style:table-cell-properties fo:border="0.0138in solid #000000" style:writing-mode="lr-tb" fo:padding-top="0in" fo:padding-left="0.0069in" fo:padding-bottom="0in" fo:padding-right="0.0069in"/>
    </style:style>
    <style:style style:name="P552" style:parent-style-name="Normal" style:family="paragraph">
      <style:paragraph-properties fo:line-height="115%" fo:margin-left="0.0833in">
        <style:tab-stops/>
      </style:paragraph-properties>
      <style:text-properties fo:language="en" fo:country="US"/>
    </style:style>
    <style:style style:name="TableCell553" style:family="table-cell">
      <style:table-cell-properties fo:border="0.0138in solid #000000" style:writing-mode="lr-tb" fo:padding-top="0in" fo:padding-left="0.0069in" fo:padding-bottom="0in" fo:padding-right="0.0069in"/>
    </style:style>
    <style:style style:name="P554" style:parent-style-name="Normal" style:family="paragraph">
      <style:paragraph-properties fo:line-height="115%" fo:margin-left="0.0833in">
        <style:tab-stops/>
      </style:paragraph-properties>
      <style:text-properties fo:language="en" fo:country="US"/>
    </style:style>
    <style:style style:name="TableCell555" style:family="table-cell">
      <style:table-cell-properties fo:border="0.0138in solid #000000" style:writing-mode="lr-tb" fo:padding-top="0in" fo:padding-left="0.0069in" fo:padding-bottom="0in" fo:padding-right="0.0069in"/>
    </style:style>
    <style:style style:name="P556" style:parent-style-name="Normal" style:family="paragraph">
      <style:paragraph-properties fo:line-height="115%" fo:margin-left="0.0833in">
        <style:tab-stops/>
      </style:paragraph-properties>
      <style:text-properties fo:language="en" fo:country="US"/>
    </style:style>
    <style:style style:name="TableRow557" style:family="table-row">
      <style:table-row-properties style:use-optimal-row-height="false"/>
    </style:style>
    <style:style style:name="TableCell558" style:family="table-cell">
      <style:table-cell-properties fo:border="0.0138in solid #000000" style:writing-mode="lr-tb" fo:padding-top="0in" fo:padding-left="0.0069in" fo:padding-bottom="0in" fo:padding-right="0.0069in"/>
    </style:style>
    <style:style style:name="P559" style:parent-style-name="Normal" style:family="paragraph">
      <style:paragraph-properties fo:line-height="115%" fo:margin-left="0.0833in">
        <style:tab-stops/>
      </style:paragraph-properties>
      <style:text-properties fo:language="en" fo:country="US"/>
    </style:style>
    <style:style style:name="TableCell560" style:family="table-cell">
      <style:table-cell-properties fo:border="0.0138in solid #000000" style:writing-mode="lr-tb" fo:padding-top="0in" fo:padding-left="0.0069in" fo:padding-bottom="0in" fo:padding-right="0.0069in"/>
    </style:style>
    <style:style style:name="P561" style:parent-style-name="Normal" style:family="paragraph">
      <style:paragraph-properties fo:line-height="115%" fo:margin-left="0.0833in">
        <style:tab-stops/>
      </style:paragraph-properties>
      <style:text-properties fo:language="en" fo:country="US"/>
    </style:style>
    <style:style style:name="TableCell562" style:family="table-cell">
      <style:table-cell-properties fo:border="0.0138in solid #000000" style:writing-mode="lr-tb" fo:padding-top="0in" fo:padding-left="0.0069in" fo:padding-bottom="0in" fo:padding-right="0.0069in"/>
    </style:style>
    <style:style style:name="P563" style:parent-style-name="Normal" style:family="paragraph">
      <style:paragraph-properties fo:line-height="115%" fo:margin-left="0.0833in">
        <style:tab-stops/>
      </style:paragraph-properties>
      <style:text-properties fo:language="en" fo:country="US"/>
    </style:style>
    <style:style style:name="TableRow564" style:family="table-row">
      <style:table-row-properties style:use-optimal-row-height="false"/>
    </style:style>
    <style:style style:name="TableCell565" style:family="table-cell">
      <style:table-cell-properties fo:border="0.0138in solid #000000" style:writing-mode="lr-tb" fo:padding-top="0in" fo:padding-left="0.0069in" fo:padding-bottom="0in" fo:padding-right="0.0069in"/>
    </style:style>
    <style:style style:name="P566" style:parent-style-name="Normal" style:family="paragraph">
      <style:paragraph-properties fo:line-height="115%" fo:margin-left="0.0833in">
        <style:tab-stops/>
      </style:paragraph-properties>
      <style:text-properties fo:language="en" fo:country="US"/>
    </style:style>
    <style:style style:name="TableCell567" style:family="table-cell">
      <style:table-cell-properties fo:border="0.0138in solid #000000" style:writing-mode="lr-tb" fo:padding-top="0in" fo:padding-left="0.0069in" fo:padding-bottom="0in" fo:padding-right="0.0069in"/>
    </style:style>
    <style:style style:name="P568" style:parent-style-name="Normal" style:family="paragraph">
      <style:paragraph-properties fo:line-height="115%" fo:margin-left="0.0833in">
        <style:tab-stops/>
      </style:paragraph-properties>
      <style:text-properties fo:language="en" fo:country="US"/>
    </style:style>
    <style:style style:name="TableCell569" style:family="table-cell">
      <style:table-cell-properties fo:border="0.0138in solid #000000" style:writing-mode="lr-tb" fo:padding-top="0in" fo:padding-left="0.0069in" fo:padding-bottom="0in" fo:padding-right="0.0069in"/>
    </style:style>
    <style:style style:name="P570" style:parent-style-name="Normal" style:family="paragraph">
      <style:paragraph-properties fo:line-height="115%" fo:margin-left="0.0833in">
        <style:tab-stops/>
      </style:paragraph-properties>
      <style:text-properties fo:language="en" fo:country="US"/>
    </style:style>
    <style:style style:name="TableRow571" style:family="table-row">
      <style:table-row-properties style:use-optimal-row-height="false"/>
    </style:style>
    <style:style style:name="TableCell572" style:family="table-cell">
      <style:table-cell-properties fo:border="0.0138in solid #000000" style:writing-mode="lr-tb" fo:padding-top="0in" fo:padding-left="0.0069in" fo:padding-bottom="0in" fo:padding-right="0.0069in"/>
    </style:style>
    <style:style style:name="P573" style:parent-style-name="Normal" style:family="paragraph">
      <style:paragraph-properties fo:line-height="115%" fo:margin-left="0.0833in">
        <style:tab-stops/>
      </style:paragraph-properties>
      <style:text-properties fo:language="en" fo:country="US"/>
    </style:style>
    <style:style style:name="TableCell574" style:family="table-cell">
      <style:table-cell-properties fo:border="0.0138in solid #000000" style:writing-mode="lr-tb" fo:padding-top="0in" fo:padding-left="0.0069in" fo:padding-bottom="0in" fo:padding-right="0.0069in"/>
    </style:style>
    <style:style style:name="P575" style:parent-style-name="Normal" style:family="paragraph">
      <style:paragraph-properties fo:line-height="115%" fo:margin-left="0.0833in">
        <style:tab-stops/>
      </style:paragraph-properties>
      <style:text-properties fo:language="en" fo:country="US"/>
    </style:style>
    <style:style style:name="TableCell576" style:family="table-cell">
      <style:table-cell-properties fo:border="0.0138in solid #000000" style:writing-mode="lr-tb" fo:padding-top="0in" fo:padding-left="0.0069in" fo:padding-bottom="0in" fo:padding-right="0.0069in"/>
    </style:style>
    <style:style style:name="P577" style:parent-style-name="Normal" style:family="paragraph">
      <style:paragraph-properties fo:line-height="115%" fo:margin-left="0.0833in">
        <style:tab-stops/>
      </style:paragraph-properties>
      <style:text-properties fo:language="en" fo:country="US"/>
    </style:style>
    <style:style style:name="TableRow578" style:family="table-row">
      <style:table-row-properties style:use-optimal-row-height="false"/>
    </style:style>
    <style:style style:name="TableCell579" style:family="table-cell">
      <style:table-cell-properties fo:border="0.0138in solid #000000" style:writing-mode="lr-tb" fo:padding-top="0in" fo:padding-left="0.0069in" fo:padding-bottom="0in" fo:padding-right="0.0069in"/>
    </style:style>
    <style:style style:name="P580" style:parent-style-name="Normal" style:family="paragraph">
      <style:paragraph-properties fo:line-height="115%" fo:margin-left="0.0833in">
        <style:tab-stops/>
      </style:paragraph-properties>
      <style:text-properties fo:language="en" fo:country="US"/>
    </style:style>
    <style:style style:name="TableCell581" style:family="table-cell">
      <style:table-cell-properties fo:border="0.0138in solid #000000" style:writing-mode="lr-tb" fo:padding-top="0in" fo:padding-left="0.0069in" fo:padding-bottom="0in" fo:padding-right="0.0069in"/>
    </style:style>
    <style:style style:name="P582" style:parent-style-name="Normal" style:family="paragraph">
      <style:paragraph-properties fo:line-height="115%" fo:margin-left="0.0833in">
        <style:tab-stops/>
      </style:paragraph-properties>
      <style:text-properties fo:language="en" fo:country="US"/>
    </style:style>
    <style:style style:name="TableCell583" style:family="table-cell">
      <style:table-cell-properties fo:border="0.0138in solid #000000" style:writing-mode="lr-tb" fo:padding-top="0in" fo:padding-left="0.0069in" fo:padding-bottom="0in" fo:padding-right="0.0069in"/>
    </style:style>
    <style:style style:name="P584" style:parent-style-name="Normal" style:family="paragraph">
      <style:paragraph-properties fo:line-height="115%" fo:margin-left="0.0833in">
        <style:tab-stops/>
      </style:paragraph-properties>
      <style:text-properties fo:language="en" fo:country="US"/>
    </style:style>
    <style:style style:name="TableRow585" style:family="table-row">
      <style:table-row-properties style:use-optimal-row-height="false"/>
    </style:style>
    <style:style style:name="TableCell586" style:family="table-cell">
      <style:table-cell-properties fo:border="0.0138in solid #000000" style:writing-mode="lr-tb" fo:padding-top="0in" fo:padding-left="0.0069in" fo:padding-bottom="0in" fo:padding-right="0.0069in"/>
    </style:style>
    <style:style style:name="P587" style:parent-style-name="Normal" style:family="paragraph">
      <style:paragraph-properties fo:line-height="115%" fo:margin-left="0.0833in">
        <style:tab-stops/>
      </style:paragraph-properties>
      <style:text-properties fo:language="en" fo:country="US"/>
    </style:style>
    <style:style style:name="TableCell588" style:family="table-cell">
      <style:table-cell-properties fo:border="0.0138in solid #000000" style:writing-mode="lr-tb" fo:padding-top="0in" fo:padding-left="0.0069in" fo:padding-bottom="0in" fo:padding-right="0.0069in"/>
    </style:style>
    <style:style style:name="P589" style:parent-style-name="Normal" style:family="paragraph">
      <style:paragraph-properties fo:line-height="115%" fo:margin-left="0.0833in">
        <style:tab-stops/>
      </style:paragraph-properties>
      <style:text-properties fo:language="en" fo:country="US"/>
    </style:style>
    <style:style style:name="TableCell590" style:family="table-cell">
      <style:table-cell-properties fo:border="0.0138in solid #000000" style:writing-mode="lr-tb" fo:padding-top="0in" fo:padding-left="0.0069in" fo:padding-bottom="0in" fo:padding-right="0.0069in"/>
    </style:style>
    <style:style style:name="P591" style:parent-style-name="Normal" style:family="paragraph">
      <style:paragraph-properties fo:line-height="115%" fo:margin-left="0.0833in">
        <style:tab-stops/>
      </style:paragraph-properties>
      <style:text-properties fo:language="en" fo:country="US"/>
    </style:style>
    <style:style style:name="TableRow592" style:family="table-row">
      <style:table-row-properties style:use-optimal-row-height="false"/>
    </style:style>
    <style:style style:name="TableCell593" style:family="table-cell">
      <style:table-cell-properties fo:border="0.0138in solid #000000" style:writing-mode="lr-tb" fo:padding-top="0in" fo:padding-left="0.0069in" fo:padding-bottom="0in" fo:padding-right="0.0069in"/>
    </style:style>
    <style:style style:name="P594" style:parent-style-name="Normal" style:family="paragraph">
      <style:paragraph-properties fo:line-height="115%" fo:margin-left="0.0833in">
        <style:tab-stops/>
      </style:paragraph-properties>
      <style:text-properties fo:language="en" fo:country="US"/>
    </style:style>
    <style:style style:name="TableCell595" style:family="table-cell">
      <style:table-cell-properties fo:border="0.0138in solid #000000" style:writing-mode="lr-tb" fo:padding-top="0in" fo:padding-left="0.0069in" fo:padding-bottom="0in" fo:padding-right="0.0069in"/>
    </style:style>
    <style:style style:name="P596" style:parent-style-name="Normal" style:family="paragraph">
      <style:paragraph-properties fo:line-height="115%" fo:margin-left="0.0833in">
        <style:tab-stops/>
      </style:paragraph-properties>
      <style:text-properties fo:language="en" fo:country="US"/>
    </style:style>
    <style:style style:name="TableCell597" style:family="table-cell">
      <style:table-cell-properties fo:border="0.0138in solid #000000" style:writing-mode="lr-tb" fo:padding-top="0in" fo:padding-left="0.0069in" fo:padding-bottom="0in" fo:padding-right="0.0069in"/>
    </style:style>
    <style:style style:name="P598" style:parent-style-name="Normal" style:family="paragraph">
      <style:paragraph-properties fo:line-height="115%" fo:margin-left="0.0833in">
        <style:tab-stops/>
      </style:paragraph-properties>
      <style:text-properties fo:language="en" fo:country="US"/>
    </style:style>
    <style:style style:name="TableRow599" style:family="table-row">
      <style:table-row-properties style:use-optimal-row-height="false"/>
    </style:style>
    <style:style style:name="TableCell600" style:family="table-cell">
      <style:table-cell-properties fo:border="0.0138in solid #000000" style:writing-mode="lr-tb" fo:padding-top="0in" fo:padding-left="0.0069in" fo:padding-bottom="0in" fo:padding-right="0.0069in"/>
    </style:style>
    <style:style style:name="P601" style:parent-style-name="Normal" style:family="paragraph">
      <style:paragraph-properties fo:line-height="115%" fo:margin-left="0.0833in">
        <style:tab-stops/>
      </style:paragraph-properties>
      <style:text-properties fo:language="en" fo:country="US"/>
    </style:style>
    <style:style style:name="TableCell602" style:family="table-cell">
      <style:table-cell-properties fo:border="0.0138in solid #000000" style:writing-mode="lr-tb" fo:padding-top="0in" fo:padding-left="0.0069in" fo:padding-bottom="0in" fo:padding-right="0.0069in"/>
    </style:style>
    <style:style style:name="P603" style:parent-style-name="Normal" style:family="paragraph">
      <style:paragraph-properties fo:line-height="115%" fo:margin-left="0.0833in">
        <style:tab-stops/>
      </style:paragraph-properties>
      <style:text-properties fo:language="en" fo:country="US"/>
    </style:style>
    <style:style style:name="TableCell604" style:family="table-cell">
      <style:table-cell-properties fo:border="0.0138in solid #000000" style:writing-mode="lr-tb" fo:padding-top="0in" fo:padding-left="0.0069in" fo:padding-bottom="0in" fo:padding-right="0.0069in"/>
    </style:style>
    <style:style style:name="P605" style:parent-style-name="Normal" style:family="paragraph">
      <style:paragraph-properties fo:line-height="115%" fo:margin-left="0.0833in">
        <style:tab-stops/>
      </style:paragraph-properties>
      <style:text-properties fo:language="en" fo:country="US"/>
    </style:style>
    <style:style style:name="TableRow606" style:family="table-row">
      <style:table-row-properties style:use-optimal-row-height="false"/>
    </style:style>
    <style:style style:name="TableCell607" style:family="table-cell">
      <style:table-cell-properties fo:border="0.0138in solid #000000" style:writing-mode="lr-tb" fo:padding-top="0in" fo:padding-left="0.0069in" fo:padding-bottom="0in" fo:padding-right="0.0069in"/>
    </style:style>
    <style:style style:name="P608" style:parent-style-name="Normal" style:family="paragraph">
      <style:paragraph-properties fo:line-height="115%" fo:margin-left="0.0833in">
        <style:tab-stops/>
      </style:paragraph-properties>
    </style:style>
    <style:style style:name="T609" style:parent-style-name="Policepardéfaut" style:family="text">
      <style:text-properties fo:language="en" fo:country="US"/>
    </style:style>
    <style:style style:name="TableCell610" style:family="table-cell">
      <style:table-cell-properties fo:border="0.0138in solid #000000" style:writing-mode="lr-tb" fo:padding-top="0in" fo:padding-left="0.0069in" fo:padding-bottom="0in" fo:padding-right="0.0069in"/>
    </style:style>
    <style:style style:name="P611" style:parent-style-name="Normal" style:family="paragraph">
      <style:paragraph-properties fo:line-height="115%" fo:margin-left="0.0833in">
        <style:tab-stops/>
      </style:paragraph-properties>
    </style:style>
    <style:style style:name="T612" style:parent-style-name="Policepardéfaut" style:family="text">
      <style:text-properties fo:language="en" fo:country="GB"/>
    </style:style>
    <style:style style:name="TableCell613" style:family="table-cell">
      <style:table-cell-properties fo:border="0.0138in solid #000000" style:writing-mode="lr-tb" fo:padding-top="0in" fo:padding-left="0.0069in" fo:padding-bottom="0in" fo:padding-right="0.0069in"/>
    </style:style>
    <style:style style:name="P614" style:parent-style-name="Normal" style:family="paragraph">
      <style:paragraph-properties fo:line-height="115%" fo:margin-left="0.0833in">
        <style:tab-stops/>
      </style:paragraph-properties>
      <style:text-properties fo:language="en" fo:country="US"/>
    </style:style>
    <style:style style:name="TableRow615" style:family="table-row">
      <style:table-row-properties style:use-optimal-row-height="false"/>
    </style:style>
    <style:style style:name="TableCell616" style:family="table-cell">
      <style:table-cell-properties fo:border="0.0138in solid #000000" style:writing-mode="lr-tb" fo:padding-top="0in" fo:padding-left="0.0069in" fo:padding-bottom="0in" fo:padding-right="0.0069in"/>
    </style:style>
    <style:style style:name="P617" style:parent-style-name="Normal" style:family="paragraph">
      <style:paragraph-properties fo:line-height="115%" fo:margin-left="0.0833in">
        <style:tab-stops/>
      </style:paragraph-properties>
    </style:style>
    <style:style style:name="T618" style:parent-style-name="Policepardéfaut" style:family="text">
      <style:text-properties fo:language="en" fo:country="US"/>
    </style:style>
    <style:style style:name="TableCell619" style:family="table-cell">
      <style:table-cell-properties fo:border="0.0138in solid #000000" style:writing-mode="lr-tb" fo:padding-top="0in" fo:padding-left="0.0069in" fo:padding-bottom="0in" fo:padding-right="0.0069in"/>
    </style:style>
    <style:style style:name="P620" style:parent-style-name="Normal" style:family="paragraph">
      <style:paragraph-properties fo:line-height="115%" fo:margin-left="0.0833in">
        <style:tab-stops/>
      </style:paragraph-properties>
      <style:text-properties fo:language="en" fo:country="GB"/>
    </style:style>
    <style:style style:name="TableCell621" style:family="table-cell">
      <style:table-cell-properties fo:border="0.0138in solid #000000" style:writing-mode="lr-tb" fo:padding-top="0in" fo:padding-left="0.0069in" fo:padding-bottom="0in" fo:padding-right="0.0069in"/>
    </style:style>
    <style:style style:name="P622" style:parent-style-name="Normal" style:family="paragraph">
      <style:paragraph-properties fo:line-height="115%" fo:margin-left="0.0833in">
        <style:tab-stops/>
      </style:paragraph-properties>
      <style:text-properties fo:language="en" fo:country="US"/>
    </style:style>
    <style:style style:name="TableRow623" style:family="table-row">
      <style:table-row-properties style:use-optimal-row-height="false"/>
    </style:style>
    <style:style style:name="TableCell624" style:family="table-cell">
      <style:table-cell-properties fo:border="0.0138in solid #000000" style:writing-mode="lr-tb" fo:padding-top="0in" fo:padding-left="0.0069in" fo:padding-bottom="0in" fo:padding-right="0.0069in"/>
    </style:style>
    <style:style style:name="P625" style:parent-style-name="Normal" style:family="paragraph">
      <style:paragraph-properties fo:line-height="115%" fo:margin-left="0.0833in">
        <style:tab-stops/>
      </style:paragraph-properties>
    </style:style>
    <style:style style:name="T626" style:parent-style-name="Policepardéfaut" style:family="text">
      <style:text-properties fo:language="en" fo:country="US"/>
    </style:style>
    <style:style style:name="TableCell627" style:family="table-cell">
      <style:table-cell-properties fo:border="0.0138in solid #000000" style:writing-mode="lr-tb" fo:padding-top="0in" fo:padding-left="0.0069in" fo:padding-bottom="0in" fo:padding-right="0.0069in"/>
    </style:style>
    <style:style style:name="P628" style:parent-style-name="Normal" style:family="paragraph">
      <style:paragraph-properties fo:line-height="115%" fo:margin-left="0.0833in">
        <style:tab-stops/>
      </style:paragraph-properties>
    </style:style>
    <style:style style:name="T629" style:parent-style-name="Policepardéfaut" style:family="text">
      <style:text-properties fo:language="en" fo:country="GB"/>
    </style:style>
    <style:style style:name="T630" style:parent-style-name="Policepardéfaut" style:family="text">
      <style:text-properties fo:language="en" fo:country="GB"/>
    </style:style>
    <style:style style:name="TableCell631" style:family="table-cell">
      <style:table-cell-properties fo:border="0.0138in solid #000000" style:writing-mode="lr-tb" fo:padding-top="0in" fo:padding-left="0.0069in" fo:padding-bottom="0in" fo:padding-right="0.0069in"/>
    </style:style>
    <style:style style:name="P632" style:parent-style-name="Normal" style:family="paragraph">
      <style:paragraph-properties fo:line-height="115%" fo:margin-left="0.0833in">
        <style:tab-stops/>
      </style:paragraph-properties>
      <style:text-properties fo:language="en" fo:country="US"/>
    </style:style>
    <style:style style:name="TableRow633" style:family="table-row">
      <style:table-row-properties style:use-optimal-row-height="false"/>
    </style:style>
    <style:style style:name="TableCell634" style:family="table-cell">
      <style:table-cell-properties fo:border="0.0138in solid #000000" style:writing-mode="lr-tb" fo:padding-top="0in" fo:padding-left="0.0069in" fo:padding-bottom="0in" fo:padding-right="0.0069in"/>
    </style:style>
    <style:style style:name="P635" style:parent-style-name="Normal" style:family="paragraph">
      <style:paragraph-properties fo:line-height="115%" fo:margin-left="0.0833in">
        <style:tab-stops/>
      </style:paragraph-properties>
    </style:style>
    <style:style style:name="T636" style:parent-style-name="Policepardéfaut" style:family="text">
      <style:text-properties fo:language="en" fo:country="US"/>
    </style:style>
    <style:style style:name="TableCell637" style:family="table-cell">
      <style:table-cell-properties fo:border="0.0138in solid #000000" style:writing-mode="lr-tb" fo:padding-top="0in" fo:padding-left="0.0069in" fo:padding-bottom="0in" fo:padding-right="0.0069in"/>
    </style:style>
    <style:style style:name="P638" style:parent-style-name="Normal" style:family="paragraph">
      <style:paragraph-properties fo:line-height="115%" fo:margin-left="0.0833in">
        <style:tab-stops/>
      </style:paragraph-properties>
      <style:text-properties fo:language="en" fo:country="GB"/>
    </style:style>
    <style:style style:name="TableCell639" style:family="table-cell">
      <style:table-cell-properties fo:border="0.0138in solid #000000" style:writing-mode="lr-tb" fo:padding-top="0in" fo:padding-left="0.0069in" fo:padding-bottom="0in" fo:padding-right="0.0069in"/>
    </style:style>
    <style:style style:name="P640" style:parent-style-name="Normal" style:family="paragraph">
      <style:paragraph-properties fo:line-height="115%" fo:margin-left="0.0833in">
        <style:tab-stops/>
      </style:paragraph-properties>
      <style:text-properties fo:language="en" fo:country="US"/>
    </style:style>
    <style:style style:name="TableRow641" style:family="table-row">
      <style:table-row-properties style:use-optimal-row-height="false"/>
    </style:style>
    <style:style style:name="TableCell642" style:family="table-cell">
      <style:table-cell-properties fo:border="0.0138in solid #000000" style:writing-mode="lr-tb" fo:padding-top="0in" fo:padding-left="0.0069in" fo:padding-bottom="0in" fo:padding-right="0.0069in"/>
    </style:style>
    <style:style style:name="P643" style:parent-style-name="Normal" style:family="paragraph">
      <style:paragraph-properties fo:line-height="115%" fo:margin-left="0.0833in">
        <style:tab-stops/>
      </style:paragraph-properties>
    </style:style>
    <style:style style:name="T644" style:parent-style-name="Policepardéfaut" style:family="text">
      <style:text-properties fo:language="en" fo:country="US"/>
    </style:style>
    <style:style style:name="TableCell645" style:family="table-cell">
      <style:table-cell-properties fo:border="0.0138in solid #000000" style:writing-mode="lr-tb" fo:padding-top="0in" fo:padding-left="0.0069in" fo:padding-bottom="0in" fo:padding-right="0.0069in"/>
    </style:style>
    <style:style style:name="P646" style:parent-style-name="Normal" style:family="paragraph">
      <style:paragraph-properties fo:line-height="115%" fo:margin-left="0.0833in">
        <style:tab-stops/>
      </style:paragraph-properties>
      <style:text-properties fo:language="en" fo:country="GB"/>
    </style:style>
    <style:style style:name="TableCell647" style:family="table-cell">
      <style:table-cell-properties fo:border="0.0138in solid #000000" style:writing-mode="lr-tb" fo:padding-top="0in" fo:padding-left="0.0069in" fo:padding-bottom="0in" fo:padding-right="0.0069in"/>
    </style:style>
    <style:style style:name="P648" style:parent-style-name="Normal" style:family="paragraph">
      <style:paragraph-properties fo:line-height="115%" fo:margin-left="0.0833in">
        <style:tab-stops/>
      </style:paragraph-properties>
      <style:text-properties fo:language="en" fo:country="US"/>
    </style:style>
    <style:style style:name="TableRow649" style:family="table-row">
      <style:table-row-properties style:use-optimal-row-height="false"/>
    </style:style>
    <style:style style:name="TableCell650" style:family="table-cell">
      <style:table-cell-properties fo:border="0.0138in solid #000000" style:writing-mode="lr-tb" fo:padding-top="0in" fo:padding-left="0.0069in" fo:padding-bottom="0in" fo:padding-right="0.0069in"/>
    </style:style>
    <style:style style:name="P651" style:parent-style-name="Normal" style:family="paragraph">
      <style:paragraph-properties fo:line-height="115%" fo:margin-left="0.0833in">
        <style:tab-stops/>
      </style:paragraph-properties>
    </style:style>
    <style:style style:name="T652" style:parent-style-name="Policepardéfaut" style:family="text">
      <style:text-properties fo:language="en" fo:country="US"/>
    </style:style>
    <style:style style:name="TableCell653" style:family="table-cell">
      <style:table-cell-properties fo:border="0.0138in solid #000000" style:writing-mode="lr-tb" fo:padding-top="0in" fo:padding-left="0.0069in" fo:padding-bottom="0in" fo:padding-right="0.0069in"/>
    </style:style>
    <style:style style:name="P654" style:parent-style-name="Normal" style:family="paragraph">
      <style:paragraph-properties fo:line-height="115%" fo:margin-left="0.0833in">
        <style:tab-stops/>
      </style:paragraph-properties>
      <style:text-properties fo:language="en" fo:country="GB"/>
    </style:style>
    <style:style style:name="TableCell655" style:family="table-cell">
      <style:table-cell-properties fo:border="0.0138in solid #000000" style:writing-mode="lr-tb" fo:padding-top="0in" fo:padding-left="0.0069in" fo:padding-bottom="0in" fo:padding-right="0.0069in"/>
    </style:style>
    <style:style style:name="P656" style:parent-style-name="Normal" style:family="paragraph">
      <style:paragraph-properties fo:line-height="115%" fo:margin-left="0.0833in">
        <style:tab-stops/>
      </style:paragraph-properties>
      <style:text-properties fo:language="en" fo:country="US"/>
    </style:style>
    <style:style style:name="TableRow657" style:family="table-row">
      <style:table-row-properties style:use-optimal-row-height="false"/>
    </style:style>
    <style:style style:name="TableCell658" style:family="table-cell">
      <style:table-cell-properties fo:border="0.0138in solid #000000" style:writing-mode="lr-tb" fo:padding-top="0in" fo:padding-left="0.0069in" fo:padding-bottom="0in" fo:padding-right="0.0069in"/>
    </style:style>
    <style:style style:name="P659" style:parent-style-name="Normal" style:family="paragraph">
      <style:paragraph-properties fo:line-height="115%" fo:margin-left="0.0833in">
        <style:tab-stops/>
      </style:paragraph-properties>
    </style:style>
    <style:style style:name="T660" style:parent-style-name="Policepardéfaut" style:family="text">
      <style:text-properties fo:language="en" fo:country="US"/>
    </style:style>
    <style:style style:name="TableCell661" style:family="table-cell">
      <style:table-cell-properties fo:border="0.0138in solid #000000" style:writing-mode="lr-tb" fo:padding-top="0in" fo:padding-left="0.0069in" fo:padding-bottom="0in" fo:padding-right="0.0069in"/>
    </style:style>
    <style:style style:name="P662" style:parent-style-name="Normal" style:family="paragraph">
      <style:paragraph-properties fo:line-height="115%" fo:margin-left="0.0833in">
        <style:tab-stops/>
      </style:paragraph-properties>
      <style:text-properties fo:language="en" fo:country="GB"/>
    </style:style>
    <style:style style:name="TableCell663" style:family="table-cell">
      <style:table-cell-properties fo:border="0.0138in solid #000000" style:writing-mode="lr-tb" fo:padding-top="0in" fo:padding-left="0.0069in" fo:padding-bottom="0in" fo:padding-right="0.0069in"/>
    </style:style>
    <style:style style:name="P664" style:parent-style-name="Normal" style:family="paragraph">
      <style:paragraph-properties fo:line-height="115%" fo:margin-left="0.0833in">
        <style:tab-stops/>
      </style:paragraph-properties>
      <style:text-properties fo:language="en" fo:country="US"/>
    </style:style>
    <style:style style:name="TableRow665" style:family="table-row">
      <style:table-row-properties style:use-optimal-row-height="false"/>
    </style:style>
    <style:style style:name="TableCell666" style:family="table-cell">
      <style:table-cell-properties fo:border="0.0138in solid #000000" style:writing-mode="lr-tb" fo:padding-top="0in" fo:padding-left="0.0069in" fo:padding-bottom="0in" fo:padding-right="0.0069in"/>
    </style:style>
    <style:style style:name="P667" style:parent-style-name="Normal" style:family="paragraph">
      <style:paragraph-properties fo:line-height="115%" fo:margin-left="0.0833in">
        <style:tab-stops/>
      </style:paragraph-properties>
    </style:style>
    <style:style style:name="T668" style:parent-style-name="Policepardéfaut" style:family="text">
      <style:text-properties fo:language="en" fo:country="US"/>
    </style:style>
    <style:style style:name="TableCell669" style:family="table-cell">
      <style:table-cell-properties fo:border="0.0138in solid #000000" style:writing-mode="lr-tb" fo:padding-top="0in" fo:padding-left="0.0069in" fo:padding-bottom="0in" fo:padding-right="0.0069in"/>
    </style:style>
    <style:style style:name="P670" style:parent-style-name="Normal" style:family="paragraph">
      <style:paragraph-properties fo:line-height="115%" fo:margin-left="0.0833in">
        <style:tab-stops/>
      </style:paragraph-properties>
      <style:text-properties fo:language="en" fo:country="GB"/>
    </style:style>
    <style:style style:name="TableCell671" style:family="table-cell">
      <style:table-cell-properties fo:border="0.0138in solid #000000" style:writing-mode="lr-tb" fo:padding-top="0in" fo:padding-left="0.0069in" fo:padding-bottom="0in" fo:padding-right="0.0069in"/>
    </style:style>
    <style:style style:name="P672" style:parent-style-name="Normal" style:family="paragraph">
      <style:paragraph-properties fo:line-height="115%" fo:margin-left="0.0833in">
        <style:tab-stops/>
      </style:paragraph-properties>
      <style:text-properties fo:language="en" fo:country="US"/>
    </style:style>
    <style:style style:name="TableRow673" style:family="table-row">
      <style:table-row-properties style:use-optimal-row-height="false"/>
    </style:style>
    <style:style style:name="TableCell674" style:family="table-cell">
      <style:table-cell-properties fo:border="0.0138in solid #000000" style:writing-mode="lr-tb" fo:padding-top="0in" fo:padding-left="0.0069in" fo:padding-bottom="0in" fo:padding-right="0.0069in"/>
    </style:style>
    <style:style style:name="P675" style:parent-style-name="Normal" style:family="paragraph">
      <style:paragraph-properties fo:line-height="115%" fo:margin-left="0.0833in">
        <style:tab-stops/>
      </style:paragraph-properties>
    </style:style>
    <style:style style:name="T676" style:parent-style-name="Policepardéfaut" style:family="text">
      <style:text-properties fo:language="en" fo:country="US"/>
    </style:style>
    <style:style style:name="TableCell677" style:family="table-cell">
      <style:table-cell-properties fo:border="0.0138in solid #000000" style:writing-mode="lr-tb" fo:padding-top="0in" fo:padding-left="0.0069in" fo:padding-bottom="0in" fo:padding-right="0.0069in"/>
    </style:style>
    <style:style style:name="P678" style:parent-style-name="Normal" style:family="paragraph">
      <style:paragraph-properties fo:line-height="115%" fo:margin-left="0.0833in">
        <style:tab-stops/>
      </style:paragraph-properties>
    </style:style>
    <style:style style:name="T679" style:parent-style-name="Policepardéfaut" style:family="text">
      <style:text-properties fo:language="en" fo:country="US"/>
    </style:style>
    <style:style style:name="T680" style:parent-style-name="Policepardéfaut" style:family="text">
      <style:text-properties fo:language="en" fo:country="GB"/>
    </style:style>
    <style:style style:name="T681" style:parent-style-name="Policepardéfaut" style:family="text">
      <style:text-properties fo:language="en" fo:country="GB"/>
    </style:style>
    <style:style style:name="TableCell682" style:family="table-cell">
      <style:table-cell-properties fo:border="0.0138in solid #000000" style:writing-mode="lr-tb" fo:padding-top="0in" fo:padding-left="0.0069in" fo:padding-bottom="0in" fo:padding-right="0.0069in"/>
    </style:style>
    <style:style style:name="P683" style:parent-style-name="Normal" style:family="paragraph">
      <style:paragraph-properties fo:line-height="115%" fo:margin-left="0.0833in">
        <style:tab-stops/>
      </style:paragraph-properties>
      <style:text-properties fo:language="en" fo:country="US"/>
    </style:style>
    <style:style style:name="TableRow684" style:family="table-row">
      <style:table-row-properties style:use-optimal-row-height="false"/>
    </style:style>
    <style:style style:name="TableCell685" style:family="table-cell">
      <style:table-cell-properties fo:border="0.0138in solid #000000" style:writing-mode="lr-tb" fo:padding-top="0in" fo:padding-left="0.0069in" fo:padding-bottom="0in" fo:padding-right="0.0069in"/>
    </style:style>
    <style:style style:name="P686" style:parent-style-name="Normal" style:family="paragraph">
      <style:paragraph-properties fo:line-height="115%" fo:margin-left="0.0833in">
        <style:tab-stops/>
      </style:paragraph-properties>
    </style:style>
    <style:style style:name="T687" style:parent-style-name="Policepardéfaut" style:family="text">
      <style:text-properties fo:language="en" fo:country="US"/>
    </style:style>
    <style:style style:name="TableCell688" style:family="table-cell">
      <style:table-cell-properties fo:border="0.0138in solid #000000" style:writing-mode="lr-tb" fo:padding-top="0in" fo:padding-left="0.0069in" fo:padding-bottom="0in" fo:padding-right="0.0069in"/>
    </style:style>
    <style:style style:name="P689" style:parent-style-name="Normal" style:family="paragraph">
      <style:paragraph-properties fo:line-height="115%" fo:margin-left="0.0833in">
        <style:tab-stops/>
      </style:paragraph-properties>
    </style:style>
    <style:style style:name="T690" style:parent-style-name="Policepardéfaut" style:family="text">
      <style:text-properties fo:language="en" fo:country="US"/>
    </style:style>
    <style:style style:name="T691" style:parent-style-name="Policepardéfaut" style:family="text">
      <style:text-properties fo:language="en" fo:country="GB"/>
    </style:style>
    <style:style style:name="TableCell692" style:family="table-cell">
      <style:table-cell-properties fo:border="0.0138in solid #000000" style:writing-mode="lr-tb" fo:padding-top="0in" fo:padding-left="0.0069in" fo:padding-bottom="0in" fo:padding-right="0.0069in"/>
    </style:style>
    <style:style style:name="P693" style:parent-style-name="Normal" style:family="paragraph">
      <style:paragraph-properties fo:line-height="115%" fo:margin-left="0.0833in">
        <style:tab-stops/>
      </style:paragraph-properties>
      <style:text-properties fo:language="en" fo:country="US"/>
    </style:style>
    <style:style style:name="TableRow694" style:family="table-row">
      <style:table-row-properties style:use-optimal-row-height="false"/>
    </style:style>
    <style:style style:name="TableCell695" style:family="table-cell">
      <style:table-cell-properties fo:border="0.0138in solid #000000" style:writing-mode="lr-tb" fo:padding-top="0in" fo:padding-left="0.0069in" fo:padding-bottom="0in" fo:padding-right="0.0069in"/>
    </style:style>
    <style:style style:name="P696" style:parent-style-name="Normal" style:family="paragraph">
      <style:paragraph-properties fo:line-height="115%" fo:margin-left="0.0833in">
        <style:tab-stops/>
      </style:paragraph-properties>
    </style:style>
    <style:style style:name="T697" style:parent-style-name="Policepardéfaut" style:family="text">
      <style:text-properties fo:language="en" fo:country="US"/>
    </style:style>
    <style:style style:name="TableCell698" style:family="table-cell">
      <style:table-cell-properties fo:border="0.0138in solid #000000" style:writing-mode="lr-tb" fo:padding-top="0in" fo:padding-left="0.0069in" fo:padding-bottom="0in" fo:padding-right="0.0069in"/>
    </style:style>
    <style:style style:name="P699" style:parent-style-name="Normal" style:family="paragraph">
      <style:paragraph-properties fo:line-height="115%" fo:margin-left="0.0833in">
        <style:tab-stops/>
      </style:paragraph-properties>
    </style:style>
    <style:style style:name="T700" style:parent-style-name="Policepardéfaut" style:family="text">
      <style:text-properties fo:language="en" fo:country="US"/>
    </style:style>
    <style:style style:name="T701" style:parent-style-name="Policepardéfaut" style:family="text">
      <style:text-properties fo:language="en" fo:country="GB"/>
    </style:style>
    <style:style style:name="TableCell702" style:family="table-cell">
      <style:table-cell-properties fo:border="0.0138in solid #000000" style:writing-mode="lr-tb" fo:padding-top="0in" fo:padding-left="0.0069in" fo:padding-bottom="0in" fo:padding-right="0.0069in"/>
    </style:style>
    <style:style style:name="P703" style:parent-style-name="Normal" style:family="paragraph">
      <style:paragraph-properties fo:line-height="115%" fo:margin-left="0.0833in">
        <style:tab-stops/>
      </style:paragraph-properties>
      <style:text-properties fo:language="en" fo:country="US"/>
    </style:style>
    <style:style style:name="TableRow704" style:family="table-row">
      <style:table-row-properties style:use-optimal-row-height="false"/>
    </style:style>
    <style:style style:name="TableCell705" style:family="table-cell">
      <style:table-cell-properties fo:border="0.0138in solid #000000" style:writing-mode="lr-tb" fo:padding-top="0in" fo:padding-left="0.0069in" fo:padding-bottom="0in" fo:padding-right="0.0069in"/>
    </style:style>
    <style:style style:name="P706" style:parent-style-name="Normal" style:family="paragraph">
      <style:paragraph-properties fo:line-height="115%" fo:margin-left="0.0833in">
        <style:tab-stops/>
      </style:paragraph-properties>
    </style:style>
    <style:style style:name="T707" style:parent-style-name="Policepardéfaut" style:family="text">
      <style:text-properties fo:language="en" fo:country="US"/>
    </style:style>
    <style:style style:name="TableCell708" style:family="table-cell">
      <style:table-cell-properties fo:border="0.0138in solid #000000" style:writing-mode="lr-tb" fo:padding-top="0in" fo:padding-left="0.0069in" fo:padding-bottom="0in" fo:padding-right="0.0069in"/>
    </style:style>
    <style:style style:name="P709" style:parent-style-name="Normal" style:family="paragraph">
      <style:paragraph-properties fo:line-height="115%" fo:margin-left="0.0833in">
        <style:tab-stops/>
      </style:paragraph-properties>
      <style:text-properties fo:language="en" fo:country="US"/>
    </style:style>
    <style:style style:name="TableCell710" style:family="table-cell">
      <style:table-cell-properties fo:border="0.0138in solid #000000" style:writing-mode="lr-tb" fo:padding-top="0in" fo:padding-left="0.0069in" fo:padding-bottom="0in" fo:padding-right="0.0069in"/>
    </style:style>
    <style:style style:name="P711" style:parent-style-name="Normal" style:family="paragraph">
      <style:paragraph-properties fo:line-height="115%" fo:margin-left="0.0833in">
        <style:tab-stops/>
      </style:paragraph-properties>
      <style:text-properties fo:language="en" fo:country="US"/>
    </style:style>
    <style:style style:name="TableRow712" style:family="table-row">
      <style:table-row-properties style:min-row-height="0.2631in" style:use-optimal-row-height="false"/>
    </style:style>
    <style:style style:name="TableCell713" style:family="table-cell">
      <style:table-cell-properties fo:border="0.0138in solid #000000" style:writing-mode="lr-tb" fo:padding-top="0in" fo:padding-left="0.0069in" fo:padding-bottom="0in" fo:padding-right="0.0069in"/>
    </style:style>
    <style:style style:name="P714" style:parent-style-name="Normal" style:family="paragraph">
      <style:paragraph-properties fo:line-height="115%" fo:margin-left="0.0833in">
        <style:tab-stops/>
      </style:paragraph-properties>
    </style:style>
    <style:style style:name="T715" style:parent-style-name="Policepardéfaut" style:family="text">
      <style:text-properties fo:language="en" fo:country="US"/>
    </style:style>
    <style:style style:name="TableCell716" style:family="table-cell">
      <style:table-cell-properties fo:border="0.0138in solid #000000" style:writing-mode="lr-tb" fo:padding-top="0in" fo:padding-left="0.0069in" fo:padding-bottom="0in" fo:padding-right="0.0069in"/>
    </style:style>
    <style:style style:name="P717" style:parent-style-name="Normal" style:family="paragraph">
      <style:paragraph-properties fo:line-height="115%" fo:margin-left="0.0833in">
        <style:tab-stops/>
      </style:paragraph-properties>
    </style:style>
    <style:style style:name="T718" style:parent-style-name="Policepardéfaut" style:family="text">
      <style:text-properties fo:language="en" fo:country="US"/>
    </style:style>
    <style:style style:name="T719" style:parent-style-name="Policepardéfaut" style:family="text">
      <style:text-properties fo:language="en" fo:country="GB"/>
    </style:style>
    <style:style style:name="TableCell720" style:family="table-cell">
      <style:table-cell-properties fo:border="0.0138in solid #000000" style:writing-mode="lr-tb" fo:padding-top="0in" fo:padding-left="0.0069in" fo:padding-bottom="0in" fo:padding-right="0.0069in"/>
    </style:style>
    <style:style style:name="T721" style:parent-style-name="Policepardéfaut" style:family="text">
      <style:text-properties fo:language="en" fo:country="US"/>
    </style:style>
    <style:style style:name="TableRow722" style:family="table-row">
      <style:table-row-properties style:min-row-height="0.2631in" style:use-optimal-row-height="false"/>
    </style:style>
    <style:style style:name="TableCell723" style:family="table-cell">
      <style:table-cell-properties fo:border="0.0138in solid #000000" style:writing-mode="lr-tb" fo:padding-top="0in" fo:padding-left="0.0069in" fo:padding-bottom="0in" fo:padding-right="0.0069in"/>
    </style:style>
    <style:style style:name="P724" style:parent-style-name="Normal" style:family="paragraph">
      <style:paragraph-properties fo:line-height="115%" fo:margin-left="0.0833in">
        <style:tab-stops/>
      </style:paragraph-properties>
    </style:style>
    <style:style style:name="T725" style:parent-style-name="Policepardéfaut" style:family="text">
      <style:text-properties fo:language="en" fo:country="US"/>
    </style:style>
    <style:style style:name="TableCell726" style:family="table-cell">
      <style:table-cell-properties fo:border="0.0138in solid #000000" style:writing-mode="lr-tb" fo:padding-top="0in" fo:padding-left="0.0069in" fo:padding-bottom="0in" fo:padding-right="0.0069in"/>
    </style:style>
    <style:style style:name="P727" style:parent-style-name="Normal" style:family="paragraph">
      <style:paragraph-properties fo:line-height="115%" fo:margin-left="0.0833in">
        <style:tab-stops/>
      </style:paragraph-properties>
    </style:style>
    <style:style style:name="T728" style:parent-style-name="Policepardéfaut" style:family="text">
      <style:text-properties fo:language="en" fo:country="US"/>
    </style:style>
    <style:style style:name="T729" style:parent-style-name="Policepardéfaut" style:family="text">
      <style:text-properties fo:language="en" fo:country="GB"/>
    </style:style>
    <style:style style:name="TableCell730" style:family="table-cell">
      <style:table-cell-properties fo:border="0.0138in solid #000000" style:writing-mode="lr-tb" fo:padding-top="0in" fo:padding-left="0.0069in" fo:padding-bottom="0in" fo:padding-right="0.0069in"/>
    </style:style>
    <style:style style:name="T731" style:parent-style-name="Policepardéfaut" style:family="text">
      <style:text-properties fo:language="en" fo:country="US"/>
    </style:style>
    <style:style style:name="TableRow732" style:family="table-row">
      <style:table-row-properties style:min-row-height="0.2631in" style:use-optimal-row-height="false"/>
    </style:style>
    <style:style style:name="TableCell733" style:family="table-cell">
      <style:table-cell-properties fo:border="0.0138in solid #000000" style:writing-mode="lr-tb" fo:padding-top="0in" fo:padding-left="0.0069in" fo:padding-bottom="0in" fo:padding-right="0.0069in"/>
    </style:style>
    <style:style style:name="P734" style:parent-style-name="Normal" style:family="paragraph">
      <style:paragraph-properties fo:line-height="115%" fo:margin-left="0.0833in">
        <style:tab-stops/>
      </style:paragraph-properties>
    </style:style>
    <style:style style:name="T735" style:parent-style-name="Policepardéfaut" style:family="text">
      <style:text-properties fo:language="en" fo:country="US"/>
    </style:style>
    <style:style style:name="TableCell736" style:family="table-cell">
      <style:table-cell-properties fo:border="0.0138in solid #000000" style:writing-mode="lr-tb" fo:padding-top="0in" fo:padding-left="0.0069in" fo:padding-bottom="0in" fo:padding-right="0.0069in"/>
    </style:style>
    <style:style style:name="P737" style:parent-style-name="Normal" style:family="paragraph">
      <style:paragraph-properties fo:line-height="115%" fo:margin-left="0.0833in">
        <style:tab-stops/>
      </style:paragraph-properties>
    </style:style>
    <style:style style:name="T738" style:parent-style-name="Policepardéfaut" style:family="text">
      <style:text-properties fo:language="en" fo:country="US"/>
    </style:style>
    <style:style style:name="T739" style:parent-style-name="Policepardéfaut" style:family="text">
      <style:text-properties fo:language="en" fo:country="GB"/>
    </style:style>
    <style:style style:name="T740" style:parent-style-name="Policepardéfaut" style:family="text">
      <style:text-properties fo:language="en" fo:country="GB"/>
    </style:style>
    <style:style style:name="TableCell741" style:family="table-cell">
      <style:table-cell-properties fo:border="0.0138in solid #000000" style:writing-mode="lr-tb" fo:padding-top="0in" fo:padding-left="0.0069in" fo:padding-bottom="0in" fo:padding-right="0.0069in"/>
    </style:style>
    <style:style style:name="P742" style:parent-style-name="Normal" style:family="paragraph">
      <style:paragraph-properties fo:line-height="115%" fo:margin-left="0.0833in">
        <style:tab-stops/>
      </style:paragraph-properties>
      <style:text-properties fo:language="en" fo:country="US"/>
    </style:style>
    <style:style style:name="TableRow743" style:family="table-row">
      <style:table-row-properties style:use-optimal-row-height="false"/>
    </style:style>
    <style:style style:name="TableCell744" style:family="table-cell">
      <style:table-cell-properties fo:border="0.0138in solid #000000" style:writing-mode="lr-tb" fo:padding-top="0in" fo:padding-left="0.0069in" fo:padding-bottom="0in" fo:padding-right="0.0069in"/>
    </style:style>
    <style:style style:name="P745" style:parent-style-name="Normal" style:family="paragraph">
      <style:paragraph-properties fo:line-height="115%" fo:margin-left="0.0833in">
        <style:tab-stops/>
      </style:paragraph-properties>
    </style:style>
    <style:style style:name="T746" style:parent-style-name="Policepardéfaut" style:family="text">
      <style:text-properties fo:language="en" fo:country="US"/>
    </style:style>
    <style:style style:name="TableCell747" style:family="table-cell">
      <style:table-cell-properties fo:border="0.0138in solid #000000" style:writing-mode="lr-tb" fo:padding-top="0in" fo:padding-left="0.0069in" fo:padding-bottom="0in" fo:padding-right="0.0069in"/>
    </style:style>
    <style:style style:name="P748" style:parent-style-name="Normal" style:family="paragraph">
      <style:paragraph-properties fo:line-height="115%" fo:margin-left="0.0833in">
        <style:tab-stops/>
      </style:paragraph-properties>
      <style:text-properties fo:language="en" fo:country="US"/>
    </style:style>
    <style:style style:name="TableCell749" style:family="table-cell">
      <style:table-cell-properties fo:border="0.0138in solid #000000" style:writing-mode="lr-tb" fo:padding-top="0in" fo:padding-left="0.0069in" fo:padding-bottom="0in" fo:padding-right="0.0069in"/>
    </style:style>
    <style:style style:name="P750" style:parent-style-name="Normal" style:family="paragraph">
      <style:paragraph-properties fo:line-height="115%" fo:margin-left="0.0833in">
        <style:tab-stops/>
      </style:paragraph-properties>
      <style:text-properties fo:language="en" fo:country="US"/>
    </style:style>
    <style:style style:name="TableRow751" style:family="table-row">
      <style:table-row-properties style:use-optimal-row-height="false"/>
    </style:style>
    <style:style style:name="TableCell752" style:family="table-cell">
      <style:table-cell-properties fo:border="0.0138in solid #000000" style:writing-mode="lr-tb" fo:padding-top="0in" fo:padding-left="0.0069in" fo:padding-bottom="0in" fo:padding-right="0.0069in"/>
    </style:style>
    <style:style style:name="P753" style:parent-style-name="Normal" style:family="paragraph">
      <style:paragraph-properties fo:line-height="115%" fo:margin-left="0.0833in">
        <style:tab-stops/>
      </style:paragraph-properties>
      <style:text-properties fo:language="en" fo:country="US"/>
    </style:style>
    <style:style style:name="TableCell754" style:family="table-cell">
      <style:table-cell-properties fo:border="0.0138in solid #000000" style:writing-mode="lr-tb" fo:padding-top="0in" fo:padding-left="0.0069in" fo:padding-bottom="0in" fo:padding-right="0.0069in"/>
    </style:style>
    <style:style style:name="P755" style:parent-style-name="Normal" style:family="paragraph">
      <style:paragraph-properties fo:line-height="115%" fo:margin-left="0.0833in">
        <style:tab-stops/>
      </style:paragraph-properties>
    </style:style>
    <style:style style:name="T756" style:parent-style-name="Policepardéfaut" style:family="text">
      <style:text-properties fo:language="en" fo:country="GB"/>
    </style:style>
    <style:style style:name="T757" style:parent-style-name="Policepardéfaut" style:family="text">
      <style:text-properties fo:language="en" fo:country="US"/>
    </style:style>
    <style:style style:name="T758" style:parent-style-name="Policepardéfaut" style:family="text">
      <style:text-properties fo:language="en" fo:country="GB"/>
    </style:style>
    <style:style style:name="TableCell759" style:family="table-cell">
      <style:table-cell-properties fo:border="0.0138in solid #000000" style:writing-mode="lr-tb" fo:padding-top="0in" fo:padding-left="0.0069in" fo:padding-bottom="0in" fo:padding-right="0.0069in"/>
    </style:style>
    <style:style style:name="T760" style:parent-style-name="Policepardéfaut" style:family="text">
      <style:text-properties fo:language="en" fo:country="US"/>
    </style:style>
    <style:style style:name="TableRow761" style:family="table-row">
      <style:table-row-properties style:use-optimal-row-height="false"/>
    </style:style>
    <style:style style:name="TableCell762" style:family="table-cell">
      <style:table-cell-properties fo:border="0.0138in solid #000000" style:writing-mode="lr-tb" fo:padding-top="0in" fo:padding-left="0.0069in" fo:padding-bottom="0in" fo:padding-right="0.0069in"/>
    </style:style>
    <style:style style:name="P763" style:parent-style-name="Normal" style:family="paragraph">
      <style:paragraph-properties fo:line-height="115%" fo:margin-left="0.0833in">
        <style:tab-stops/>
      </style:paragraph-properties>
      <style:text-properties fo:language="en" fo:country="US"/>
    </style:style>
    <style:style style:name="TableCell764" style:family="table-cell">
      <style:table-cell-properties fo:border="0.0138in solid #000000" style:writing-mode="lr-tb" fo:padding-top="0in" fo:padding-left="0.0069in" fo:padding-bottom="0in" fo:padding-right="0.0069in"/>
    </style:style>
    <style:style style:name="P765" style:parent-style-name="Normal" style:family="paragraph">
      <style:paragraph-properties fo:line-height="115%" fo:margin-left="0.0833in">
        <style:tab-stops/>
      </style:paragraph-properties>
    </style:style>
    <style:style style:name="T766" style:parent-style-name="Policepardéfaut" style:family="text">
      <style:text-properties fo:language="en" fo:country="GB"/>
    </style:style>
    <style:style style:name="T767" style:parent-style-name="Policepardéfaut" style:family="text">
      <style:text-properties fo:language="en" fo:country="US"/>
    </style:style>
    <style:style style:name="T768" style:parent-style-name="Policepardéfaut" style:family="text">
      <style:text-properties fo:language="en" fo:country="GB"/>
    </style:style>
    <style:style style:name="T769" style:parent-style-name="Policepardéfaut" style:family="text">
      <style:text-properties fo:language="en" fo:country="GB"/>
    </style:style>
    <style:style style:name="TableCell770" style:family="table-cell">
      <style:table-cell-properties fo:border="0.0138in solid #000000" style:writing-mode="lr-tb" fo:padding-top="0in" fo:padding-left="0.0069in" fo:padding-bottom="0in" fo:padding-right="0.0069in"/>
    </style:style>
    <style:style style:name="T771" style:parent-style-name="Policepardéfaut" style:family="text">
      <style:text-properties fo:language="en" fo:country="US"/>
    </style:style>
    <style:style style:name="TableRow772" style:family="table-row">
      <style:table-row-properties style:use-optimal-row-height="false"/>
    </style:style>
    <style:style style:name="TableCell773" style:family="table-cell">
      <style:table-cell-properties fo:border="0.0138in solid #000000" style:writing-mode="lr-tb" fo:padding-top="0in" fo:padding-left="0.0069in" fo:padding-bottom="0in" fo:padding-right="0.0069in"/>
    </style:style>
    <style:style style:name="P774" style:parent-style-name="Normal" style:family="paragraph">
      <style:paragraph-properties fo:line-height="115%" fo:margin-left="0.0833in">
        <style:tab-stops/>
      </style:paragraph-properties>
    </style:style>
    <style:style style:name="T775" style:parent-style-name="Policepardéfaut" style:family="text">
      <style:text-properties fo:language="en" fo:country="US"/>
    </style:style>
    <style:style style:name="TableCell776" style:family="table-cell">
      <style:table-cell-properties fo:border="0.0138in solid #000000" style:writing-mode="lr-tb" fo:padding-top="0in" fo:padding-left="0.0069in" fo:padding-bottom="0in" fo:padding-right="0.0069in"/>
    </style:style>
    <style:style style:name="P777" style:parent-style-name="Normal" style:family="paragraph">
      <style:paragraph-properties fo:line-height="115%" fo:margin-left="0.0833in">
        <style:tab-stops/>
      </style:paragraph-properties>
    </style:style>
    <style:style style:name="T778" style:parent-style-name="Policepardéfaut" style:family="text">
      <style:text-properties fo:language="en" fo:country="GB"/>
    </style:style>
    <style:style style:name="T779" style:parent-style-name="Policepardéfaut" style:family="text">
      <style:text-properties fo:language="en" fo:country="US"/>
    </style:style>
    <style:style style:name="T780" style:parent-style-name="Policepardéfaut" style:family="text">
      <style:text-properties fo:language="en" fo:country="GB"/>
    </style:style>
    <style:style style:name="TableCell781" style:family="table-cell">
      <style:table-cell-properties fo:border="0.0138in solid #000000" style:writing-mode="lr-tb" fo:padding-top="0in" fo:padding-left="0.0069in" fo:padding-bottom="0in" fo:padding-right="0.0069in"/>
    </style:style>
    <style:style style:name="T782" style:parent-style-name="Policepardéfaut" style:family="text">
      <style:text-properties fo:language="en" fo:country="US"/>
    </style:style>
    <style:style style:name="TableRow783" style:family="table-row">
      <style:table-row-properties style:use-optimal-row-height="false"/>
    </style:style>
    <style:style style:name="TableCell784" style:family="table-cell">
      <style:table-cell-properties fo:border="0.0138in solid #000000" style:writing-mode="lr-tb" fo:padding-top="0in" fo:padding-left="0.0069in" fo:padding-bottom="0in" fo:padding-right="0.0069in"/>
    </style:style>
    <style:style style:name="P785" style:parent-style-name="Normal" style:family="paragraph">
      <style:paragraph-properties fo:line-height="115%" fo:margin-left="0.0833in">
        <style:tab-stops/>
      </style:paragraph-properties>
    </style:style>
    <style:style style:name="T786" style:parent-style-name="Policepardéfaut" style:family="text">
      <style:text-properties fo:language="en" fo:country="US"/>
    </style:style>
    <style:style style:name="TableCell787" style:family="table-cell">
      <style:table-cell-properties fo:border="0.0138in solid #000000" style:writing-mode="lr-tb" fo:padding-top="0in" fo:padding-left="0.0069in" fo:padding-bottom="0in" fo:padding-right="0.0069in"/>
    </style:style>
    <style:style style:name="P788" style:parent-style-name="Normal" style:family="paragraph">
      <style:paragraph-properties fo:line-height="115%" fo:margin-left="0.0833in">
        <style:tab-stops/>
      </style:paragraph-properties>
      <style:text-properties fo:language="en" fo:country="US"/>
    </style:style>
    <style:style style:name="TableCell789" style:family="table-cell">
      <style:table-cell-properties fo:border="0.0138in solid #000000" style:writing-mode="lr-tb" fo:padding-top="0in" fo:padding-left="0.0069in" fo:padding-bottom="0in" fo:padding-right="0.0069in"/>
    </style:style>
    <style:style style:name="P790" style:parent-style-name="Normal" style:family="paragraph">
      <style:paragraph-properties fo:line-height="115%" fo:margin-left="0.0833in">
        <style:tab-stops/>
      </style:paragraph-properties>
      <style:text-properties fo:language="en" fo:country="US"/>
    </style:style>
    <style:style style:name="TableRow791" style:family="table-row">
      <style:table-row-properties style:use-optimal-row-height="false"/>
    </style:style>
    <style:style style:name="TableCell792" style:family="table-cell">
      <style:table-cell-properties fo:border="0.0138in solid #000000" style:writing-mode="lr-tb" fo:padding-top="0in" fo:padding-left="0.0069in" fo:padding-bottom="0in" fo:padding-right="0.0069in"/>
    </style:style>
    <style:style style:name="P793" style:parent-style-name="Normal" style:family="paragraph">
      <style:paragraph-properties fo:line-height="115%" fo:margin-left="0.0833in">
        <style:tab-stops/>
      </style:paragraph-properties>
    </style:style>
    <style:style style:name="T794" style:parent-style-name="Policepardéfaut" style:family="text">
      <style:text-properties fo:language="en" fo:country="US"/>
    </style:style>
    <style:style style:name="TableCell795" style:family="table-cell">
      <style:table-cell-properties fo:border="0.0138in solid #000000" style:writing-mode="lr-tb" fo:padding-top="0in" fo:padding-left="0.0069in" fo:padding-bottom="0in" fo:padding-right="0.0069in"/>
    </style:style>
    <style:style style:name="P796" style:parent-style-name="Normal" style:family="paragraph">
      <style:paragraph-properties fo:line-height="115%" fo:margin-left="0.0833in">
        <style:tab-stops/>
      </style:paragraph-properties>
      <style:text-properties fo:language="en" fo:country="US"/>
    </style:style>
    <style:style style:name="TableCell797" style:family="table-cell">
      <style:table-cell-properties fo:border="0.0138in solid #000000" style:writing-mode="lr-tb" fo:padding-top="0in" fo:padding-left="0.0069in" fo:padding-bottom="0in" fo:padding-right="0.0069in"/>
    </style:style>
    <style:style style:name="P798" style:parent-style-name="Normal" style:family="paragraph">
      <style:paragraph-properties fo:line-height="115%" fo:margin-left="0.0833in">
        <style:tab-stops/>
      </style:paragraph-properties>
      <style:text-properties fo:language="en" fo:country="US"/>
    </style:style>
    <style:style style:name="TableRow799" style:family="table-row">
      <style:table-row-properties style:use-optimal-row-height="false"/>
    </style:style>
    <style:style style:name="TableCell800" style:family="table-cell">
      <style:table-cell-properties fo:border="0.0138in solid #000000" style:writing-mode="lr-tb" fo:padding-top="0in" fo:padding-left="0.0069in" fo:padding-bottom="0in" fo:padding-right="0.0069in"/>
    </style:style>
    <style:style style:name="P801" style:parent-style-name="Normal" style:family="paragraph">
      <style:paragraph-properties fo:line-height="115%" fo:margin-left="0.0833in">
        <style:tab-stops/>
      </style:paragraph-properties>
    </style:style>
    <style:style style:name="T802" style:parent-style-name="Policepardéfaut" style:family="text">
      <style:text-properties fo:language="en" fo:country="US"/>
    </style:style>
    <style:style style:name="TableCell803" style:family="table-cell">
      <style:table-cell-properties fo:border="0.0138in solid #000000" style:writing-mode="lr-tb" fo:padding-top="0in" fo:padding-left="0.0069in" fo:padding-bottom="0in" fo:padding-right="0.0069in"/>
    </style:style>
    <style:style style:name="P804" style:parent-style-name="Normal" style:family="paragraph">
      <style:paragraph-properties fo:line-height="115%" fo:margin-left="0.0833in">
        <style:tab-stops/>
      </style:paragraph-properties>
      <style:text-properties fo:language="en" fo:country="US"/>
    </style:style>
    <style:style style:name="TableCell805" style:family="table-cell">
      <style:table-cell-properties fo:border="0.0138in solid #000000" style:writing-mode="lr-tb" fo:padding-top="0in" fo:padding-left="0.0069in" fo:padding-bottom="0in" fo:padding-right="0.0069in"/>
    </style:style>
    <style:style style:name="P806" style:parent-style-name="Normal" style:family="paragraph">
      <style:paragraph-properties fo:line-height="115%" fo:margin-left="0.0833in">
        <style:tab-stops/>
      </style:paragraph-properties>
      <style:text-properties fo:language="en" fo:country="US"/>
    </style:style>
    <style:style style:name="TableRow807" style:family="table-row">
      <style:table-row-properties style:min-row-height="0.3937in" style:use-optimal-row-height="false"/>
    </style:style>
    <style:style style:name="TableCell808" style:family="table-cell">
      <style:table-cell-properties fo:border="0.0138in solid #000000" style:writing-mode="lr-tb" fo:padding-top="0in" fo:padding-left="0.0069in" fo:padding-bottom="0in" fo:padding-right="0.0069in"/>
    </style:style>
    <style:style style:name="P809" style:parent-style-name="Normal" style:family="paragraph">
      <style:paragraph-properties fo:line-height="115%" fo:margin-left="0.0833in">
        <style:tab-stops/>
      </style:paragraph-properties>
      <style:text-properties fo:language="en" fo:country="US"/>
    </style:style>
    <style:style style:name="TableCell810" style:family="table-cell">
      <style:table-cell-properties fo:border="0.0138in solid #000000" style:writing-mode="lr-tb" fo:padding-top="0in" fo:padding-left="0.0069in" fo:padding-bottom="0in" fo:padding-right="0.0069in"/>
    </style:style>
    <style:style style:name="P811" style:parent-style-name="Normal" style:family="paragraph">
      <style:paragraph-properties fo:line-height="115%" fo:margin-left="0.0833in">
        <style:tab-stops/>
      </style:paragraph-properties>
    </style:style>
    <style:style style:name="T812" style:parent-style-name="Policepardéfaut" style:family="text">
      <style:text-properties fo:language="en" fo:country="GB"/>
    </style:style>
    <style:style style:name="T813" style:parent-style-name="Policepardéfaut" style:family="text">
      <style:text-properties fo:language="en" fo:country="US"/>
    </style:style>
    <style:style style:name="T814" style:parent-style-name="Policepardéfaut" style:family="text">
      <style:text-properties fo:language="en" fo:country="GB"/>
    </style:style>
    <style:style style:name="TableCell815" style:family="table-cell">
      <style:table-cell-properties fo:border="0.0138in solid #000000" style:writing-mode="lr-tb" fo:padding-top="0in" fo:padding-left="0.0069in" fo:padding-bottom="0in" fo:padding-right="0.0069in"/>
    </style:style>
    <style:style style:name="T816" style:parent-style-name="Policepardéfaut" style:family="text">
      <style:text-properties fo:language="en" fo:country="US"/>
    </style:style>
    <style:style style:name="TableRow817" style:family="table-row">
      <style:table-row-properties style:min-row-height="0.3937in" style:use-optimal-row-height="false"/>
    </style:style>
    <style:style style:name="TableCell818" style:family="table-cell">
      <style:table-cell-properties fo:border="0.0138in solid #000000" style:writing-mode="lr-tb" fo:padding-top="0in" fo:padding-left="0.0069in" fo:padding-bottom="0in" fo:padding-right="0.0069in"/>
    </style:style>
    <style:style style:name="P819" style:parent-style-name="Normal" style:family="paragraph">
      <style:paragraph-properties fo:line-height="115%" fo:margin-left="0.0833in">
        <style:tab-stops/>
      </style:paragraph-properties>
      <style:text-properties fo:language="en" fo:country="US"/>
    </style:style>
    <style:style style:name="TableCell820" style:family="table-cell">
      <style:table-cell-properties fo:border="0.0138in solid #000000" style:writing-mode="lr-tb" fo:padding-top="0in" fo:padding-left="0.0069in" fo:padding-bottom="0in" fo:padding-right="0.0069in"/>
    </style:style>
    <style:style style:name="P821" style:parent-style-name="Normal" style:family="paragraph">
      <style:paragraph-properties fo:line-height="115%" fo:margin-left="0.0833in">
        <style:tab-stops/>
      </style:paragraph-properties>
    </style:style>
    <style:style style:name="T822" style:parent-style-name="Policepardéfaut" style:family="text">
      <style:text-properties fo:language="en" fo:country="GB"/>
    </style:style>
    <style:style style:name="T823" style:parent-style-name="Policepardéfaut" style:family="text">
      <style:text-properties fo:language="en" fo:country="US"/>
    </style:style>
    <style:style style:name="T824" style:parent-style-name="Policepardéfaut" style:family="text">
      <style:text-properties fo:language="en" fo:country="GB"/>
    </style:style>
    <style:style style:name="T825" style:parent-style-name="Policepardéfaut" style:family="text">
      <style:text-properties fo:language="en" fo:country="GB"/>
    </style:style>
    <style:style style:name="TableCell826" style:family="table-cell">
      <style:table-cell-properties fo:border="0.0138in solid #000000" style:writing-mode="lr-tb" fo:padding-top="0in" fo:padding-left="0.0069in" fo:padding-bottom="0in" fo:padding-right="0.0069in"/>
    </style:style>
    <style:style style:name="T827" style:parent-style-name="Policepardéfaut" style:family="text">
      <style:text-properties fo:language="en" fo:country="US"/>
    </style:style>
    <style:style style:name="TableRow828" style:family="table-row">
      <style:table-row-properties style:min-row-height="0.3937in" style:use-optimal-row-height="false"/>
    </style:style>
    <style:style style:name="TableCell829" style:family="table-cell">
      <style:table-cell-properties fo:border="0.0138in solid #000000" style:writing-mode="lr-tb" fo:padding-top="0in" fo:padding-left="0.0069in" fo:padding-bottom="0in" fo:padding-right="0.0069in"/>
    </style:style>
    <style:style style:name="P830" style:parent-style-name="Normal" style:family="paragraph">
      <style:paragraph-properties fo:line-height="115%" fo:margin-left="0.0833in">
        <style:tab-stops/>
      </style:paragraph-properties>
    </style:style>
    <style:style style:name="T831" style:parent-style-name="Policepardéfaut" style:family="text">
      <style:text-properties fo:language="en" fo:country="US"/>
    </style:style>
    <style:style style:name="TableCell832" style:family="table-cell">
      <style:table-cell-properties fo:border="0.0138in solid #000000" style:writing-mode="lr-tb" fo:padding-top="0in" fo:padding-left="0.0069in" fo:padding-bottom="0in" fo:padding-right="0.0069in"/>
    </style:style>
    <style:style style:name="P833" style:parent-style-name="Normal" style:family="paragraph">
      <style:paragraph-properties fo:line-height="115%" fo:margin-left="0.0833in">
        <style:tab-stops/>
      </style:paragraph-properties>
    </style:style>
    <style:style style:name="T834" style:parent-style-name="Policepardéfaut" style:family="text">
      <style:text-properties fo:language="en" fo:country="GB"/>
    </style:style>
    <style:style style:name="T835" style:parent-style-name="Policepardéfaut" style:family="text">
      <style:text-properties fo:language="en" fo:country="US"/>
    </style:style>
    <style:style style:name="T836" style:parent-style-name="Policepardéfaut" style:family="text">
      <style:text-properties fo:language="en" fo:country="GB"/>
    </style:style>
    <style:style style:name="TableCell837" style:family="table-cell">
      <style:table-cell-properties fo:border="0.0138in solid #000000" style:writing-mode="lr-tb" fo:padding-top="0in" fo:padding-left="0.0069in" fo:padding-bottom="0in" fo:padding-right="0.0069in"/>
    </style:style>
    <style:style style:name="T838" style:parent-style-name="Policepardéfaut" style:family="text">
      <style:text-properties fo:language="en" fo:country="US"/>
    </style:style>
    <style:style style:name="TableRow839" style:family="table-row">
      <style:table-row-properties style:min-row-height="0.3937in" style:use-optimal-row-height="false"/>
    </style:style>
    <style:style style:name="TableCell840" style:family="table-cell">
      <style:table-cell-properties fo:border="0.0138in solid #000000" style:writing-mode="lr-tb" fo:padding-top="0in" fo:padding-left="0.0069in" fo:padding-bottom="0in" fo:padding-right="0.0069in"/>
    </style:style>
    <style:style style:name="P841" style:parent-style-name="Normal" style:family="paragraph">
      <style:paragraph-properties fo:line-height="115%" fo:margin-left="0.0833in">
        <style:tab-stops/>
      </style:paragraph-properties>
    </style:style>
    <style:style style:name="T842" style:parent-style-name="Policepardéfaut" style:family="text">
      <style:text-properties fo:language="en" fo:country="US"/>
    </style:style>
    <style:style style:name="TableCell843" style:family="table-cell">
      <style:table-cell-properties fo:border="0.0138in solid #000000" style:writing-mode="lr-tb" fo:padding-top="0in" fo:padding-left="0.0069in" fo:padding-bottom="0in" fo:padding-right="0.0069in"/>
    </style:style>
    <style:style style:name="P844" style:parent-style-name="Normal" style:family="paragraph">
      <style:paragraph-properties fo:line-height="115%" fo:margin-left="0.0833in">
        <style:tab-stops/>
      </style:paragraph-properties>
      <style:text-properties fo:language="en" fo:country="US"/>
    </style:style>
    <style:style style:name="TableCell845" style:family="table-cell">
      <style:table-cell-properties fo:border="0.0138in solid #000000" style:writing-mode="lr-tb" fo:padding-top="0in" fo:padding-left="0.0069in" fo:padding-bottom="0in" fo:padding-right="0.0069in"/>
    </style:style>
    <style:style style:name="T846" style:parent-style-name="Policepardéfaut" style:family="text">
      <style:text-properties fo:language="en" fo:country="US"/>
    </style:style>
    <style:style style:name="TableRow847" style:family="table-row">
      <style:table-row-properties style:min-row-height="0.3937in" style:use-optimal-row-height="false"/>
    </style:style>
    <style:style style:name="TableCell848" style:family="table-cell">
      <style:table-cell-properties fo:border="0.0138in solid #000000" style:writing-mode="lr-tb" fo:padding-top="0in" fo:padding-left="0.0069in" fo:padding-bottom="0in" fo:padding-right="0.0069in"/>
    </style:style>
    <style:style style:name="P849" style:parent-style-name="Normal" style:family="paragraph">
      <style:paragraph-properties fo:line-height="115%" fo:margin-left="0.0833in">
        <style:tab-stops/>
      </style:paragraph-properties>
    </style:style>
    <style:style style:name="T850" style:parent-style-name="Policepardéfaut" style:family="text">
      <style:text-properties fo:language="en" fo:country="US"/>
    </style:style>
    <style:style style:name="TableCell851" style:family="table-cell">
      <style:table-cell-properties fo:border="0.0138in solid #000000" style:writing-mode="lr-tb" fo:padding-top="0in" fo:padding-left="0.0069in" fo:padding-bottom="0in" fo:padding-right="0.0069in"/>
    </style:style>
    <style:style style:name="P852" style:parent-style-name="Normal" style:family="paragraph">
      <style:paragraph-properties fo:line-height="115%" fo:margin-left="0.0833in">
        <style:tab-stops/>
      </style:paragraph-properties>
      <style:text-properties fo:language="en" fo:country="US"/>
    </style:style>
    <style:style style:name="TableCell853" style:family="table-cell">
      <style:table-cell-properties fo:border="0.0138in solid #000000" style:writing-mode="lr-tb" fo:padding-top="0in" fo:padding-left="0.0069in" fo:padding-bottom="0in" fo:padding-right="0.0069in"/>
    </style:style>
    <style:style style:name="P854" style:parent-style-name="Normal" style:family="paragraph">
      <style:paragraph-properties fo:line-height="115%" fo:margin-left="0.0833in">
        <style:tab-stops/>
      </style:paragraph-properties>
      <style:text-properties fo:language="en" fo:country="US"/>
    </style:style>
    <style:style style:name="TableRow855" style:family="table-row">
      <style:table-row-properties style:min-row-height="0.3937in" style:use-optimal-row-height="false"/>
    </style:style>
    <style:style style:name="TableCell856" style:family="table-cell">
      <style:table-cell-properties fo:border="0.0138in solid #000000" style:writing-mode="lr-tb" fo:padding-top="0in" fo:padding-left="0.0069in" fo:padding-bottom="0in" fo:padding-right="0.0069in"/>
    </style:style>
    <style:style style:name="P857" style:parent-style-name="Normal" style:family="paragraph">
      <style:paragraph-properties fo:line-height="115%" fo:margin-left="0.0833in">
        <style:tab-stops/>
      </style:paragraph-properties>
    </style:style>
    <style:style style:name="T858" style:parent-style-name="Policepardéfaut" style:family="text">
      <style:text-properties fo:language="en" fo:country="US"/>
    </style:style>
    <style:style style:name="TableCell859" style:family="table-cell">
      <style:table-cell-properties fo:border="0.0138in solid #000000" style:writing-mode="lr-tb" fo:padding-top="0in" fo:padding-left="0.0069in" fo:padding-bottom="0in" fo:padding-right="0.0069in"/>
    </style:style>
    <style:style style:name="P860" style:parent-style-name="Normal" style:family="paragraph">
      <style:paragraph-properties fo:line-height="115%" fo:margin-left="0.0833in">
        <style:tab-stops/>
      </style:paragraph-properties>
      <style:text-properties fo:language="en" fo:country="US"/>
    </style:style>
    <style:style style:name="TableCell861" style:family="table-cell">
      <style:table-cell-properties fo:border="0.0138in solid #000000" style:writing-mode="lr-tb" fo:padding-top="0in" fo:padding-left="0.0069in" fo:padding-bottom="0in" fo:padding-right="0.0069in"/>
    </style:style>
    <style:style style:name="P862" style:parent-style-name="Normal" style:family="paragraph">
      <style:paragraph-properties fo:line-height="115%" fo:margin-left="0.0833in">
        <style:tab-stops/>
      </style:paragraph-properties>
      <style:text-properties fo:language="en" fo:country="US"/>
    </style:style>
    <style:style style:name="TableRow863" style:family="table-row">
      <style:table-row-properties style:min-row-height="0.3937in" style:use-optimal-row-height="false"/>
    </style:style>
    <style:style style:name="TableCell864" style:family="table-cell">
      <style:table-cell-properties fo:border="0.0138in solid #000000" style:writing-mode="lr-tb" fo:padding-top="0in" fo:padding-left="0.0069in" fo:padding-bottom="0in" fo:padding-right="0.0069in"/>
    </style:style>
    <style:style style:name="P865" style:parent-style-name="Normal" style:family="paragraph">
      <style:paragraph-properties fo:line-height="115%" fo:margin-left="0.0833in">
        <style:tab-stops/>
      </style:paragraph-properties>
      <style:text-properties fo:language="en" fo:country="US"/>
    </style:style>
    <style:style style:name="TableCell866" style:family="table-cell">
      <style:table-cell-properties fo:border="0.0138in solid #000000" style:writing-mode="lr-tb" fo:padding-top="0in" fo:padding-left="0.0069in" fo:padding-bottom="0in" fo:padding-right="0.0069in"/>
    </style:style>
    <style:style style:name="P867" style:parent-style-name="Normal" style:family="paragraph">
      <style:paragraph-properties fo:line-height="115%" fo:margin-left="0.0833in">
        <style:tab-stops/>
      </style:paragraph-properties>
      <style:text-properties fo:language="en" fo:country="US"/>
    </style:style>
    <style:style style:name="TableCell868" style:family="table-cell">
      <style:table-cell-properties fo:border="0.0138in solid #000000" style:writing-mode="lr-tb" fo:padding-top="0in" fo:padding-left="0.0069in" fo:padding-bottom="0in" fo:padding-right="0.0069in"/>
    </style:style>
    <style:style style:name="P869" style:parent-style-name="Normal" style:family="paragraph">
      <style:paragraph-properties fo:line-height="115%" fo:margin-left="0.0833in">
        <style:tab-stops/>
      </style:paragraph-properties>
      <style:text-properties fo:language="en" fo:country="US"/>
    </style:style>
    <style:style style:name="TableRow870" style:family="table-row">
      <style:table-row-properties style:min-row-height="0.3937in" style:use-optimal-row-height="false"/>
    </style:style>
    <style:style style:name="TableCell871" style:family="table-cell">
      <style:table-cell-properties fo:border="0.0138in solid #000000" style:writing-mode="lr-tb" fo:padding-top="0in" fo:padding-left="0.0069in" fo:padding-bottom="0in" fo:padding-right="0.0069in"/>
    </style:style>
    <style:style style:name="P872" style:parent-style-name="Normal" style:family="paragraph">
      <style:paragraph-properties fo:line-height="115%" fo:margin-left="0.0833in">
        <style:tab-stops/>
      </style:paragraph-properties>
      <style:text-properties fo:language="en" fo:country="US"/>
    </style:style>
    <style:style style:name="TableCell873" style:family="table-cell">
      <style:table-cell-properties fo:border="0.0138in solid #000000" style:writing-mode="lr-tb" fo:padding-top="0in" fo:padding-left="0.0069in" fo:padding-bottom="0in" fo:padding-right="0.0069in"/>
    </style:style>
    <style:style style:name="P874" style:parent-style-name="Normal" style:family="paragraph">
      <style:paragraph-properties fo:line-height="115%" fo:margin-left="0.0833in">
        <style:tab-stops/>
      </style:paragraph-properties>
      <style:text-properties fo:language="en" fo:country="US"/>
    </style:style>
    <style:style style:name="TableCell875" style:family="table-cell">
      <style:table-cell-properties fo:border="0.0138in solid #000000" style:writing-mode="lr-tb" fo:padding-top="0in" fo:padding-left="0.0069in" fo:padding-bottom="0in" fo:padding-right="0.0069in"/>
    </style:style>
    <style:style style:name="P876" style:parent-style-name="Normal" style:family="paragraph">
      <style:paragraph-properties fo:line-height="115%" fo:margin-left="0.0833in">
        <style:tab-stops/>
      </style:paragraph-properties>
      <style:text-properties fo:language="en" fo:country="US"/>
    </style:style>
    <style:style style:name="TableRow877" style:family="table-row">
      <style:table-row-properties style:min-row-height="0.3937in" style:use-optimal-row-height="false"/>
    </style:style>
    <style:style style:name="TableCell878" style:family="table-cell">
      <style:table-cell-properties fo:border="0.0138in solid #000000" style:writing-mode="lr-tb" fo:padding-top="0in" fo:padding-left="0.0069in" fo:padding-bottom="0in" fo:padding-right="0.0069in"/>
    </style:style>
    <style:style style:name="P879" style:parent-style-name="Normal" style:family="paragraph">
      <style:paragraph-properties fo:line-height="115%" fo:margin-left="0.0833in">
        <style:tab-stops/>
      </style:paragraph-properties>
      <style:text-properties fo:language="en" fo:country="US"/>
    </style:style>
    <style:style style:name="TableCell880" style:family="table-cell">
      <style:table-cell-properties fo:border="0.0138in solid #000000" style:writing-mode="lr-tb" fo:padding-top="0in" fo:padding-left="0.0069in" fo:padding-bottom="0in" fo:padding-right="0.0069in"/>
    </style:style>
    <style:style style:name="P881" style:parent-style-name="Normal" style:family="paragraph">
      <style:paragraph-properties fo:line-height="115%" fo:margin-left="0.0833in">
        <style:tab-stops/>
      </style:paragraph-properties>
      <style:text-properties fo:language="en" fo:country="US"/>
    </style:style>
    <style:style style:name="TableCell882" style:family="table-cell">
      <style:table-cell-properties fo:border="0.0138in solid #000000" style:writing-mode="lr-tb" fo:padding-top="0in" fo:padding-left="0.0069in" fo:padding-bottom="0in" fo:padding-right="0.0069in"/>
    </style:style>
    <style:style style:name="P883" style:parent-style-name="Normal" style:family="paragraph">
      <style:paragraph-properties fo:line-height="115%" fo:margin-left="0.0833in">
        <style:tab-stops/>
      </style:paragraph-properties>
      <style:text-properties fo:language="en" fo:country="US"/>
    </style:style>
    <style:style style:name="TableRow884" style:family="table-row">
      <style:table-row-properties style:min-row-height="0.3937in" style:use-optimal-row-height="false"/>
    </style:style>
    <style:style style:name="TableCell885" style:family="table-cell">
      <style:table-cell-properties fo:border="0.0138in solid #000000" style:writing-mode="lr-tb" fo:padding-top="0in" fo:padding-left="0.0069in" fo:padding-bottom="0in" fo:padding-right="0.0069in"/>
    </style:style>
    <style:style style:name="P886" style:parent-style-name="Normal" style:family="paragraph">
      <style:paragraph-properties fo:line-height="115%" fo:margin-left="0.0833in">
        <style:tab-stops/>
      </style:paragraph-properties>
      <style:text-properties fo:language="en" fo:country="US"/>
    </style:style>
    <style:style style:name="TableCell887" style:family="table-cell">
      <style:table-cell-properties fo:border="0.0138in solid #000000" style:writing-mode="lr-tb" fo:padding-top="0in" fo:padding-left="0.0069in" fo:padding-bottom="0in" fo:padding-right="0.0069in"/>
    </style:style>
    <style:style style:name="P888" style:parent-style-name="Normal" style:family="paragraph">
      <style:paragraph-properties fo:line-height="115%" fo:margin-left="0.0833in">
        <style:tab-stops/>
      </style:paragraph-properties>
      <style:text-properties fo:language="en" fo:country="US"/>
    </style:style>
    <style:style style:name="TableCell889" style:family="table-cell">
      <style:table-cell-properties fo:border="0.0138in solid #000000" style:writing-mode="lr-tb" fo:padding-top="0in" fo:padding-left="0.0069in" fo:padding-bottom="0in" fo:padding-right="0.0069in"/>
    </style:style>
    <style:style style:name="P890" style:parent-style-name="Normal" style:family="paragraph">
      <style:paragraph-properties fo:line-height="115%" fo:margin-left="0.0833in">
        <style:tab-stops/>
      </style:paragraph-properties>
      <style:text-properties fo:language="en" fo:country="US"/>
    </style:style>
    <style:style style:name="TableRow891" style:family="table-row">
      <style:table-row-properties style:min-row-height="0.3937in" style:use-optimal-row-height="false"/>
    </style:style>
    <style:style style:name="TableCell892" style:family="table-cell">
      <style:table-cell-properties fo:border="0.0138in solid #000000" style:writing-mode="lr-tb" fo:padding-top="0in" fo:padding-left="0.0069in" fo:padding-bottom="0in" fo:padding-right="0.0069in"/>
    </style:style>
    <style:style style:name="P893" style:parent-style-name="Normal" style:family="paragraph">
      <style:paragraph-properties fo:line-height="115%" fo:margin-left="0.0833in">
        <style:tab-stops/>
      </style:paragraph-properties>
      <style:text-properties fo:language="en" fo:country="US"/>
    </style:style>
    <style:style style:name="TableCell894" style:family="table-cell">
      <style:table-cell-properties fo:border="0.0138in solid #000000" style:writing-mode="lr-tb" fo:padding-top="0in" fo:padding-left="0.0069in" fo:padding-bottom="0in" fo:padding-right="0.0069in"/>
    </style:style>
    <style:style style:name="P895" style:parent-style-name="Normal" style:family="paragraph">
      <style:paragraph-properties fo:line-height="115%" fo:margin-left="0.0833in">
        <style:tab-stops/>
      </style:paragraph-properties>
      <style:text-properties fo:language="en" fo:country="US"/>
    </style:style>
    <style:style style:name="TableCell896" style:family="table-cell">
      <style:table-cell-properties fo:border="0.0138in solid #000000" style:writing-mode="lr-tb" fo:padding-top="0in" fo:padding-left="0.0069in" fo:padding-bottom="0in" fo:padding-right="0.0069in"/>
    </style:style>
    <style:style style:name="P897" style:parent-style-name="Normal" style:family="paragraph">
      <style:paragraph-properties fo:line-height="115%" fo:margin-left="0.0833in">
        <style:tab-stops/>
      </style:paragraph-properties>
      <style:text-properties fo:language="en" fo:country="US"/>
    </style:style>
    <style:style style:name="TableRow898" style:family="table-row">
      <style:table-row-properties style:min-row-height="0.3937in" style:use-optimal-row-height="false"/>
    </style:style>
    <style:style style:name="TableCell899" style:family="table-cell">
      <style:table-cell-properties fo:border="0.0138in solid #000000" style:writing-mode="lr-tb" fo:padding-top="0in" fo:padding-left="0.0069in" fo:padding-bottom="0in" fo:padding-right="0.0069in"/>
    </style:style>
    <style:style style:name="P900" style:parent-style-name="Normal" style:family="paragraph">
      <style:paragraph-properties fo:line-height="115%" fo:margin-left="0.0833in">
        <style:tab-stops/>
      </style:paragraph-properties>
      <style:text-properties fo:language="en" fo:country="US"/>
    </style:style>
    <style:style style:name="TableCell901" style:family="table-cell">
      <style:table-cell-properties fo:border="0.0138in solid #000000" style:writing-mode="lr-tb" fo:padding-top="0in" fo:padding-left="0.0069in" fo:padding-bottom="0in" fo:padding-right="0.0069in"/>
    </style:style>
    <style:style style:name="P902" style:parent-style-name="Normal" style:family="paragraph">
      <style:paragraph-properties fo:line-height="115%" fo:margin-left="0.0833in">
        <style:tab-stops/>
      </style:paragraph-properties>
      <style:text-properties fo:language="en" fo:country="US"/>
    </style:style>
    <style:style style:name="TableCell903" style:family="table-cell">
      <style:table-cell-properties fo:border="0.0138in solid #000000" style:writing-mode="lr-tb" fo:padding-top="0in" fo:padding-left="0.0069in" fo:padding-bottom="0in" fo:padding-right="0.0069in"/>
    </style:style>
    <style:style style:name="P904" style:parent-style-name="Normal" style:family="paragraph">
      <style:paragraph-properties fo:line-height="115%" fo:margin-left="0.0833in">
        <style:tab-stops/>
      </style:paragraph-properties>
      <style:text-properties fo:language="en" fo:country="US"/>
    </style:style>
    <style:style style:name="TableRow905" style:family="table-row">
      <style:table-row-properties style:min-row-height="0.3937in" style:use-optimal-row-height="false"/>
    </style:style>
    <style:style style:name="TableCell906" style:family="table-cell">
      <style:table-cell-properties fo:border="0.0138in solid #000000" style:writing-mode="lr-tb" fo:padding-top="0in" fo:padding-left="0.0069in" fo:padding-bottom="0in" fo:padding-right="0.0069in"/>
    </style:style>
    <style:style style:name="P907" style:parent-style-name="Normal" style:family="paragraph">
      <style:paragraph-properties fo:line-height="115%" fo:margin-left="0.0833in">
        <style:tab-stops/>
      </style:paragraph-properties>
      <style:text-properties fo:language="en" fo:country="US"/>
    </style:style>
    <style:style style:name="TableCell908" style:family="table-cell">
      <style:table-cell-properties fo:border="0.0138in solid #000000" style:writing-mode="lr-tb" fo:padding-top="0in" fo:padding-left="0.0069in" fo:padding-bottom="0in" fo:padding-right="0.0069in"/>
    </style:style>
    <style:style style:name="P909" style:parent-style-name="Normal" style:family="paragraph">
      <style:paragraph-properties fo:line-height="115%" fo:margin-left="0.0833in">
        <style:tab-stops/>
      </style:paragraph-properties>
      <style:text-properties fo:language="en" fo:country="US"/>
    </style:style>
    <style:style style:name="P910" style:parent-style-name="Normal" style:family="paragraph">
      <style:paragraph-properties fo:line-height="115%" fo:margin-left="0.0833in">
        <style:tab-stops/>
      </style:paragraph-properties>
      <style:text-properties fo:language="en" fo:country="US"/>
    </style:style>
    <style:style style:name="P911" style:parent-style-name="Normal" style:family="paragraph">
      <style:paragraph-properties fo:line-height="115%" fo:margin-left="0.0833in">
        <style:tab-stops/>
      </style:paragraph-properties>
      <style:text-properties fo:language="en" fo:country="US"/>
    </style:style>
    <style:style style:name="TableCell912" style:family="table-cell">
      <style:table-cell-properties fo:border="0.0138in solid #000000" style:writing-mode="lr-tb" fo:padding-top="0in" fo:padding-left="0.0069in" fo:padding-bottom="0in" fo:padding-right="0.0069in"/>
    </style:style>
    <style:style style:name="P913" style:parent-style-name="Normal" style:family="paragraph">
      <style:paragraph-properties fo:line-height="115%" fo:margin-left="0.0833in">
        <style:tab-stops/>
      </style:paragraph-properties>
      <style:text-properties fo:language="en" fo:country="US"/>
    </style:style>
    <style:style style:name="TableRow914" style:family="table-row">
      <style:table-row-properties style:min-row-height="0.3937in" style:use-optimal-row-height="false"/>
    </style:style>
    <style:style style:name="TableCell915" style:family="table-cell">
      <style:table-cell-properties fo:border="0.0138in solid #000000" style:writing-mode="lr-tb" fo:padding-top="0in" fo:padding-left="0.0069in" fo:padding-bottom="0in" fo:padding-right="0.0069in"/>
    </style:style>
    <style:style style:name="P916" style:parent-style-name="Normal" style:family="paragraph">
      <style:paragraph-properties fo:line-height="115%" fo:margin-left="0.0833in">
        <style:tab-stops/>
      </style:paragraph-properties>
      <style:text-properties fo:language="en" fo:country="US"/>
    </style:style>
    <style:style style:name="TableCell917" style:family="table-cell">
      <style:table-cell-properties fo:border="0.0138in solid #000000" style:writing-mode="lr-tb" fo:padding-top="0in" fo:padding-left="0.0069in" fo:padding-bottom="0in" fo:padding-right="0.0069in"/>
    </style:style>
    <style:style style:name="P918" style:parent-style-name="Normal" style:family="paragraph">
      <style:paragraph-properties fo:line-height="115%" fo:margin-left="0.0833in">
        <style:tab-stops/>
      </style:paragraph-properties>
      <style:text-properties fo:language="en" fo:country="US"/>
    </style:style>
    <style:style style:name="TableCell919" style:family="table-cell">
      <style:table-cell-properties fo:border="0.0138in solid #000000" style:writing-mode="lr-tb" fo:padding-top="0in" fo:padding-left="0.0069in" fo:padding-bottom="0in" fo:padding-right="0.0069in"/>
    </style:style>
    <style:style style:name="P920" style:parent-style-name="Normal" style:family="paragraph">
      <style:paragraph-properties fo:line-height="115%" fo:margin-left="0.0833in">
        <style:tab-stops/>
      </style:paragraph-properties>
      <style:text-properties fo:language="en" fo:country="US"/>
    </style:style>
    <style:style style:name="TableRow921" style:family="table-row">
      <style:table-row-properties style:min-row-height="0.3937in" style:use-optimal-row-height="false"/>
    </style:style>
    <style:style style:name="TableCell922" style:family="table-cell">
      <style:table-cell-properties fo:border="0.0138in solid #000000" style:writing-mode="lr-tb" fo:padding-top="0in" fo:padding-left="0.0069in" fo:padding-bottom="0in" fo:padding-right="0.0069in"/>
    </style:style>
    <style:style style:name="P923" style:parent-style-name="Normal" style:family="paragraph">
      <style:paragraph-properties fo:line-height="115%" fo:margin-left="0.0833in">
        <style:tab-stops/>
      </style:paragraph-properties>
      <style:text-properties fo:language="en" fo:country="US"/>
    </style:style>
    <style:style style:name="TableCell924" style:family="table-cell">
      <style:table-cell-properties fo:border="0.0138in solid #000000" style:writing-mode="lr-tb" fo:padding-top="0in" fo:padding-left="0.0069in" fo:padding-bottom="0in" fo:padding-right="0.0069in"/>
    </style:style>
    <style:style style:name="P925" style:parent-style-name="Normal" style:family="paragraph">
      <style:paragraph-properties fo:line-height="115%" fo:margin-left="0.0833in">
        <style:tab-stops/>
      </style:paragraph-properties>
      <style:text-properties fo:language="en" fo:country="US"/>
    </style:style>
    <style:style style:name="TableCell926" style:family="table-cell">
      <style:table-cell-properties fo:border="0.0138in solid #000000" style:writing-mode="lr-tb" fo:padding-top="0in" fo:padding-left="0.0069in" fo:padding-bottom="0in" fo:padding-right="0.0069in"/>
    </style:style>
    <style:style style:name="P927" style:parent-style-name="Normal" style:family="paragraph">
      <style:paragraph-properties fo:line-height="115%" fo:margin-left="0.0833in">
        <style:tab-stops/>
      </style:paragraph-properties>
      <style:text-properties fo:language="en" fo:country="US"/>
    </style:style>
    <style:style style:name="TableRow928" style:family="table-row">
      <style:table-row-properties style:min-row-height="0.3937in" style:use-optimal-row-height="false"/>
    </style:style>
    <style:style style:name="TableCell929" style:family="table-cell">
      <style:table-cell-properties fo:border="0.0138in solid #000000" style:writing-mode="lr-tb" fo:padding-top="0in" fo:padding-left="0.0069in" fo:padding-bottom="0in" fo:padding-right="0.0069in"/>
    </style:style>
    <style:style style:name="P930" style:parent-style-name="Normal" style:family="paragraph">
      <style:paragraph-properties fo:line-height="115%" fo:margin-left="0.0833in">
        <style:tab-stops/>
      </style:paragraph-properties>
      <style:text-properties fo:language="en" fo:country="US"/>
    </style:style>
    <style:style style:name="TableCell931" style:family="table-cell">
      <style:table-cell-properties fo:border="0.0138in solid #000000" style:writing-mode="lr-tb" fo:padding-top="0in" fo:padding-left="0.0069in" fo:padding-bottom="0in" fo:padding-right="0.0069in"/>
    </style:style>
    <style:style style:name="P932" style:parent-style-name="Normal" style:family="paragraph">
      <style:paragraph-properties fo:line-height="115%" fo:margin-left="0.0833in">
        <style:tab-stops/>
      </style:paragraph-properties>
      <style:text-properties fo:language="en" fo:country="US"/>
    </style:style>
    <style:style style:name="TableCell933" style:family="table-cell">
      <style:table-cell-properties fo:border="0.0138in solid #000000" style:writing-mode="lr-tb" fo:padding-top="0in" fo:padding-left="0.0069in" fo:padding-bottom="0in" fo:padding-right="0.0069in"/>
    </style:style>
    <style:style style:name="P934" style:parent-style-name="Normal" style:family="paragraph">
      <style:paragraph-properties fo:line-height="115%" fo:margin-left="0.0833in">
        <style:tab-stops/>
      </style:paragraph-properties>
      <style:text-properties fo:language="en" fo:country="US"/>
    </style:style>
    <style:style style:name="TableRow935" style:family="table-row">
      <style:table-row-properties style:min-row-height="0.3937in" style:use-optimal-row-height="false"/>
    </style:style>
    <style:style style:name="TableCell936" style:family="table-cell">
      <style:table-cell-properties fo:border="0.0138in solid #000000" style:writing-mode="lr-tb" fo:padding-top="0in" fo:padding-left="0.0069in" fo:padding-bottom="0in" fo:padding-right="0.0069in"/>
    </style:style>
    <style:style style:name="P937" style:parent-style-name="Normal" style:family="paragraph">
      <style:paragraph-properties fo:line-height="115%" fo:margin-left="0.0833in">
        <style:tab-stops/>
      </style:paragraph-properties>
      <style:text-properties fo:language="en" fo:country="US"/>
    </style:style>
    <style:style style:name="TableCell938" style:family="table-cell">
      <style:table-cell-properties fo:border="0.0138in solid #000000" style:writing-mode="lr-tb" fo:padding-top="0in" fo:padding-left="0.0069in" fo:padding-bottom="0in" fo:padding-right="0.0069in"/>
    </style:style>
    <style:style style:name="P939" style:parent-style-name="Normal" style:family="paragraph">
      <style:paragraph-properties fo:line-height="115%" fo:margin-left="0.0833in">
        <style:tab-stops/>
      </style:paragraph-properties>
      <style:text-properties fo:language="en" fo:country="US"/>
    </style:style>
    <style:style style:name="TableCell940" style:family="table-cell">
      <style:table-cell-properties fo:border="0.0138in solid #000000" style:writing-mode="lr-tb" fo:padding-top="0in" fo:padding-left="0.0069in" fo:padding-bottom="0in" fo:padding-right="0.0069in"/>
    </style:style>
    <style:style style:name="P941" style:parent-style-name="Normal" style:family="paragraph">
      <style:paragraph-properties fo:line-height="115%" fo:margin-left="0.0833in">
        <style:tab-stops/>
      </style:paragraph-properties>
      <style:text-properties fo:language="en" fo:country="US"/>
    </style:style>
    <style:style style:name="TableRow942" style:family="table-row">
      <style:table-row-properties style:min-row-height="0.3937in" style:use-optimal-row-height="false"/>
    </style:style>
    <style:style style:name="TableCell943" style:family="table-cell">
      <style:table-cell-properties fo:border="0.0138in solid #000000" style:writing-mode="lr-tb" fo:padding-top="0in" fo:padding-left="0.0069in" fo:padding-bottom="0in" fo:padding-right="0.0069in"/>
    </style:style>
    <style:style style:name="P944" style:parent-style-name="Normal" style:family="paragraph">
      <style:paragraph-properties fo:line-height="115%" fo:margin-left="0.0833in">
        <style:tab-stops/>
      </style:paragraph-properties>
      <style:text-properties fo:language="en" fo:country="US"/>
    </style:style>
    <style:style style:name="TableCell945" style:family="table-cell">
      <style:table-cell-properties fo:border="0.0138in solid #000000" style:writing-mode="lr-tb" fo:padding-top="0in" fo:padding-left="0.0069in" fo:padding-bottom="0in" fo:padding-right="0.0069in"/>
    </style:style>
    <style:style style:name="P946" style:parent-style-name="Normal" style:family="paragraph">
      <style:paragraph-properties fo:line-height="115%" fo:margin-left="0.0833in">
        <style:tab-stops/>
      </style:paragraph-properties>
      <style:text-properties fo:language="en" fo:country="US"/>
    </style:style>
    <style:style style:name="TableCell947" style:family="table-cell">
      <style:table-cell-properties fo:border="0.0138in solid #000000" style:writing-mode="lr-tb" fo:padding-top="0in" fo:padding-left="0.0069in" fo:padding-bottom="0in" fo:padding-right="0.0069in"/>
    </style:style>
    <style:style style:name="P948" style:parent-style-name="Normal" style:family="paragraph">
      <style:paragraph-properties fo:line-height="115%" fo:margin-left="0.0833in">
        <style:tab-stops/>
      </style:paragraph-properties>
      <style:text-properties fo:language="en" fo:country="US"/>
    </style:style>
    <style:style style:name="TableRow949" style:family="table-row">
      <style:table-row-properties style:min-row-height="0.3937in" style:use-optimal-row-height="false"/>
    </style:style>
    <style:style style:name="TableCell950" style:family="table-cell">
      <style:table-cell-properties fo:border="0.0138in solid #000000" style:writing-mode="lr-tb" fo:padding-top="0in" fo:padding-left="0.0069in" fo:padding-bottom="0in" fo:padding-right="0.0069in"/>
    </style:style>
    <style:style style:name="P951" style:parent-style-name="Normal" style:family="paragraph">
      <style:paragraph-properties fo:line-height="115%" fo:margin-left="0.0833in">
        <style:tab-stops/>
      </style:paragraph-properties>
      <style:text-properties fo:language="en" fo:country="US"/>
    </style:style>
    <style:style style:name="TableCell952" style:family="table-cell">
      <style:table-cell-properties fo:border="0.0138in solid #000000" style:writing-mode="lr-tb" fo:padding-top="0in" fo:padding-left="0.0069in" fo:padding-bottom="0in" fo:padding-right="0.0069in"/>
    </style:style>
    <style:style style:name="P953" style:parent-style-name="Normal" style:family="paragraph">
      <style:paragraph-properties fo:line-height="115%" fo:margin-left="0.0833in">
        <style:tab-stops/>
      </style:paragraph-properties>
    </style:style>
    <style:style style:name="T954" style:parent-style-name="Policepardéfaut" style:family="text">
      <style:text-properties fo:language="en" fo:country="US"/>
    </style:style>
    <style:style style:name="T955" style:parent-style-name="Policepardéfaut" style:family="text">
      <style:text-properties fo:language="en" fo:country="GB"/>
    </style:style>
    <style:style style:name="T956" style:parent-style-name="Policepardéfaut" style:family="text">
      <style:text-properties fo:language="en" fo:country="GB"/>
    </style:style>
    <style:style style:name="T957" style:parent-style-name="Policepardéfaut" style:family="text">
      <style:text-properties fo:language="en" fo:country="US"/>
    </style:style>
    <style:style style:name="T958" style:parent-style-name="Policepardéfaut" style:family="text">
      <style:text-properties fo:language="en" fo:country="GB"/>
    </style:style>
    <style:style style:name="TableCell959" style:family="table-cell">
      <style:table-cell-properties fo:border="0.0138in solid #000000" style:writing-mode="lr-tb" fo:padding-top="0in" fo:padding-left="0.0069in" fo:padding-bottom="0in" fo:padding-right="0.0069in"/>
    </style:style>
    <style:style style:name="T960" style:parent-style-name="Policepardéfaut" style:family="text">
      <style:text-properties fo:language="en" fo:country="US"/>
    </style:style>
    <style:style style:name="TableRow961" style:family="table-row">
      <style:table-row-properties style:min-row-height="0.3937in" style:use-optimal-row-height="false"/>
    </style:style>
    <style:style style:name="TableCell962" style:family="table-cell">
      <style:table-cell-properties fo:border="0.0138in solid #000000" style:writing-mode="lr-tb" fo:padding-top="0in" fo:padding-left="0.0069in" fo:padding-bottom="0in" fo:padding-right="0.0069in"/>
    </style:style>
    <style:style style:name="P963" style:parent-style-name="Normal" style:family="paragraph">
      <style:paragraph-properties fo:line-height="115%" fo:margin-left="0.0833in">
        <style:tab-stops/>
      </style:paragraph-properties>
      <style:text-properties fo:language="en" fo:country="US"/>
    </style:style>
    <style:style style:name="TableCell964" style:family="table-cell">
      <style:table-cell-properties fo:border="0.0138in solid #000000" style:writing-mode="lr-tb" fo:padding-top="0in" fo:padding-left="0.0069in" fo:padding-bottom="0in" fo:padding-right="0.0069in"/>
    </style:style>
    <style:style style:name="P965" style:parent-style-name="Normal" style:family="paragraph">
      <style:paragraph-properties fo:line-height="115%" fo:margin-left="0.0833in">
        <style:tab-stops/>
      </style:paragraph-properties>
    </style:style>
    <style:style style:name="T966" style:parent-style-name="Policepardéfaut" style:family="text">
      <style:text-properties fo:language="en" fo:country="US"/>
    </style:style>
    <style:style style:name="T967" style:parent-style-name="Policepardéfaut" style:family="text">
      <style:text-properties fo:language="en" fo:country="GB"/>
    </style:style>
    <style:style style:name="T968" style:parent-style-name="Policepardéfaut" style:family="text">
      <style:text-properties fo:language="en" fo:country="GB"/>
    </style:style>
    <style:style style:name="T969" style:parent-style-name="Policepardéfaut" style:family="text">
      <style:text-properties fo:language="en" fo:country="GB"/>
    </style:style>
    <style:style style:name="TableCell970" style:family="table-cell">
      <style:table-cell-properties fo:border="0.0138in solid #000000" style:writing-mode="lr-tb" fo:padding-top="0in" fo:padding-left="0.0069in" fo:padding-bottom="0in" fo:padding-right="0.0069in"/>
    </style:style>
    <style:style style:name="T971" style:parent-style-name="Policepardéfaut" style:family="text">
      <style:text-properties fo:language="en" fo:country="US"/>
    </style:style>
    <style:style style:name="TableRow972" style:family="table-row">
      <style:table-row-properties style:min-row-height="0.3937in" style:use-optimal-row-height="false"/>
    </style:style>
    <style:style style:name="TableCell973" style:family="table-cell">
      <style:table-cell-properties fo:border="0.0138in solid #000000" style:writing-mode="lr-tb" fo:padding-top="0in" fo:padding-left="0.0069in" fo:padding-bottom="0in" fo:padding-right="0.0069in"/>
    </style:style>
    <style:style style:name="P974" style:parent-style-name="Normal" style:family="paragraph">
      <style:paragraph-properties fo:line-height="115%" fo:margin-left="0.0833in">
        <style:tab-stops/>
      </style:paragraph-properties>
      <style:text-properties fo:language="en" fo:country="US"/>
    </style:style>
    <style:style style:name="TableCell975" style:family="table-cell">
      <style:table-cell-properties fo:border="0.0138in solid #000000" style:writing-mode="lr-tb" fo:padding-top="0in" fo:padding-left="0.0069in" fo:padding-bottom="0in" fo:padding-right="0.0069in"/>
    </style:style>
    <style:style style:name="P976" style:parent-style-name="Normal" style:family="paragraph">
      <style:paragraph-properties fo:line-height="115%" fo:margin-left="0.0833in">
        <style:tab-stops/>
      </style:paragraph-properties>
    </style:style>
    <style:style style:name="T977" style:parent-style-name="Policepardéfaut" style:family="text">
      <style:text-properties fo:language="en" fo:country="US"/>
    </style:style>
    <style:style style:name="T978" style:parent-style-name="Policepardéfaut" style:family="text">
      <style:text-properties fo:language="en" fo:country="US"/>
    </style:style>
    <style:style style:name="T979" style:parent-style-name="Policepardéfaut" style:family="text">
      <style:text-properties fo:language="en" fo:country="GB"/>
    </style:style>
    <style:style style:name="TableCell980" style:family="table-cell">
      <style:table-cell-properties fo:border="0.0138in solid #000000" style:writing-mode="lr-tb" fo:padding-top="0in" fo:padding-left="0.0069in" fo:padding-bottom="0in" fo:padding-right="0.0069in"/>
    </style:style>
    <style:style style:name="T981" style:parent-style-name="Policepardéfaut" style:family="text">
      <style:text-properties fo:language="en" fo:country="US"/>
    </style:style>
    <style:style style:name="TableRow982" style:family="table-row">
      <style:table-row-properties style:min-row-height="0.3937in" style:use-optimal-row-height="false"/>
    </style:style>
    <style:style style:name="TableCell983" style:family="table-cell">
      <style:table-cell-properties fo:border="0.0138in solid #000000" style:writing-mode="lr-tb" fo:padding-top="0in" fo:padding-left="0.0069in" fo:padding-bottom="0in" fo:padding-right="0.0069in"/>
    </style:style>
    <style:style style:name="P984" style:parent-style-name="Normal" style:family="paragraph">
      <style:paragraph-properties fo:line-height="115%" fo:margin-left="0.0833in">
        <style:tab-stops/>
      </style:paragraph-properties>
      <style:text-properties fo:language="en" fo:country="US"/>
    </style:style>
    <style:style style:name="TableCell985" style:family="table-cell">
      <style:table-cell-properties fo:border="0.0138in solid #000000" style:writing-mode="lr-tb" fo:padding-top="0in" fo:padding-left="0.0069in" fo:padding-bottom="0in" fo:padding-right="0.0069in"/>
    </style:style>
    <style:style style:name="P986" style:parent-style-name="Normal" style:family="paragraph">
      <style:paragraph-properties fo:line-height="115%" fo:margin-left="0.0833in">
        <style:tab-stops/>
      </style:paragraph-properties>
    </style:style>
    <style:style style:name="T987" style:parent-style-name="Policepardéfaut" style:family="text">
      <style:text-properties fo:language="en" fo:country="US"/>
    </style:style>
    <style:style style:name="T988" style:parent-style-name="Policepardéfaut" style:family="text">
      <style:text-properties fo:language="en" fo:country="US"/>
    </style:style>
    <style:style style:name="T989" style:parent-style-name="Policepardéfaut" style:family="text">
      <style:text-properties fo:language="en" fo:country="GB"/>
    </style:style>
    <style:style style:name="TableCell990" style:family="table-cell">
      <style:table-cell-properties fo:border="0.0138in solid #000000" style:writing-mode="lr-tb" fo:padding-top="0in" fo:padding-left="0.0069in" fo:padding-bottom="0in" fo:padding-right="0.0069in"/>
    </style:style>
    <style:style style:name="T991" style:parent-style-name="Policepardéfaut" style:family="text">
      <style:text-properties fo:language="en" fo:country="US"/>
    </style:style>
    <style:style style:name="TableRow992" style:family="table-row">
      <style:table-row-properties style:use-optimal-row-height="false"/>
    </style:style>
    <style:style style:name="TableCell993" style:family="table-cell">
      <style:table-cell-properties fo:border="0.0138in solid #000000" style:writing-mode="lr-tb" fo:padding-top="0in" fo:padding-left="0.0069in" fo:padding-bottom="0in" fo:padding-right="0.0069in"/>
    </style:style>
    <style:style style:name="P994" style:parent-style-name="Normal" style:family="paragraph">
      <style:paragraph-properties fo:line-height="115%" fo:margin-left="0.0833in">
        <style:tab-stops/>
      </style:paragraph-properties>
      <style:text-properties fo:language="en" fo:country="US"/>
    </style:style>
    <style:style style:name="TableCell995" style:family="table-cell">
      <style:table-cell-properties fo:border="0.0138in solid #000000" style:writing-mode="lr-tb" fo:padding-top="0in" fo:padding-left="0.0069in" fo:padding-bottom="0in" fo:padding-right="0.0069in"/>
    </style:style>
    <style:style style:name="P996" style:parent-style-name="Normal" style:family="paragraph">
      <style:paragraph-properties fo:line-height="115%" fo:margin-left="0.0833in">
        <style:tab-stops/>
      </style:paragraph-properties>
    </style:style>
    <style:style style:name="T997" style:parent-style-name="Policepardéfaut" style:family="text">
      <style:text-properties fo:language="en" fo:country="US"/>
    </style:style>
    <style:style style:name="T998" style:parent-style-name="Policepardéfaut" style:family="text">
      <style:text-properties fo:language="en" fo:country="US"/>
    </style:style>
    <style:style style:name="T999" style:parent-style-name="Policepardéfaut" style:family="text">
      <style:text-properties fo:language="en" fo:country="GB"/>
    </style:style>
    <style:style style:name="TableCell1000" style:family="table-cell">
      <style:table-cell-properties fo:border="0.0138in solid #000000" style:writing-mode="lr-tb" fo:padding-top="0in" fo:padding-left="0.0069in" fo:padding-bottom="0in" fo:padding-right="0.0069in"/>
    </style:style>
    <style:style style:name="T1001" style:parent-style-name="Policepardéfaut" style:family="text">
      <style:text-properties fo:language="en" fo:country="US"/>
    </style:style>
    <style:style style:name="TableRow1002" style:family="table-row">
      <style:table-row-properties style:use-optimal-row-height="false"/>
    </style:style>
    <style:style style:name="TableCell1003" style:family="table-cell">
      <style:table-cell-properties fo:border="0.0138in solid #000000" style:writing-mode="lr-tb" fo:padding-top="0in" fo:padding-left="0.0069in" fo:padding-bottom="0in" fo:padding-right="0.0069in"/>
    </style:style>
    <style:style style:name="P1004" style:parent-style-name="Normal" style:family="paragraph">
      <style:paragraph-properties fo:line-height="115%" fo:margin-left="0.0833in">
        <style:tab-stops/>
      </style:paragraph-properties>
      <style:text-properties fo:language="en" fo:country="US"/>
    </style:style>
    <style:style style:name="TableCell1005" style:family="table-cell">
      <style:table-cell-properties fo:border="0.0138in solid #000000" style:writing-mode="lr-tb" fo:padding-top="0in" fo:padding-left="0.0069in" fo:padding-bottom="0in" fo:padding-right="0.0069in"/>
    </style:style>
    <style:style style:name="P1006" style:parent-style-name="Normal" style:family="paragraph">
      <style:paragraph-properties fo:line-height="115%" fo:margin-left="0.0833in">
        <style:tab-stops/>
      </style:paragraph-properties>
    </style:style>
    <style:style style:name="T1007" style:parent-style-name="Policepardéfaut" style:family="text">
      <style:text-properties fo:language="en" fo:country="US"/>
    </style:style>
    <style:style style:name="T1008" style:parent-style-name="Policepardéfaut" style:family="text">
      <style:text-properties fo:language="en" fo:country="US"/>
    </style:style>
    <style:style style:name="T1009" style:parent-style-name="Policepardéfaut" style:family="text">
      <style:text-properties fo:language="en" fo:country="GB"/>
    </style:style>
    <style:style style:name="TableCell1010" style:family="table-cell">
      <style:table-cell-properties fo:border="0.0138in solid #000000" style:writing-mode="lr-tb" fo:padding-top="0in" fo:padding-left="0.0069in" fo:padding-bottom="0in" fo:padding-right="0.0069in"/>
    </style:style>
    <style:style style:name="P1011" style:parent-style-name="Normal" style:family="paragraph">
      <style:paragraph-properties fo:line-height="115%" fo:margin-left="0.0833in">
        <style:tab-stops/>
      </style:paragraph-properties>
      <style:text-properties fo:language="en" fo:country="US"/>
    </style:style>
    <style:style style:name="P1012" style:parent-style-name="Normal" style:family="paragraph">
      <style:paragraph-properties fo:line-height="115%" fo:margin-left="0.0833in">
        <style:tab-stops/>
      </style:paragraph-properties>
      <style:text-properties fo:language="en" fo:country="US"/>
    </style:style>
    <style:style style:name="TableRow1013" style:family="table-row">
      <style:table-row-properties style:use-optimal-row-height="false"/>
    </style:style>
    <style:style style:name="TableCell1014" style:family="table-cell">
      <style:table-cell-properties fo:border="0.0138in solid #000000" style:writing-mode="lr-tb" fo:padding-top="0in" fo:padding-left="0.0069in" fo:padding-bottom="0in" fo:padding-right="0.0069in"/>
    </style:style>
    <style:style style:name="P1015" style:parent-style-name="Normal" style:family="paragraph">
      <style:paragraph-properties fo:line-height="115%" fo:margin-left="0.0833in">
        <style:tab-stops/>
      </style:paragraph-properties>
      <style:text-properties fo:language="en" fo:country="US"/>
    </style:style>
    <style:style style:name="TableCell1016" style:family="table-cell">
      <style:table-cell-properties fo:border="0.0138in solid #000000" style:writing-mode="lr-tb" fo:padding-top="0in" fo:padding-left="0.0069in" fo:padding-bottom="0in" fo:padding-right="0.0069in"/>
    </style:style>
    <style:style style:name="P1017" style:parent-style-name="Normal" style:family="paragraph">
      <style:paragraph-properties fo:line-height="115%" fo:margin-left="0.0833in">
        <style:tab-stops/>
      </style:paragraph-properties>
    </style:style>
    <style:style style:name="T1018" style:parent-style-name="Policepardéfaut" style:family="text">
      <style:text-properties fo:language="en" fo:country="US"/>
    </style:style>
    <style:style style:name="T1019" style:parent-style-name="Policepardéfaut" style:family="text">
      <style:text-properties fo:language="en" fo:country="US"/>
    </style:style>
    <style:style style:name="T1020" style:parent-style-name="Policepardéfaut" style:family="text">
      <style:text-properties fo:language="en" fo:country="GB"/>
    </style:style>
    <style:style style:name="TableCell1021" style:family="table-cell">
      <style:table-cell-properties fo:border="0.0138in solid #000000" style:writing-mode="lr-tb" fo:padding-top="0in" fo:padding-left="0.0069in" fo:padding-bottom="0in" fo:padding-right="0.0069in"/>
    </style:style>
    <style:style style:name="T1022" style:parent-style-name="Policepardéfaut" style:family="text">
      <style:text-properties fo:language="en" fo:country="US"/>
    </style:style>
    <style:style style:name="TableRow1023" style:family="table-row">
      <style:table-row-properties style:use-optimal-row-height="false"/>
    </style:style>
    <style:style style:name="TableCell1024" style:family="table-cell">
      <style:table-cell-properties fo:border="0.0138in solid #000000" style:writing-mode="lr-tb" fo:padding-top="0in" fo:padding-left="0.0069in" fo:padding-bottom="0in" fo:padding-right="0.0069in"/>
    </style:style>
    <style:style style:name="P1025" style:parent-style-name="Normal" style:family="paragraph">
      <style:paragraph-properties fo:line-height="115%" fo:margin-left="0.0833in">
        <style:tab-stops/>
      </style:paragraph-properties>
      <style:text-properties fo:language="en" fo:country="US"/>
    </style:style>
    <style:style style:name="TableCell1026" style:family="table-cell">
      <style:table-cell-properties fo:border="0.0138in solid #000000" style:writing-mode="lr-tb" fo:padding-top="0in" fo:padding-left="0.0069in" fo:padding-bottom="0in" fo:padding-right="0.0069in"/>
    </style:style>
    <style:style style:name="P1027" style:parent-style-name="Normal" style:family="paragraph">
      <style:paragraph-properties fo:line-height="115%" fo:margin-left="0.0833in">
        <style:tab-stops/>
      </style:paragraph-properties>
    </style:style>
    <style:style style:name="T1028" style:parent-style-name="Policepardéfaut" style:family="text">
      <style:text-properties fo:language="en" fo:country="US"/>
    </style:style>
    <style:style style:name="T1029" style:parent-style-name="Policepardéfaut" style:family="text">
      <style:text-properties fo:language="en" fo:country="US"/>
    </style:style>
    <style:style style:name="T1030" style:parent-style-name="Policepardéfaut" style:family="text">
      <style:text-properties fo:language="en" fo:country="GB"/>
    </style:style>
    <style:style style:name="TableCell1031" style:family="table-cell">
      <style:table-cell-properties fo:border="0.0138in solid #000000" style:writing-mode="lr-tb" fo:padding-top="0in" fo:padding-left="0.0069in" fo:padding-bottom="0in" fo:padding-right="0.0069in"/>
    </style:style>
    <style:style style:name="T1032" style:parent-style-name="Policepardéfaut" style:family="text">
      <style:text-properties fo:language="en" fo:country="US"/>
    </style:style>
    <style:style style:name="P1033" style:parent-style-name="Normal" style:family="paragraph">
      <style:paragraph-properties fo:line-height="115%"/>
      <style:text-properties fo:color="#000000" fo:language="en" fo:country="US"/>
    </style:style>
    <style:style style:name="P1034" style:parent-style-name="Paragraphedeliste" style:family="paragraph">
      <style:paragraph-properties fo:widows="0" fo:orphans="0" style:text-autospace="none" fo:margin-top="0.1944in" fo:margin-bottom="0.0555in" fo:line-height="115%"/>
    </style:style>
    <style:style style:name="T1035" style:parent-style-name="Policepardéfaut" style:family="text">
      <style:text-properties style:font-name="Courier New" style:font-name-complex="Courier New" fo:language="en" fo:country="US"/>
    </style:style>
    <style:style style:name="T1036" style:parent-style-name="Policepardéfaut" style:family="text">
      <style:text-properties style:font-name="Courier New" style:font-name-complex="Courier New" fo:language="en" fo:country="US"/>
    </style:style>
    <style:style style:name="P1037" style:parent-style-name="Normal" style:family="paragraph">
      <style:paragraph-properties fo:margin-top="0.1944in" fo:margin-bottom="0.0555in" fo:line-height="115%"/>
      <style:text-properties fo:color="#000000" fo:language="en" fo:country="US"/>
    </style:style>
    <style:style style:name="TableColumn1039" style:family="table-column">
      <style:table-column-properties style:column-width="1.0791in" style:use-optimal-column-width="false"/>
    </style:style>
    <style:style style:name="TableColumn1040" style:family="table-column">
      <style:table-column-properties style:column-width="5.3062in" style:use-optimal-column-width="false"/>
    </style:style>
    <style:style style:name="TableColumn1041" style:family="table-column">
      <style:table-column-properties style:column-width="0.7534in" style:use-optimal-column-width="false"/>
    </style:style>
    <style:style style:name="Table1038" style:family="table">
      <style:table-properties style:width="7.1388in" fo:margin-left="-0.0138in" table:align="left"/>
    </style:style>
    <style:style style:name="TableRow1042" style:family="table-row">
      <style:table-row-properties style:use-optimal-row-height="false"/>
    </style:style>
    <style:style style:name="TableCell1043" style:family="table-cell">
      <style:table-cell-properties fo:border="0.0138in solid #000000" style:writing-mode="lr-tb" fo:padding-top="0in" fo:padding-left="0.0069in" fo:padding-bottom="0in" fo:padding-right="0.0069in"/>
    </style:style>
    <style:style style:name="P1044" style:parent-style-name="Normal" style:family="paragraph">
      <style:paragraph-properties fo:line-height="115%" fo:margin-left="0.0833in">
        <style:tab-stops/>
      </style:paragraph-properties>
      <style:text-properties fo:color="#000000" fo:language="en" fo:country="US"/>
    </style:style>
    <style:style style:name="TableCell1045" style:family="table-cell">
      <style:table-cell-properties fo:border="0.0138in solid #000000" style:writing-mode="lr-tb" fo:padding-top="0in" fo:padding-left="0.0069in" fo:padding-bottom="0in" fo:padding-right="0.0069in"/>
    </style:style>
    <style:style style:name="P1046" style:parent-style-name="Normal" style:family="paragraph">
      <style:paragraph-properties fo:line-height="115%" fo:margin-left="0.0833in">
        <style:tab-stops/>
      </style:paragraph-properties>
    </style:style>
    <style:style style:name="T1047" style:parent-style-name="Policepardéfaut" style:family="text">
      <style:text-properties fo:color="#000000" fo:language="en" fo:country="US"/>
    </style:style>
    <style:style style:name="T1048" style:parent-style-name="Policepardéfaut" style:family="text">
      <style:text-properties fo:color="#000000" fo:language="en" fo:country="US"/>
    </style:style>
    <style:style style:name="TableCell1049" style:family="table-cell">
      <style:table-cell-properties fo:border="0.0138in solid #000000" style:writing-mode="lr-tb" fo:padding-top="0in" fo:padding-left="0.0069in" fo:padding-bottom="0in" fo:padding-right="0.0069in"/>
    </style:style>
    <style:style style:name="P1050" style:parent-style-name="Normal" style:family="paragraph">
      <style:paragraph-properties fo:line-height="115%" fo:margin-left="0.0833in">
        <style:tab-stops/>
      </style:paragraph-properties>
      <style:text-properties fo:color="#000000" fo:language="en" fo:country="US"/>
    </style:style>
    <style:style style:name="TableRow1051" style:family="table-row">
      <style:table-row-properties style:use-optimal-row-height="false"/>
    </style:style>
    <style:style style:name="TableCell1052" style:family="table-cell">
      <style:table-cell-properties fo:border="0.0138in solid #000000" style:writing-mode="lr-tb" fo:padding-top="0in" fo:padding-left="0.0069in" fo:padding-bottom="0in" fo:padding-right="0.0069in"/>
    </style:style>
    <style:style style:name="P1053" style:parent-style-name="Normal" style:family="paragraph">
      <style:paragraph-properties fo:line-height="115%" fo:margin-left="0.0833in">
        <style:tab-stops/>
      </style:paragraph-properties>
      <style:text-properties fo:color="#000000" fo:language="en" fo:country="US"/>
    </style:style>
    <style:style style:name="TableCell1054" style:family="table-cell">
      <style:table-cell-properties fo:border="0.0138in solid #000000" style:writing-mode="lr-tb" fo:padding-top="0in" fo:padding-left="0.0069in" fo:padding-bottom="0in" fo:padding-right="0.0069in"/>
    </style:style>
    <style:style style:name="P1055" style:parent-style-name="Normal" style:family="paragraph">
      <style:paragraph-properties fo:line-height="115%" fo:margin-left="0.0833in">
        <style:tab-stops/>
      </style:paragraph-properties>
    </style:style>
    <style:style style:name="T1056" style:parent-style-name="Policepardéfaut" style:family="text">
      <style:text-properties fo:color="#000000" fo:language="en" fo:country="US"/>
    </style:style>
    <style:style style:name="TableCell1057" style:family="table-cell">
      <style:table-cell-properties fo:border="0.0138in solid #000000" style:writing-mode="lr-tb" fo:padding-top="0in" fo:padding-left="0.0069in" fo:padding-bottom="0in" fo:padding-right="0.0069in"/>
    </style:style>
    <style:style style:name="P1058" style:parent-style-name="Normal" style:family="paragraph">
      <style:paragraph-properties fo:line-height="115%" fo:margin-left="0.0833in">
        <style:tab-stops/>
      </style:paragraph-properties>
      <style:text-properties fo:color="#000000" fo:language="en" fo:country="US"/>
    </style:style>
    <style:style style:name="TableRow1059" style:family="table-row">
      <style:table-row-properties style:use-optimal-row-height="false"/>
    </style:style>
    <style:style style:name="TableCell1060" style:family="table-cell">
      <style:table-cell-properties fo:border="0.0138in solid #000000" style:writing-mode="lr-tb" fo:padding-top="0in" fo:padding-left="0.0069in" fo:padding-bottom="0in" fo:padding-right="0.0069in"/>
    </style:style>
    <style:style style:name="P1061" style:parent-style-name="Normal" style:family="paragraph">
      <style:paragraph-properties fo:line-height="115%" fo:margin-left="0.0833in">
        <style:tab-stops/>
      </style:paragraph-properties>
      <style:text-properties fo:color="#000000" fo:language="en" fo:country="US"/>
    </style:style>
    <style:style style:name="TableCell1062" style:family="table-cell">
      <style:table-cell-properties fo:border="0.0138in solid #000000" style:writing-mode="lr-tb" fo:padding-top="0in" fo:padding-left="0.0069in" fo:padding-bottom="0in" fo:padding-right="0.0069in"/>
    </style:style>
    <style:style style:name="P1063" style:parent-style-name="Normal" style:family="paragraph">
      <style:paragraph-properties fo:line-height="115%" fo:margin-left="0.0833in">
        <style:tab-stops/>
      </style:paragraph-properties>
    </style:style>
    <style:style style:name="T1064" style:parent-style-name="Policepardéfaut" style:family="text">
      <style:text-properties fo:color="#000000" fo:language="en" fo:country="US"/>
    </style:style>
    <style:style style:name="T1065" style:parent-style-name="Policepardéfaut" style:family="text">
      <style:text-properties fo:color="#000000" fo:language="en" fo:country="US"/>
    </style:style>
    <style:style style:name="TableCell1066" style:family="table-cell">
      <style:table-cell-properties fo:border="0.0138in solid #000000" style:writing-mode="lr-tb" fo:padding-top="0in" fo:padding-left="0.0069in" fo:padding-bottom="0in" fo:padding-right="0.0069in"/>
    </style:style>
    <style:style style:name="P1067" style:parent-style-name="Normal" style:family="paragraph">
      <style:paragraph-properties fo:line-height="115%" fo:margin-left="0.0833in">
        <style:tab-stops/>
      </style:paragraph-properties>
      <style:text-properties fo:color="#000000" fo:language="en" fo:country="US"/>
    </style:style>
    <style:style style:name="TableRow1068" style:family="table-row">
      <style:table-row-properties style:use-optimal-row-height="false"/>
    </style:style>
    <style:style style:name="TableCell1069" style:family="table-cell">
      <style:table-cell-properties fo:border="0.0138in solid #000000" style:writing-mode="lr-tb" fo:padding-top="0in" fo:padding-left="0.0069in" fo:padding-bottom="0in" fo:padding-right="0.0069in"/>
    </style:style>
    <style:style style:name="P1070" style:parent-style-name="Normal" style:family="paragraph">
      <style:paragraph-properties fo:line-height="115%" fo:margin-left="0.0833in">
        <style:tab-stops/>
      </style:paragraph-properties>
      <style:text-properties fo:color="#000000" fo:language="en" fo:country="US"/>
    </style:style>
    <style:style style:name="TableCell1071" style:family="table-cell">
      <style:table-cell-properties fo:border="0.0138in solid #000000" style:writing-mode="lr-tb" fo:padding-top="0in" fo:padding-left="0.0069in" fo:padding-bottom="0in" fo:padding-right="0.0069in"/>
    </style:style>
    <style:style style:name="P1072" style:parent-style-name="Normal" style:family="paragraph">
      <style:paragraph-properties fo:line-height="115%" fo:margin-left="0.0833in">
        <style:tab-stops/>
      </style:paragraph-properties>
    </style:style>
    <style:style style:name="T1073" style:parent-style-name="Policepardéfaut" style:family="text">
      <style:text-properties fo:color="#000000" fo:language="en" fo:country="US"/>
    </style:style>
    <style:style style:name="TableCell1074" style:family="table-cell">
      <style:table-cell-properties fo:border="0.0138in solid #000000" style:writing-mode="lr-tb" fo:padding-top="0in" fo:padding-left="0.0069in" fo:padding-bottom="0in" fo:padding-right="0.0069in"/>
    </style:style>
    <style:style style:name="P1075" style:parent-style-name="Normal" style:family="paragraph">
      <style:paragraph-properties fo:line-height="115%" fo:margin-left="0.0833in">
        <style:tab-stops/>
      </style:paragraph-properties>
      <style:text-properties fo:color="#000000" fo:language="en" fo:country="US"/>
    </style:style>
    <style:style style:name="TableRow1076" style:family="table-row">
      <style:table-row-properties style:use-optimal-row-height="false"/>
    </style:style>
    <style:style style:name="TableCell1077" style:family="table-cell">
      <style:table-cell-properties fo:border="0.0138in solid #000000" style:writing-mode="lr-tb" fo:padding-top="0in" fo:padding-left="0.0069in" fo:padding-bottom="0in" fo:padding-right="0.0069in"/>
    </style:style>
    <style:style style:name="P1078" style:parent-style-name="Normal" style:family="paragraph">
      <style:paragraph-properties fo:line-height="115%" fo:margin-left="0.0833in">
        <style:tab-stops/>
      </style:paragraph-properties>
      <style:text-properties fo:color="#000000" fo:language="en" fo:country="US"/>
    </style:style>
    <style:style style:name="P1079" style:parent-style-name="Normal" style:family="paragraph">
      <style:paragraph-properties fo:line-height="115%"/>
      <style:text-properties fo:color="#000000" fo:language="en" fo:country="US"/>
    </style:style>
    <style:style style:name="TableCell1080" style:family="table-cell">
      <style:table-cell-properties fo:border="0.0138in solid #000000" style:writing-mode="lr-tb" fo:padding-top="0in" fo:padding-left="0.0069in" fo:padding-bottom="0in" fo:padding-right="0.0069in"/>
    </style:style>
    <style:style style:name="P1081" style:parent-style-name="Normal" style:family="paragraph">
      <style:paragraph-properties fo:line-height="115%" fo:margin-left="0.0833in">
        <style:tab-stops/>
      </style:paragraph-properties>
      <style:text-properties fo:color="#000000" fo:language="en" fo:country="US"/>
    </style:style>
    <style:style style:name="TableCell1082" style:family="table-cell">
      <style:table-cell-properties fo:border="0.0138in solid #000000" style:writing-mode="lr-tb" fo:padding-top="0in" fo:padding-left="0.0069in" fo:padding-bottom="0in" fo:padding-right="0.0069in"/>
    </style:style>
    <style:style style:name="P1083" style:parent-style-name="Normal" style:family="paragraph">
      <style:paragraph-properties fo:line-height="115%" fo:margin-left="0.0833in">
        <style:tab-stops/>
      </style:paragraph-properties>
      <style:text-properties fo:color="#000000" fo:language="en" fo:country="US"/>
    </style:style>
    <style:style style:name="P1084" style:parent-style-name="Normal" style:family="paragraph">
      <style:paragraph-properties fo:line-height="115%" fo:margin-left="0.0833in">
        <style:tab-stops/>
      </style:paragraph-properties>
      <style:text-properties fo:color="#000000" fo:language="en" fo:country="US"/>
    </style:style>
    <style:style style:name="TableRow1085" style:family="table-row">
      <style:table-row-properties style:use-optimal-row-height="false"/>
    </style:style>
    <style:style style:name="TableCell1086" style:family="table-cell">
      <style:table-cell-properties fo:border="0.0138in solid #000000" style:writing-mode="lr-tb" fo:padding-top="0in" fo:padding-left="0.0069in" fo:padding-bottom="0in" fo:padding-right="0.0069in"/>
    </style:style>
    <style:style style:name="P1087" style:parent-style-name="Normal" style:family="paragraph">
      <style:paragraph-properties fo:line-height="115%" fo:margin-left="0.0833in">
        <style:tab-stops/>
      </style:paragraph-properties>
      <style:text-properties fo:color="#000000" fo:language="en" fo:country="US"/>
    </style:style>
    <style:style style:name="TableCell1088" style:family="table-cell">
      <style:table-cell-properties fo:border="0.0138in solid #000000" style:writing-mode="lr-tb" fo:padding-top="0in" fo:padding-left="0.0069in" fo:padding-bottom="0in" fo:padding-right="0.0069in"/>
    </style:style>
    <style:style style:name="P1089" style:parent-style-name="Normal" style:family="paragraph">
      <style:paragraph-properties fo:line-height="115%" fo:margin-left="0.0833in">
        <style:tab-stops/>
      </style:paragraph-properties>
      <style:text-properties fo:color="#000000" fo:language="en" fo:country="US"/>
    </style:style>
    <style:style style:name="TableCell1090" style:family="table-cell">
      <style:table-cell-properties fo:border="0.0138in solid #000000" style:writing-mode="lr-tb" fo:padding-top="0in" fo:padding-left="0.0069in" fo:padding-bottom="0in" fo:padding-right="0.0069in"/>
    </style:style>
    <style:style style:name="P1091" style:parent-style-name="Normal" style:family="paragraph">
      <style:paragraph-properties fo:line-height="115%" fo:margin-left="0.0833in">
        <style:tab-stops/>
      </style:paragraph-properties>
      <style:text-properties fo:color="#000000" fo:language="en" fo:country="US"/>
    </style:style>
    <style:style style:name="TableRow1092" style:family="table-row">
      <style:table-row-properties style:use-optimal-row-height="false"/>
    </style:style>
    <style:style style:name="TableCell1093" style:family="table-cell">
      <style:table-cell-properties fo:border="0.0138in solid #000000" style:writing-mode="lr-tb" fo:padding-top="0in" fo:padding-left="0.0069in" fo:padding-bottom="0in" fo:padding-right="0.0069in"/>
    </style:style>
    <style:style style:name="P1094" style:parent-style-name="Normal" style:family="paragraph">
      <style:paragraph-properties fo:line-height="115%" fo:margin-left="0.0833in">
        <style:tab-stops/>
      </style:paragraph-properties>
      <style:text-properties fo:color="#000000" fo:language="en" fo:country="US"/>
    </style:style>
    <style:style style:name="TableCell1095" style:family="table-cell">
      <style:table-cell-properties fo:border="0.0138in solid #000000" style:writing-mode="lr-tb" fo:padding-top="0in" fo:padding-left="0.0069in" fo:padding-bottom="0in" fo:padding-right="0.0069in"/>
    </style:style>
    <style:style style:name="P1096" style:parent-style-name="Normal" style:family="paragraph">
      <style:paragraph-properties fo:line-height="115%" fo:margin-left="0.0833in">
        <style:tab-stops/>
      </style:paragraph-properties>
      <style:text-properties fo:color="#000000" fo:language="en" fo:country="US"/>
    </style:style>
    <style:style style:name="P1097" style:parent-style-name="Normal" style:family="paragraph">
      <style:paragraph-properties fo:line-height="115%" fo:margin-left="0.0833in">
        <style:tab-stops/>
      </style:paragraph-properties>
      <style:text-properties fo:color="#000000" fo:language="en" fo:country="US"/>
    </style:style>
    <style:style style:name="P1098" style:parent-style-name="Normal" style:family="paragraph">
      <style:paragraph-properties fo:line-height="115%" fo:margin-left="0.0833in">
        <style:tab-stops/>
      </style:paragraph-properties>
      <style:text-properties fo:color="#000000" fo:language="en" fo:country="US"/>
    </style:style>
    <style:style style:name="P1099"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100" style:family="table-cell">
      <style:table-cell-properties fo:border="0.0138in solid #000000" style:writing-mode="lr-tb" fo:padding-top="0in" fo:padding-left="0.0069in" fo:padding-bottom="0in" fo:padding-right="0.0069in"/>
    </style:style>
    <style:style style:name="P1101" style:parent-style-name="Normal" style:family="paragraph">
      <style:paragraph-properties fo:line-height="115%" fo:margin-left="0.0833in">
        <style:tab-stops/>
      </style:paragraph-properties>
      <style:text-properties fo:color="#000000" fo:language="en" fo:country="US"/>
    </style:style>
    <style:style style:name="TableRow1102" style:family="table-row">
      <style:table-row-properties style:min-row-height="0.3937in" style:use-optimal-row-height="false"/>
    </style:style>
    <style:style style:name="TableCell1103" style:family="table-cell">
      <style:table-cell-properties fo:border="0.0138in solid #000000" style:writing-mode="lr-tb" fo:padding-top="0in" fo:padding-left="0.0069in" fo:padding-bottom="0in" fo:padding-right="0.0069in"/>
    </style:style>
    <style:style style:name="P1104" style:parent-style-name="Normal" style:family="paragraph">
      <style:paragraph-properties fo:line-height="115%" fo:margin-left="0.0833in">
        <style:tab-stops/>
      </style:paragraph-properties>
      <style:text-properties fo:color="#000000" fo:language="en" fo:country="US"/>
    </style:style>
    <style:style style:name="P1105" style:parent-style-name="Normal" style:family="paragraph">
      <style:paragraph-properties fo:line-height="115%" fo:margin-left="0.0833in">
        <style:tab-stops/>
      </style:paragraph-properties>
      <style:text-properties fo:color="#000000" fo:language="en" fo:country="US"/>
    </style:style>
    <style:style style:name="TableCell1106" style:family="table-cell">
      <style:table-cell-properties fo:border="0.0138in solid #000000" style:writing-mode="lr-tb" fo:padding-top="0in" fo:padding-left="0.0069in" fo:padding-bottom="0in" fo:padding-right="0.0069in"/>
    </style:style>
    <style:style style:name="P1107" style:parent-style-name="Normal" style:family="paragraph">
      <style:paragraph-properties fo:line-height="115%" fo:margin-left="0.0833in">
        <style:tab-stops/>
      </style:paragraph-properties>
      <style:text-properties fo:color="#000000" fo:language="en" fo:country="US"/>
    </style:style>
    <style:style style:name="TableRow1108" style:family="table-row">
      <style:table-row-properties style:min-row-height="0.3937in" style:use-optimal-row-height="false"/>
    </style:style>
    <style:style style:name="TableCell1109" style:family="table-cell">
      <style:table-cell-properties fo:border="0.0138in solid #000000" style:writing-mode="lr-tb" fo:padding-top="0in" fo:padding-left="0.0069in" fo:padding-bottom="0in" fo:padding-right="0.0069in"/>
    </style:style>
    <style:style style:name="P1110" style:parent-style-name="Normal" style:family="paragraph">
      <style:paragraph-properties fo:line-height="115%" fo:margin-left="0.0833in">
        <style:tab-stops/>
      </style:paragraph-properties>
      <style:text-properties fo:color="#000000" fo:language="en" fo:country="US"/>
    </style:style>
    <style:style style:name="P1111" style:parent-style-name="Normal" style:family="paragraph">
      <style:paragraph-properties fo:line-height="115%" fo:margin-left="0.0833in">
        <style:tab-stops/>
      </style:paragraph-properties>
      <style:text-properties fo:color="#000000" fo:language="en" fo:country="US"/>
    </style:style>
    <style:style style:name="TableCell1112" style:family="table-cell">
      <style:table-cell-properties fo:border="0.0138in solid #000000" style:writing-mode="lr-tb" fo:padding-top="0in" fo:padding-left="0.0069in" fo:padding-bottom="0in" fo:padding-right="0.0069in"/>
    </style:style>
    <style:style style:name="P1113" style:parent-style-name="Normal" style:family="paragraph">
      <style:paragraph-properties fo:line-height="115%" fo:margin-left="0.0833in">
        <style:tab-stops/>
      </style:paragraph-properties>
      <style:text-properties fo:color="#000000" fo:language="en" fo:country="US"/>
    </style:style>
    <style:style style:name="TableRow1114" style:family="table-row">
      <style:table-row-properties style:min-row-height="0.3937in" style:use-optimal-row-height="false"/>
    </style:style>
    <style:style style:name="TableCell1115" style:family="table-cell">
      <style:table-cell-properties fo:border="0.0138in solid #000000" style:writing-mode="lr-tb" fo:padding-top="0in" fo:padding-left="0.0069in" fo:padding-bottom="0in" fo:padding-right="0.0069in"/>
    </style:style>
    <style:style style:name="P1116" style:parent-style-name="Normal" style:family="paragraph">
      <style:paragraph-properties fo:line-height="115%" fo:margin-left="0.0833in">
        <style:tab-stops/>
      </style:paragraph-properties>
      <style:text-properties fo:color="#000000" fo:language="en" fo:country="US"/>
    </style:style>
    <style:style style:name="P1117" style:parent-style-name="Normal" style:family="paragraph">
      <style:paragraph-properties fo:line-height="115%" fo:margin-left="0.0833in">
        <style:tab-stops/>
      </style:paragraph-properties>
      <style:text-properties fo:color="#000000" fo:language="en" fo:country="GB"/>
    </style:style>
    <style:style style:name="TableCell1118" style:family="table-cell">
      <style:table-cell-properties fo:border="0.0138in solid #000000" style:writing-mode="lr-tb" fo:padding-top="0in" fo:padding-left="0.0069in" fo:padding-bottom="0in" fo:padding-right="0.0069in"/>
    </style:style>
    <style:style style:name="P1119" style:parent-style-name="Normal" style:family="paragraph">
      <style:paragraph-properties fo:line-height="115%" fo:margin-left="0.0833in">
        <style:tab-stops/>
      </style:paragraph-properties>
      <style:text-properties fo:color="#000000" fo:language="en" fo:country="US"/>
    </style:style>
    <style:style style:name="TableRow1120" style:family="table-row">
      <style:table-row-properties style:min-row-height="0.3937in" style:use-optimal-row-height="false"/>
    </style:style>
    <style:style style:name="TableCell1121" style:family="table-cell">
      <style:table-cell-properties fo:border="0.0138in solid #000000" style:writing-mode="lr-tb" fo:padding-top="0in" fo:padding-left="0.0069in" fo:padding-bottom="0in" fo:padding-right="0.0069in"/>
    </style:style>
    <style:style style:name="P1122" style:parent-style-name="Normal" style:family="paragraph">
      <style:paragraph-properties fo:line-height="115%" fo:margin-left="0.0833in">
        <style:tab-stops/>
      </style:paragraph-properties>
      <style:text-properties fo:color="#000000" fo:language="en" fo:country="US"/>
    </style:style>
    <style:style style:name="P1123" style:parent-style-name="Normal" style:family="paragraph">
      <style:paragraph-properties fo:line-height="115%" fo:margin-left="0.0833in">
        <style:tab-stops/>
      </style:paragraph-properties>
      <style:text-properties fo:color="#000000" fo:language="en" fo:country="US"/>
    </style:style>
    <style:style style:name="TableCell1124" style:family="table-cell">
      <style:table-cell-properties fo:border="0.0138in solid #000000" style:writing-mode="lr-tb" fo:padding-top="0in" fo:padding-left="0.0069in" fo:padding-bottom="0in" fo:padding-right="0.0069in"/>
    </style:style>
    <style:style style:name="P1125" style:parent-style-name="Normal" style:family="paragraph">
      <style:paragraph-properties fo:line-height="115%" fo:margin-left="0.0833in">
        <style:tab-stops/>
      </style:paragraph-properties>
      <style:text-properties fo:color="#000000" fo:language="en" fo:country="US"/>
    </style:style>
    <style:style style:name="P1126" style:parent-style-name="Normal" style:family="paragraph">
      <style:paragraph-properties fo:line-height="115%" fo:margin-left="0.0833in">
        <style:tab-stops/>
      </style:paragraph-properties>
      <style:text-properties fo:color="#000000" fo:language="en" fo:country="US"/>
    </style:style>
    <style:style style:name="TableRow1127" style:family="table-row">
      <style:table-row-properties style:min-row-height="0.3937in" style:use-optimal-row-height="false"/>
    </style:style>
    <style:style style:name="TableCell1128" style:family="table-cell">
      <style:table-cell-properties fo:border="0.0138in solid #000000" style:writing-mode="lr-tb" fo:padding-top="0in" fo:padding-left="0.0069in" fo:padding-bottom="0in" fo:padding-right="0.0069in"/>
    </style:style>
    <style:style style:name="P1129" style:parent-style-name="Normal" style:family="paragraph">
      <style:paragraph-properties fo:line-height="115%" fo:margin-left="0.0833in">
        <style:tab-stops/>
      </style:paragraph-properties>
      <style:text-properties fo:color="#000000" fo:language="en" fo:country="US"/>
    </style:style>
    <style:style style:name="P1130" style:parent-style-name="Normal" style:family="paragraph">
      <style:paragraph-properties fo:line-height="115%" fo:margin-left="0.0833in">
        <style:tab-stops/>
      </style:paragraph-properties>
      <style:text-properties fo:color="#000000" fo:language="en" fo:country="US"/>
    </style:style>
    <style:style style:name="TableCell1131" style:family="table-cell">
      <style:table-cell-properties fo:border="0.0138in solid #000000" style:writing-mode="lr-tb" fo:padding-top="0in" fo:padding-left="0.0069in" fo:padding-bottom="0in" fo:padding-right="0.0069in"/>
    </style:style>
    <style:style style:name="P1132" style:parent-style-name="Normal" style:family="paragraph">
      <style:paragraph-properties fo:line-height="115%" fo:margin-left="0.0833in">
        <style:tab-stops/>
      </style:paragraph-properties>
      <style:text-properties fo:color="#000000" fo:language="en" fo:country="US"/>
    </style:style>
    <style:style style:name="P1133" style:parent-style-name="Normal" style:family="paragraph">
      <style:paragraph-properties fo:break-before="page" fo:margin-top="0.1944in" fo:margin-bottom="0.0555in" fo:line-height="115%"/>
    </style:style>
    <style:style style:name="P1134" style:parent-style-name="NormalWeb" style:family="paragraph">
      <style:paragraph-properties fo:margin-top="0in" fo:margin-bottom="0in"/>
    </style:style>
    <style:style style:name="T1135"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136"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137" style:parent-style-name="NormalWeb" style:family="paragraph">
      <style:paragraph-properties fo:margin-top="0in" fo:margin-bottom="0in"/>
      <style:text-properties fo:language="en" fo:country="US"/>
    </style:style>
    <style:style style:name="P1138" style:parent-style-name="NormalWeb" style:family="paragraph">
      <style:paragraph-properties fo:margin-top="0in" fo:margin-bottom="0in" fo:text-indent="-0.25in"/>
    </style:style>
    <style:style style:name="T1139" style:parent-style-name="Policepardéfaut" style:family="text">
      <style:text-properties style:font-name="Arial" style:font-name-complex="Arial" fo:color="#000000" fo:font-size="11pt" style:font-size-asian="11pt" style:font-size-complex="11pt" fo:language="en" fo:country="US"/>
    </style:style>
    <style:style style:name="T1140" style:parent-style-name="Policepardéfaut" style:family="text">
      <style:text-properties style:font-name="Arial" style:font-name-complex="Arial" fo:color="#000000" fo:font-size="7pt" style:font-size-asian="7pt" style:font-size-complex="7pt" fo:language="en" fo:country="US"/>
    </style:style>
    <style:style style:name="T1141" style:parent-style-name="apple-tab-span" style:family="text">
      <style:text-properties fo:color="#000000" fo:font-size="7pt" style:font-size-asian="7pt" style:font-size-complex="7pt" fo:language="en" fo:country="US"/>
    </style:style>
    <style:style style:name="T1142"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43" style:parent-style-name="Policepardéfaut" style:family="text">
      <style:text-properties style:font-name="Arial" style:font-name-complex="Arial" fo:color="#000000" fo:font-size="11pt" style:font-size-asian="11pt" style:font-size-complex="11pt" fo:language="en" fo:country="US"/>
    </style:style>
    <style:style style:name="T1144" style:parent-style-name="Policepardéfaut" style:family="text">
      <style:text-properties style:font-name="Arial" style:font-name-complex="Arial" fo:color="#000000" fo:font-size="11pt" style:font-size-asian="11pt" style:font-size-complex="11pt" fo:language="en" fo:country="US"/>
    </style:style>
    <style:style style:name="P1145" style:parent-style-name="NormalWeb" style:family="paragraph">
      <style:paragraph-properties fo:margin-top="0in" fo:margin-bottom="0in" fo:text-indent="-0.25in"/>
    </style:style>
    <style:style style:name="T1146" style:parent-style-name="Policepardéfaut" style:family="text">
      <style:text-properties style:font-name="Arial" style:font-name-complex="Arial" fo:color="#000000" fo:font-size="11pt" style:font-size-asian="11pt" style:font-size-complex="11pt" fo:language="en" fo:country="US"/>
    </style:style>
    <style:style style:name="T1147" style:parent-style-name="Policepardéfaut" style:family="text">
      <style:text-properties style:font-name="Arial" style:font-name-complex="Arial" fo:color="#000000" fo:font-size="7pt" style:font-size-asian="7pt" style:font-size-complex="7pt" fo:language="en" fo:country="US"/>
    </style:style>
    <style:style style:name="T1148" style:parent-style-name="apple-tab-span" style:family="text">
      <style:text-properties fo:color="#000000" fo:font-size="7pt" style:font-size-asian="7pt" style:font-size-complex="7pt" fo:language="en" fo:country="US"/>
    </style:style>
    <style:style style:name="T1149"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0" style:parent-style-name="Policepardéfaut" style:family="text">
      <style:text-properties style:font-name="Arial" style:font-name-complex="Arial" fo:color="#000000" fo:font-size="11pt" style:font-size-asian="11pt" style:font-size-complex="11pt" fo:language="en" fo:country="US"/>
    </style:style>
    <style:style style:name="P1151" style:parent-style-name="NormalWeb" style:family="paragraph">
      <style:paragraph-properties fo:margin-top="0in" fo:margin-bottom="0in" fo:text-indent="-0.25in"/>
    </style:style>
    <style:style style:name="T1152" style:parent-style-name="Policepardéfaut" style:family="text">
      <style:text-properties style:font-name="Arial" style:font-name-complex="Arial" fo:color="#000000" fo:font-size="11pt" style:font-size-asian="11pt" style:font-size-complex="11pt" fo:language="en" fo:country="US"/>
    </style:style>
    <style:style style:name="T1153" style:parent-style-name="Policepardéfaut" style:family="text">
      <style:text-properties style:font-name="Arial" style:font-name-complex="Arial" fo:color="#000000" fo:font-size="7pt" style:font-size-asian="7pt" style:font-size-complex="7pt" fo:language="en" fo:country="US"/>
    </style:style>
    <style:style style:name="T1154" style:parent-style-name="apple-tab-span" style:family="text">
      <style:text-properties fo:color="#000000" fo:font-size="7pt" style:font-size-asian="7pt" style:font-size-complex="7pt" fo:language="en" fo:country="US"/>
    </style:style>
    <style:style style:name="T1155"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6" style:parent-style-name="Policepardéfaut" style:family="text">
      <style:text-properties style:font-name="Arial" style:font-name-complex="Arial" fo:color="#000000" fo:font-size="11pt" style:font-size-asian="11pt" style:font-size-complex="11pt" fo:language="en" fo:country="US"/>
    </style:style>
    <style:style style:name="P1157" style:parent-style-name="NormalWeb" style:family="paragraph">
      <style:paragraph-properties fo:margin-top="0in" fo:margin-bottom="0in" fo:text-indent="-0.25in"/>
    </style:style>
    <style:style style:name="T1158" style:parent-style-name="Policepardéfaut" style:family="text">
      <style:text-properties style:font-name="Arial" style:font-name-complex="Arial" fo:color="#000000" fo:font-size="11pt" style:font-size-asian="11pt" style:font-size-complex="11pt" fo:language="en" fo:country="US"/>
    </style:style>
    <style:style style:name="T1159" style:parent-style-name="Policepardéfaut" style:family="text">
      <style:text-properties style:font-name="Arial" style:font-name-complex="Arial" fo:color="#000000" fo:font-size="7pt" style:font-size-asian="7pt" style:font-size-complex="7pt" fo:language="en" fo:country="US"/>
    </style:style>
    <style:style style:name="T1160" style:parent-style-name="apple-tab-span" style:family="text">
      <style:text-properties fo:color="#000000" fo:font-size="7pt" style:font-size-asian="7pt" style:font-size-complex="7pt" fo:language="en" fo:country="US"/>
    </style:style>
    <style:style style:name="T1161"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2" style:parent-style-name="Policepardéfaut" style:family="text">
      <style:text-properties style:font-name="Arial" style:font-name-complex="Arial" fo:color="#000000" fo:font-size="11pt" style:font-size-asian="11pt" style:font-size-complex="11pt" fo:language="en" fo:country="US"/>
    </style:style>
    <style:style style:name="P1163" style:parent-style-name="NormalWeb" style:family="paragraph">
      <style:paragraph-properties fo:margin-top="0in" fo:margin-bottom="0in" fo:text-indent="-0.25in"/>
    </style:style>
    <style:style style:name="T1164" style:parent-style-name="Policepardéfaut" style:family="text">
      <style:text-properties style:font-name="Arial" style:font-name-complex="Arial" fo:color="#000000" fo:font-size="11pt" style:font-size-asian="11pt" style:font-size-complex="11pt" fo:language="en" fo:country="US"/>
    </style:style>
    <style:style style:name="T1165" style:parent-style-name="Policepardéfaut" style:family="text">
      <style:text-properties style:font-name="Arial" style:font-name-complex="Arial" fo:color="#000000" fo:font-size="7pt" style:font-size-asian="7pt" style:font-size-complex="7pt" fo:language="en" fo:country="US"/>
    </style:style>
    <style:style style:name="T1166" style:parent-style-name="apple-tab-span" style:family="text">
      <style:text-properties fo:color="#000000" fo:font-size="7pt" style:font-size-asian="7pt" style:font-size-complex="7pt" fo:language="en" fo:country="US"/>
    </style:style>
    <style:style style:name="T1167"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8" style:parent-style-name="Policepardéfaut" style:family="text">
      <style:text-properties style:font-name="Arial" style:font-name-complex="Arial" fo:color="#000000" fo:font-size="11pt" style:font-size-asian="11pt" style:font-size-complex="11pt" fo:language="en" fo:country="US"/>
    </style:style>
    <style:style style:name="T1169" style:parent-style-name="Policepardéfaut" style:family="text">
      <style:text-properties style:font-name="Arial" style:font-name-complex="Arial" fo:color="#000000" fo:font-size="11pt" style:font-size-asian="11pt" style:font-size-complex="11pt" fo:language="en" fo:country="US"/>
    </style:style>
    <style:style style:name="P1170" style:parent-style-name="Normal" style:family="paragraph">
      <style:paragraph-properties fo:margin-top="0.1944in" fo:margin-bottom="0.0555in" fo:line-height="115%"/>
      <style:text-properties fo:color="#000000" fo:language="en" fo:country="US"/>
    </style:style>
    <style:style style:name="P1171"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172" style:parent-style-name="Normal" style:family="paragraph">
      <style:paragraph-properties fo:margin-top="0.1944in" fo:margin-bottom="0.0555in" fo:line-height="115%"/>
    </style:style>
    <style:style style:name="T1173" style:parent-style-name="Policepardéfaut" style:family="text">
      <style:text-properties fo:color="#000000" style:text-underline-type="single" style:text-underline-style="solid" style:text-underline-width="auto" style:text-underline-mode="continuous" fo:language="en" fo:country="US"/>
    </style:style>
    <style:style style:name="T1174" style:parent-style-name="Policepardéfaut" style:family="text">
      <style:text-properties fo:color="#000000" style:text-underline-type="single" style:text-underline-style="solid" style:text-underline-width="auto" style:text-underline-mode="continuous" fo:language="en" fo:country="US"/>
    </style:style>
    <style:style style:name="P1175" style:parent-style-name="Normal" style:family="paragraph">
      <style:paragraph-properties fo:line-height="115%"/>
      <style:text-properties fo:color="#000000" fo:language="en" fo:country="US"/>
    </style:style>
    <style:style style:name="P1176" style:parent-style-name="Normal" style:family="paragraph">
      <style:text-properties style:font-name="Courier New" style:font-name-complex="Courier New"/>
    </style:style>
    <style:style style:name="TableColumn1178" style:family="table-column">
      <style:table-column-properties style:column-width="0.8381in" style:use-optimal-column-width="false"/>
    </style:style>
    <style:style style:name="TableColumn1179" style:family="table-column">
      <style:table-column-properties style:column-width="3.752in" style:use-optimal-column-width="false"/>
    </style:style>
    <style:style style:name="TableColumn1180" style:family="table-column">
      <style:table-column-properties style:column-width="0.4875in" style:use-optimal-column-width="false"/>
    </style:style>
    <style:style style:name="TableColumn1181" style:family="table-column">
      <style:table-column-properties style:column-width="0.4875in" style:use-optimal-column-width="false"/>
    </style:style>
    <style:style style:name="TableColumn1182" style:family="table-column">
      <style:table-column-properties style:column-width="0.4875in" style:use-optimal-column-width="false"/>
    </style:style>
    <style:style style:name="TableColumn1183" style:family="table-column">
      <style:table-column-properties style:column-width="0.4875in" style:use-optimal-column-width="false"/>
    </style:style>
    <style:style style:name="TableColumn1184" style:family="table-column">
      <style:table-column-properties style:column-width="0.4875in" style:use-optimal-column-width="false"/>
    </style:style>
    <style:style style:name="Table1177" style:family="table">
      <style:table-properties style:width="7.0277in" fo:margin-left="-0.0138in" table:align="left"/>
    </style:style>
    <style:style style:name="TableRow1185" style:family="table-row">
      <style:table-row-properties style:use-optimal-row-height="false"/>
    </style:style>
    <style:style style:name="TableCell1186" style:family="table-cell">
      <style:table-cell-properties fo:border="0.0138in solid #000000" style:writing-mode="lr-tb" fo:padding-top="0in" fo:padding-left="0.0069in" fo:padding-bottom="0in" fo:padding-right="0.0069in"/>
    </style:style>
    <style:style style:name="P1187" style:parent-style-name="Normal" style:family="paragraph">
      <style:paragraph-properties fo:line-height="115%" fo:margin-left="0.0833in">
        <style:tab-stops/>
      </style:paragraph-properties>
      <style:text-properties fo:language="en" fo:country="US"/>
    </style:style>
    <style:style style:name="TableCell1188" style:family="table-cell">
      <style:table-cell-properties fo:border="0.0138in solid #000000" style:writing-mode="lr-tb" fo:padding-top="0in" fo:padding-left="0.0069in" fo:padding-bottom="0in" fo:padding-right="0.0069in"/>
    </style:style>
    <style:style style:name="P1189" style:parent-style-name="Normal" style:family="paragraph">
      <style:paragraph-properties fo:line-height="115%" fo:margin-left="0.0833in">
        <style:tab-stops/>
      </style:paragraph-properties>
      <style:text-properties fo:language="en" fo:country="US"/>
    </style:style>
    <style:style style:name="TableCell1190" style:family="table-cell">
      <style:table-cell-properties fo:border="0.0138in solid #000000" style:writing-mode="lr-tb" fo:padding-top="0in" fo:padding-left="0.0069in" fo:padding-bottom="0in" fo:padding-right="0.0069in"/>
    </style:style>
    <style:style style:name="P1191" style:parent-style-name="Normal" style:family="paragraph">
      <style:paragraph-properties fo:line-height="115%" fo:margin-left="0.0833in">
        <style:tab-stops/>
      </style:paragraph-properties>
      <style:text-properties fo:language="en" fo:country="US"/>
    </style:style>
    <style:style style:name="TableCell1192" style:family="table-cell">
      <style:table-cell-properties fo:border="0.0138in solid #000000" style:writing-mode="lr-tb" fo:padding-top="0in" fo:padding-left="0.0069in" fo:padding-bottom="0in" fo:padding-right="0.0069in"/>
    </style:style>
    <style:style style:name="P1193" style:parent-style-name="Normal" style:family="paragraph">
      <style:paragraph-properties fo:line-height="115%" fo:margin-left="0.0833in">
        <style:tab-stops/>
      </style:paragraph-properties>
      <style:text-properties fo:language="en" fo:country="US"/>
    </style:style>
    <style:style style:name="TableCell1194" style:family="table-cell">
      <style:table-cell-properties fo:border="0.0138in solid #000000" style:writing-mode="lr-tb" fo:padding-top="0in" fo:padding-left="0.0069in" fo:padding-bottom="0in" fo:padding-right="0.0069in"/>
    </style:style>
    <style:style style:name="P1195" style:parent-style-name="Normal" style:family="paragraph">
      <style:paragraph-properties fo:line-height="115%" fo:margin-left="0.0833in">
        <style:tab-stops/>
      </style:paragraph-properties>
      <style:text-properties fo:language="en" fo:country="US"/>
    </style:style>
    <style:style style:name="TableCell1196" style:family="table-cell">
      <style:table-cell-properties fo:border="0.0138in solid #000000" style:writing-mode="lr-tb" fo:padding-top="0in" fo:padding-left="0.0069in" fo:padding-bottom="0in" fo:padding-right="0.0069in"/>
    </style:style>
    <style:style style:name="P1197" style:parent-style-name="Normal" style:family="paragraph">
      <style:paragraph-properties fo:line-height="115%" fo:margin-left="0.0833in">
        <style:tab-stops/>
      </style:paragraph-properties>
      <style:text-properties fo:language="en" fo:country="US"/>
    </style:style>
    <style:style style:name="TableCell1198" style:family="table-cell">
      <style:table-cell-properties fo:border="0.0138in solid #000000" style:writing-mode="lr-tb" fo:padding-top="0in" fo:padding-left="0.0069in" fo:padding-bottom="0in" fo:padding-right="0.0069in"/>
    </style:style>
    <style:style style:name="P1199" style:parent-style-name="Normal" style:family="paragraph">
      <style:paragraph-properties fo:line-height="115%" fo:margin-left="0.0833in">
        <style:tab-stops/>
      </style:paragraph-properties>
      <style:text-properties fo:language="en" fo:country="US"/>
    </style:style>
    <style:style style:name="TableRow1200" style:family="table-row">
      <style:table-row-properties style:use-optimal-row-height="false"/>
    </style:style>
    <style:style style:name="TableCell1201" style:family="table-cell">
      <style:table-cell-properties fo:border="0.0138in solid #000000" style:writing-mode="lr-tb" fo:padding-top="0in" fo:padding-left="0.0069in" fo:padding-bottom="0in" fo:padding-right="0.0069in"/>
    </style:style>
    <style:style style:name="P1202" style:parent-style-name="Normal" style:family="paragraph">
      <style:paragraph-properties fo:line-height="115%" fo:margin-left="0.0833in">
        <style:tab-stops/>
      </style:paragraph-properties>
      <style:text-properties fo:language="en" fo:country="US"/>
    </style:style>
    <style:style style:name="TableCell1203" style:family="table-cell">
      <style:table-cell-properties fo:border="0.0138in solid #000000" style:writing-mode="lr-tb" fo:padding-top="0in" fo:padding-left="0.0069in" fo:padding-bottom="0in" fo:padding-right="0.0069in"/>
    </style:style>
    <style:style style:name="P1204" style:parent-style-name="Normal" style:family="paragraph">
      <style:paragraph-properties fo:line-height="115%" fo:margin-left="0.0833in">
        <style:tab-stops/>
      </style:paragraph-properties>
      <style:text-properties fo:language="en" fo:country="US"/>
    </style:style>
    <style:style style:name="TableCell1205" style:family="table-cell">
      <style:table-cell-properties fo:border="0.0138in solid #000000" style:writing-mode="lr-tb" fo:padding-top="0in" fo:padding-left="0.0069in" fo:padding-bottom="0in" fo:padding-right="0.0069in"/>
    </style:style>
    <style:style style:name="P1206" style:parent-style-name="Normal" style:family="paragraph">
      <style:paragraph-properties fo:line-height="115%" fo:margin-left="0.0833in">
        <style:tab-stops/>
      </style:paragraph-properties>
      <style:text-properties fo:language="en" fo:country="US"/>
    </style:style>
    <style:style style:name="TableCell1207" style:family="table-cell">
      <style:table-cell-properties fo:border="0.0138in solid #000000" style:writing-mode="lr-tb" fo:padding-top="0in" fo:padding-left="0.0069in" fo:padding-bottom="0in" fo:padding-right="0.0069in"/>
    </style:style>
    <style:style style:name="P1208" style:parent-style-name="Normal" style:family="paragraph">
      <style:paragraph-properties fo:line-height="115%" fo:margin-left="0.0833in">
        <style:tab-stops/>
      </style:paragraph-properties>
      <style:text-properties fo:language="en" fo:country="GB"/>
    </style:style>
    <style:style style:name="TableCell1209" style:family="table-cell">
      <style:table-cell-properties fo:border="0.0138in solid #000000" style:writing-mode="lr-tb" fo:padding-top="0in" fo:padding-left="0.0069in" fo:padding-bottom="0in" fo:padding-right="0.0069in"/>
    </style:style>
    <style:style style:name="P1210" style:parent-style-name="Normal" style:family="paragraph">
      <style:paragraph-properties fo:line-height="115%" fo:margin-left="0.0833in">
        <style:tab-stops/>
      </style:paragraph-properties>
      <style:text-properties fo:language="en" fo:country="GB"/>
    </style:style>
    <style:style style:name="TableCell1211" style:family="table-cell">
      <style:table-cell-properties fo:border="0.0138in solid #000000" style:writing-mode="lr-tb" fo:padding-top="0in" fo:padding-left="0.0069in" fo:padding-bottom="0in" fo:padding-right="0.0069in"/>
    </style:style>
    <style:style style:name="P1212" style:parent-style-name="Normal" style:family="paragraph">
      <style:paragraph-properties fo:line-height="115%" fo:margin-left="0.0833in">
        <style:tab-stops/>
      </style:paragraph-properties>
      <style:text-properties fo:language="en" fo:country="GB"/>
    </style:style>
    <style:style style:name="TableCell1213" style:family="table-cell">
      <style:table-cell-properties fo:border="0.0138in solid #000000" style:writing-mode="lr-tb" fo:padding-top="0in" fo:padding-left="0.0069in" fo:padding-bottom="0in" fo:padding-right="0.0069in"/>
    </style:style>
    <style:style style:name="P1214" style:parent-style-name="Normal" style:family="paragraph">
      <style:paragraph-properties fo:line-height="115%" fo:margin-left="0.0833in">
        <style:tab-stops/>
      </style:paragraph-properties>
      <style:text-properties fo:language="en" fo:country="US"/>
    </style:style>
    <style:style style:name="TableRow1215" style:family="table-row">
      <style:table-row-properties style:use-optimal-row-height="false"/>
    </style:style>
    <style:style style:name="TableCell1216" style:family="table-cell">
      <style:table-cell-properties fo:border="0.0138in solid #000000" style:writing-mode="lr-tb" fo:padding-top="0in" fo:padding-left="0.0069in" fo:padding-bottom="0in" fo:padding-right="0.0069in"/>
    </style:style>
    <style:style style:name="P1217" style:parent-style-name="Normal" style:family="paragraph">
      <style:paragraph-properties fo:line-height="115%" fo:margin-left="0.0833in">
        <style:tab-stops/>
      </style:paragraph-properties>
      <style:text-properties fo:language="en" fo:country="US"/>
    </style:style>
    <style:style style:name="TableCell1218" style:family="table-cell">
      <style:table-cell-properties fo:border="0.0138in solid #000000" style:writing-mode="lr-tb" fo:padding-top="0in" fo:padding-left="0.0069in" fo:padding-bottom="0in" fo:padding-right="0.0069in"/>
    </style:style>
    <style:style style:name="P1219" style:parent-style-name="Normal" style:family="paragraph">
      <style:paragraph-properties fo:line-height="115%" fo:margin-left="0.0833in">
        <style:tab-stops/>
      </style:paragraph-properties>
      <style:text-properties fo:language="en" fo:country="US"/>
    </style:style>
    <style:style style:name="TableCell1220" style:family="table-cell">
      <style:table-cell-properties fo:border="0.0138in solid #000000" style:writing-mode="lr-tb" fo:padding-top="0in" fo:padding-left="0.0069in" fo:padding-bottom="0in" fo:padding-right="0.0069in"/>
    </style:style>
    <style:style style:name="P1221" style:parent-style-name="Normal" style:family="paragraph">
      <style:paragraph-properties fo:line-height="115%" fo:margin-left="0.0833in">
        <style:tab-stops/>
      </style:paragraph-properties>
      <style:text-properties fo:language="en" fo:country="US"/>
    </style:style>
    <style:style style:name="TableCell1222" style:family="table-cell">
      <style:table-cell-properties fo:border="0.0138in solid #000000" style:writing-mode="lr-tb" fo:padding-top="0in" fo:padding-left="0.0069in" fo:padding-bottom="0in" fo:padding-right="0.0069in"/>
    </style:style>
    <style:style style:name="P1223" style:parent-style-name="Normal" style:family="paragraph">
      <style:paragraph-properties fo:line-height="115%" fo:margin-left="0.0833in">
        <style:tab-stops/>
      </style:paragraph-properties>
      <style:text-properties fo:language="en" fo:country="GB"/>
    </style:style>
    <style:style style:name="TableCell1224" style:family="table-cell">
      <style:table-cell-properties fo:border="0.0138in solid #000000" style:writing-mode="lr-tb" fo:padding-top="0in" fo:padding-left="0.0069in" fo:padding-bottom="0in" fo:padding-right="0.0069in"/>
    </style:style>
    <style:style style:name="P1225" style:parent-style-name="Normal" style:family="paragraph">
      <style:paragraph-properties fo:line-height="115%" fo:margin-left="0.0833in">
        <style:tab-stops/>
      </style:paragraph-properties>
      <style:text-properties fo:language="en" fo:country="GB"/>
    </style:style>
    <style:style style:name="TableCell1226" style:family="table-cell">
      <style:table-cell-properties fo:border="0.0138in solid #000000" style:writing-mode="lr-tb" fo:padding-top="0in" fo:padding-left="0.0069in" fo:padding-bottom="0in" fo:padding-right="0.0069in"/>
    </style:style>
    <style:style style:name="P1227" style:parent-style-name="Normal" style:family="paragraph">
      <style:paragraph-properties fo:line-height="115%" fo:margin-left="0.0833in">
        <style:tab-stops/>
      </style:paragraph-properties>
      <style:text-properties fo:language="en" fo:country="GB"/>
    </style:style>
    <style:style style:name="TableCell1228" style:family="table-cell">
      <style:table-cell-properties fo:border="0.0138in solid #000000" style:writing-mode="lr-tb" fo:padding-top="0in" fo:padding-left="0.0069in" fo:padding-bottom="0in" fo:padding-right="0.0069in"/>
    </style:style>
    <style:style style:name="P1229" style:parent-style-name="Normal" style:family="paragraph">
      <style:paragraph-properties fo:line-height="115%" fo:margin-left="0.0833in">
        <style:tab-stops/>
      </style:paragraph-properties>
      <style:text-properties fo:language="en" fo:country="US"/>
    </style:style>
    <style:style style:name="TableRow1230" style:family="table-row">
      <style:table-row-properties style:use-optimal-row-height="false"/>
    </style:style>
    <style:style style:name="TableCell1231" style:family="table-cell">
      <style:table-cell-properties fo:border="0.0138in solid #000000" style:writing-mode="lr-tb" fo:padding-top="0in" fo:padding-left="0.0069in" fo:padding-bottom="0in" fo:padding-right="0.0069in"/>
    </style:style>
    <style:style style:name="P1232" style:parent-style-name="Normal" style:family="paragraph">
      <style:paragraph-properties fo:line-height="115%" fo:margin-left="0.0833in">
        <style:tab-stops/>
      </style:paragraph-properties>
      <style:text-properties fo:language="en" fo:country="US"/>
    </style:style>
    <style:style style:name="TableCell1233" style:family="table-cell">
      <style:table-cell-properties fo:border="0.0138in solid #000000" style:writing-mode="lr-tb" fo:padding-top="0in" fo:padding-left="0.0069in" fo:padding-bottom="0in" fo:padding-right="0.0069in"/>
    </style:style>
    <style:style style:name="P1234" style:parent-style-name="Normal" style:family="paragraph">
      <style:paragraph-properties fo:line-height="115%" fo:margin-left="0.0833in">
        <style:tab-stops/>
      </style:paragraph-properties>
      <style:text-properties fo:language="en" fo:country="US"/>
    </style:style>
    <style:style style:name="TableCell1235" style:family="table-cell">
      <style:table-cell-properties fo:border="0.0138in solid #000000" style:writing-mode="lr-tb" fo:padding-top="0in" fo:padding-left="0.0069in" fo:padding-bottom="0in" fo:padding-right="0.0069in"/>
    </style:style>
    <style:style style:name="P1236" style:parent-style-name="Normal" style:family="paragraph">
      <style:paragraph-properties fo:line-height="115%" fo:margin-left="0.0833in">
        <style:tab-stops/>
      </style:paragraph-properties>
      <style:text-properties fo:language="en" fo:country="US"/>
    </style:style>
    <style:style style:name="TableCell1237" style:family="table-cell">
      <style:table-cell-properties fo:border="0.0138in solid #000000" style:writing-mode="lr-tb" fo:padding-top="0in" fo:padding-left="0.0069in" fo:padding-bottom="0in" fo:padding-right="0.0069in"/>
    </style:style>
    <style:style style:name="P1238" style:parent-style-name="Normal" style:family="paragraph">
      <style:paragraph-properties fo:line-height="115%" fo:margin-left="0.0833in">
        <style:tab-stops/>
      </style:paragraph-properties>
      <style:text-properties fo:language="en" fo:country="GB"/>
    </style:style>
    <style:style style:name="TableCell1239" style:family="table-cell">
      <style:table-cell-properties fo:border="0.0138in solid #000000" style:writing-mode="lr-tb" fo:padding-top="0in" fo:padding-left="0.0069in" fo:padding-bottom="0in" fo:padding-right="0.0069in"/>
    </style:style>
    <style:style style:name="P1240" style:parent-style-name="Normal" style:family="paragraph">
      <style:paragraph-properties fo:line-height="115%" fo:margin-left="0.0833in">
        <style:tab-stops/>
      </style:paragraph-properties>
      <style:text-properties fo:language="en" fo:country="GB"/>
    </style:style>
    <style:style style:name="TableCell1241" style:family="table-cell">
      <style:table-cell-properties fo:border="0.0138in solid #000000" style:writing-mode="lr-tb" fo:padding-top="0in" fo:padding-left="0.0069in" fo:padding-bottom="0in" fo:padding-right="0.0069in"/>
    </style:style>
    <style:style style:name="P1242" style:parent-style-name="Normal" style:family="paragraph">
      <style:paragraph-properties fo:line-height="115%" fo:margin-left="0.0833in">
        <style:tab-stops/>
      </style:paragraph-properties>
      <style:text-properties fo:language="en" fo:country="GB"/>
    </style:style>
    <style:style style:name="TableCell1243" style:family="table-cell">
      <style:table-cell-properties fo:border="0.0138in solid #000000" style:writing-mode="lr-tb" fo:padding-top="0in" fo:padding-left="0.0069in" fo:padding-bottom="0in" fo:padding-right="0.0069in"/>
    </style:style>
    <style:style style:name="P1244" style:parent-style-name="Normal" style:family="paragraph">
      <style:paragraph-properties fo:line-height="115%" fo:margin-left="0.0833in">
        <style:tab-stops/>
      </style:paragraph-properties>
      <style:text-properties fo:language="en" fo:country="US"/>
    </style:style>
    <style:style style:name="TableRow1245" style:family="table-row">
      <style:table-row-properties style:use-optimal-row-height="false"/>
    </style:style>
    <style:style style:name="TableCell1246" style:family="table-cell">
      <style:table-cell-properties fo:border="0.0138in solid #000000" style:writing-mode="lr-tb" fo:padding-top="0in" fo:padding-left="0.0069in" fo:padding-bottom="0in" fo:padding-right="0.0069in"/>
    </style:style>
    <style:style style:name="P1247" style:parent-style-name="Normal" style:family="paragraph">
      <style:paragraph-properties fo:line-height="115%" fo:margin-left="0.0833in">
        <style:tab-stops/>
      </style:paragraph-properties>
      <style:text-properties fo:language="en" fo:country="US"/>
    </style:style>
    <style:style style:name="TableCell1248" style:family="table-cell">
      <style:table-cell-properties fo:border="0.0138in solid #000000" style:writing-mode="lr-tb" fo:padding-top="0in" fo:padding-left="0.0069in" fo:padding-bottom="0in" fo:padding-right="0.0069in"/>
    </style:style>
    <style:style style:name="P1249" style:parent-style-name="Normal" style:family="paragraph">
      <style:paragraph-properties fo:line-height="115%" fo:margin-left="0.0833in">
        <style:tab-stops/>
      </style:paragraph-properties>
      <style:text-properties fo:language="en" fo:country="US"/>
    </style:style>
    <style:style style:name="TableCell1250" style:family="table-cell">
      <style:table-cell-properties fo:border="0.0138in solid #000000" style:writing-mode="lr-tb" fo:padding-top="0in" fo:padding-left="0.0069in" fo:padding-bottom="0in" fo:padding-right="0.0069in"/>
    </style:style>
    <style:style style:name="P1251" style:parent-style-name="Normal" style:family="paragraph">
      <style:paragraph-properties fo:line-height="115%" fo:margin-left="0.0833in">
        <style:tab-stops/>
      </style:paragraph-properties>
      <style:text-properties fo:language="en" fo:country="US"/>
    </style:style>
    <style:style style:name="TableCell1252" style:family="table-cell">
      <style:table-cell-properties fo:border="0.0138in solid #000000" style:writing-mode="lr-tb" fo:padding-top="0in" fo:padding-left="0.0069in" fo:padding-bottom="0in" fo:padding-right="0.0069in"/>
    </style:style>
    <style:style style:name="P1253" style:parent-style-name="Normal" style:family="paragraph">
      <style:paragraph-properties fo:line-height="115%" fo:margin-left="0.0833in">
        <style:tab-stops/>
      </style:paragraph-properties>
      <style:text-properties fo:language="en" fo:country="GB"/>
    </style:style>
    <style:style style:name="TableCell1254" style:family="table-cell">
      <style:table-cell-properties fo:border="0.0138in solid #000000" style:writing-mode="lr-tb" fo:padding-top="0in" fo:padding-left="0.0069in" fo:padding-bottom="0in" fo:padding-right="0.0069in"/>
    </style:style>
    <style:style style:name="P1255" style:parent-style-name="Normal" style:family="paragraph">
      <style:paragraph-properties fo:line-height="115%" fo:margin-left="0.0833in">
        <style:tab-stops/>
      </style:paragraph-properties>
      <style:text-properties fo:language="en" fo:country="GB"/>
    </style:style>
    <style:style style:name="TableCell1256" style:family="table-cell">
      <style:table-cell-properties fo:border="0.0138in solid #000000" style:writing-mode="lr-tb" fo:padding-top="0in" fo:padding-left="0.0069in" fo:padding-bottom="0in" fo:padding-right="0.0069in"/>
    </style:style>
    <style:style style:name="P1257" style:parent-style-name="Normal" style:family="paragraph">
      <style:paragraph-properties fo:line-height="115%" fo:margin-left="0.0833in">
        <style:tab-stops/>
      </style:paragraph-properties>
      <style:text-properties fo:language="en" fo:country="GB"/>
    </style:style>
    <style:style style:name="TableCell1258" style:family="table-cell">
      <style:table-cell-properties fo:border="0.0138in solid #000000" style:writing-mode="lr-tb" fo:padding-top="0in" fo:padding-left="0.0069in" fo:padding-bottom="0in" fo:padding-right="0.0069in"/>
    </style:style>
    <style:style style:name="P1259" style:parent-style-name="Normal" style:family="paragraph">
      <style:paragraph-properties fo:line-height="115%" fo:margin-left="0.0833in">
        <style:tab-stops/>
      </style:paragraph-properties>
      <style:text-properties fo:language="en" fo:country="US"/>
    </style:style>
    <style:style style:name="TableRow1260" style:family="table-row">
      <style:table-row-properties style:use-optimal-row-height="false"/>
    </style:style>
    <style:style style:name="TableCell1261" style:family="table-cell">
      <style:table-cell-properties fo:border="0.0138in solid #000000" style:writing-mode="lr-tb" fo:padding-top="0in" fo:padding-left="0.0069in" fo:padding-bottom="0in" fo:padding-right="0.0069in"/>
    </style:style>
    <style:style style:name="P1262" style:parent-style-name="Normal" style:family="paragraph">
      <style:paragraph-properties fo:line-height="115%" fo:margin-left="0.0833in">
        <style:tab-stops/>
      </style:paragraph-properties>
      <style:text-properties fo:language="en" fo:country="US"/>
    </style:style>
    <style:style style:name="TableCell1263" style:family="table-cell">
      <style:table-cell-properties fo:border="0.0138in solid #000000" style:writing-mode="lr-tb" fo:padding-top="0in" fo:padding-left="0.0069in" fo:padding-bottom="0in" fo:padding-right="0.0069in"/>
    </style:style>
    <style:style style:name="P1264" style:parent-style-name="Normal" style:family="paragraph">
      <style:paragraph-properties fo:line-height="115%" fo:margin-left="0.0833in">
        <style:tab-stops/>
      </style:paragraph-properties>
      <style:text-properties fo:language="en" fo:country="US"/>
    </style:style>
    <style:style style:name="TableCell1265" style:family="table-cell">
      <style:table-cell-properties fo:border="0.0138in solid #000000" style:writing-mode="lr-tb" fo:padding-top="0in" fo:padding-left="0.0069in" fo:padding-bottom="0in" fo:padding-right="0.0069in"/>
    </style:style>
    <style:style style:name="P1266" style:parent-style-name="Normal" style:family="paragraph">
      <style:paragraph-properties fo:line-height="115%" fo:margin-left="0.0833in">
        <style:tab-stops/>
      </style:paragraph-properties>
      <style:text-properties fo:language="en" fo:country="US"/>
    </style:style>
    <style:style style:name="TableCell1267" style:family="table-cell">
      <style:table-cell-properties fo:border="0.0138in solid #000000" style:writing-mode="lr-tb" fo:padding-top="0in" fo:padding-left="0.0069in" fo:padding-bottom="0in" fo:padding-right="0.0069in"/>
    </style:style>
    <style:style style:name="P1268" style:parent-style-name="Normal" style:family="paragraph">
      <style:paragraph-properties fo:line-height="115%" fo:margin-left="0.0833in">
        <style:tab-stops/>
      </style:paragraph-properties>
      <style:text-properties fo:language="en" fo:country="GB"/>
    </style:style>
    <style:style style:name="TableCell1269" style:family="table-cell">
      <style:table-cell-properties fo:border="0.0138in solid #000000" style:writing-mode="lr-tb" fo:padding-top="0in" fo:padding-left="0.0069in" fo:padding-bottom="0in" fo:padding-right="0.0069in"/>
    </style:style>
    <style:style style:name="P1270" style:parent-style-name="Normal" style:family="paragraph">
      <style:paragraph-properties fo:line-height="115%" fo:margin-left="0.0833in">
        <style:tab-stops/>
      </style:paragraph-properties>
      <style:text-properties fo:language="en" fo:country="GB"/>
    </style:style>
    <style:style style:name="TableCell1271" style:family="table-cell">
      <style:table-cell-properties fo:border="0.0138in solid #000000" style:writing-mode="lr-tb" fo:padding-top="0in" fo:padding-left="0.0069in" fo:padding-bottom="0in" fo:padding-right="0.0069in"/>
    </style:style>
    <style:style style:name="P1272" style:parent-style-name="Normal" style:family="paragraph">
      <style:paragraph-properties fo:line-height="115%" fo:margin-left="0.0833in">
        <style:tab-stops/>
      </style:paragraph-properties>
      <style:text-properties fo:language="en" fo:country="GB"/>
    </style:style>
    <style:style style:name="TableCell1273" style:family="table-cell">
      <style:table-cell-properties fo:border="0.0138in solid #000000" style:writing-mode="lr-tb" fo:padding-top="0in" fo:padding-left="0.0069in" fo:padding-bottom="0in" fo:padding-right="0.0069in"/>
    </style:style>
    <style:style style:name="P1274" style:parent-style-name="Normal" style:family="paragraph">
      <style:paragraph-properties fo:line-height="115%" fo:margin-left="0.0833in">
        <style:tab-stops/>
      </style:paragraph-properties>
      <style:text-properties fo:language="en" fo:country="US"/>
    </style:style>
    <style:style style:name="TableRow1275" style:family="table-row">
      <style:table-row-properties style:use-optimal-row-height="false"/>
    </style:style>
    <style:style style:name="TableCell1276" style:family="table-cell">
      <style:table-cell-properties fo:border="0.0138in solid #000000" style:writing-mode="lr-tb" fo:padding-top="0in" fo:padding-left="0.0069in" fo:padding-bottom="0in" fo:padding-right="0.0069in"/>
    </style:style>
    <style:style style:name="P1277" style:parent-style-name="Normal" style:family="paragraph">
      <style:paragraph-properties fo:line-height="115%" fo:margin-left="0.0833in">
        <style:tab-stops/>
      </style:paragraph-properties>
      <style:text-properties fo:language="en" fo:country="US"/>
    </style:style>
    <style:style style:name="TableCell1278" style:family="table-cell">
      <style:table-cell-properties fo:border="0.0138in solid #000000" style:writing-mode="lr-tb" fo:padding-top="0in" fo:padding-left="0.0069in" fo:padding-bottom="0in" fo:padding-right="0.0069in"/>
    </style:style>
    <style:style style:name="P1279" style:parent-style-name="Normal" style:family="paragraph">
      <style:paragraph-properties fo:line-height="115%" fo:margin-left="0.0833in">
        <style:tab-stops/>
      </style:paragraph-properties>
      <style:text-properties fo:language="en" fo:country="US"/>
    </style:style>
    <style:style style:name="TableCell1280" style:family="table-cell">
      <style:table-cell-properties fo:border="0.0138in solid #000000" style:writing-mode="lr-tb" fo:padding-top="0in" fo:padding-left="0.0069in" fo:padding-bottom="0in" fo:padding-right="0.0069in"/>
    </style:style>
    <style:style style:name="P1281" style:parent-style-name="Normal" style:family="paragraph">
      <style:paragraph-properties fo:line-height="115%" fo:margin-left="0.0833in">
        <style:tab-stops/>
      </style:paragraph-properties>
      <style:text-properties fo:language="en" fo:country="US"/>
    </style:style>
    <style:style style:name="TableCell1282" style:family="table-cell">
      <style:table-cell-properties fo:border="0.0138in solid #000000" style:writing-mode="lr-tb" fo:padding-top="0in" fo:padding-left="0.0069in" fo:padding-bottom="0in" fo:padding-right="0.0069in"/>
    </style:style>
    <style:style style:name="P1283" style:parent-style-name="Normal" style:family="paragraph">
      <style:paragraph-properties fo:line-height="115%" fo:margin-left="0.0833in">
        <style:tab-stops/>
      </style:paragraph-properties>
      <style:text-properties fo:language="en" fo:country="GB"/>
    </style:style>
    <style:style style:name="TableCell1284" style:family="table-cell">
      <style:table-cell-properties fo:border="0.0138in solid #000000" style:writing-mode="lr-tb" fo:padding-top="0in" fo:padding-left="0.0069in" fo:padding-bottom="0in" fo:padding-right="0.0069in"/>
    </style:style>
    <style:style style:name="P1285" style:parent-style-name="Normal" style:family="paragraph">
      <style:paragraph-properties fo:line-height="115%" fo:margin-left="0.0833in">
        <style:tab-stops/>
      </style:paragraph-properties>
      <style:text-properties fo:language="en" fo:country="GB"/>
    </style:style>
    <style:style style:name="TableCell1286" style:family="table-cell">
      <style:table-cell-properties fo:border="0.0138in solid #000000" style:writing-mode="lr-tb" fo:padding-top="0in" fo:padding-left="0.0069in" fo:padding-bottom="0in" fo:padding-right="0.0069in"/>
    </style:style>
    <style:style style:name="P1287" style:parent-style-name="Normal" style:family="paragraph">
      <style:paragraph-properties fo:line-height="115%" fo:margin-left="0.0833in">
        <style:tab-stops/>
      </style:paragraph-properties>
      <style:text-properties fo:language="en" fo:country="GB"/>
    </style:style>
    <style:style style:name="TableCell1288" style:family="table-cell">
      <style:table-cell-properties fo:border="0.0138in solid #000000" style:writing-mode="lr-tb" fo:padding-top="0in" fo:padding-left="0.0069in" fo:padding-bottom="0in" fo:padding-right="0.0069in"/>
    </style:style>
    <style:style style:name="P1289" style:parent-style-name="Normal" style:family="paragraph">
      <style:paragraph-properties fo:line-height="115%" fo:margin-left="0.0833in">
        <style:tab-stops/>
      </style:paragraph-properties>
    </style:style>
    <style:style style:name="T1290" style:parent-style-name="Policepardéfaut" style:family="text">
      <style:text-properties fo:language="en" fo:country="US"/>
    </style:style>
    <style:style style:name="TableRow1291" style:family="table-row">
      <style:table-row-properties style:use-optimal-row-height="false"/>
    </style:style>
    <style:style style:name="TableCell1292" style:family="table-cell">
      <style:table-cell-properties fo:border="0.0138in solid #000000" style:writing-mode="lr-tb" fo:padding-top="0in" fo:padding-left="0.0069in" fo:padding-bottom="0in" fo:padding-right="0.0069in"/>
    </style:style>
    <style:style style:name="P1293" style:parent-style-name="Normal" style:family="paragraph">
      <style:paragraph-properties fo:line-height="115%" fo:margin-left="0.0833in">
        <style:tab-stops/>
      </style:paragraph-properties>
      <style:text-properties fo:language="en" fo:country="US"/>
    </style:style>
    <style:style style:name="TableCell1294" style:family="table-cell">
      <style:table-cell-properties fo:border="0.0138in solid #000000" style:writing-mode="lr-tb" fo:padding-top="0in" fo:padding-left="0.0069in" fo:padding-bottom="0in" fo:padding-right="0.0069in"/>
    </style:style>
    <style:style style:name="P1295" style:parent-style-name="Normal" style:family="paragraph">
      <style:paragraph-properties fo:line-height="115%" fo:margin-left="0.0833in">
        <style:tab-stops/>
      </style:paragraph-properties>
      <style:text-properties fo:language="en" fo:country="US"/>
    </style:style>
    <style:style style:name="TableCell1296" style:family="table-cell">
      <style:table-cell-properties fo:border="0.0138in solid #000000" style:writing-mode="lr-tb" fo:padding-top="0in" fo:padding-left="0.0069in" fo:padding-bottom="0in" fo:padding-right="0.0069in"/>
    </style:style>
    <style:style style:name="P1297" style:parent-style-name="Normal" style:family="paragraph">
      <style:paragraph-properties fo:line-height="115%" fo:margin-left="0.0833in">
        <style:tab-stops/>
      </style:paragraph-properties>
      <style:text-properties fo:language="en" fo:country="US"/>
    </style:style>
    <style:style style:name="TableCell1298" style:family="table-cell">
      <style:table-cell-properties fo:border="0.0138in solid #000000" style:writing-mode="lr-tb" fo:padding-top="0in" fo:padding-left="0.0069in" fo:padding-bottom="0in" fo:padding-right="0.0069in"/>
    </style:style>
    <style:style style:name="P1299" style:parent-style-name="Normal" style:family="paragraph">
      <style:paragraph-properties fo:line-height="115%" fo:margin-left="0.0833in">
        <style:tab-stops/>
      </style:paragraph-properties>
      <style:text-properties fo:language="en" fo:country="GB"/>
    </style:style>
    <style:style style:name="TableCell1300" style:family="table-cell">
      <style:table-cell-properties fo:border="0.0138in solid #000000" style:writing-mode="lr-tb" fo:padding-top="0in" fo:padding-left="0.0069in" fo:padding-bottom="0in" fo:padding-right="0.0069in"/>
    </style:style>
    <style:style style:name="P1301" style:parent-style-name="Normal" style:family="paragraph">
      <style:paragraph-properties fo:line-height="115%" fo:margin-left="0.0833in">
        <style:tab-stops/>
      </style:paragraph-properties>
      <style:text-properties fo:language="en" fo:country="GB"/>
    </style:style>
    <style:style style:name="TableCell1302" style:family="table-cell">
      <style:table-cell-properties fo:border="0.0138in solid #000000" style:writing-mode="lr-tb" fo:padding-top="0in" fo:padding-left="0.0069in" fo:padding-bottom="0in" fo:padding-right="0.0069in"/>
    </style:style>
    <style:style style:name="P1303" style:parent-style-name="Normal" style:family="paragraph">
      <style:paragraph-properties fo:line-height="115%" fo:margin-left="0.0833in">
        <style:tab-stops/>
      </style:paragraph-properties>
      <style:text-properties fo:language="en" fo:country="GB"/>
    </style:style>
    <style:style style:name="TableCell1304" style:family="table-cell">
      <style:table-cell-properties fo:border="0.0138in solid #000000" style:writing-mode="lr-tb" fo:padding-top="0in" fo:padding-left="0.0069in" fo:padding-bottom="0in" fo:padding-right="0.0069in"/>
    </style:style>
    <style:style style:name="P1305" style:parent-style-name="Normal" style:family="paragraph">
      <style:paragraph-properties fo:line-height="115%" fo:margin-left="0.0833in">
        <style:tab-stops/>
      </style:paragraph-properties>
    </style:style>
    <style:style style:name="T1306" style:parent-style-name="Policepardéfaut" style:family="text">
      <style:text-properties fo:language="en" fo:country="US"/>
    </style:style>
    <style:style style:name="TableRow1307" style:family="table-row">
      <style:table-row-properties style:use-optimal-row-height="false"/>
    </style:style>
    <style:style style:name="TableCell1308" style:family="table-cell">
      <style:table-cell-properties fo:border="0.0138in solid #000000" style:writing-mode="lr-tb" fo:padding-top="0in" fo:padding-left="0.0069in" fo:padding-bottom="0in" fo:padding-right="0.0069in"/>
    </style:style>
    <style:style style:name="P1309" style:parent-style-name="Normal" style:family="paragraph">
      <style:paragraph-properties fo:line-height="115%" fo:margin-left="0.0833in">
        <style:tab-stops/>
      </style:paragraph-properties>
      <style:text-properties fo:language="en" fo:country="US"/>
    </style:style>
    <style:style style:name="TableCell1310" style:family="table-cell">
      <style:table-cell-properties fo:border="0.0138in solid #000000" style:writing-mode="lr-tb" fo:padding-top="0in" fo:padding-left="0.0069in" fo:padding-bottom="0in" fo:padding-right="0.0069in"/>
    </style:style>
    <style:style style:name="P1311" style:parent-style-name="Normal" style:family="paragraph">
      <style:paragraph-properties fo:line-height="115%" fo:margin-left="0.0833in">
        <style:tab-stops/>
      </style:paragraph-properties>
      <style:text-properties fo:language="en" fo:country="US"/>
    </style:style>
    <style:style style:name="TableCell1312" style:family="table-cell">
      <style:table-cell-properties fo:border="0.0138in solid #000000" style:writing-mode="lr-tb" fo:padding-top="0in" fo:padding-left="0.0069in" fo:padding-bottom="0in" fo:padding-right="0.0069in"/>
    </style:style>
    <style:style style:name="P1313" style:parent-style-name="Normal" style:family="paragraph">
      <style:paragraph-properties fo:line-height="115%" fo:margin-left="0.0833in">
        <style:tab-stops/>
      </style:paragraph-properties>
      <style:text-properties fo:language="en" fo:country="US"/>
    </style:style>
    <style:style style:name="TableCell1314" style:family="table-cell">
      <style:table-cell-properties fo:border="0.0138in solid #000000" style:writing-mode="lr-tb" fo:padding-top="0in" fo:padding-left="0.0069in" fo:padding-bottom="0in" fo:padding-right="0.0069in"/>
    </style:style>
    <style:style style:name="P1315" style:parent-style-name="Normal" style:family="paragraph">
      <style:paragraph-properties fo:line-height="115%" fo:margin-left="0.0833in">
        <style:tab-stops/>
      </style:paragraph-properties>
      <style:text-properties fo:language="en" fo:country="US"/>
    </style:style>
    <style:style style:name="TableCell1316" style:family="table-cell">
      <style:table-cell-properties fo:border="0.0138in solid #000000" style:writing-mode="lr-tb" fo:padding-top="0in" fo:padding-left="0.0069in" fo:padding-bottom="0in" fo:padding-right="0.0069in"/>
    </style:style>
    <style:style style:name="P1317" style:parent-style-name="Normal" style:family="paragraph">
      <style:paragraph-properties fo:line-height="115%" fo:margin-left="0.0833in">
        <style:tab-stops/>
      </style:paragraph-properties>
      <style:text-properties fo:language="en" fo:country="US"/>
    </style:style>
    <style:style style:name="TableCell1318" style:family="table-cell">
      <style:table-cell-properties fo:border="0.0138in solid #000000" style:writing-mode="lr-tb" fo:padding-top="0in" fo:padding-left="0.0069in" fo:padding-bottom="0in" fo:padding-right="0.0069in"/>
    </style:style>
    <style:style style:name="P1319" style:parent-style-name="Normal" style:family="paragraph">
      <style:paragraph-properties fo:line-height="115%" fo:margin-left="0.0833in">
        <style:tab-stops/>
      </style:paragraph-properties>
      <style:text-properties fo:language="en" fo:country="US"/>
    </style:style>
    <style:style style:name="TableCell1320" style:family="table-cell">
      <style:table-cell-properties fo:border="0.0138in solid #000000" style:writing-mode="lr-tb" fo:padding-top="0in" fo:padding-left="0.0069in" fo:padding-bottom="0in" fo:padding-right="0.0069in"/>
    </style:style>
    <style:style style:name="P1321" style:parent-style-name="Normal" style:family="paragraph">
      <style:paragraph-properties fo:line-height="115%" fo:margin-left="0.0833in">
        <style:tab-stops/>
      </style:paragraph-properties>
      <style:text-properties fo:language="en" fo:country="US"/>
    </style:style>
    <style:style style:name="TableRow1322" style:family="table-row">
      <style:table-row-properties style:use-optimal-row-height="false"/>
    </style:style>
    <style:style style:name="TableCell1323" style:family="table-cell">
      <style:table-cell-properties fo:border="0.0138in solid #000000" style:writing-mode="lr-tb" fo:padding-top="0in" fo:padding-left="0.0069in" fo:padding-bottom="0in" fo:padding-right="0.0069in"/>
    </style:style>
    <style:style style:name="P1324" style:parent-style-name="Normal" style:family="paragraph">
      <style:paragraph-properties fo:line-height="115%" fo:margin-left="0.0833in">
        <style:tab-stops/>
      </style:paragraph-properties>
      <style:text-properties fo:language="en" fo:country="US"/>
    </style:style>
    <style:style style:name="TableCell1325" style:family="table-cell">
      <style:table-cell-properties fo:border="0.0138in solid #000000" style:writing-mode="lr-tb" fo:padding-top="0in" fo:padding-left="0.0069in" fo:padding-bottom="0in" fo:padding-right="0.0069in"/>
    </style:style>
    <style:style style:name="P1326" style:parent-style-name="Normal" style:family="paragraph">
      <style:paragraph-properties fo:line-height="115%" fo:margin-left="0.0833in">
        <style:tab-stops/>
      </style:paragraph-properties>
      <style:text-properties fo:language="en" fo:country="US"/>
    </style:style>
    <style:style style:name="TableCell1327" style:family="table-cell">
      <style:table-cell-properties fo:border="0.0138in solid #000000" style:writing-mode="lr-tb" fo:padding-top="0in" fo:padding-left="0.0069in" fo:padding-bottom="0in" fo:padding-right="0.0069in"/>
    </style:style>
    <style:style style:name="P1328" style:parent-style-name="Normal" style:family="paragraph">
      <style:paragraph-properties fo:line-height="115%" fo:margin-left="0.0833in">
        <style:tab-stops/>
      </style:paragraph-properties>
      <style:text-properties fo:language="en" fo:country="US"/>
    </style:style>
    <style:style style:name="TableCell1329" style:family="table-cell">
      <style:table-cell-properties fo:border="0.0138in solid #000000" style:writing-mode="lr-tb" fo:padding-top="0in" fo:padding-left="0.0069in" fo:padding-bottom="0in" fo:padding-right="0.0069in"/>
    </style:style>
    <style:style style:name="P1330" style:parent-style-name="Normal" style:family="paragraph">
      <style:paragraph-properties fo:line-height="115%" fo:margin-left="0.0833in">
        <style:tab-stops/>
      </style:paragraph-properties>
      <style:text-properties fo:language="en" fo:country="US"/>
    </style:style>
    <style:style style:name="TableCell1331" style:family="table-cell">
      <style:table-cell-properties fo:border="0.0138in solid #000000" style:writing-mode="lr-tb" fo:padding-top="0in" fo:padding-left="0.0069in" fo:padding-bottom="0in" fo:padding-right="0.0069in"/>
    </style:style>
    <style:style style:name="P1332" style:parent-style-name="Normal" style:family="paragraph">
      <style:paragraph-properties fo:line-height="115%" fo:margin-left="0.0833in">
        <style:tab-stops/>
      </style:paragraph-properties>
      <style:text-properties fo:language="en" fo:country="US"/>
    </style:style>
    <style:style style:name="TableCell1333" style:family="table-cell">
      <style:table-cell-properties fo:border="0.0138in solid #000000" style:writing-mode="lr-tb" fo:padding-top="0in" fo:padding-left="0.0069in" fo:padding-bottom="0in" fo:padding-right="0.0069in"/>
    </style:style>
    <style:style style:name="P1334" style:parent-style-name="Normal" style:family="paragraph">
      <style:paragraph-properties fo:line-height="115%" fo:margin-left="0.0833in">
        <style:tab-stops/>
      </style:paragraph-properties>
      <style:text-properties fo:language="en" fo:country="US"/>
    </style:style>
    <style:style style:name="TableCell1335" style:family="table-cell">
      <style:table-cell-properties fo:border="0.0138in solid #000000" style:writing-mode="lr-tb" fo:padding-top="0in" fo:padding-left="0.0069in" fo:padding-bottom="0in" fo:padding-right="0.0069in"/>
    </style:style>
    <style:style style:name="P1336" style:parent-style-name="Normal" style:family="paragraph">
      <style:paragraph-properties fo:line-height="115%" fo:margin-left="0.0833in">
        <style:tab-stops/>
      </style:paragraph-properties>
      <style:text-properties fo:language="en" fo:country="US"/>
    </style:style>
    <style:style style:name="TableRow1337" style:family="table-row">
      <style:table-row-properties style:use-optimal-row-height="false"/>
    </style:style>
    <style:style style:name="TableCell1338" style:family="table-cell">
      <style:table-cell-properties fo:border="0.0138in solid #000000" style:writing-mode="lr-tb" fo:padding-top="0in" fo:padding-left="0.0069in" fo:padding-bottom="0in" fo:padding-right="0.0069in"/>
    </style:style>
    <style:style style:name="P1339" style:parent-style-name="Normal" style:family="paragraph">
      <style:paragraph-properties fo:line-height="115%" fo:margin-left="0.0833in">
        <style:tab-stops/>
      </style:paragraph-properties>
      <style:text-properties fo:language="en" fo:country="US"/>
    </style:style>
    <style:style style:name="TableCell1340" style:family="table-cell">
      <style:table-cell-properties fo:border="0.0138in solid #000000" style:writing-mode="lr-tb" fo:padding-top="0in" fo:padding-left="0.0069in" fo:padding-bottom="0in" fo:padding-right="0.0069in"/>
    </style:style>
    <style:style style:name="P1341" style:parent-style-name="Normal" style:family="paragraph">
      <style:paragraph-properties fo:line-height="115%" fo:margin-left="0.0833in">
        <style:tab-stops/>
      </style:paragraph-properties>
      <style:text-properties fo:language="en" fo:country="US"/>
    </style:style>
    <style:style style:name="TableCell1342" style:family="table-cell">
      <style:table-cell-properties fo:border="0.0138in solid #000000" style:writing-mode="lr-tb" fo:padding-top="0in" fo:padding-left="0.0069in" fo:padding-bottom="0in" fo:padding-right="0.0069in"/>
    </style:style>
    <style:style style:name="P1343" style:parent-style-name="Normal" style:family="paragraph">
      <style:paragraph-properties fo:line-height="115%" fo:margin-left="0.0833in">
        <style:tab-stops/>
      </style:paragraph-properties>
      <style:text-properties fo:language="en" fo:country="US"/>
    </style:style>
    <style:style style:name="TableCell1344" style:family="table-cell">
      <style:table-cell-properties fo:border="0.0138in solid #000000" style:writing-mode="lr-tb" fo:padding-top="0in" fo:padding-left="0.0069in" fo:padding-bottom="0in" fo:padding-right="0.0069in"/>
    </style:style>
    <style:style style:name="P1345" style:parent-style-name="Normal" style:family="paragraph">
      <style:paragraph-properties fo:line-height="115%" fo:margin-left="0.0833in">
        <style:tab-stops/>
      </style:paragraph-properties>
      <style:text-properties fo:language="en" fo:country="US"/>
    </style:style>
    <style:style style:name="TableCell1346" style:family="table-cell">
      <style:table-cell-properties fo:border="0.0138in solid #000000" style:writing-mode="lr-tb" fo:padding-top="0in" fo:padding-left="0.0069in" fo:padding-bottom="0in" fo:padding-right="0.0069in"/>
    </style:style>
    <style:style style:name="P1347" style:parent-style-name="Normal" style:family="paragraph">
      <style:paragraph-properties fo:line-height="115%" fo:margin-left="0.0833in">
        <style:tab-stops/>
      </style:paragraph-properties>
      <style:text-properties fo:language="en" fo:country="US"/>
    </style:style>
    <style:style style:name="TableCell1348" style:family="table-cell">
      <style:table-cell-properties fo:border="0.0138in solid #000000" style:writing-mode="lr-tb" fo:padding-top="0in" fo:padding-left="0.0069in" fo:padding-bottom="0in" fo:padding-right="0.0069in"/>
    </style:style>
    <style:style style:name="P1349" style:parent-style-name="Normal" style:family="paragraph">
      <style:paragraph-properties fo:line-height="115%" fo:margin-left="0.0833in">
        <style:tab-stops/>
      </style:paragraph-properties>
      <style:text-properties fo:language="en" fo:country="US"/>
    </style:style>
    <style:style style:name="TableCell1350" style:family="table-cell">
      <style:table-cell-properties fo:border="0.0138in solid #000000" style:writing-mode="lr-tb" fo:padding-top="0in" fo:padding-left="0.0069in" fo:padding-bottom="0in" fo:padding-right="0.0069in"/>
    </style:style>
    <style:style style:name="P1351" style:parent-style-name="Normal" style:family="paragraph">
      <style:paragraph-properties fo:line-height="115%" fo:margin-left="0.0833in">
        <style:tab-stops/>
      </style:paragraph-properties>
      <style:text-properties fo:language="en" fo:country="US"/>
    </style:style>
    <style:style style:name="TableRow1352" style:family="table-row">
      <style:table-row-properties style:use-optimal-row-height="false"/>
    </style:style>
    <style:style style:name="TableCell1353" style:family="table-cell">
      <style:table-cell-properties fo:border="0.0138in solid #000000" style:writing-mode="lr-tb" fo:padding-top="0in" fo:padding-left="0.0069in" fo:padding-bottom="0in" fo:padding-right="0.0069in"/>
    </style:style>
    <style:style style:name="P1354" style:parent-style-name="Normal" style:family="paragraph">
      <style:paragraph-properties fo:line-height="115%" fo:margin-left="0.0833in">
        <style:tab-stops/>
      </style:paragraph-properties>
      <style:text-properties fo:language="en" fo:country="US"/>
    </style:style>
    <style:style style:name="TableCell1355" style:family="table-cell">
      <style:table-cell-properties fo:border="0.0138in solid #000000" style:writing-mode="lr-tb" fo:padding-top="0in" fo:padding-left="0.0069in" fo:padding-bottom="0in" fo:padding-right="0.0069in"/>
    </style:style>
    <style:style style:name="P1356" style:parent-style-name="Normal" style:family="paragraph">
      <style:paragraph-properties fo:line-height="115%" fo:margin-left="0.0833in">
        <style:tab-stops/>
      </style:paragraph-properties>
      <style:text-properties fo:language="en" fo:country="US"/>
    </style:style>
    <style:style style:name="TableCell1357" style:family="table-cell">
      <style:table-cell-properties fo:border="0.0138in solid #000000" style:writing-mode="lr-tb" fo:padding-top="0in" fo:padding-left="0.0069in" fo:padding-bottom="0in" fo:padding-right="0.0069in"/>
    </style:style>
    <style:style style:name="P1358" style:parent-style-name="Normal" style:family="paragraph">
      <style:paragraph-properties fo:line-height="115%" fo:margin-left="0.0833in">
        <style:tab-stops/>
      </style:paragraph-properties>
      <style:text-properties fo:language="en" fo:country="US"/>
    </style:style>
    <style:style style:name="TableCell1359" style:family="table-cell">
      <style:table-cell-properties fo:border="0.0138in solid #000000" style:writing-mode="lr-tb" fo:padding-top="0in" fo:padding-left="0.0069in" fo:padding-bottom="0in" fo:padding-right="0.0069in"/>
    </style:style>
    <style:style style:name="P1360" style:parent-style-name="Normal" style:family="paragraph">
      <style:paragraph-properties fo:line-height="115%" fo:margin-left="0.0833in">
        <style:tab-stops/>
      </style:paragraph-properties>
      <style:text-properties fo:language="en" fo:country="US"/>
    </style:style>
    <style:style style:name="TableCell1361" style:family="table-cell">
      <style:table-cell-properties fo:border="0.0138in solid #000000" style:writing-mode="lr-tb" fo:padding-top="0in" fo:padding-left="0.0069in" fo:padding-bottom="0in" fo:padding-right="0.0069in"/>
    </style:style>
    <style:style style:name="P1362" style:parent-style-name="Normal" style:family="paragraph">
      <style:paragraph-properties fo:line-height="115%" fo:margin-left="0.0833in">
        <style:tab-stops/>
      </style:paragraph-properties>
      <style:text-properties fo:language="en" fo:country="US"/>
    </style:style>
    <style:style style:name="TableCell1363" style:family="table-cell">
      <style:table-cell-properties fo:border="0.0138in solid #000000" style:writing-mode="lr-tb" fo:padding-top="0in" fo:padding-left="0.0069in" fo:padding-bottom="0in" fo:padding-right="0.0069in"/>
    </style:style>
    <style:style style:name="P1364" style:parent-style-name="Normal" style:family="paragraph">
      <style:paragraph-properties fo:line-height="115%" fo:margin-left="0.0833in">
        <style:tab-stops/>
      </style:paragraph-properties>
      <style:text-properties fo:language="en" fo:country="US"/>
    </style:style>
    <style:style style:name="TableCell1365" style:family="table-cell">
      <style:table-cell-properties fo:border="0.0138in solid #000000" style:writing-mode="lr-tb" fo:padding-top="0in" fo:padding-left="0.0069in" fo:padding-bottom="0in" fo:padding-right="0.0069in"/>
    </style:style>
    <style:style style:name="P1366" style:parent-style-name="Normal" style:family="paragraph">
      <style:paragraph-properties fo:line-height="115%" fo:margin-left="0.0833in">
        <style:tab-stops/>
      </style:paragraph-properties>
      <style:text-properties fo:language="en" fo:country="US"/>
    </style:style>
    <style:style style:name="TableRow1367" style:family="table-row">
      <style:table-row-properties style:use-optimal-row-height="false"/>
    </style:style>
    <style:style style:name="TableCell1368" style:family="table-cell">
      <style:table-cell-properties fo:border="0.0138in solid #000000" style:writing-mode="lr-tb" fo:padding-top="0in" fo:padding-left="0.0069in" fo:padding-bottom="0in" fo:padding-right="0.0069in"/>
    </style:style>
    <style:style style:name="P1369" style:parent-style-name="Normal" style:family="paragraph">
      <style:paragraph-properties fo:line-height="115%" fo:margin-left="0.0833in">
        <style:tab-stops/>
      </style:paragraph-properties>
      <style:text-properties fo:language="en" fo:country="US"/>
    </style:style>
    <style:style style:name="TableCell1370" style:family="table-cell">
      <style:table-cell-properties fo:border="0.0138in solid #000000" style:writing-mode="lr-tb" fo:padding-top="0in" fo:padding-left="0.0069in" fo:padding-bottom="0in" fo:padding-right="0.0069in"/>
    </style:style>
    <style:style style:name="P1371" style:parent-style-name="Normal" style:family="paragraph">
      <style:paragraph-properties fo:line-height="115%" fo:margin-left="0.0833in">
        <style:tab-stops/>
      </style:paragraph-properties>
      <style:text-properties fo:language="en" fo:country="US"/>
    </style:style>
    <style:style style:name="TableCell1372" style:family="table-cell">
      <style:table-cell-properties fo:border="0.0138in solid #000000" style:writing-mode="lr-tb" fo:padding-top="0in" fo:padding-left="0.0069in" fo:padding-bottom="0in" fo:padding-right="0.0069in"/>
    </style:style>
    <style:style style:name="P1373" style:parent-style-name="Normal" style:family="paragraph">
      <style:paragraph-properties fo:line-height="115%" fo:margin-left="0.0833in">
        <style:tab-stops/>
      </style:paragraph-properties>
      <style:text-properties fo:language="en" fo:country="US"/>
    </style:style>
    <style:style style:name="TableCell1374" style:family="table-cell">
      <style:table-cell-properties fo:border="0.0138in solid #000000" style:writing-mode="lr-tb" fo:padding-top="0in" fo:padding-left="0.0069in" fo:padding-bottom="0in" fo:padding-right="0.0069in"/>
    </style:style>
    <style:style style:name="P1375" style:parent-style-name="Normal" style:family="paragraph">
      <style:paragraph-properties fo:line-height="115%" fo:margin-left="0.0833in">
        <style:tab-stops/>
      </style:paragraph-properties>
      <style:text-properties fo:language="en" fo:country="US"/>
    </style:style>
    <style:style style:name="TableCell1376" style:family="table-cell">
      <style:table-cell-properties fo:border="0.0138in solid #000000" style:writing-mode="lr-tb" fo:padding-top="0in" fo:padding-left="0.0069in" fo:padding-bottom="0in" fo:padding-right="0.0069in"/>
    </style:style>
    <style:style style:name="P1377" style:parent-style-name="Normal" style:family="paragraph">
      <style:paragraph-properties fo:line-height="115%" fo:margin-left="0.0833in">
        <style:tab-stops/>
      </style:paragraph-properties>
      <style:text-properties fo:language="en" fo:country="US"/>
    </style:style>
    <style:style style:name="TableCell1378" style:family="table-cell">
      <style:table-cell-properties fo:border="0.0138in solid #000000" style:writing-mode="lr-tb" fo:padding-top="0in" fo:padding-left="0.0069in" fo:padding-bottom="0in" fo:padding-right="0.0069in"/>
    </style:style>
    <style:style style:name="P1379" style:parent-style-name="Normal" style:family="paragraph">
      <style:paragraph-properties fo:line-height="115%" fo:margin-left="0.0833in">
        <style:tab-stops/>
      </style:paragraph-properties>
      <style:text-properties fo:language="en" fo:country="US"/>
    </style:style>
    <style:style style:name="TableCell1380" style:family="table-cell">
      <style:table-cell-properties fo:border="0.0138in solid #000000" style:writing-mode="lr-tb" fo:padding-top="0in" fo:padding-left="0.0069in" fo:padding-bottom="0in" fo:padding-right="0.0069in"/>
    </style:style>
    <style:style style:name="P1381" style:parent-style-name="Normal" style:family="paragraph">
      <style:paragraph-properties fo:line-height="115%" fo:margin-left="0.0833in">
        <style:tab-stops/>
      </style:paragraph-properties>
      <style:text-properties fo:language="en" fo:country="US"/>
    </style:style>
    <style:style style:name="TableRow1382" style:family="table-row">
      <style:table-row-properties style:use-optimal-row-height="false"/>
    </style:style>
    <style:style style:name="TableCell1383" style:family="table-cell">
      <style:table-cell-properties fo:border="0.0138in solid #000000" style:writing-mode="lr-tb" fo:padding-top="0in" fo:padding-left="0.0069in" fo:padding-bottom="0in" fo:padding-right="0.0069in"/>
    </style:style>
    <style:style style:name="P1384" style:parent-style-name="Normal" style:family="paragraph">
      <style:paragraph-properties fo:line-height="115%" fo:margin-left="0.0833in">
        <style:tab-stops/>
      </style:paragraph-properties>
      <style:text-properties fo:language="en" fo:country="US"/>
    </style:style>
    <style:style style:name="TableCell1385" style:family="table-cell">
      <style:table-cell-properties fo:border="0.0138in solid #000000" style:writing-mode="lr-tb" fo:padding-top="0in" fo:padding-left="0.0069in" fo:padding-bottom="0in" fo:padding-right="0.0069in"/>
    </style:style>
    <style:style style:name="P1386" style:parent-style-name="Normal" style:family="paragraph">
      <style:paragraph-properties fo:line-height="115%" fo:margin-left="0.0833in">
        <style:tab-stops/>
      </style:paragraph-properties>
      <style:text-properties fo:language="en" fo:country="US"/>
    </style:style>
    <style:style style:name="TableCell1387" style:family="table-cell">
      <style:table-cell-properties fo:border="0.0138in solid #000000" style:writing-mode="lr-tb" fo:padding-top="0in" fo:padding-left="0.0069in" fo:padding-bottom="0in" fo:padding-right="0.0069in"/>
    </style:style>
    <style:style style:name="P1388" style:parent-style-name="Normal" style:family="paragraph">
      <style:paragraph-properties fo:line-height="115%" fo:margin-left="0.0833in">
        <style:tab-stops/>
      </style:paragraph-properties>
      <style:text-properties fo:language="en" fo:country="US"/>
    </style:style>
    <style:style style:name="TableCell1389" style:family="table-cell">
      <style:table-cell-properties fo:border="0.0138in solid #000000" style:writing-mode="lr-tb" fo:padding-top="0in" fo:padding-left="0.0069in" fo:padding-bottom="0in" fo:padding-right="0.0069in"/>
    </style:style>
    <style:style style:name="P1390" style:parent-style-name="Normal" style:family="paragraph">
      <style:paragraph-properties fo:line-height="115%" fo:margin-left="0.0833in">
        <style:tab-stops/>
      </style:paragraph-properties>
      <style:text-properties fo:language="en" fo:country="US"/>
    </style:style>
    <style:style style:name="TableCell1391" style:family="table-cell">
      <style:table-cell-properties fo:border="0.0138in solid #000000" style:writing-mode="lr-tb" fo:padding-top="0in" fo:padding-left="0.0069in" fo:padding-bottom="0in" fo:padding-right="0.0069in"/>
    </style:style>
    <style:style style:name="P1392" style:parent-style-name="Normal" style:family="paragraph">
      <style:paragraph-properties fo:line-height="115%" fo:margin-left="0.0833in">
        <style:tab-stops/>
      </style:paragraph-properties>
      <style:text-properties fo:language="en" fo:country="US"/>
    </style:style>
    <style:style style:name="TableCell1393" style:family="table-cell">
      <style:table-cell-properties fo:border="0.0138in solid #000000" style:writing-mode="lr-tb" fo:padding-top="0in" fo:padding-left="0.0069in" fo:padding-bottom="0in" fo:padding-right="0.0069in"/>
    </style:style>
    <style:style style:name="P1394" style:parent-style-name="Normal" style:family="paragraph">
      <style:paragraph-properties fo:line-height="115%" fo:margin-left="0.0833in">
        <style:tab-stops/>
      </style:paragraph-properties>
      <style:text-properties fo:language="en" fo:country="US"/>
    </style:style>
    <style:style style:name="TableCell1395" style:family="table-cell">
      <style:table-cell-properties fo:border="0.0138in solid #000000" style:writing-mode="lr-tb" fo:padding-top="0in" fo:padding-left="0.0069in" fo:padding-bottom="0in" fo:padding-right="0.0069in"/>
    </style:style>
    <style:style style:name="P1396" style:parent-style-name="Normal" style:family="paragraph">
      <style:paragraph-properties fo:line-height="115%" fo:margin-left="0.0833in">
        <style:tab-stops/>
      </style:paragraph-properties>
      <style:text-properties fo:language="en" fo:country="US"/>
    </style:style>
    <style:style style:name="TableRow1397" style:family="table-row">
      <style:table-row-properties style:use-optimal-row-height="false"/>
    </style:style>
    <style:style style:name="TableCell1398" style:family="table-cell">
      <style:table-cell-properties fo:border="0.0138in solid #000000" style:writing-mode="lr-tb" fo:padding-top="0in" fo:padding-left="0.0069in" fo:padding-bottom="0in" fo:padding-right="0.0069in"/>
    </style:style>
    <style:style style:name="P1399" style:parent-style-name="Normal" style:family="paragraph">
      <style:paragraph-properties fo:line-height="115%" fo:margin-left="0.0833in">
        <style:tab-stops/>
      </style:paragraph-properties>
      <style:text-properties fo:language="en" fo:country="US"/>
    </style:style>
    <style:style style:name="TableCell1400" style:family="table-cell">
      <style:table-cell-properties fo:border="0.0138in solid #000000" style:writing-mode="lr-tb" fo:padding-top="0in" fo:padding-left="0.0069in" fo:padding-bottom="0in" fo:padding-right="0.0069in"/>
    </style:style>
    <style:style style:name="P1401" style:parent-style-name="Normal" style:family="paragraph">
      <style:paragraph-properties fo:line-height="115%" fo:margin-left="0.0833in">
        <style:tab-stops/>
      </style:paragraph-properties>
      <style:text-properties fo:language="en" fo:country="US"/>
    </style:style>
    <style:style style:name="TableCell1402" style:family="table-cell">
      <style:table-cell-properties fo:border="0.0138in solid #000000" style:writing-mode="lr-tb" fo:padding-top="0in" fo:padding-left="0.0069in" fo:padding-bottom="0in" fo:padding-right="0.0069in"/>
    </style:style>
    <style:style style:name="P1403" style:parent-style-name="Normal" style:family="paragraph">
      <style:paragraph-properties fo:line-height="115%" fo:margin-left="0.0833in">
        <style:tab-stops/>
      </style:paragraph-properties>
      <style:text-properties fo:language="en" fo:country="US"/>
    </style:style>
    <style:style style:name="TableCell1404" style:family="table-cell">
      <style:table-cell-properties fo:border="0.0138in solid #000000" style:writing-mode="lr-tb" fo:padding-top="0in" fo:padding-left="0.0069in" fo:padding-bottom="0in" fo:padding-right="0.0069in"/>
    </style:style>
    <style:style style:name="P1405" style:parent-style-name="Normal" style:family="paragraph">
      <style:paragraph-properties fo:line-height="115%" fo:margin-left="0.0833in">
        <style:tab-stops/>
      </style:paragraph-properties>
      <style:text-properties fo:language="en" fo:country="US"/>
    </style:style>
    <style:style style:name="TableCell1406" style:family="table-cell">
      <style:table-cell-properties fo:border="0.0138in solid #000000" style:writing-mode="lr-tb" fo:padding-top="0in" fo:padding-left="0.0069in" fo:padding-bottom="0in" fo:padding-right="0.0069in"/>
    </style:style>
    <style:style style:name="P1407" style:parent-style-name="Normal" style:family="paragraph">
      <style:paragraph-properties fo:line-height="115%" fo:margin-left="0.0833in">
        <style:tab-stops/>
      </style:paragraph-properties>
      <style:text-properties fo:language="en" fo:country="US"/>
    </style:style>
    <style:style style:name="TableCell1408" style:family="table-cell">
      <style:table-cell-properties fo:border="0.0138in solid #000000" style:writing-mode="lr-tb" fo:padding-top="0in" fo:padding-left="0.0069in" fo:padding-bottom="0in" fo:padding-right="0.0069in"/>
    </style:style>
    <style:style style:name="P1409" style:parent-style-name="Normal" style:family="paragraph">
      <style:paragraph-properties fo:line-height="115%" fo:margin-left="0.0833in">
        <style:tab-stops/>
      </style:paragraph-properties>
      <style:text-properties fo:language="en" fo:country="US"/>
    </style:style>
    <style:style style:name="TableCell1410" style:family="table-cell">
      <style:table-cell-properties fo:border="0.0138in solid #000000" style:writing-mode="lr-tb" fo:padding-top="0in" fo:padding-left="0.0069in" fo:padding-bottom="0in" fo:padding-right="0.0069in"/>
    </style:style>
    <style:style style:name="P1411" style:parent-style-name="Normal" style:family="paragraph">
      <style:paragraph-properties fo:line-height="115%" fo:margin-left="0.0833in">
        <style:tab-stops/>
      </style:paragraph-properties>
      <style:text-properties fo:language="en" fo:country="US"/>
    </style:style>
    <style:style style:name="TableRow1412" style:family="table-row">
      <style:table-row-properties style:use-optimal-row-height="false"/>
    </style:style>
    <style:style style:name="TableCell1413" style:family="table-cell">
      <style:table-cell-properties fo:border="0.0138in solid #000000" style:writing-mode="lr-tb" fo:padding-top="0in" fo:padding-left="0.0069in" fo:padding-bottom="0in" fo:padding-right="0.0069in"/>
    </style:style>
    <style:style style:name="P1414" style:parent-style-name="Normal" style:family="paragraph">
      <style:paragraph-properties fo:line-height="115%" fo:margin-left="0.0833in">
        <style:tab-stops/>
      </style:paragraph-properties>
      <style:text-properties fo:language="en" fo:country="US"/>
    </style:style>
    <style:style style:name="TableCell1415" style:family="table-cell">
      <style:table-cell-properties fo:border="0.0138in solid #000000" style:writing-mode="lr-tb" fo:padding-top="0in" fo:padding-left="0.0069in" fo:padding-bottom="0in" fo:padding-right="0.0069in"/>
    </style:style>
    <style:style style:name="P1416" style:parent-style-name="Normal" style:family="paragraph">
      <style:paragraph-properties fo:line-height="115%" fo:margin-left="0.0833in">
        <style:tab-stops/>
      </style:paragraph-properties>
      <style:text-properties fo:language="en" fo:country="US"/>
    </style:style>
    <style:style style:name="TableCell1417" style:family="table-cell">
      <style:table-cell-properties fo:border="0.0138in solid #000000" style:writing-mode="lr-tb" fo:padding-top="0in" fo:padding-left="0.0069in" fo:padding-bottom="0in" fo:padding-right="0.0069in"/>
    </style:style>
    <style:style style:name="P1418" style:parent-style-name="Normal" style:family="paragraph">
      <style:paragraph-properties fo:line-height="115%" fo:margin-left="0.0833in">
        <style:tab-stops/>
      </style:paragraph-properties>
      <style:text-properties fo:language="en" fo:country="US"/>
    </style:style>
    <style:style style:name="TableCell1419" style:family="table-cell">
      <style:table-cell-properties fo:border="0.0138in solid #000000" style:writing-mode="lr-tb" fo:padding-top="0in" fo:padding-left="0.0069in" fo:padding-bottom="0in" fo:padding-right="0.0069in"/>
    </style:style>
    <style:style style:name="P1420" style:parent-style-name="Normal" style:family="paragraph">
      <style:paragraph-properties fo:line-height="115%" fo:margin-left="0.0833in">
        <style:tab-stops/>
      </style:paragraph-properties>
      <style:text-properties fo:language="en" fo:country="US"/>
    </style:style>
    <style:style style:name="TableCell1421" style:family="table-cell">
      <style:table-cell-properties fo:border="0.0138in solid #000000" style:writing-mode="lr-tb" fo:padding-top="0in" fo:padding-left="0.0069in" fo:padding-bottom="0in" fo:padding-right="0.0069in"/>
    </style:style>
    <style:style style:name="P1422" style:parent-style-name="Normal" style:family="paragraph">
      <style:paragraph-properties fo:line-height="115%" fo:margin-left="0.0833in">
        <style:tab-stops/>
      </style:paragraph-properties>
      <style:text-properties fo:language="en" fo:country="US"/>
    </style:style>
    <style:style style:name="TableCell1423" style:family="table-cell">
      <style:table-cell-properties fo:border="0.0138in solid #000000" style:writing-mode="lr-tb" fo:padding-top="0in" fo:padding-left="0.0069in" fo:padding-bottom="0in" fo:padding-right="0.0069in"/>
    </style:style>
    <style:style style:name="P1424" style:parent-style-name="Normal" style:family="paragraph">
      <style:paragraph-properties fo:line-height="115%" fo:margin-left="0.0833in">
        <style:tab-stops/>
      </style:paragraph-properties>
      <style:text-properties fo:language="en" fo:country="US"/>
    </style:style>
    <style:style style:name="TableCell1425" style:family="table-cell">
      <style:table-cell-properties fo:border="0.0138in solid #000000" style:writing-mode="lr-tb" fo:padding-top="0in" fo:padding-left="0.0069in" fo:padding-bottom="0in" fo:padding-right="0.0069in"/>
    </style:style>
    <style:style style:name="P1426" style:parent-style-name="Normal" style:family="paragraph">
      <style:paragraph-properties fo:line-height="115%" fo:margin-left="0.0833in">
        <style:tab-stops/>
      </style:paragraph-properties>
      <style:text-properties fo:language="en" fo:country="US"/>
    </style:style>
    <style:style style:name="TableRow1427" style:family="table-row">
      <style:table-row-properties style:use-optimal-row-height="false"/>
    </style:style>
    <style:style style:name="TableCell1428" style:family="table-cell">
      <style:table-cell-properties fo:border="0.0138in solid #000000" style:writing-mode="lr-tb" fo:padding-top="0in" fo:padding-left="0.0069in" fo:padding-bottom="0in" fo:padding-right="0.0069in"/>
    </style:style>
    <style:style style:name="P1429" style:parent-style-name="Normal" style:family="paragraph">
      <style:paragraph-properties fo:line-height="115%" fo:margin-left="0.0833in">
        <style:tab-stops/>
      </style:paragraph-properties>
      <style:text-properties fo:language="en" fo:country="US"/>
    </style:style>
    <style:style style:name="TableCell1430" style:family="table-cell">
      <style:table-cell-properties fo:border="0.0138in solid #000000" style:writing-mode="lr-tb" fo:padding-top="0in" fo:padding-left="0.0069in" fo:padding-bottom="0in" fo:padding-right="0.0069in"/>
    </style:style>
    <style:style style:name="P1431" style:parent-style-name="Normal" style:family="paragraph">
      <style:paragraph-properties fo:line-height="115%" fo:margin-left="0.0833in">
        <style:tab-stops/>
      </style:paragraph-properties>
      <style:text-properties fo:language="en" fo:country="US"/>
    </style:style>
    <style:style style:name="TableCell1432" style:family="table-cell">
      <style:table-cell-properties fo:border="0.0138in solid #000000" style:writing-mode="lr-tb" fo:padding-top="0in" fo:padding-left="0.0069in" fo:padding-bottom="0in" fo:padding-right="0.0069in"/>
    </style:style>
    <style:style style:name="P1433" style:parent-style-name="Normal" style:family="paragraph">
      <style:paragraph-properties fo:line-height="115%" fo:margin-left="0.0833in">
        <style:tab-stops/>
      </style:paragraph-properties>
      <style:text-properties fo:language="en" fo:country="US"/>
    </style:style>
    <style:style style:name="TableCell1434" style:family="table-cell">
      <style:table-cell-properties fo:border="0.0138in solid #000000" style:writing-mode="lr-tb" fo:padding-top="0in" fo:padding-left="0.0069in" fo:padding-bottom="0in" fo:padding-right="0.0069in"/>
    </style:style>
    <style:style style:name="P1435" style:parent-style-name="Normal" style:family="paragraph">
      <style:paragraph-properties fo:line-height="115%" fo:margin-left="0.0833in">
        <style:tab-stops/>
      </style:paragraph-properties>
      <style:text-properties fo:language="en" fo:country="US"/>
    </style:style>
    <style:style style:name="TableCell1436" style:family="table-cell">
      <style:table-cell-properties fo:border="0.0138in solid #000000" style:writing-mode="lr-tb" fo:padding-top="0in" fo:padding-left="0.0069in" fo:padding-bottom="0in" fo:padding-right="0.0069in"/>
    </style:style>
    <style:style style:name="P1437" style:parent-style-name="Normal" style:family="paragraph">
      <style:paragraph-properties fo:line-height="115%" fo:margin-left="0.0833in">
        <style:tab-stops/>
      </style:paragraph-properties>
      <style:text-properties fo:language="en" fo:country="US"/>
    </style:style>
    <style:style style:name="TableCell1438" style:family="table-cell">
      <style:table-cell-properties fo:border="0.0138in solid #000000" style:writing-mode="lr-tb" fo:padding-top="0in" fo:padding-left="0.0069in" fo:padding-bottom="0in" fo:padding-right="0.0069in"/>
    </style:style>
    <style:style style:name="P1439" style:parent-style-name="Normal" style:family="paragraph">
      <style:paragraph-properties fo:line-height="115%" fo:margin-left="0.0833in">
        <style:tab-stops/>
      </style:paragraph-properties>
      <style:text-properties fo:language="en" fo:country="US"/>
    </style:style>
    <style:style style:name="TableCell1440" style:family="table-cell">
      <style:table-cell-properties fo:border="0.0138in solid #000000" style:writing-mode="lr-tb" fo:padding-top="0in" fo:padding-left="0.0069in" fo:padding-bottom="0in" fo:padding-right="0.0069in"/>
    </style:style>
    <style:style style:name="P1441" style:parent-style-name="Normal" style:family="paragraph">
      <style:paragraph-properties fo:line-height="115%" fo:margin-left="0.0833in">
        <style:tab-stops/>
      </style:paragraph-properties>
      <style:text-properties fo:language="en" fo:country="US"/>
    </style:style>
    <style:style style:name="TableRow1442" style:family="table-row">
      <style:table-row-properties style:use-optimal-row-height="false"/>
    </style:style>
    <style:style style:name="TableCell1443" style:family="table-cell">
      <style:table-cell-properties fo:border="0.0138in solid #000000" style:writing-mode="lr-tb" fo:padding-top="0in" fo:padding-left="0.0069in" fo:padding-bottom="0in" fo:padding-right="0.0069in"/>
    </style:style>
    <style:style style:name="P1444" style:parent-style-name="Normal" style:family="paragraph">
      <style:paragraph-properties fo:line-height="115%" fo:margin-left="0.0833in">
        <style:tab-stops/>
      </style:paragraph-properties>
      <style:text-properties fo:language="en" fo:country="US"/>
    </style:style>
    <style:style style:name="TableCell1445" style:family="table-cell">
      <style:table-cell-properties fo:border="0.0138in solid #000000" style:writing-mode="lr-tb" fo:padding-top="0in" fo:padding-left="0.0069in" fo:padding-bottom="0in" fo:padding-right="0.0069in"/>
    </style:style>
    <style:style style:name="P1446" style:parent-style-name="Normal" style:family="paragraph">
      <style:paragraph-properties fo:line-height="115%" fo:margin-left="0.0833in">
        <style:tab-stops/>
      </style:paragraph-properties>
      <style:text-properties fo:language="en" fo:country="US"/>
    </style:style>
    <style:style style:name="TableCell1447" style:family="table-cell">
      <style:table-cell-properties fo:border="0.0138in solid #000000" style:writing-mode="lr-tb" fo:padding-top="0in" fo:padding-left="0.0069in" fo:padding-bottom="0in" fo:padding-right="0.0069in"/>
    </style:style>
    <style:style style:name="P1448" style:parent-style-name="Normal" style:family="paragraph">
      <style:paragraph-properties fo:line-height="115%" fo:margin-left="0.0833in">
        <style:tab-stops/>
      </style:paragraph-properties>
      <style:text-properties fo:language="en" fo:country="US"/>
    </style:style>
    <style:style style:name="TableCell1449" style:family="table-cell">
      <style:table-cell-properties fo:border="0.0138in solid #000000" style:writing-mode="lr-tb" fo:padding-top="0in" fo:padding-left="0.0069in" fo:padding-bottom="0in" fo:padding-right="0.0069in"/>
    </style:style>
    <style:style style:name="P1450" style:parent-style-name="Normal" style:family="paragraph">
      <style:paragraph-properties fo:line-height="115%" fo:margin-left="0.0833in">
        <style:tab-stops/>
      </style:paragraph-properties>
      <style:text-properties fo:language="en" fo:country="US"/>
    </style:style>
    <style:style style:name="TableCell1451" style:family="table-cell">
      <style:table-cell-properties fo:border="0.0138in solid #000000" style:writing-mode="lr-tb" fo:padding-top="0in" fo:padding-left="0.0069in" fo:padding-bottom="0in" fo:padding-right="0.0069in"/>
    </style:style>
    <style:style style:name="P1452" style:parent-style-name="Normal" style:family="paragraph">
      <style:paragraph-properties fo:line-height="115%" fo:margin-left="0.0833in">
        <style:tab-stops/>
      </style:paragraph-properties>
      <style:text-properties fo:language="en" fo:country="US"/>
    </style:style>
    <style:style style:name="TableCell1453" style:family="table-cell">
      <style:table-cell-properties fo:border="0.0138in solid #000000" style:writing-mode="lr-tb" fo:padding-top="0in" fo:padding-left="0.0069in" fo:padding-bottom="0in" fo:padding-right="0.0069in"/>
    </style:style>
    <style:style style:name="P1454" style:parent-style-name="Normal" style:family="paragraph">
      <style:paragraph-properties fo:line-height="115%" fo:margin-left="0.0833in">
        <style:tab-stops/>
      </style:paragraph-properties>
      <style:text-properties fo:language="en" fo:country="US"/>
    </style:style>
    <style:style style:name="TableCell1455" style:family="table-cell">
      <style:table-cell-properties fo:border="0.0138in solid #000000" style:writing-mode="lr-tb" fo:padding-top="0in" fo:padding-left="0.0069in" fo:padding-bottom="0in" fo:padding-right="0.0069in"/>
    </style:style>
    <style:style style:name="P1456" style:parent-style-name="Normal" style:family="paragraph">
      <style:paragraph-properties fo:line-height="115%" fo:margin-left="0.0833in">
        <style:tab-stops/>
      </style:paragraph-properties>
      <style:text-properties fo:language="en" fo:country="US"/>
    </style:style>
    <style:style style:name="TableRow1457" style:family="table-row">
      <style:table-row-properties style:use-optimal-row-height="false"/>
    </style:style>
    <style:style style:name="TableCell1458" style:family="table-cell">
      <style:table-cell-properties fo:border="0.0138in solid #000000" style:writing-mode="lr-tb" fo:padding-top="0in" fo:padding-left="0.0069in" fo:padding-bottom="0in" fo:padding-right="0.0069in"/>
    </style:style>
    <style:style style:name="P1459" style:parent-style-name="Normal" style:family="paragraph">
      <style:paragraph-properties fo:line-height="115%" fo:margin-left="0.0833in">
        <style:tab-stops/>
      </style:paragraph-properties>
      <style:text-properties fo:language="en" fo:country="US"/>
    </style:style>
    <style:style style:name="TableCell1460" style:family="table-cell">
      <style:table-cell-properties fo:border="0.0138in solid #000000" style:writing-mode="lr-tb" fo:padding-top="0in" fo:padding-left="0.0069in" fo:padding-bottom="0in" fo:padding-right="0.0069in"/>
    </style:style>
    <style:style style:name="P1461" style:parent-style-name="Normal" style:family="paragraph">
      <style:paragraph-properties fo:line-height="115%" fo:margin-left="0.0833in">
        <style:tab-stops/>
      </style:paragraph-properties>
      <style:text-properties fo:language="en" fo:country="US"/>
    </style:style>
    <style:style style:name="TableCell1462" style:family="table-cell">
      <style:table-cell-properties fo:border="0.0138in solid #000000" style:writing-mode="lr-tb" fo:padding-top="0in" fo:padding-left="0.0069in" fo:padding-bottom="0in" fo:padding-right="0.0069in"/>
    </style:style>
    <style:style style:name="P1463" style:parent-style-name="Normal" style:family="paragraph">
      <style:paragraph-properties fo:line-height="115%" fo:margin-left="0.0833in">
        <style:tab-stops/>
      </style:paragraph-properties>
      <style:text-properties fo:language="en" fo:country="US"/>
    </style:style>
    <style:style style:name="TableCell1464" style:family="table-cell">
      <style:table-cell-properties fo:border="0.0138in solid #000000" style:writing-mode="lr-tb" fo:padding-top="0in" fo:padding-left="0.0069in" fo:padding-bottom="0in" fo:padding-right="0.0069in"/>
    </style:style>
    <style:style style:name="P1465" style:parent-style-name="Normal" style:family="paragraph">
      <style:paragraph-properties fo:line-height="115%" fo:margin-left="0.0833in">
        <style:tab-stops/>
      </style:paragraph-properties>
      <style:text-properties fo:language="en" fo:country="US"/>
    </style:style>
    <style:style style:name="TableCell1466" style:family="table-cell">
      <style:table-cell-properties fo:border="0.0138in solid #000000" style:writing-mode="lr-tb" fo:padding-top="0in" fo:padding-left="0.0069in" fo:padding-bottom="0in" fo:padding-right="0.0069in"/>
    </style:style>
    <style:style style:name="P1467" style:parent-style-name="Normal" style:family="paragraph">
      <style:paragraph-properties fo:line-height="115%" fo:margin-left="0.0833in">
        <style:tab-stops/>
      </style:paragraph-properties>
      <style:text-properties fo:language="en" fo:country="US"/>
    </style:style>
    <style:style style:name="TableCell1468" style:family="table-cell">
      <style:table-cell-properties fo:border="0.0138in solid #000000" style:writing-mode="lr-tb" fo:padding-top="0in" fo:padding-left="0.0069in" fo:padding-bottom="0in" fo:padding-right="0.0069in"/>
    </style:style>
    <style:style style:name="P1469" style:parent-style-name="Normal" style:family="paragraph">
      <style:paragraph-properties fo:line-height="115%" fo:margin-left="0.0833in">
        <style:tab-stops/>
      </style:paragraph-properties>
      <style:text-properties fo:language="en" fo:country="US"/>
    </style:style>
    <style:style style:name="TableCell1470" style:family="table-cell">
      <style:table-cell-properties fo:border="0.0138in solid #000000" style:writing-mode="lr-tb" fo:padding-top="0in" fo:padding-left="0.0069in" fo:padding-bottom="0in" fo:padding-right="0.0069in"/>
    </style:style>
    <style:style style:name="P1471" style:parent-style-name="Normal" style:family="paragraph">
      <style:paragraph-properties fo:line-height="115%" fo:margin-left="0.0833in">
        <style:tab-stops/>
      </style:paragraph-properties>
      <style:text-properties fo:language="en" fo:country="US"/>
    </style:style>
    <style:style style:name="TableRow1472" style:family="table-row">
      <style:table-row-properties style:use-optimal-row-height="false"/>
    </style:style>
    <style:style style:name="TableCell1473" style:family="table-cell">
      <style:table-cell-properties fo:border="0.0138in solid #000000" style:writing-mode="lr-tb" fo:padding-top="0in" fo:padding-left="0.0069in" fo:padding-bottom="0in" fo:padding-right="0.0069in"/>
    </style:style>
    <style:style style:name="P1474" style:parent-style-name="Normal" style:family="paragraph">
      <style:paragraph-properties fo:line-height="115%" fo:margin-left="0.0833in">
        <style:tab-stops/>
      </style:paragraph-properties>
      <style:text-properties fo:language="en" fo:country="US"/>
    </style:style>
    <style:style style:name="TableCell1475" style:family="table-cell">
      <style:table-cell-properties fo:border="0.0138in solid #000000" style:writing-mode="lr-tb" fo:padding-top="0in" fo:padding-left="0.0069in" fo:padding-bottom="0in" fo:padding-right="0.0069in"/>
    </style:style>
    <style:style style:name="P1476" style:parent-style-name="Normal" style:family="paragraph">
      <style:paragraph-properties fo:line-height="115%" fo:margin-left="0.0833in">
        <style:tab-stops/>
      </style:paragraph-properties>
      <style:text-properties fo:language="en" fo:country="US"/>
    </style:style>
    <style:style style:name="TableCell1477" style:family="table-cell">
      <style:table-cell-properties fo:border="0.0138in solid #000000" style:writing-mode="lr-tb" fo:padding-top="0in" fo:padding-left="0.0069in" fo:padding-bottom="0in" fo:padding-right="0.0069in"/>
    </style:style>
    <style:style style:name="P1478" style:parent-style-name="Normal" style:family="paragraph">
      <style:paragraph-properties fo:line-height="115%" fo:margin-left="0.0833in">
        <style:tab-stops/>
      </style:paragraph-properties>
      <style:text-properties fo:language="en" fo:country="US"/>
    </style:style>
    <style:style style:name="TableCell1479" style:family="table-cell">
      <style:table-cell-properties fo:border="0.0138in solid #000000" style:writing-mode="lr-tb" fo:padding-top="0in" fo:padding-left="0.0069in" fo:padding-bottom="0in" fo:padding-right="0.0069in"/>
    </style:style>
    <style:style style:name="P1480" style:parent-style-name="Normal" style:family="paragraph">
      <style:paragraph-properties fo:line-height="115%" fo:margin-left="0.0833in">
        <style:tab-stops/>
      </style:paragraph-properties>
      <style:text-properties fo:language="en" fo:country="US"/>
    </style:style>
    <style:style style:name="TableCell1481" style:family="table-cell">
      <style:table-cell-properties fo:border="0.0138in solid #000000" style:writing-mode="lr-tb" fo:padding-top="0in" fo:padding-left="0.0069in" fo:padding-bottom="0in" fo:padding-right="0.0069in"/>
    </style:style>
    <style:style style:name="P1482" style:parent-style-name="Normal" style:family="paragraph">
      <style:paragraph-properties fo:line-height="115%" fo:margin-left="0.0833in">
        <style:tab-stops/>
      </style:paragraph-properties>
      <style:text-properties fo:language="en" fo:country="US"/>
    </style:style>
    <style:style style:name="TableCell1483" style:family="table-cell">
      <style:table-cell-properties fo:border="0.0138in solid #000000" style:writing-mode="lr-tb" fo:padding-top="0in" fo:padding-left="0.0069in" fo:padding-bottom="0in" fo:padding-right="0.0069in"/>
    </style:style>
    <style:style style:name="P1484" style:parent-style-name="Normal" style:family="paragraph">
      <style:paragraph-properties fo:line-height="115%" fo:margin-left="0.0833in">
        <style:tab-stops/>
      </style:paragraph-properties>
      <style:text-properties fo:language="en" fo:country="US"/>
    </style:style>
    <style:style style:name="TableCell1485" style:family="table-cell">
      <style:table-cell-properties fo:border="0.0138in solid #000000" style:writing-mode="lr-tb" fo:padding-top="0in" fo:padding-left="0.0069in" fo:padding-bottom="0in" fo:padding-right="0.0069in"/>
    </style:style>
    <style:style style:name="P1486" style:parent-style-name="Normal" style:family="paragraph">
      <style:paragraph-properties fo:line-height="115%" fo:margin-left="0.0833in">
        <style:tab-stops/>
      </style:paragraph-properties>
      <style:text-properties fo:language="en" fo:country="US"/>
    </style:style>
    <style:style style:name="TableRow1487" style:family="table-row">
      <style:table-row-properties style:use-optimal-row-height="false"/>
    </style:style>
    <style:style style:name="TableCell1488" style:family="table-cell">
      <style:table-cell-properties fo:border="0.0138in solid #000000" style:writing-mode="lr-tb" fo:padding-top="0in" fo:padding-left="0.0069in" fo:padding-bottom="0in" fo:padding-right="0.0069in"/>
    </style:style>
    <style:style style:name="P1489" style:parent-style-name="Normal" style:family="paragraph">
      <style:paragraph-properties fo:line-height="115%" fo:margin-left="0.0833in">
        <style:tab-stops/>
      </style:paragraph-properties>
      <style:text-properties fo:language="en" fo:country="US"/>
    </style:style>
    <style:style style:name="TableCell1490" style:family="table-cell">
      <style:table-cell-properties fo:border="0.0138in solid #000000" style:writing-mode="lr-tb" fo:padding-top="0in" fo:padding-left="0.0069in" fo:padding-bottom="0in" fo:padding-right="0.0069in"/>
    </style:style>
    <style:style style:name="P1491" style:parent-style-name="Normal" style:family="paragraph">
      <style:paragraph-properties fo:line-height="115%" fo:margin-left="0.0833in">
        <style:tab-stops/>
      </style:paragraph-properties>
      <style:text-properties fo:language="en" fo:country="US"/>
    </style:style>
    <style:style style:name="TableCell1492" style:family="table-cell">
      <style:table-cell-properties fo:border="0.0138in solid #000000" style:writing-mode="lr-tb" fo:padding-top="0in" fo:padding-left="0.0069in" fo:padding-bottom="0in" fo:padding-right="0.0069in"/>
    </style:style>
    <style:style style:name="P1493" style:parent-style-name="Normal" style:family="paragraph">
      <style:paragraph-properties fo:line-height="115%" fo:margin-left="0.0833in">
        <style:tab-stops/>
      </style:paragraph-properties>
      <style:text-properties fo:language="en" fo:country="US"/>
    </style:style>
    <style:style style:name="TableCell1494" style:family="table-cell">
      <style:table-cell-properties fo:border="0.0138in solid #000000" style:writing-mode="lr-tb" fo:padding-top="0in" fo:padding-left="0.0069in" fo:padding-bottom="0in" fo:padding-right="0.0069in"/>
    </style:style>
    <style:style style:name="P1495" style:parent-style-name="Normal" style:family="paragraph">
      <style:paragraph-properties fo:line-height="115%" fo:margin-left="0.0833in">
        <style:tab-stops/>
      </style:paragraph-properties>
      <style:text-properties fo:language="en" fo:country="US"/>
    </style:style>
    <style:style style:name="TableCell1496" style:family="table-cell">
      <style:table-cell-properties fo:border="0.0138in solid #000000" style:writing-mode="lr-tb" fo:padding-top="0in" fo:padding-left="0.0069in" fo:padding-bottom="0in" fo:padding-right="0.0069in"/>
    </style:style>
    <style:style style:name="P1497" style:parent-style-name="Normal" style:family="paragraph">
      <style:paragraph-properties fo:line-height="115%" fo:margin-left="0.0833in">
        <style:tab-stops/>
      </style:paragraph-properties>
      <style:text-properties fo:language="en" fo:country="US"/>
    </style:style>
    <style:style style:name="TableCell1498" style:family="table-cell">
      <style:table-cell-properties fo:border="0.0138in solid #000000" style:writing-mode="lr-tb" fo:padding-top="0in" fo:padding-left="0.0069in" fo:padding-bottom="0in" fo:padding-right="0.0069in"/>
    </style:style>
    <style:style style:name="P1499" style:parent-style-name="Normal" style:family="paragraph">
      <style:paragraph-properties fo:line-height="115%" fo:margin-left="0.0833in">
        <style:tab-stops/>
      </style:paragraph-properties>
      <style:text-properties fo:language="en" fo:country="US"/>
    </style:style>
    <style:style style:name="TableCell1500" style:family="table-cell">
      <style:table-cell-properties fo:border="0.0138in solid #000000" style:writing-mode="lr-tb" fo:padding-top="0in" fo:padding-left="0.0069in" fo:padding-bottom="0in" fo:padding-right="0.0069in"/>
    </style:style>
    <style:style style:name="P1501" style:parent-style-name="Normal" style:family="paragraph">
      <style:paragraph-properties fo:line-height="115%" fo:margin-left="0.0833in">
        <style:tab-stops/>
      </style:paragraph-properties>
      <style:text-properties fo:language="en" fo:country="US"/>
    </style:style>
    <style:style style:name="TableRow1502" style:family="table-row">
      <style:table-row-properties style:use-optimal-row-height="false"/>
    </style:style>
    <style:style style:name="TableCell1503" style:family="table-cell">
      <style:table-cell-properties fo:border="0.0138in solid #000000" style:writing-mode="lr-tb" fo:padding-top="0in" fo:padding-left="0.0069in" fo:padding-bottom="0in" fo:padding-right="0.0069in"/>
    </style:style>
    <style:style style:name="P1504" style:parent-style-name="Normal" style:family="paragraph">
      <style:paragraph-properties fo:line-height="115%" fo:margin-left="0.0833in">
        <style:tab-stops/>
      </style:paragraph-properties>
      <style:text-properties fo:language="en" fo:country="US"/>
    </style:style>
    <style:style style:name="TableCell1505" style:family="table-cell">
      <style:table-cell-properties fo:border="0.0138in solid #000000" style:writing-mode="lr-tb" fo:padding-top="0in" fo:padding-left="0.0069in" fo:padding-bottom="0in" fo:padding-right="0.0069in"/>
    </style:style>
    <style:style style:name="P1506" style:parent-style-name="Normal" style:family="paragraph">
      <style:paragraph-properties fo:line-height="115%" fo:margin-left="0.0833in">
        <style:tab-stops/>
      </style:paragraph-properties>
      <style:text-properties fo:language="en" fo:country="US"/>
    </style:style>
    <style:style style:name="TableCell1507" style:family="table-cell">
      <style:table-cell-properties fo:border="0.0138in solid #000000" style:writing-mode="lr-tb" fo:padding-top="0in" fo:padding-left="0.0069in" fo:padding-bottom="0in" fo:padding-right="0.0069in"/>
    </style:style>
    <style:style style:name="P1508" style:parent-style-name="Normal" style:family="paragraph">
      <style:paragraph-properties fo:line-height="115%" fo:margin-left="0.0833in">
        <style:tab-stops/>
      </style:paragraph-properties>
      <style:text-properties fo:language="en" fo:country="US"/>
    </style:style>
    <style:style style:name="TableCell1509" style:family="table-cell">
      <style:table-cell-properties fo:border="0.0138in solid #000000" style:writing-mode="lr-tb" fo:padding-top="0in" fo:padding-left="0.0069in" fo:padding-bottom="0in" fo:padding-right="0.0069in"/>
    </style:style>
    <style:style style:name="P1510" style:parent-style-name="Normal" style:family="paragraph">
      <style:paragraph-properties fo:line-height="115%" fo:margin-left="0.0833in">
        <style:tab-stops/>
      </style:paragraph-properties>
      <style:text-properties fo:language="en" fo:country="US"/>
    </style:style>
    <style:style style:name="TableCell1511" style:family="table-cell">
      <style:table-cell-properties fo:border="0.0138in solid #000000" style:writing-mode="lr-tb" fo:padding-top="0in" fo:padding-left="0.0069in" fo:padding-bottom="0in" fo:padding-right="0.0069in"/>
    </style:style>
    <style:style style:name="P1512" style:parent-style-name="Normal" style:family="paragraph">
      <style:paragraph-properties fo:line-height="115%" fo:margin-left="0.0833in">
        <style:tab-stops/>
      </style:paragraph-properties>
      <style:text-properties fo:language="en" fo:country="US"/>
    </style:style>
    <style:style style:name="TableCell1513" style:family="table-cell">
      <style:table-cell-properties fo:border="0.0138in solid #000000" style:writing-mode="lr-tb" fo:padding-top="0in" fo:padding-left="0.0069in" fo:padding-bottom="0in" fo:padding-right="0.0069in"/>
    </style:style>
    <style:style style:name="P1514" style:parent-style-name="Normal" style:family="paragraph">
      <style:paragraph-properties fo:line-height="115%" fo:margin-left="0.0833in">
        <style:tab-stops/>
      </style:paragraph-properties>
      <style:text-properties fo:language="en" fo:country="US"/>
    </style:style>
    <style:style style:name="TableCell1515" style:family="table-cell">
      <style:table-cell-properties fo:border="0.0138in solid #000000" style:writing-mode="lr-tb" fo:padding-top="0in" fo:padding-left="0.0069in" fo:padding-bottom="0in" fo:padding-right="0.0069in"/>
    </style:style>
    <style:style style:name="P1516" style:parent-style-name="Normal" style:family="paragraph">
      <style:paragraph-properties fo:line-height="115%" fo:margin-left="0.0833in">
        <style:tab-stops/>
      </style:paragraph-properties>
      <style:text-properties fo:language="en" fo:country="US"/>
    </style:style>
    <style:style style:name="TableRow1517" style:family="table-row">
      <style:table-row-properties style:use-optimal-row-height="false"/>
    </style:style>
    <style:style style:name="TableCell1518" style:family="table-cell">
      <style:table-cell-properties fo:border="0.0138in solid #000000" style:writing-mode="lr-tb" fo:padding-top="0in" fo:padding-left="0.0069in" fo:padding-bottom="0in" fo:padding-right="0.0069in"/>
    </style:style>
    <style:style style:name="P1519" style:parent-style-name="Normal" style:family="paragraph">
      <style:paragraph-properties fo:line-height="115%" fo:margin-left="0.0833in">
        <style:tab-stops/>
      </style:paragraph-properties>
      <style:text-properties fo:language="en" fo:country="US"/>
    </style:style>
    <style:style style:name="TableCell1520" style:family="table-cell">
      <style:table-cell-properties fo:border="0.0138in solid #000000" style:writing-mode="lr-tb" fo:padding-top="0in" fo:padding-left="0.0069in" fo:padding-bottom="0in" fo:padding-right="0.0069in"/>
    </style:style>
    <style:style style:name="P1521" style:parent-style-name="Normal" style:family="paragraph">
      <style:paragraph-properties fo:line-height="115%" fo:margin-left="0.0833in">
        <style:tab-stops/>
      </style:paragraph-properties>
      <style:text-properties fo:language="en" fo:country="US"/>
    </style:style>
    <style:style style:name="TableCell1522" style:family="table-cell">
      <style:table-cell-properties fo:border="0.0138in solid #000000" style:writing-mode="lr-tb" fo:padding-top="0in" fo:padding-left="0.0069in" fo:padding-bottom="0in" fo:padding-right="0.0069in"/>
    </style:style>
    <style:style style:name="P1523" style:parent-style-name="Normal" style:family="paragraph">
      <style:paragraph-properties fo:line-height="115%" fo:margin-left="0.0833in">
        <style:tab-stops/>
      </style:paragraph-properties>
      <style:text-properties fo:language="en" fo:country="US"/>
    </style:style>
    <style:style style:name="TableCell1524" style:family="table-cell">
      <style:table-cell-properties fo:border="0.0138in solid #000000" style:writing-mode="lr-tb" fo:padding-top="0in" fo:padding-left="0.0069in" fo:padding-bottom="0in" fo:padding-right="0.0069in"/>
    </style:style>
    <style:style style:name="P1525" style:parent-style-name="Normal" style:family="paragraph">
      <style:paragraph-properties fo:line-height="115%" fo:margin-left="0.0833in">
        <style:tab-stops/>
      </style:paragraph-properties>
      <style:text-properties fo:language="en" fo:country="US"/>
    </style:style>
    <style:style style:name="TableCell1526" style:family="table-cell">
      <style:table-cell-properties fo:border="0.0138in solid #000000" style:writing-mode="lr-tb" fo:padding-top="0in" fo:padding-left="0.0069in" fo:padding-bottom="0in" fo:padding-right="0.0069in"/>
    </style:style>
    <style:style style:name="P1527" style:parent-style-name="Normal" style:family="paragraph">
      <style:paragraph-properties fo:line-height="115%" fo:margin-left="0.0833in">
        <style:tab-stops/>
      </style:paragraph-properties>
      <style:text-properties fo:language="en" fo:country="US"/>
    </style:style>
    <style:style style:name="TableCell1528" style:family="table-cell">
      <style:table-cell-properties fo:border="0.0138in solid #000000" style:writing-mode="lr-tb" fo:padding-top="0in" fo:padding-left="0.0069in" fo:padding-bottom="0in" fo:padding-right="0.0069in"/>
    </style:style>
    <style:style style:name="P1529" style:parent-style-name="Normal" style:family="paragraph">
      <style:paragraph-properties fo:line-height="115%" fo:margin-left="0.0833in">
        <style:tab-stops/>
      </style:paragraph-properties>
      <style:text-properties fo:language="en" fo:country="US"/>
    </style:style>
    <style:style style:name="TableCell1530" style:family="table-cell">
      <style:table-cell-properties fo:border="0.0138in solid #000000" style:writing-mode="lr-tb" fo:padding-top="0in" fo:padding-left="0.0069in" fo:padding-bottom="0in" fo:padding-right="0.0069in"/>
    </style:style>
    <style:style style:name="P1531" style:parent-style-name="Normal" style:family="paragraph">
      <style:paragraph-properties fo:line-height="115%" fo:margin-left="0.0833in">
        <style:tab-stops/>
      </style:paragraph-properties>
      <style:text-properties fo:language="en" fo:country="US"/>
    </style:style>
    <style:style style:name="TableRow1532" style:family="table-row">
      <style:table-row-properties style:use-optimal-row-height="false"/>
    </style:style>
    <style:style style:name="TableCell1533" style:family="table-cell">
      <style:table-cell-properties fo:border="0.0138in solid #000000" style:writing-mode="lr-tb" fo:padding-top="0in" fo:padding-left="0.0069in" fo:padding-bottom="0in" fo:padding-right="0.0069in"/>
    </style:style>
    <style:style style:name="P1534" style:parent-style-name="Normal" style:family="paragraph">
      <style:paragraph-properties fo:line-height="115%" fo:margin-left="0.0833in">
        <style:tab-stops/>
      </style:paragraph-properties>
      <style:text-properties fo:language="en" fo:country="US"/>
    </style:style>
    <style:style style:name="TableCell1535" style:family="table-cell">
      <style:table-cell-properties fo:border="0.0138in solid #000000" style:writing-mode="lr-tb" fo:padding-top="0in" fo:padding-left="0.0069in" fo:padding-bottom="0in" fo:padding-right="0.0069in"/>
    </style:style>
    <style:style style:name="P1536" style:parent-style-name="Normal" style:family="paragraph">
      <style:paragraph-properties fo:line-height="115%" fo:margin-left="0.0833in">
        <style:tab-stops/>
      </style:paragraph-properties>
      <style:text-properties fo:language="en" fo:country="US"/>
    </style:style>
    <style:style style:name="TableCell1537" style:family="table-cell">
      <style:table-cell-properties fo:border="0.0138in solid #000000" style:writing-mode="lr-tb" fo:padding-top="0in" fo:padding-left="0.0069in" fo:padding-bottom="0in" fo:padding-right="0.0069in"/>
    </style:style>
    <style:style style:name="P1538" style:parent-style-name="Normal" style:family="paragraph">
      <style:paragraph-properties fo:line-height="115%" fo:margin-left="0.0833in">
        <style:tab-stops/>
      </style:paragraph-properties>
      <style:text-properties fo:language="en" fo:country="US"/>
    </style:style>
    <style:style style:name="TableCell1539" style:family="table-cell">
      <style:table-cell-properties fo:border="0.0138in solid #000000" style:writing-mode="lr-tb" fo:padding-top="0in" fo:padding-left="0.0069in" fo:padding-bottom="0in" fo:padding-right="0.0069in"/>
    </style:style>
    <style:style style:name="P1540" style:parent-style-name="Normal" style:family="paragraph">
      <style:paragraph-properties fo:line-height="115%" fo:margin-left="0.0833in">
        <style:tab-stops/>
      </style:paragraph-properties>
      <style:text-properties fo:language="en" fo:country="US"/>
    </style:style>
    <style:style style:name="TableCell1541" style:family="table-cell">
      <style:table-cell-properties fo:border="0.0138in solid #000000" style:writing-mode="lr-tb" fo:padding-top="0in" fo:padding-left="0.0069in" fo:padding-bottom="0in" fo:padding-right="0.0069in"/>
    </style:style>
    <style:style style:name="P1542" style:parent-style-name="Normal" style:family="paragraph">
      <style:paragraph-properties fo:line-height="115%" fo:margin-left="0.0833in">
        <style:tab-stops/>
      </style:paragraph-properties>
    </style:style>
    <style:style style:name="TableCell1543" style:family="table-cell">
      <style:table-cell-properties fo:border="0.0138in solid #000000" style:writing-mode="lr-tb" fo:padding-top="0in" fo:padding-left="0.0069in" fo:padding-bottom="0in" fo:padding-right="0.0069in"/>
    </style:style>
    <style:style style:name="P1544" style:parent-style-name="Normal" style:family="paragraph">
      <style:paragraph-properties fo:line-height="115%" fo:margin-left="0.0833in">
        <style:tab-stops/>
      </style:paragraph-properties>
    </style:style>
    <style:style style:name="TableCell1545" style:family="table-cell">
      <style:table-cell-properties fo:border="0.0138in solid #000000" style:writing-mode="lr-tb" fo:padding-top="0in" fo:padding-left="0.0069in" fo:padding-bottom="0in" fo:padding-right="0.0069in"/>
    </style:style>
    <style:style style:name="P1546" style:parent-style-name="Normal" style:family="paragraph">
      <style:paragraph-properties fo:line-height="115%" fo:margin-left="0.0833in">
        <style:tab-stops/>
      </style:paragraph-properties>
      <style:text-properties fo:language="en" fo:country="US"/>
    </style:style>
    <style:style style:name="TableRow1547" style:family="table-row">
      <style:table-row-properties style:use-optimal-row-height="false"/>
    </style:style>
    <style:style style:name="TableCell1548" style:family="table-cell">
      <style:table-cell-properties fo:border="0.0138in solid #000000" style:writing-mode="lr-tb" fo:padding-top="0in" fo:padding-left="0.0069in" fo:padding-bottom="0in" fo:padding-right="0.0069in"/>
    </style:style>
    <style:style style:name="P1549" style:parent-style-name="Normal" style:family="paragraph">
      <style:paragraph-properties fo:line-height="115%" fo:margin-left="0.0833in">
        <style:tab-stops/>
      </style:paragraph-properties>
      <style:text-properties fo:language="en" fo:country="US"/>
    </style:style>
    <style:style style:name="TableCell1550" style:family="table-cell">
      <style:table-cell-properties fo:border="0.0138in solid #000000" style:writing-mode="lr-tb" fo:padding-top="0in" fo:padding-left="0.0069in" fo:padding-bottom="0in" fo:padding-right="0.0069in"/>
    </style:style>
    <style:style style:name="P1551" style:parent-style-name="Normal" style:family="paragraph">
      <style:paragraph-properties fo:line-height="115%" fo:margin-left="0.0833in">
        <style:tab-stops/>
      </style:paragraph-properties>
      <style:text-properties fo:language="en" fo:country="US"/>
    </style:style>
    <style:style style:name="TableCell1552" style:family="table-cell">
      <style:table-cell-properties fo:border="0.0138in solid #000000" style:writing-mode="lr-tb" fo:padding-top="0in" fo:padding-left="0.0069in" fo:padding-bottom="0in" fo:padding-right="0.0069in"/>
    </style:style>
    <style:style style:name="P1553" style:parent-style-name="Normal" style:family="paragraph">
      <style:paragraph-properties fo:line-height="115%" fo:margin-left="0.0833in">
        <style:tab-stops/>
      </style:paragraph-properties>
      <style:text-properties fo:language="en" fo:country="US"/>
    </style:style>
    <style:style style:name="TableCell1554" style:family="table-cell">
      <style:table-cell-properties fo:border="0.0138in solid #000000" style:writing-mode="lr-tb" fo:padding-top="0in" fo:padding-left="0.0069in" fo:padding-bottom="0in" fo:padding-right="0.0069in"/>
    </style:style>
    <style:style style:name="P1555" style:parent-style-name="Normal" style:family="paragraph">
      <style:paragraph-properties fo:line-height="115%" fo:margin-left="0.0833in">
        <style:tab-stops/>
      </style:paragraph-properties>
      <style:text-properties fo:language="en" fo:country="US"/>
    </style:style>
    <style:style style:name="TableCell1556" style:family="table-cell">
      <style:table-cell-properties fo:border="0.0138in solid #000000" style:writing-mode="lr-tb" fo:padding-top="0in" fo:padding-left="0.0069in" fo:padding-bottom="0in" fo:padding-right="0.0069in"/>
    </style:style>
    <style:style style:name="P1557" style:parent-style-name="Normal" style:family="paragraph">
      <style:paragraph-properties fo:line-height="115%" fo:margin-left="0.0833in">
        <style:tab-stops/>
      </style:paragraph-properties>
    </style:style>
    <style:style style:name="TableCell1558" style:family="table-cell">
      <style:table-cell-properties fo:border="0.0138in solid #000000" style:writing-mode="lr-tb" fo:padding-top="0in" fo:padding-left="0.0069in" fo:padding-bottom="0in" fo:padding-right="0.0069in"/>
    </style:style>
    <style:style style:name="P1559" style:parent-style-name="Normal" style:family="paragraph">
      <style:paragraph-properties fo:line-height="115%" fo:margin-left="0.0833in">
        <style:tab-stops/>
      </style:paragraph-properties>
    </style:style>
    <style:style style:name="TableCell1560" style:family="table-cell">
      <style:table-cell-properties fo:border="0.0138in solid #000000" style:writing-mode="lr-tb" fo:padding-top="0in" fo:padding-left="0.0069in" fo:padding-bottom="0in" fo:padding-right="0.0069in"/>
    </style:style>
    <style:style style:name="P1561" style:parent-style-name="Normal" style:family="paragraph">
      <style:paragraph-properties fo:line-height="115%" fo:margin-left="0.0833in">
        <style:tab-stops/>
      </style:paragraph-properties>
      <style:text-properties fo:language="en" fo:country="US"/>
    </style:style>
    <style:style style:name="TableRow1562" style:family="table-row">
      <style:table-row-properties style:use-optimal-row-height="false"/>
    </style:style>
    <style:style style:name="TableCell1563" style:family="table-cell">
      <style:table-cell-properties fo:border="0.0138in solid #000000" style:writing-mode="lr-tb" fo:padding-top="0in" fo:padding-left="0.0069in" fo:padding-bottom="0in" fo:padding-right="0.0069in"/>
    </style:style>
    <style:style style:name="P1564" style:parent-style-name="Normal" style:family="paragraph">
      <style:paragraph-properties fo:line-height="115%" fo:margin-left="0.0833in">
        <style:tab-stops/>
      </style:paragraph-properties>
      <style:text-properties fo:language="en" fo:country="US"/>
    </style:style>
    <style:style style:name="TableCell1565" style:family="table-cell">
      <style:table-cell-properties fo:border="0.0138in solid #000000" style:writing-mode="lr-tb" fo:padding-top="0in" fo:padding-left="0.0069in" fo:padding-bottom="0in" fo:padding-right="0.0069in"/>
    </style:style>
    <style:style style:name="P1566" style:parent-style-name="Normal" style:family="paragraph">
      <style:paragraph-properties fo:line-height="115%" fo:margin-left="0.0833in">
        <style:tab-stops/>
      </style:paragraph-properties>
      <style:text-properties fo:language="en" fo:country="US"/>
    </style:style>
    <style:style style:name="TableCell1567" style:family="table-cell">
      <style:table-cell-properties fo:border="0.0138in solid #000000" style:writing-mode="lr-tb" fo:padding-top="0in" fo:padding-left="0.0069in" fo:padding-bottom="0in" fo:padding-right="0.0069in"/>
    </style:style>
    <style:style style:name="P1568" style:parent-style-name="Normal" style:family="paragraph">
      <style:paragraph-properties fo:line-height="115%" fo:margin-left="0.0833in">
        <style:tab-stops/>
      </style:paragraph-properties>
      <style:text-properties fo:language="en" fo:country="US"/>
    </style:style>
    <style:style style:name="TableCell1569" style:family="table-cell">
      <style:table-cell-properties fo:border="0.0138in solid #000000" style:writing-mode="lr-tb" fo:padding-top="0in" fo:padding-left="0.0069in" fo:padding-bottom="0in" fo:padding-right="0.0069in"/>
    </style:style>
    <style:style style:name="P1570" style:parent-style-name="Normal" style:family="paragraph">
      <style:paragraph-properties fo:line-height="115%" fo:margin-left="0.0833in">
        <style:tab-stops/>
      </style:paragraph-properties>
      <style:text-properties fo:language="en" fo:country="US"/>
    </style:style>
    <style:style style:name="TableCell1571" style:family="table-cell">
      <style:table-cell-properties fo:border="0.0138in solid #000000" style:writing-mode="lr-tb" fo:padding-top="0in" fo:padding-left="0.0069in" fo:padding-bottom="0in" fo:padding-right="0.0069in"/>
    </style:style>
    <style:style style:name="P1572" style:parent-style-name="Normal" style:family="paragraph">
      <style:paragraph-properties fo:line-height="115%" fo:margin-left="0.0833in">
        <style:tab-stops/>
      </style:paragraph-properties>
    </style:style>
    <style:style style:name="TableCell1573" style:family="table-cell">
      <style:table-cell-properties fo:border="0.0138in solid #000000" style:writing-mode="lr-tb" fo:padding-top="0in" fo:padding-left="0.0069in" fo:padding-bottom="0in" fo:padding-right="0.0069in"/>
    </style:style>
    <style:style style:name="P1574" style:parent-style-name="Normal" style:family="paragraph">
      <style:paragraph-properties fo:line-height="115%" fo:margin-left="0.0833in">
        <style:tab-stops/>
      </style:paragraph-properties>
    </style:style>
    <style:style style:name="TableCell1575" style:family="table-cell">
      <style:table-cell-properties fo:border="0.0138in solid #000000" style:writing-mode="lr-tb" fo:padding-top="0in" fo:padding-left="0.0069in" fo:padding-bottom="0in" fo:padding-right="0.0069in"/>
    </style:style>
    <style:style style:name="P1576" style:parent-style-name="Normal" style:family="paragraph">
      <style:paragraph-properties fo:line-height="115%" fo:margin-left="0.0833in">
        <style:tab-stops/>
      </style:paragraph-properties>
    </style:style>
    <style:style style:name="T1577" style:parent-style-name="Policepardéfaut" style:family="text">
      <style:text-properties fo:language="en" fo:country="US"/>
    </style:style>
    <style:style style:name="TableRow1578" style:family="table-row">
      <style:table-row-properties style:use-optimal-row-height="false"/>
    </style:style>
    <style:style style:name="TableCell1579" style:family="table-cell">
      <style:table-cell-properties fo:border="0.0138in solid #000000" style:writing-mode="lr-tb" fo:padding-top="0in" fo:padding-left="0.0069in" fo:padding-bottom="0in" fo:padding-right="0.0069in"/>
    </style:style>
    <style:style style:name="P1580" style:parent-style-name="Normal" style:family="paragraph">
      <style:paragraph-properties fo:line-height="115%" fo:margin-left="0.0833in">
        <style:tab-stops/>
      </style:paragraph-properties>
      <style:text-properties fo:language="en" fo:country="US"/>
    </style:style>
    <style:style style:name="TableCell1581" style:family="table-cell">
      <style:table-cell-properties fo:border="0.0138in solid #000000" style:writing-mode="lr-tb" fo:padding-top="0in" fo:padding-left="0.0069in" fo:padding-bottom="0in" fo:padding-right="0.0069in"/>
    </style:style>
    <style:style style:name="P1582" style:parent-style-name="Normal" style:family="paragraph">
      <style:paragraph-properties fo:line-height="115%" fo:margin-left="0.0833in">
        <style:tab-stops/>
      </style:paragraph-properties>
      <style:text-properties fo:language="en" fo:country="US"/>
    </style:style>
    <style:style style:name="TableCell1583" style:family="table-cell">
      <style:table-cell-properties fo:border="0.0138in solid #000000" style:writing-mode="lr-tb" fo:padding-top="0in" fo:padding-left="0.0069in" fo:padding-bottom="0in" fo:padding-right="0.0069in"/>
    </style:style>
    <style:style style:name="P1584" style:parent-style-name="Normal" style:family="paragraph">
      <style:paragraph-properties fo:line-height="115%" fo:margin-left="0.0833in">
        <style:tab-stops/>
      </style:paragraph-properties>
      <style:text-properties fo:language="en" fo:country="US"/>
    </style:style>
    <style:style style:name="TableCell1585" style:family="table-cell">
      <style:table-cell-properties fo:border="0.0138in solid #000000" style:writing-mode="lr-tb" fo:padding-top="0in" fo:padding-left="0.0069in" fo:padding-bottom="0in" fo:padding-right="0.0069in"/>
    </style:style>
    <style:style style:name="P1586" style:parent-style-name="Normal" style:family="paragraph">
      <style:paragraph-properties fo:line-height="115%" fo:margin-left="0.0833in">
        <style:tab-stops/>
      </style:paragraph-properties>
      <style:text-properties fo:language="en" fo:country="US"/>
    </style:style>
    <style:style style:name="TableCell1587" style:family="table-cell">
      <style:table-cell-properties fo:border="0.0138in solid #000000" style:writing-mode="lr-tb" fo:padding-top="0in" fo:padding-left="0.0069in" fo:padding-bottom="0in" fo:padding-right="0.0069in"/>
    </style:style>
    <style:style style:name="P1588" style:parent-style-name="Normal" style:family="paragraph">
      <style:paragraph-properties fo:line-height="115%" fo:margin-left="0.0833in">
        <style:tab-stops/>
      </style:paragraph-properties>
    </style:style>
    <style:style style:name="TableCell1589" style:family="table-cell">
      <style:table-cell-properties fo:border="0.0138in solid #000000" style:writing-mode="lr-tb" fo:padding-top="0in" fo:padding-left="0.0069in" fo:padding-bottom="0in" fo:padding-right="0.0069in"/>
    </style:style>
    <style:style style:name="P1590" style:parent-style-name="Normal" style:family="paragraph">
      <style:paragraph-properties fo:line-height="115%" fo:margin-left="0.0833in">
        <style:tab-stops/>
      </style:paragraph-properties>
    </style:style>
    <style:style style:name="TableCell1591" style:family="table-cell">
      <style:table-cell-properties fo:border="0.0138in solid #000000" style:writing-mode="lr-tb" fo:padding-top="0in" fo:padding-left="0.0069in" fo:padding-bottom="0in" fo:padding-right="0.0069in"/>
    </style:style>
    <style:style style:name="P1592" style:parent-style-name="Normal" style:family="paragraph">
      <style:paragraph-properties fo:line-height="115%" fo:margin-left="0.0833in">
        <style:tab-stops/>
      </style:paragraph-properties>
    </style:style>
    <style:style style:name="T1593" style:parent-style-name="Policepardéfaut" style:family="text">
      <style:text-properties fo:language="en" fo:country="US"/>
    </style:style>
    <style:style style:name="TableRow1594" style:family="table-row">
      <style:table-row-properties style:use-optimal-row-height="false"/>
    </style:style>
    <style:style style:name="TableCell1595" style:family="table-cell">
      <style:table-cell-properties fo:border="0.0138in solid #000000" style:writing-mode="lr-tb" fo:padding-top="0in" fo:padding-left="0.0069in" fo:padding-bottom="0in" fo:padding-right="0.0069in"/>
    </style:style>
    <style:style style:name="P1596" style:parent-style-name="Normal" style:family="paragraph">
      <style:paragraph-properties fo:line-height="115%" fo:margin-left="0.0833in">
        <style:tab-stops/>
      </style:paragraph-properties>
      <style:text-properties fo:language="en" fo:country="US"/>
    </style:style>
    <style:style style:name="TableCell1597" style:family="table-cell">
      <style:table-cell-properties fo:border="0.0138in solid #000000" style:writing-mode="lr-tb" fo:padding-top="0in" fo:padding-left="0.0069in" fo:padding-bottom="0in" fo:padding-right="0.0069in"/>
    </style:style>
    <style:style style:name="P1598" style:parent-style-name="Normal" style:family="paragraph">
      <style:paragraph-properties fo:line-height="115%" fo:margin-left="0.0833in">
        <style:tab-stops/>
      </style:paragraph-properties>
      <style:text-properties fo:language="en" fo:country="GB"/>
    </style:style>
    <style:style style:name="TableCell1599" style:family="table-cell">
      <style:table-cell-properties fo:border="0.0138in solid #000000" style:writing-mode="lr-tb" fo:padding-top="0in" fo:padding-left="0.0069in" fo:padding-bottom="0in" fo:padding-right="0.0069in"/>
    </style:style>
    <style:style style:name="P1600" style:parent-style-name="Normal" style:family="paragraph">
      <style:paragraph-properties fo:line-height="115%" fo:margin-left="0.0833in">
        <style:tab-stops/>
      </style:paragraph-properties>
      <style:text-properties fo:language="en" fo:country="US"/>
    </style:style>
    <style:style style:name="TableCell1601" style:family="table-cell">
      <style:table-cell-properties fo:border="0.0138in solid #000000" style:writing-mode="lr-tb" fo:padding-top="0in" fo:padding-left="0.0069in" fo:padding-bottom="0in" fo:padding-right="0.0069in"/>
    </style:style>
    <style:style style:name="P1602" style:parent-style-name="Normal" style:family="paragraph">
      <style:paragraph-properties fo:line-height="115%" fo:margin-left="0.0833in">
        <style:tab-stops/>
      </style:paragraph-properties>
      <style:text-properties fo:language="en" fo:country="US"/>
    </style:style>
    <style:style style:name="TableCell1603" style:family="table-cell">
      <style:table-cell-properties fo:border="0.0138in solid #000000" style:writing-mode="lr-tb" fo:padding-top="0in" fo:padding-left="0.0069in" fo:padding-bottom="0in" fo:padding-right="0.0069in"/>
    </style:style>
    <style:style style:name="P1604" style:parent-style-name="Normal" style:family="paragraph">
      <style:paragraph-properties fo:line-height="115%" fo:margin-left="0.0833in">
        <style:tab-stops/>
      </style:paragraph-properties>
      <style:text-properties fo:language="en" fo:country="US"/>
    </style:style>
    <style:style style:name="TableCell1605" style:family="table-cell">
      <style:table-cell-properties fo:border="0.0138in solid #000000" style:writing-mode="lr-tb" fo:padding-top="0in" fo:padding-left="0.0069in" fo:padding-bottom="0in" fo:padding-right="0.0069in"/>
    </style:style>
    <style:style style:name="P1606" style:parent-style-name="Normal" style:family="paragraph">
      <style:paragraph-properties fo:line-height="115%" fo:margin-left="0.0833in">
        <style:tab-stops/>
      </style:paragraph-properties>
      <style:text-properties fo:language="en" fo:country="US"/>
    </style:style>
    <style:style style:name="TableCell1607" style:family="table-cell">
      <style:table-cell-properties fo:border="0.0138in solid #000000" style:writing-mode="lr-tb" fo:padding-top="0in" fo:padding-left="0.0069in" fo:padding-bottom="0in" fo:padding-right="0.0069in"/>
    </style:style>
    <style:style style:name="P1608" style:parent-style-name="Normal" style:family="paragraph">
      <style:paragraph-properties fo:line-height="115%" fo:margin-left="0.0833in">
        <style:tab-stops/>
      </style:paragraph-properties>
      <style:text-properties fo:language="en" fo:country="US"/>
    </style:style>
    <style:style style:name="TableRow1609" style:family="table-row">
      <style:table-row-properties style:use-optimal-row-height="false"/>
    </style:style>
    <style:style style:name="TableCell1610" style:family="table-cell">
      <style:table-cell-properties fo:border="0.0138in solid #000000" style:writing-mode="lr-tb" fo:padding-top="0in" fo:padding-left="0.0069in" fo:padding-bottom="0in" fo:padding-right="0.0069in"/>
    </style:style>
    <style:style style:name="P1611" style:parent-style-name="Normal" style:family="paragraph">
      <style:paragraph-properties fo:line-height="115%" fo:margin-left="0.0833in">
        <style:tab-stops/>
      </style:paragraph-properties>
      <style:text-properties fo:language="en" fo:country="US"/>
    </style:style>
    <style:style style:name="TableCell1612" style:family="table-cell">
      <style:table-cell-properties fo:border="0.0138in solid #000000" style:writing-mode="lr-tb" fo:padding-top="0in" fo:padding-left="0.0069in" fo:padding-bottom="0in" fo:padding-right="0.0069in"/>
    </style:style>
    <style:style style:name="P1613" style:parent-style-name="Normal" style:family="paragraph">
      <style:paragraph-properties fo:line-height="115%" fo:margin-left="0.0833in">
        <style:tab-stops/>
      </style:paragraph-properties>
      <style:text-properties fo:language="en" fo:country="GB"/>
    </style:style>
    <style:style style:name="TableCell1614" style:family="table-cell">
      <style:table-cell-properties fo:border="0.0138in solid #000000" style:writing-mode="lr-tb" fo:padding-top="0in" fo:padding-left="0.0069in" fo:padding-bottom="0in" fo:padding-right="0.0069in"/>
    </style:style>
    <style:style style:name="P1615" style:parent-style-name="Normal" style:family="paragraph">
      <style:paragraph-properties fo:line-height="115%" fo:margin-left="0.0833in">
        <style:tab-stops/>
      </style:paragraph-properties>
      <style:text-properties fo:language="en" fo:country="US"/>
    </style:style>
    <style:style style:name="TableCell1616" style:family="table-cell">
      <style:table-cell-properties fo:border="0.0138in solid #000000" style:writing-mode="lr-tb" fo:padding-top="0in" fo:padding-left="0.0069in" fo:padding-bottom="0in" fo:padding-right="0.0069in"/>
    </style:style>
    <style:style style:name="P1617" style:parent-style-name="Normal" style:family="paragraph">
      <style:paragraph-properties fo:line-height="115%" fo:margin-left="0.0833in">
        <style:tab-stops/>
      </style:paragraph-properties>
      <style:text-properties fo:language="en" fo:country="US"/>
    </style:style>
    <style:style style:name="TableCell1618" style:family="table-cell">
      <style:table-cell-properties fo:border="0.0138in solid #000000" style:writing-mode="lr-tb" fo:padding-top="0in" fo:padding-left="0.0069in" fo:padding-bottom="0in" fo:padding-right="0.0069in"/>
    </style:style>
    <style:style style:name="P1619" style:parent-style-name="Normal" style:family="paragraph">
      <style:paragraph-properties fo:line-height="115%" fo:margin-left="0.0833in">
        <style:tab-stops/>
      </style:paragraph-properties>
      <style:text-properties fo:language="en" fo:country="US"/>
    </style:style>
    <style:style style:name="TableCell1620" style:family="table-cell">
      <style:table-cell-properties fo:border="0.0138in solid #000000" style:writing-mode="lr-tb" fo:padding-top="0in" fo:padding-left="0.0069in" fo:padding-bottom="0in" fo:padding-right="0.0069in"/>
    </style:style>
    <style:style style:name="P1621" style:parent-style-name="Normal" style:family="paragraph">
      <style:paragraph-properties fo:line-height="115%" fo:margin-left="0.0833in">
        <style:tab-stops/>
      </style:paragraph-properties>
      <style:text-properties fo:language="en" fo:country="US"/>
    </style:style>
    <style:style style:name="TableCell1622" style:family="table-cell">
      <style:table-cell-properties fo:border="0.0138in solid #000000" style:writing-mode="lr-tb" fo:padding-top="0in" fo:padding-left="0.0069in" fo:padding-bottom="0in" fo:padding-right="0.0069in"/>
    </style:style>
    <style:style style:name="P1623" style:parent-style-name="Normal" style:family="paragraph">
      <style:paragraph-properties fo:line-height="115%" fo:margin-left="0.0833in">
        <style:tab-stops/>
      </style:paragraph-properties>
      <style:text-properties fo:language="en" fo:country="US"/>
    </style:style>
    <style:style style:name="TableRow1624" style:family="table-row">
      <style:table-row-properties style:use-optimal-row-height="false"/>
    </style:style>
    <style:style style:name="TableCell1625" style:family="table-cell">
      <style:table-cell-properties fo:border="0.0138in solid #000000" style:writing-mode="lr-tb" fo:padding-top="0in" fo:padding-left="0.0069in" fo:padding-bottom="0in" fo:padding-right="0.0069in"/>
    </style:style>
    <style:style style:name="P1626" style:parent-style-name="Normal" style:family="paragraph">
      <style:paragraph-properties fo:line-height="115%" fo:margin-left="0.0833in">
        <style:tab-stops/>
      </style:paragraph-properties>
      <style:text-properties fo:language="en" fo:country="US"/>
    </style:style>
    <style:style style:name="TableCell1627" style:family="table-cell">
      <style:table-cell-properties fo:border="0.0138in solid #000000" style:writing-mode="lr-tb" fo:padding-top="0in" fo:padding-left="0.0069in" fo:padding-bottom="0in" fo:padding-right="0.0069in"/>
    </style:style>
    <style:style style:name="P1628" style:parent-style-name="Normal" style:family="paragraph">
      <style:paragraph-properties fo:line-height="115%" fo:margin-left="0.0833in">
        <style:tab-stops/>
      </style:paragraph-properties>
      <style:text-properties fo:language="en" fo:country="GB"/>
    </style:style>
    <style:style style:name="TableCell1629" style:family="table-cell">
      <style:table-cell-properties fo:border="0.0138in solid #000000" style:writing-mode="lr-tb" fo:padding-top="0in" fo:padding-left="0.0069in" fo:padding-bottom="0in" fo:padding-right="0.0069in"/>
    </style:style>
    <style:style style:name="P1630" style:parent-style-name="Normal" style:family="paragraph">
      <style:paragraph-properties fo:line-height="115%" fo:margin-left="0.0833in">
        <style:tab-stops/>
      </style:paragraph-properties>
      <style:text-properties fo:language="en" fo:country="US"/>
    </style:style>
    <style:style style:name="TableCell1631" style:family="table-cell">
      <style:table-cell-properties fo:border="0.0138in solid #000000" style:writing-mode="lr-tb" fo:padding-top="0in" fo:padding-left="0.0069in" fo:padding-bottom="0in" fo:padding-right="0.0069in"/>
    </style:style>
    <style:style style:name="P1632" style:parent-style-name="Normal" style:family="paragraph">
      <style:paragraph-properties fo:line-height="115%" fo:margin-left="0.0833in">
        <style:tab-stops/>
      </style:paragraph-properties>
      <style:text-properties fo:language="en" fo:country="US"/>
    </style:style>
    <style:style style:name="TableCell1633" style:family="table-cell">
      <style:table-cell-properties fo:border="0.0138in solid #000000" style:writing-mode="lr-tb" fo:padding-top="0in" fo:padding-left="0.0069in" fo:padding-bottom="0in" fo:padding-right="0.0069in"/>
    </style:style>
    <style:style style:name="P1634" style:parent-style-name="Normal" style:family="paragraph">
      <style:paragraph-properties fo:line-height="115%" fo:margin-left="0.0833in">
        <style:tab-stops/>
      </style:paragraph-properties>
      <style:text-properties fo:language="en" fo:country="US"/>
    </style:style>
    <style:style style:name="TableCell1635" style:family="table-cell">
      <style:table-cell-properties fo:border="0.0138in solid #000000" style:writing-mode="lr-tb" fo:padding-top="0in" fo:padding-left="0.0069in" fo:padding-bottom="0in" fo:padding-right="0.0069in"/>
    </style:style>
    <style:style style:name="P1636" style:parent-style-name="Normal" style:family="paragraph">
      <style:paragraph-properties fo:line-height="115%" fo:margin-left="0.0833in">
        <style:tab-stops/>
      </style:paragraph-properties>
      <style:text-properties fo:language="en" fo:country="US"/>
    </style:style>
    <style:style style:name="TableCell1637" style:family="table-cell">
      <style:table-cell-properties fo:border="0.0138in solid #000000" style:writing-mode="lr-tb" fo:padding-top="0in" fo:padding-left="0.0069in" fo:padding-bottom="0in" fo:padding-right="0.0069in"/>
    </style:style>
    <style:style style:name="P1638" style:parent-style-name="Normal" style:family="paragraph">
      <style:paragraph-properties fo:line-height="115%" fo:margin-left="0.0833in">
        <style:tab-stops/>
      </style:paragraph-properties>
      <style:text-properties fo:language="en" fo:country="US"/>
    </style:style>
    <style:style style:name="TableRow1639" style:family="table-row">
      <style:table-row-properties style:use-optimal-row-height="false"/>
    </style:style>
    <style:style style:name="TableCell1640" style:family="table-cell">
      <style:table-cell-properties fo:border="0.0138in solid #000000" style:writing-mode="lr-tb" fo:padding-top="0in" fo:padding-left="0.0069in" fo:padding-bottom="0in" fo:padding-right="0.0069in"/>
    </style:style>
    <style:style style:name="P1641" style:parent-style-name="Normal" style:family="paragraph">
      <style:paragraph-properties fo:line-height="115%" fo:margin-left="0.0833in">
        <style:tab-stops/>
      </style:paragraph-properties>
      <style:text-properties fo:language="en" fo:country="US"/>
    </style:style>
    <style:style style:name="TableCell1642" style:family="table-cell">
      <style:table-cell-properties fo:border="0.0138in solid #000000" style:writing-mode="lr-tb" fo:padding-top="0in" fo:padding-left="0.0069in" fo:padding-bottom="0in" fo:padding-right="0.0069in"/>
    </style:style>
    <style:style style:name="P1643" style:parent-style-name="Normal" style:family="paragraph">
      <style:paragraph-properties fo:line-height="115%" fo:margin-left="0.0833in">
        <style:tab-stops/>
      </style:paragraph-properties>
      <style:text-properties fo:language="en" fo:country="GB"/>
    </style:style>
    <style:style style:name="TableCell1644" style:family="table-cell">
      <style:table-cell-properties fo:border="0.0138in solid #000000" style:writing-mode="lr-tb" fo:padding-top="0in" fo:padding-left="0.0069in" fo:padding-bottom="0in" fo:padding-right="0.0069in"/>
    </style:style>
    <style:style style:name="P1645" style:parent-style-name="Normal" style:family="paragraph">
      <style:paragraph-properties fo:line-height="115%" fo:margin-left="0.0833in">
        <style:tab-stops/>
      </style:paragraph-properties>
      <style:text-properties fo:language="en" fo:country="US"/>
    </style:style>
    <style:style style:name="TableCell1646" style:family="table-cell">
      <style:table-cell-properties fo:border="0.0138in solid #000000" style:writing-mode="lr-tb" fo:padding-top="0in" fo:padding-left="0.0069in" fo:padding-bottom="0in" fo:padding-right="0.0069in"/>
    </style:style>
    <style:style style:name="P1647" style:parent-style-name="Normal" style:family="paragraph">
      <style:paragraph-properties fo:line-height="115%" fo:margin-left="0.0833in">
        <style:tab-stops/>
      </style:paragraph-properties>
      <style:text-properties fo:language="en" fo:country="US"/>
    </style:style>
    <style:style style:name="TableCell1648" style:family="table-cell">
      <style:table-cell-properties fo:border="0.0138in solid #000000" style:writing-mode="lr-tb" fo:padding-top="0in" fo:padding-left="0.0069in" fo:padding-bottom="0in" fo:padding-right="0.0069in"/>
    </style:style>
    <style:style style:name="P1649" style:parent-style-name="Normal" style:family="paragraph">
      <style:paragraph-properties fo:line-height="115%" fo:margin-left="0.0833in">
        <style:tab-stops/>
      </style:paragraph-properties>
      <style:text-properties fo:language="en" fo:country="US"/>
    </style:style>
    <style:style style:name="TableCell1650" style:family="table-cell">
      <style:table-cell-properties fo:border="0.0138in solid #000000" style:writing-mode="lr-tb" fo:padding-top="0in" fo:padding-left="0.0069in" fo:padding-bottom="0in" fo:padding-right="0.0069in"/>
    </style:style>
    <style:style style:name="P1651" style:parent-style-name="Normal" style:family="paragraph">
      <style:paragraph-properties fo:line-height="115%" fo:margin-left="0.0833in">
        <style:tab-stops/>
      </style:paragraph-properties>
      <style:text-properties fo:language="en" fo:country="US"/>
    </style:style>
    <style:style style:name="TableCell1652" style:family="table-cell">
      <style:table-cell-properties fo:border="0.0138in solid #000000" style:writing-mode="lr-tb" fo:padding-top="0in" fo:padding-left="0.0069in" fo:padding-bottom="0in" fo:padding-right="0.0069in"/>
    </style:style>
    <style:style style:name="P1653" style:parent-style-name="Normal" style:family="paragraph">
      <style:paragraph-properties fo:line-height="115%" fo:margin-left="0.0833in">
        <style:tab-stops/>
      </style:paragraph-properties>
      <style:text-properties fo:language="en" fo:country="US"/>
    </style:style>
    <style:style style:name="TableRow1654" style:family="table-row">
      <style:table-row-properties style:use-optimal-row-height="false"/>
    </style:style>
    <style:style style:name="TableCell1655" style:family="table-cell">
      <style:table-cell-properties fo:border="0.0138in solid #000000" style:writing-mode="lr-tb" fo:padding-top="0in" fo:padding-left="0.0069in" fo:padding-bottom="0in" fo:padding-right="0.0069in"/>
    </style:style>
    <style:style style:name="P1656" style:parent-style-name="Normal" style:family="paragraph">
      <style:paragraph-properties fo:line-height="115%" fo:margin-left="0.0833in">
        <style:tab-stops/>
      </style:paragraph-properties>
      <style:text-properties fo:language="en" fo:country="US"/>
    </style:style>
    <style:style style:name="TableCell1657" style:family="table-cell">
      <style:table-cell-properties fo:border="0.0138in solid #000000" style:writing-mode="lr-tb" fo:padding-top="0in" fo:padding-left="0.0069in" fo:padding-bottom="0in" fo:padding-right="0.0069in"/>
    </style:style>
    <style:style style:name="P1658" style:parent-style-name="Normal" style:family="paragraph">
      <style:paragraph-properties fo:line-height="115%" fo:margin-left="0.0833in">
        <style:tab-stops/>
      </style:paragraph-properties>
      <style:text-properties fo:language="en" fo:country="GB"/>
    </style:style>
    <style:style style:name="TableCell1659" style:family="table-cell">
      <style:table-cell-properties fo:border="0.0138in solid #000000" style:writing-mode="lr-tb" fo:padding-top="0in" fo:padding-left="0.0069in" fo:padding-bottom="0in" fo:padding-right="0.0069in"/>
    </style:style>
    <style:style style:name="P1660" style:parent-style-name="Normal" style:family="paragraph">
      <style:paragraph-properties fo:line-height="115%" fo:margin-left="0.0833in">
        <style:tab-stops/>
      </style:paragraph-properties>
      <style:text-properties fo:language="en" fo:country="US"/>
    </style:style>
    <style:style style:name="TableCell1661" style:family="table-cell">
      <style:table-cell-properties fo:border="0.0138in solid #000000" style:writing-mode="lr-tb" fo:padding-top="0in" fo:padding-left="0.0069in" fo:padding-bottom="0in" fo:padding-right="0.0069in"/>
    </style:style>
    <style:style style:name="P1662" style:parent-style-name="Normal" style:family="paragraph">
      <style:paragraph-properties fo:line-height="115%" fo:margin-left="0.0833in">
        <style:tab-stops/>
      </style:paragraph-properties>
      <style:text-properties fo:language="en" fo:country="US"/>
    </style:style>
    <style:style style:name="TableCell1663" style:family="table-cell">
      <style:table-cell-properties fo:border="0.0138in solid #000000" style:writing-mode="lr-tb" fo:padding-top="0in" fo:padding-left="0.0069in" fo:padding-bottom="0in" fo:padding-right="0.0069in"/>
    </style:style>
    <style:style style:name="P1664" style:parent-style-name="Normal" style:family="paragraph">
      <style:paragraph-properties fo:line-height="115%" fo:margin-left="0.0833in">
        <style:tab-stops/>
      </style:paragraph-properties>
    </style:style>
    <style:style style:name="TableCell1665" style:family="table-cell">
      <style:table-cell-properties fo:border="0.0138in solid #000000" style:writing-mode="lr-tb" fo:padding-top="0in" fo:padding-left="0.0069in" fo:padding-bottom="0in" fo:padding-right="0.0069in"/>
    </style:style>
    <style:style style:name="P1666" style:parent-style-name="Normal" style:family="paragraph">
      <style:paragraph-properties fo:line-height="115%" fo:margin-left="0.0833in">
        <style:tab-stops/>
      </style:paragraph-properties>
    </style:style>
    <style:style style:name="TableCell1667" style:family="table-cell">
      <style:table-cell-properties fo:border="0.0138in solid #000000" style:writing-mode="lr-tb" fo:padding-top="0in" fo:padding-left="0.0069in" fo:padding-bottom="0in" fo:padding-right="0.0069in"/>
    </style:style>
    <style:style style:name="P1668" style:parent-style-name="Normal" style:family="paragraph">
      <style:paragraph-properties fo:line-height="115%" fo:margin-left="0.0833in">
        <style:tab-stops/>
      </style:paragraph-properties>
      <style:text-properties fo:language="en" fo:country="US"/>
    </style:style>
    <style:style style:name="TableRow1669" style:family="table-row">
      <style:table-row-properties style:use-optimal-row-height="false"/>
    </style:style>
    <style:style style:name="TableCell1670" style:family="table-cell">
      <style:table-cell-properties fo:border="0.0138in solid #000000" style:writing-mode="lr-tb" fo:padding-top="0in" fo:padding-left="0.0069in" fo:padding-bottom="0in" fo:padding-right="0.0069in"/>
    </style:style>
    <style:style style:name="P1671" style:parent-style-name="Normal" style:family="paragraph">
      <style:paragraph-properties fo:line-height="115%" fo:margin-left="0.0833in">
        <style:tab-stops/>
      </style:paragraph-properties>
      <style:text-properties fo:language="en" fo:country="US"/>
    </style:style>
    <style:style style:name="TableCell1672" style:family="table-cell">
      <style:table-cell-properties fo:border="0.0138in solid #000000" style:writing-mode="lr-tb" fo:padding-top="0in" fo:padding-left="0.0069in" fo:padding-bottom="0in" fo:padding-right="0.0069in"/>
    </style:style>
    <style:style style:name="P1673" style:parent-style-name="Normal" style:family="paragraph">
      <style:paragraph-properties fo:line-height="115%" fo:margin-left="0.0833in">
        <style:tab-stops/>
      </style:paragraph-properties>
      <style:text-properties fo:language="en" fo:country="GB"/>
    </style:style>
    <style:style style:name="TableCell1674" style:family="table-cell">
      <style:table-cell-properties fo:border="0.0138in solid #000000" style:writing-mode="lr-tb" fo:padding-top="0in" fo:padding-left="0.0069in" fo:padding-bottom="0in" fo:padding-right="0.0069in"/>
    </style:style>
    <style:style style:name="P1675" style:parent-style-name="Normal" style:family="paragraph">
      <style:paragraph-properties fo:line-height="115%" fo:margin-left="0.0833in">
        <style:tab-stops/>
      </style:paragraph-properties>
      <style:text-properties fo:language="en" fo:country="US"/>
    </style:style>
    <style:style style:name="TableCell1676" style:family="table-cell">
      <style:table-cell-properties fo:border="0.0138in solid #000000" style:writing-mode="lr-tb" fo:padding-top="0in" fo:padding-left="0.0069in" fo:padding-bottom="0in" fo:padding-right="0.0069in"/>
    </style:style>
    <style:style style:name="P1677" style:parent-style-name="Normal" style:family="paragraph">
      <style:paragraph-properties fo:line-height="115%" fo:margin-left="0.0833in">
        <style:tab-stops/>
      </style:paragraph-properties>
      <style:text-properties fo:language="en" fo:country="US"/>
    </style:style>
    <style:style style:name="TableCell1678" style:family="table-cell">
      <style:table-cell-properties fo:border="0.0138in solid #000000" style:writing-mode="lr-tb" fo:padding-top="0in" fo:padding-left="0.0069in" fo:padding-bottom="0in" fo:padding-right="0.0069in"/>
    </style:style>
    <style:style style:name="P1679" style:parent-style-name="Normal" style:family="paragraph">
      <style:paragraph-properties fo:line-height="115%" fo:margin-left="0.0833in">
        <style:tab-stops/>
      </style:paragraph-properties>
    </style:style>
    <style:style style:name="TableCell1680" style:family="table-cell">
      <style:table-cell-properties fo:border="0.0138in solid #000000" style:writing-mode="lr-tb" fo:padding-top="0in" fo:padding-left="0.0069in" fo:padding-bottom="0in" fo:padding-right="0.0069in"/>
    </style:style>
    <style:style style:name="P1681" style:parent-style-name="Normal" style:family="paragraph">
      <style:paragraph-properties fo:line-height="115%" fo:margin-left="0.0833in">
        <style:tab-stops/>
      </style:paragraph-properties>
    </style:style>
    <style:style style:name="TableCell1682" style:family="table-cell">
      <style:table-cell-properties fo:border="0.0138in solid #000000" style:writing-mode="lr-tb" fo:padding-top="0in" fo:padding-left="0.0069in" fo:padding-bottom="0in" fo:padding-right="0.0069in"/>
    </style:style>
    <style:style style:name="P1683" style:parent-style-name="Normal" style:family="paragraph">
      <style:paragraph-properties fo:line-height="115%" fo:margin-left="0.0833in">
        <style:tab-stops/>
      </style:paragraph-properties>
      <style:text-properties fo:language="en" fo:country="US"/>
    </style:style>
    <style:style style:name="TableRow1684" style:family="table-row">
      <style:table-row-properties style:use-optimal-row-height="false"/>
    </style:style>
    <style:style style:name="TableCell1685" style:family="table-cell">
      <style:table-cell-properties fo:border="0.0138in solid #000000" style:writing-mode="lr-tb" fo:padding-top="0in" fo:padding-left="0.0069in" fo:padding-bottom="0in" fo:padding-right="0.0069in"/>
    </style:style>
    <style:style style:name="P1686" style:parent-style-name="Normal" style:family="paragraph">
      <style:paragraph-properties fo:line-height="115%" fo:margin-left="0.0833in">
        <style:tab-stops/>
      </style:paragraph-properties>
      <style:text-properties fo:language="en" fo:country="US"/>
    </style:style>
    <style:style style:name="TableCell1687" style:family="table-cell">
      <style:table-cell-properties fo:border="0.0138in solid #000000" style:writing-mode="lr-tb" fo:padding-top="0in" fo:padding-left="0.0069in" fo:padding-bottom="0in" fo:padding-right="0.0069in"/>
    </style:style>
    <style:style style:name="P1688" style:parent-style-name="Normal" style:family="paragraph">
      <style:paragraph-properties fo:line-height="115%" fo:margin-left="0.0833in">
        <style:tab-stops/>
      </style:paragraph-properties>
      <style:text-properties fo:language="en" fo:country="GB"/>
    </style:style>
    <style:style style:name="TableCell1689" style:family="table-cell">
      <style:table-cell-properties fo:border="0.0138in solid #000000" style:writing-mode="lr-tb" fo:padding-top="0in" fo:padding-left="0.0069in" fo:padding-bottom="0in" fo:padding-right="0.0069in"/>
    </style:style>
    <style:style style:name="P1690" style:parent-style-name="Normal" style:family="paragraph">
      <style:paragraph-properties fo:line-height="115%" fo:margin-left="0.0833in">
        <style:tab-stops/>
      </style:paragraph-properties>
      <style:text-properties fo:language="en" fo:country="US"/>
    </style:style>
    <style:style style:name="TableCell1691" style:family="table-cell">
      <style:table-cell-properties fo:border="0.0138in solid #000000" style:writing-mode="lr-tb" fo:padding-top="0in" fo:padding-left="0.0069in" fo:padding-bottom="0in" fo:padding-right="0.0069in"/>
    </style:style>
    <style:style style:name="P1692" style:parent-style-name="Normal" style:family="paragraph">
      <style:paragraph-properties fo:line-height="115%" fo:margin-left="0.0833in">
        <style:tab-stops/>
      </style:paragraph-properties>
      <style:text-properties fo:language="en" fo:country="US"/>
    </style:style>
    <style:style style:name="TableCell1693" style:family="table-cell">
      <style:table-cell-properties fo:border="0.0138in solid #000000" style:writing-mode="lr-tb" fo:padding-top="0in" fo:padding-left="0.0069in" fo:padding-bottom="0in" fo:padding-right="0.0069in"/>
    </style:style>
    <style:style style:name="P1694" style:parent-style-name="Normal" style:family="paragraph">
      <style:paragraph-properties fo:line-height="115%" fo:margin-left="0.0833in">
        <style:tab-stops/>
      </style:paragraph-properties>
    </style:style>
    <style:style style:name="TableCell1695" style:family="table-cell">
      <style:table-cell-properties fo:border="0.0138in solid #000000" style:writing-mode="lr-tb" fo:padding-top="0in" fo:padding-left="0.0069in" fo:padding-bottom="0in" fo:padding-right="0.0069in"/>
    </style:style>
    <style:style style:name="P1696" style:parent-style-name="Normal" style:family="paragraph">
      <style:paragraph-properties fo:line-height="115%" fo:margin-left="0.0833in">
        <style:tab-stops/>
      </style:paragraph-properties>
    </style:style>
    <style:style style:name="TableCell1697" style:family="table-cell">
      <style:table-cell-properties fo:border="0.0138in solid #000000" style:writing-mode="lr-tb" fo:padding-top="0in" fo:padding-left="0.0069in" fo:padding-bottom="0in" fo:padding-right="0.0069in"/>
    </style:style>
    <style:style style:name="P1698" style:parent-style-name="Normal" style:family="paragraph">
      <style:paragraph-properties fo:line-height="115%" fo:margin-left="0.0833in">
        <style:tab-stops/>
      </style:paragraph-properties>
      <style:text-properties fo:language="en" fo:country="US"/>
    </style:style>
    <style:style style:name="TableRow1699" style:family="table-row">
      <style:table-row-properties style:use-optimal-row-height="false"/>
    </style:style>
    <style:style style:name="TableCell1700" style:family="table-cell">
      <style:table-cell-properties fo:border="0.0138in solid #000000" style:writing-mode="lr-tb" fo:padding-top="0in" fo:padding-left="0.0069in" fo:padding-bottom="0in" fo:padding-right="0.0069in"/>
    </style:style>
    <style:style style:name="P1701" style:parent-style-name="Normal" style:family="paragraph">
      <style:paragraph-properties fo:line-height="115%" fo:margin-left="0.0833in">
        <style:tab-stops/>
      </style:paragraph-properties>
      <style:text-properties fo:language="en" fo:country="US"/>
    </style:style>
    <style:style style:name="TableCell1702" style:family="table-cell">
      <style:table-cell-properties fo:border="0.0138in solid #000000" style:writing-mode="lr-tb" fo:padding-top="0in" fo:padding-left="0.0069in" fo:padding-bottom="0in" fo:padding-right="0.0069in"/>
    </style:style>
    <style:style style:name="P1703" style:parent-style-name="Normal" style:family="paragraph">
      <style:paragraph-properties fo:line-height="115%" fo:margin-left="0.0833in">
        <style:tab-stops/>
      </style:paragraph-properties>
      <style:text-properties fo:language="en" fo:country="GB"/>
    </style:style>
    <style:style style:name="TableCell1704" style:family="table-cell">
      <style:table-cell-properties fo:border="0.0138in solid #000000" style:writing-mode="lr-tb" fo:padding-top="0in" fo:padding-left="0.0069in" fo:padding-bottom="0in" fo:padding-right="0.0069in"/>
    </style:style>
    <style:style style:name="P1705" style:parent-style-name="Normal" style:family="paragraph">
      <style:paragraph-properties fo:line-height="115%" fo:margin-left="0.0833in">
        <style:tab-stops/>
      </style:paragraph-properties>
      <style:text-properties fo:language="en" fo:country="US"/>
    </style:style>
    <style:style style:name="TableCell1706" style:family="table-cell">
      <style:table-cell-properties fo:border="0.0138in solid #000000" style:writing-mode="lr-tb" fo:padding-top="0in" fo:padding-left="0.0069in" fo:padding-bottom="0in" fo:padding-right="0.0069in"/>
    </style:style>
    <style:style style:name="P1707" style:parent-style-name="Normal" style:family="paragraph">
      <style:paragraph-properties fo:line-height="115%" fo:margin-left="0.0833in">
        <style:tab-stops/>
      </style:paragraph-properties>
      <style:text-properties fo:language="en" fo:country="US"/>
    </style:style>
    <style:style style:name="TableCell1708" style:family="table-cell">
      <style:table-cell-properties fo:border="0.0138in solid #000000" style:writing-mode="lr-tb" fo:padding-top="0in" fo:padding-left="0.0069in" fo:padding-bottom="0in" fo:padding-right="0.0069in"/>
    </style:style>
    <style:style style:name="P1709" style:parent-style-name="Normal" style:family="paragraph">
      <style:paragraph-properties fo:line-height="115%" fo:margin-left="0.0833in">
        <style:tab-stops/>
      </style:paragraph-properties>
    </style:style>
    <style:style style:name="TableCell1710" style:family="table-cell">
      <style:table-cell-properties fo:border="0.0138in solid #000000" style:writing-mode="lr-tb" fo:padding-top="0in" fo:padding-left="0.0069in" fo:padding-bottom="0in" fo:padding-right="0.0069in"/>
    </style:style>
    <style:style style:name="P1711" style:parent-style-name="Normal" style:family="paragraph">
      <style:paragraph-properties fo:line-height="115%" fo:margin-left="0.0833in">
        <style:tab-stops/>
      </style:paragraph-properties>
    </style:style>
    <style:style style:name="TableCell1712" style:family="table-cell">
      <style:table-cell-properties fo:border="0.0138in solid #000000" style:writing-mode="lr-tb" fo:padding-top="0in" fo:padding-left="0.0069in" fo:padding-bottom="0in" fo:padding-right="0.0069in"/>
    </style:style>
    <style:style style:name="P1713" style:parent-style-name="Normal" style:family="paragraph">
      <style:paragraph-properties fo:line-height="115%" fo:margin-left="0.0833in">
        <style:tab-stops/>
      </style:paragraph-properties>
      <style:text-properties fo:language="en" fo:country="US"/>
    </style:style>
    <style:style style:name="TableRow1714" style:family="table-row">
      <style:table-row-properties style:use-optimal-row-height="false"/>
    </style:style>
    <style:style style:name="TableCell1715" style:family="table-cell">
      <style:table-cell-properties fo:border="0.0138in solid #000000" style:writing-mode="lr-tb" fo:padding-top="0in" fo:padding-left="0.0069in" fo:padding-bottom="0in" fo:padding-right="0.0069in"/>
    </style:style>
    <style:style style:name="P1716" style:parent-style-name="Normal" style:family="paragraph">
      <style:paragraph-properties fo:line-height="115%" fo:margin-left="0.0833in">
        <style:tab-stops/>
      </style:paragraph-properties>
      <style:text-properties fo:language="en" fo:country="US"/>
    </style:style>
    <style:style style:name="TableCell1717" style:family="table-cell">
      <style:table-cell-properties fo:border="0.0138in solid #000000" style:writing-mode="lr-tb" fo:padding-top="0in" fo:padding-left="0.0069in" fo:padding-bottom="0in" fo:padding-right="0.0069in"/>
    </style:style>
    <style:style style:name="P1718" style:parent-style-name="Normal" style:family="paragraph">
      <style:paragraph-properties fo:line-height="115%" fo:margin-left="0.0833in">
        <style:tab-stops/>
      </style:paragraph-properties>
      <style:text-properties fo:language="en" fo:country="GB"/>
    </style:style>
    <style:style style:name="TableCell1719" style:family="table-cell">
      <style:table-cell-properties fo:border="0.0138in solid #000000" style:writing-mode="lr-tb" fo:padding-top="0in" fo:padding-left="0.0069in" fo:padding-bottom="0in" fo:padding-right="0.0069in"/>
    </style:style>
    <style:style style:name="P1720" style:parent-style-name="Normal" style:family="paragraph">
      <style:paragraph-properties fo:line-height="115%" fo:margin-left="0.0833in">
        <style:tab-stops/>
      </style:paragraph-properties>
      <style:text-properties fo:language="en" fo:country="US"/>
    </style:style>
    <style:style style:name="TableCell1721" style:family="table-cell">
      <style:table-cell-properties fo:border="0.0138in solid #000000" style:writing-mode="lr-tb" fo:padding-top="0in" fo:padding-left="0.0069in" fo:padding-bottom="0in" fo:padding-right="0.0069in"/>
    </style:style>
    <style:style style:name="P1722" style:parent-style-name="Normal" style:family="paragraph">
      <style:paragraph-properties fo:line-height="115%" fo:margin-left="0.0833in">
        <style:tab-stops/>
      </style:paragraph-properties>
      <style:text-properties fo:language="en" fo:country="US"/>
    </style:style>
    <style:style style:name="TableCell1723" style:family="table-cell">
      <style:table-cell-properties fo:border="0.0138in solid #000000" style:writing-mode="lr-tb" fo:padding-top="0in" fo:padding-left="0.0069in" fo:padding-bottom="0in" fo:padding-right="0.0069in"/>
    </style:style>
    <style:style style:name="P1724" style:parent-style-name="Normal" style:family="paragraph">
      <style:paragraph-properties fo:line-height="115%" fo:margin-left="0.0833in">
        <style:tab-stops/>
      </style:paragraph-properties>
      <style:text-properties fo:language="en" fo:country="US"/>
    </style:style>
    <style:style style:name="TableCell1725" style:family="table-cell">
      <style:table-cell-properties fo:border="0.0138in solid #000000" style:writing-mode="lr-tb" fo:padding-top="0in" fo:padding-left="0.0069in" fo:padding-bottom="0in" fo:padding-right="0.0069in"/>
    </style:style>
    <style:style style:name="P1726" style:parent-style-name="Normal" style:family="paragraph">
      <style:paragraph-properties fo:line-height="115%" fo:margin-left="0.0833in">
        <style:tab-stops/>
      </style:paragraph-properties>
      <style:text-properties fo:language="en" fo:country="US"/>
    </style:style>
    <style:style style:name="TableCell1727" style:family="table-cell">
      <style:table-cell-properties fo:border="0.0138in solid #000000" style:writing-mode="lr-tb" fo:padding-top="0in" fo:padding-left="0.0069in" fo:padding-bottom="0in" fo:padding-right="0.0069in"/>
    </style:style>
    <style:style style:name="P1728" style:parent-style-name="Normal" style:family="paragraph">
      <style:paragraph-properties fo:line-height="115%" fo:margin-left="0.0833in">
        <style:tab-stops/>
      </style:paragraph-properties>
      <style:text-properties fo:language="en" fo:country="US"/>
    </style:style>
    <style:style style:name="TableRow1729" style:family="table-row">
      <style:table-row-properties style:use-optimal-row-height="false"/>
    </style:style>
    <style:style style:name="TableCell1730" style:family="table-cell">
      <style:table-cell-properties fo:border="0.0138in solid #000000" style:writing-mode="lr-tb" fo:padding-top="0in" fo:padding-left="0.0069in" fo:padding-bottom="0in" fo:padding-right="0.0069in"/>
    </style:style>
    <style:style style:name="P1731" style:parent-style-name="Normal" style:family="paragraph">
      <style:paragraph-properties fo:line-height="115%" fo:margin-left="0.0833in">
        <style:tab-stops/>
      </style:paragraph-properties>
      <style:text-properties fo:language="en" fo:country="US"/>
    </style:style>
    <style:style style:name="TableCell1732" style:family="table-cell">
      <style:table-cell-properties fo:border="0.0138in solid #000000" style:writing-mode="lr-tb" fo:padding-top="0in" fo:padding-left="0.0069in" fo:padding-bottom="0in" fo:padding-right="0.0069in"/>
    </style:style>
    <style:style style:name="P1733" style:parent-style-name="Normal" style:family="paragraph">
      <style:paragraph-properties fo:line-height="115%" fo:margin-left="0.0833in">
        <style:tab-stops/>
      </style:paragraph-properties>
      <style:text-properties fo:language="en" fo:country="US"/>
    </style:style>
    <style:style style:name="TableCell1734" style:family="table-cell">
      <style:table-cell-properties fo:border="0.0138in solid #000000" style:writing-mode="lr-tb" fo:padding-top="0in" fo:padding-left="0.0069in" fo:padding-bottom="0in" fo:padding-right="0.0069in"/>
    </style:style>
    <style:style style:name="P1735" style:parent-style-name="Normal" style:family="paragraph">
      <style:paragraph-properties fo:line-height="115%" fo:margin-left="0.0833in">
        <style:tab-stops/>
      </style:paragraph-properties>
      <style:text-properties fo:language="en" fo:country="US"/>
    </style:style>
    <style:style style:name="TableCell1736" style:family="table-cell">
      <style:table-cell-properties fo:border="0.0138in solid #000000" style:writing-mode="lr-tb" fo:padding-top="0in" fo:padding-left="0.0069in" fo:padding-bottom="0in" fo:padding-right="0.0069in"/>
    </style:style>
    <style:style style:name="P1737" style:parent-style-name="Normal" style:family="paragraph">
      <style:paragraph-properties fo:line-height="115%" fo:margin-left="0.0833in">
        <style:tab-stops/>
      </style:paragraph-properties>
      <style:text-properties fo:language="en" fo:country="US"/>
    </style:style>
    <style:style style:name="TableCell1738" style:family="table-cell">
      <style:table-cell-properties fo:border="0.0138in solid #000000" style:writing-mode="lr-tb" fo:padding-top="0in" fo:padding-left="0.0069in" fo:padding-bottom="0in" fo:padding-right="0.0069in"/>
    </style:style>
    <style:style style:name="P1739" style:parent-style-name="Normal" style:family="paragraph">
      <style:paragraph-properties fo:line-height="115%" fo:margin-left="0.0833in">
        <style:tab-stops/>
      </style:paragraph-properties>
      <style:text-properties fo:language="en" fo:country="US"/>
    </style:style>
    <style:style style:name="TableCell1740" style:family="table-cell">
      <style:table-cell-properties fo:border="0.0138in solid #000000" style:writing-mode="lr-tb" fo:padding-top="0in" fo:padding-left="0.0069in" fo:padding-bottom="0in" fo:padding-right="0.0069in"/>
    </style:style>
    <style:style style:name="P1741" style:parent-style-name="Normal" style:family="paragraph">
      <style:paragraph-properties fo:line-height="115%" fo:margin-left="0.0833in">
        <style:tab-stops/>
      </style:paragraph-properties>
      <style:text-properties fo:language="en" fo:country="US"/>
    </style:style>
    <style:style style:name="TableCell1742" style:family="table-cell">
      <style:table-cell-properties fo:border="0.0138in solid #000000" style:writing-mode="lr-tb" fo:padding-top="0in" fo:padding-left="0.0069in" fo:padding-bottom="0in" fo:padding-right="0.0069in"/>
    </style:style>
    <style:style style:name="P1743" style:parent-style-name="Normal" style:family="paragraph">
      <style:paragraph-properties fo:line-height="115%" fo:margin-left="0.0833in">
        <style:tab-stops/>
      </style:paragraph-properties>
      <style:text-properties fo:language="en" fo:country="US"/>
    </style:style>
    <style:style style:name="TableRow1744" style:family="table-row">
      <style:table-row-properties style:use-optimal-row-height="false"/>
    </style:style>
    <style:style style:name="TableCell1745" style:family="table-cell">
      <style:table-cell-properties fo:border="0.0138in solid #000000" style:writing-mode="lr-tb" fo:padding-top="0in" fo:padding-left="0.0069in" fo:padding-bottom="0in" fo:padding-right="0.0069in"/>
    </style:style>
    <style:style style:name="P1746" style:parent-style-name="Normal" style:family="paragraph">
      <style:paragraph-properties fo:line-height="115%" fo:margin-left="0.0833in">
        <style:tab-stops/>
      </style:paragraph-properties>
      <style:text-properties fo:language="en" fo:country="US"/>
    </style:style>
    <style:style style:name="TableCell1747" style:family="table-cell">
      <style:table-cell-properties fo:border="0.0138in solid #000000" style:writing-mode="lr-tb" fo:padding-top="0in" fo:padding-left="0.0069in" fo:padding-bottom="0in" fo:padding-right="0.0069in"/>
    </style:style>
    <style:style style:name="P1748" style:parent-style-name="Normal" style:family="paragraph">
      <style:paragraph-properties fo:line-height="115%" fo:margin-left="0.0833in">
        <style:tab-stops/>
      </style:paragraph-properties>
      <style:text-properties fo:language="en" fo:country="GB"/>
    </style:style>
    <style:style style:name="TableCell1749" style:family="table-cell">
      <style:table-cell-properties fo:border="0.0138in solid #000000" style:writing-mode="lr-tb" fo:padding-top="0in" fo:padding-left="0.0069in" fo:padding-bottom="0in" fo:padding-right="0.0069in"/>
    </style:style>
    <style:style style:name="P1750" style:parent-style-name="Normal" style:family="paragraph">
      <style:paragraph-properties fo:line-height="115%" fo:margin-left="0.0833in">
        <style:tab-stops/>
      </style:paragraph-properties>
      <style:text-properties fo:language="en" fo:country="GB"/>
    </style:style>
    <style:style style:name="TableCell1751" style:family="table-cell">
      <style:table-cell-properties fo:border="0.0138in solid #000000" style:writing-mode="lr-tb" fo:padding-top="0in" fo:padding-left="0.0069in" fo:padding-bottom="0in" fo:padding-right="0.0069in"/>
    </style:style>
    <style:style style:name="P1752" style:parent-style-name="Normal" style:family="paragraph">
      <style:paragraph-properties fo:line-height="115%" fo:margin-left="0.0833in">
        <style:tab-stops/>
      </style:paragraph-properties>
      <style:text-properties fo:language="en" fo:country="US"/>
    </style:style>
    <style:style style:name="TableCell1753" style:family="table-cell">
      <style:table-cell-properties fo:border="0.0138in solid #000000" style:writing-mode="lr-tb" fo:padding-top="0in" fo:padding-left="0.0069in" fo:padding-bottom="0in" fo:padding-right="0.0069in"/>
    </style:style>
    <style:style style:name="P1754" style:parent-style-name="Normal" style:family="paragraph">
      <style:paragraph-properties fo:line-height="115%" fo:margin-left="0.0833in">
        <style:tab-stops/>
      </style:paragraph-properties>
      <style:text-properties fo:language="en" fo:country="US"/>
    </style:style>
    <style:style style:name="TableCell1755" style:family="table-cell">
      <style:table-cell-properties fo:border="0.0138in solid #000000" style:writing-mode="lr-tb" fo:padding-top="0in" fo:padding-left="0.0069in" fo:padding-bottom="0in" fo:padding-right="0.0069in"/>
    </style:style>
    <style:style style:name="P1756" style:parent-style-name="Normal" style:family="paragraph">
      <style:paragraph-properties fo:line-height="115%" fo:margin-left="0.0833in">
        <style:tab-stops/>
      </style:paragraph-properties>
      <style:text-properties fo:language="en" fo:country="US"/>
    </style:style>
    <style:style style:name="TableCell1757" style:family="table-cell">
      <style:table-cell-properties fo:border="0.0138in solid #000000" style:writing-mode="lr-tb" fo:padding-top="0in" fo:padding-left="0.0069in" fo:padding-bottom="0in" fo:padding-right="0.0069in"/>
    </style:style>
    <style:style style:name="P1758" style:parent-style-name="Normal" style:family="paragraph">
      <style:paragraph-properties fo:line-height="115%" fo:margin-left="0.0833in">
        <style:tab-stops/>
      </style:paragraph-properties>
      <style:text-properties fo:language="en" fo:country="US"/>
    </style:style>
    <style:style style:name="TableRow1759" style:family="table-row">
      <style:table-row-properties style:use-optimal-row-height="false"/>
    </style:style>
    <style:style style:name="TableCell1760" style:family="table-cell">
      <style:table-cell-properties fo:border="0.0138in solid #000000" style:writing-mode="lr-tb" fo:padding-top="0in" fo:padding-left="0.0069in" fo:padding-bottom="0in" fo:padding-right="0.0069in"/>
    </style:style>
    <style:style style:name="P1761" style:parent-style-name="Normal" style:family="paragraph">
      <style:paragraph-properties fo:line-height="115%" fo:margin-left="0.0833in">
        <style:tab-stops/>
      </style:paragraph-properties>
      <style:text-properties fo:language="en" fo:country="US"/>
    </style:style>
    <style:style style:name="TableCell1762" style:family="table-cell">
      <style:table-cell-properties fo:border="0.0138in solid #000000" style:writing-mode="lr-tb" fo:padding-top="0in" fo:padding-left="0.0069in" fo:padding-bottom="0in" fo:padding-right="0.0069in"/>
    </style:style>
    <style:style style:name="P1763" style:parent-style-name="Normal" style:family="paragraph">
      <style:paragraph-properties fo:line-height="115%" fo:margin-left="0.0833in">
        <style:tab-stops/>
      </style:paragraph-properties>
      <style:text-properties fo:language="en" fo:country="GB"/>
    </style:style>
    <style:style style:name="TableCell1764" style:family="table-cell">
      <style:table-cell-properties fo:border="0.0138in solid #000000" style:writing-mode="lr-tb" fo:padding-top="0in" fo:padding-left="0.0069in" fo:padding-bottom="0in" fo:padding-right="0.0069in"/>
    </style:style>
    <style:style style:name="P1765" style:parent-style-name="Normal" style:family="paragraph">
      <style:paragraph-properties fo:line-height="115%" fo:margin-left="0.0833in">
        <style:tab-stops/>
      </style:paragraph-properties>
      <style:text-properties fo:language="en" fo:country="GB"/>
    </style:style>
    <style:style style:name="TableCell1766" style:family="table-cell">
      <style:table-cell-properties fo:border="0.0138in solid #000000" style:writing-mode="lr-tb" fo:padding-top="0in" fo:padding-left="0.0069in" fo:padding-bottom="0in" fo:padding-right="0.0069in"/>
    </style:style>
    <style:style style:name="P1767" style:parent-style-name="Normal" style:family="paragraph">
      <style:paragraph-properties fo:line-height="115%" fo:margin-left="0.0833in">
        <style:tab-stops/>
      </style:paragraph-properties>
      <style:text-properties fo:language="en" fo:country="US"/>
    </style:style>
    <style:style style:name="TableCell1768" style:family="table-cell">
      <style:table-cell-properties fo:border="0.0138in solid #000000" style:writing-mode="lr-tb" fo:padding-top="0in" fo:padding-left="0.0069in" fo:padding-bottom="0in" fo:padding-right="0.0069in"/>
    </style:style>
    <style:style style:name="P1769" style:parent-style-name="Normal" style:family="paragraph">
      <style:paragraph-properties fo:line-height="115%" fo:margin-left="0.0833in">
        <style:tab-stops/>
      </style:paragraph-properties>
    </style:style>
    <style:style style:name="TableCell1770" style:family="table-cell">
      <style:table-cell-properties fo:border="0.0138in solid #000000" style:writing-mode="lr-tb" fo:padding-top="0in" fo:padding-left="0.0069in" fo:padding-bottom="0in" fo:padding-right="0.0069in"/>
    </style:style>
    <style:style style:name="P1771" style:parent-style-name="Normal" style:family="paragraph">
      <style:paragraph-properties fo:line-height="115%" fo:margin-left="0.0833in">
        <style:tab-stops/>
      </style:paragraph-properties>
    </style:style>
    <style:style style:name="TableCell1772" style:family="table-cell">
      <style:table-cell-properties fo:border="0.0138in solid #000000" style:writing-mode="lr-tb" fo:padding-top="0in" fo:padding-left="0.0069in" fo:padding-bottom="0in" fo:padding-right="0.0069in"/>
    </style:style>
    <style:style style:name="P1773" style:parent-style-name="Normal" style:family="paragraph">
      <style:paragraph-properties fo:line-height="115%" fo:margin-left="0.0833in">
        <style:tab-stops/>
      </style:paragraph-properties>
      <style:text-properties fo:language="en" fo:country="US"/>
    </style:style>
    <style:style style:name="TableRow1774" style:family="table-row">
      <style:table-row-properties style:use-optimal-row-height="false"/>
    </style:style>
    <style:style style:name="TableCell1775" style:family="table-cell">
      <style:table-cell-properties fo:border="0.0138in solid #000000" style:writing-mode="lr-tb" fo:padding-top="0in" fo:padding-left="0.0069in" fo:padding-bottom="0in" fo:padding-right="0.0069in"/>
    </style:style>
    <style:style style:name="P1776" style:parent-style-name="Normal" style:family="paragraph">
      <style:paragraph-properties fo:line-height="115%" fo:margin-left="0.0833in">
        <style:tab-stops/>
      </style:paragraph-properties>
      <style:text-properties fo:language="en" fo:country="US"/>
    </style:style>
    <style:style style:name="TableCell1777" style:family="table-cell">
      <style:table-cell-properties fo:border="0.0138in solid #000000" style:writing-mode="lr-tb" fo:padding-top="0in" fo:padding-left="0.0069in" fo:padding-bottom="0in" fo:padding-right="0.0069in"/>
    </style:style>
    <style:style style:name="P1778" style:parent-style-name="Normal" style:family="paragraph">
      <style:paragraph-properties fo:line-height="115%" fo:margin-left="0.0833in">
        <style:tab-stops/>
      </style:paragraph-properties>
      <style:text-properties fo:language="en" fo:country="GB"/>
    </style:style>
    <style:style style:name="TableCell1779" style:family="table-cell">
      <style:table-cell-properties fo:border="0.0138in solid #000000" style:writing-mode="lr-tb" fo:padding-top="0in" fo:padding-left="0.0069in" fo:padding-bottom="0in" fo:padding-right="0.0069in"/>
    </style:style>
    <style:style style:name="P1780" style:parent-style-name="Normal" style:family="paragraph">
      <style:paragraph-properties fo:line-height="115%" fo:margin-left="0.0833in">
        <style:tab-stops/>
      </style:paragraph-properties>
      <style:text-properties fo:language="en" fo:country="GB"/>
    </style:style>
    <style:style style:name="TableCell1781" style:family="table-cell">
      <style:table-cell-properties fo:border="0.0138in solid #000000" style:writing-mode="lr-tb" fo:padding-top="0in" fo:padding-left="0.0069in" fo:padding-bottom="0in" fo:padding-right="0.0069in"/>
    </style:style>
    <style:style style:name="P1782" style:parent-style-name="Normal" style:family="paragraph">
      <style:paragraph-properties fo:line-height="115%" fo:margin-left="0.0833in">
        <style:tab-stops/>
      </style:paragraph-properties>
      <style:text-properties fo:language="en" fo:country="US"/>
    </style:style>
    <style:style style:name="TableCell1783" style:family="table-cell">
      <style:table-cell-properties fo:border="0.0138in solid #000000" style:writing-mode="lr-tb" fo:padding-top="0in" fo:padding-left="0.0069in" fo:padding-bottom="0in" fo:padding-right="0.0069in"/>
    </style:style>
    <style:style style:name="P1784" style:parent-style-name="Normal" style:family="paragraph">
      <style:paragraph-properties fo:line-height="115%" fo:margin-left="0.0833in">
        <style:tab-stops/>
      </style:paragraph-properties>
    </style:style>
    <style:style style:name="TableCell1785" style:family="table-cell">
      <style:table-cell-properties fo:border="0.0138in solid #000000" style:writing-mode="lr-tb" fo:padding-top="0in" fo:padding-left="0.0069in" fo:padding-bottom="0in" fo:padding-right="0.0069in"/>
    </style:style>
    <style:style style:name="P1786" style:parent-style-name="Normal" style:family="paragraph">
      <style:paragraph-properties fo:line-height="115%" fo:margin-left="0.0833in">
        <style:tab-stops/>
      </style:paragraph-properties>
    </style:style>
    <style:style style:name="TableCell1787" style:family="table-cell">
      <style:table-cell-properties fo:border="0.0138in solid #000000" style:writing-mode="lr-tb" fo:padding-top="0in" fo:padding-left="0.0069in" fo:padding-bottom="0in" fo:padding-right="0.0069in"/>
    </style:style>
    <style:style style:name="P1788" style:parent-style-name="Normal" style:family="paragraph">
      <style:paragraph-properties fo:line-height="115%" fo:margin-left="0.0833in">
        <style:tab-stops/>
      </style:paragraph-properties>
      <style:text-properties fo:language="en" fo:country="US"/>
    </style:style>
    <style:style style:name="TableRow1789" style:family="table-row">
      <style:table-row-properties style:use-optimal-row-height="false"/>
    </style:style>
    <style:style style:name="TableCell1790" style:family="table-cell">
      <style:table-cell-properties fo:border="0.0138in solid #000000" style:writing-mode="lr-tb" fo:padding-top="0in" fo:padding-left="0.0069in" fo:padding-bottom="0in" fo:padding-right="0.0069in"/>
    </style:style>
    <style:style style:name="P1791" style:parent-style-name="Normal" style:family="paragraph">
      <style:paragraph-properties fo:line-height="115%" fo:margin-left="0.0833in">
        <style:tab-stops/>
      </style:paragraph-properties>
      <style:text-properties fo:language="en" fo:country="US"/>
    </style:style>
    <style:style style:name="TableCell1792" style:family="table-cell">
      <style:table-cell-properties fo:border="0.0138in solid #000000" style:writing-mode="lr-tb" fo:padding-top="0in" fo:padding-left="0.0069in" fo:padding-bottom="0in" fo:padding-right="0.0069in"/>
    </style:style>
    <style:style style:name="P1793" style:parent-style-name="Normal" style:family="paragraph">
      <style:paragraph-properties fo:line-height="115%" fo:margin-left="0.0833in">
        <style:tab-stops/>
      </style:paragraph-properties>
    </style:style>
    <style:style style:name="T1794" style:parent-style-name="Policepardéfaut" style:family="text">
      <style:text-properties fo:language="en" fo:country="GB"/>
    </style:style>
    <style:style style:name="TableCell1795" style:family="table-cell">
      <style:table-cell-properties fo:border="0.0138in solid #000000" style:writing-mode="lr-tb" fo:padding-top="0in" fo:padding-left="0.0069in" fo:padding-bottom="0in" fo:padding-right="0.0069in"/>
    </style:style>
    <style:style style:name="P1796" style:parent-style-name="Normal" style:family="paragraph">
      <style:paragraph-properties fo:line-height="115%" fo:margin-left="0.0833in">
        <style:tab-stops/>
      </style:paragraph-properties>
      <style:text-properties fo:language="en" fo:country="US"/>
    </style:style>
    <style:style style:name="TableCell1797" style:family="table-cell">
      <style:table-cell-properties fo:border="0.0138in solid #000000" style:writing-mode="lr-tb" fo:padding-top="0in" fo:padding-left="0.0069in" fo:padding-bottom="0in" fo:padding-right="0.0069in"/>
    </style:style>
    <style:style style:name="P1798" style:parent-style-name="Normal" style:family="paragraph">
      <style:paragraph-properties fo:line-height="115%" fo:margin-left="0.0833in">
        <style:tab-stops/>
      </style:paragraph-properties>
      <style:text-properties fo:language="en" fo:country="US"/>
    </style:style>
    <style:style style:name="TableCell1799" style:family="table-cell">
      <style:table-cell-properties fo:border="0.0138in solid #000000" style:writing-mode="lr-tb" fo:padding-top="0in" fo:padding-left="0.0069in" fo:padding-bottom="0in" fo:padding-right="0.0069in"/>
    </style:style>
    <style:style style:name="P1800" style:parent-style-name="Normal" style:family="paragraph">
      <style:paragraph-properties fo:line-height="115%" fo:margin-left="0.0833in">
        <style:tab-stops/>
      </style:paragraph-properties>
    </style:style>
    <style:style style:name="TableCell1801" style:family="table-cell">
      <style:table-cell-properties fo:border="0.0138in solid #000000" style:writing-mode="lr-tb" fo:padding-top="0in" fo:padding-left="0.0069in" fo:padding-bottom="0in" fo:padding-right="0.0069in"/>
    </style:style>
    <style:style style:name="P1802" style:parent-style-name="Normal" style:family="paragraph">
      <style:paragraph-properties fo:line-height="115%" fo:margin-left="0.0833in">
        <style:tab-stops/>
      </style:paragraph-properties>
    </style:style>
    <style:style style:name="TableCell1803" style:family="table-cell">
      <style:table-cell-properties fo:border="0.0138in solid #000000" style:writing-mode="lr-tb" fo:padding-top="0in" fo:padding-left="0.0069in" fo:padding-bottom="0in" fo:padding-right="0.0069in"/>
    </style:style>
    <style:style style:name="P1804" style:parent-style-name="Normal" style:family="paragraph">
      <style:paragraph-properties fo:line-height="115%" fo:margin-left="0.0833in">
        <style:tab-stops/>
      </style:paragraph-properties>
      <style:text-properties fo:language="en" fo:country="US"/>
    </style:style>
    <style:style style:name="TableRow1805" style:family="table-row">
      <style:table-row-properties style:use-optimal-row-height="false"/>
    </style:style>
    <style:style style:name="TableCell1806" style:family="table-cell">
      <style:table-cell-properties fo:border="0.0138in solid #000000" style:writing-mode="lr-tb" fo:padding-top="0in" fo:padding-left="0.0069in" fo:padding-bottom="0in" fo:padding-right="0.0069in"/>
    </style:style>
    <style:style style:name="P1807" style:parent-style-name="Normal" style:family="paragraph">
      <style:paragraph-properties fo:line-height="115%" fo:margin-left="0.0833in">
        <style:tab-stops/>
      </style:paragraph-properties>
      <style:text-properties fo:language="en" fo:country="US"/>
    </style:style>
    <style:style style:name="TableCell1808" style:family="table-cell">
      <style:table-cell-properties fo:border="0.0138in solid #000000" style:writing-mode="lr-tb" fo:padding-top="0in" fo:padding-left="0.0069in" fo:padding-bottom="0in" fo:padding-right="0.0069in"/>
    </style:style>
    <style:style style:name="P1809" style:parent-style-name="Normal" style:family="paragraph">
      <style:paragraph-properties fo:line-height="115%" fo:margin-left="0.0833in">
        <style:tab-stops/>
      </style:paragraph-properties>
    </style:style>
    <style:style style:name="T1810" style:parent-style-name="Policepardéfaut" style:family="text">
      <style:text-properties fo:language="en" fo:country="GB"/>
    </style:style>
    <style:style style:name="TableCell1811" style:family="table-cell">
      <style:table-cell-properties fo:border="0.0138in solid #000000" style:writing-mode="lr-tb" fo:padding-top="0in" fo:padding-left="0.0069in" fo:padding-bottom="0in" fo:padding-right="0.0069in"/>
    </style:style>
    <style:style style:name="P1812" style:parent-style-name="Normal" style:family="paragraph">
      <style:paragraph-properties fo:line-height="115%" fo:margin-left="0.0833in">
        <style:tab-stops/>
      </style:paragraph-properties>
      <style:text-properties fo:language="en" fo:country="US"/>
    </style:style>
    <style:style style:name="TableCell1813" style:family="table-cell">
      <style:table-cell-properties fo:border="0.0138in solid #000000" style:writing-mode="lr-tb" fo:padding-top="0in" fo:padding-left="0.0069in" fo:padding-bottom="0in" fo:padding-right="0.0069in"/>
    </style:style>
    <style:style style:name="P1814" style:parent-style-name="Normal" style:family="paragraph">
      <style:paragraph-properties fo:line-height="115%" fo:margin-left="0.0833in">
        <style:tab-stops/>
      </style:paragraph-properties>
      <style:text-properties fo:language="en" fo:country="US"/>
    </style:style>
    <style:style style:name="TableCell1815" style:family="table-cell">
      <style:table-cell-properties fo:border="0.0138in solid #000000" style:writing-mode="lr-tb" fo:padding-top="0in" fo:padding-left="0.0069in" fo:padding-bottom="0in" fo:padding-right="0.0069in"/>
    </style:style>
    <style:style style:name="P1816" style:parent-style-name="Normal" style:family="paragraph">
      <style:paragraph-properties fo:line-height="115%" fo:margin-left="0.0833in">
        <style:tab-stops/>
      </style:paragraph-properties>
    </style:style>
    <style:style style:name="TableCell1817" style:family="table-cell">
      <style:table-cell-properties fo:border="0.0138in solid #000000" style:writing-mode="lr-tb" fo:padding-top="0in" fo:padding-left="0.0069in" fo:padding-bottom="0in" fo:padding-right="0.0069in"/>
    </style:style>
    <style:style style:name="P1818" style:parent-style-name="Normal" style:family="paragraph">
      <style:paragraph-properties fo:line-height="115%" fo:margin-left="0.0833in">
        <style:tab-stops/>
      </style:paragraph-properties>
    </style:style>
    <style:style style:name="TableCell1819" style:family="table-cell">
      <style:table-cell-properties fo:border="0.0138in solid #000000" style:writing-mode="lr-tb" fo:padding-top="0in" fo:padding-left="0.0069in" fo:padding-bottom="0in" fo:padding-right="0.0069in"/>
    </style:style>
    <style:style style:name="P1820" style:parent-style-name="Normal" style:family="paragraph">
      <style:paragraph-properties fo:line-height="115%" fo:margin-left="0.0833in">
        <style:tab-stops/>
      </style:paragraph-properties>
      <style:text-properties fo:language="en" fo:country="US"/>
    </style:style>
    <style:style style:name="TableRow1821" style:family="table-row">
      <style:table-row-properties style:use-optimal-row-height="false"/>
    </style:style>
    <style:style style:name="TableCell1822" style:family="table-cell">
      <style:table-cell-properties fo:border="0.0138in solid #000000" style:writing-mode="lr-tb" fo:padding-top="0in" fo:padding-left="0.0069in" fo:padding-bottom="0in" fo:padding-right="0.0069in"/>
    </style:style>
    <style:style style:name="P1823" style:parent-style-name="Normal" style:family="paragraph">
      <style:paragraph-properties fo:line-height="115%" fo:margin-left="0.0833in">
        <style:tab-stops/>
      </style:paragraph-properties>
      <style:text-properties fo:language="en" fo:country="US"/>
    </style:style>
    <style:style style:name="TableCell1824" style:family="table-cell">
      <style:table-cell-properties fo:border="0.0138in solid #000000" style:writing-mode="lr-tb" fo:padding-top="0in" fo:padding-left="0.0069in" fo:padding-bottom="0in" fo:padding-right="0.0069in"/>
    </style:style>
    <style:style style:name="P1825" style:parent-style-name="Normal" style:family="paragraph">
      <style:paragraph-properties fo:line-height="115%" fo:margin-left="0.0833in">
        <style:tab-stops/>
      </style:paragraph-properties>
    </style:style>
    <style:style style:name="T1826" style:parent-style-name="Policepardéfaut" style:family="text">
      <style:text-properties fo:language="en" fo:country="GB"/>
    </style:style>
    <style:style style:name="TableCell1827" style:family="table-cell">
      <style:table-cell-properties fo:border="0.0138in solid #000000" style:writing-mode="lr-tb" fo:padding-top="0in" fo:padding-left="0.0069in" fo:padding-bottom="0in" fo:padding-right="0.0069in"/>
    </style:style>
    <style:style style:name="P1828" style:parent-style-name="Normal" style:family="paragraph">
      <style:paragraph-properties fo:line-height="115%" fo:margin-left="0.0833in">
        <style:tab-stops/>
      </style:paragraph-properties>
      <style:text-properties fo:language="en" fo:country="US"/>
    </style:style>
    <style:style style:name="TableCell1829" style:family="table-cell">
      <style:table-cell-properties fo:border="0.0138in solid #000000" style:writing-mode="lr-tb" fo:padding-top="0in" fo:padding-left="0.0069in" fo:padding-bottom="0in" fo:padding-right="0.0069in"/>
    </style:style>
    <style:style style:name="P1830" style:parent-style-name="Normal" style:family="paragraph">
      <style:paragraph-properties fo:line-height="115%" fo:margin-left="0.0833in">
        <style:tab-stops/>
      </style:paragraph-properties>
      <style:text-properties fo:language="en" fo:country="US"/>
    </style:style>
    <style:style style:name="TableCell1831" style:family="table-cell">
      <style:table-cell-properties fo:border="0.0138in solid #000000" style:writing-mode="lr-tb" fo:padding-top="0in" fo:padding-left="0.0069in" fo:padding-bottom="0in" fo:padding-right="0.0069in"/>
    </style:style>
    <style:style style:name="P1832" style:parent-style-name="Normal" style:family="paragraph">
      <style:paragraph-properties fo:line-height="115%" fo:margin-left="0.0833in">
        <style:tab-stops/>
      </style:paragraph-properties>
    </style:style>
    <style:style style:name="TableCell1833" style:family="table-cell">
      <style:table-cell-properties fo:border="0.0138in solid #000000" style:writing-mode="lr-tb" fo:padding-top="0in" fo:padding-left="0.0069in" fo:padding-bottom="0in" fo:padding-right="0.0069in"/>
    </style:style>
    <style:style style:name="P1834" style:parent-style-name="Normal" style:family="paragraph">
      <style:paragraph-properties fo:line-height="115%" fo:margin-left="0.0833in">
        <style:tab-stops/>
      </style:paragraph-properties>
    </style:style>
    <style:style style:name="TableCell1835" style:family="table-cell">
      <style:table-cell-properties fo:border="0.0138in solid #000000" style:writing-mode="lr-tb" fo:padding-top="0in" fo:padding-left="0.0069in" fo:padding-bottom="0in" fo:padding-right="0.0069in"/>
    </style:style>
    <style:style style:name="P1836" style:parent-style-name="Normal" style:family="paragraph">
      <style:paragraph-properties fo:line-height="115%" fo:margin-left="0.0833in">
        <style:tab-stops/>
      </style:paragraph-properties>
      <style:text-properties fo:language="en" fo:country="US"/>
    </style:style>
    <style:style style:name="TableRow1837" style:family="table-row">
      <style:table-row-properties style:use-optimal-row-height="false"/>
    </style:style>
    <style:style style:name="TableCell1838" style:family="table-cell">
      <style:table-cell-properties fo:border="0.0138in solid #000000" style:writing-mode="lr-tb" fo:padding-top="0in" fo:padding-left="0.0069in" fo:padding-bottom="0in" fo:padding-right="0.0069in"/>
    </style:style>
    <style:style style:name="P1839" style:parent-style-name="Normal" style:family="paragraph">
      <style:paragraph-properties fo:line-height="115%" fo:margin-left="0.0833in">
        <style:tab-stops/>
      </style:paragraph-properties>
      <style:text-properties fo:language="en" fo:country="US"/>
    </style:style>
    <style:style style:name="TableCell1840" style:family="table-cell">
      <style:table-cell-properties fo:border="0.0138in solid #000000" style:writing-mode="lr-tb" fo:padding-top="0in" fo:padding-left="0.0069in" fo:padding-bottom="0in" fo:padding-right="0.0069in"/>
    </style:style>
    <style:style style:name="P1841" style:parent-style-name="Normal" style:family="paragraph">
      <style:paragraph-properties fo:line-height="115%" fo:margin-left="0.0833in">
        <style:tab-stops/>
      </style:paragraph-properties>
    </style:style>
    <style:style style:name="T1842" style:parent-style-name="Policepardéfaut" style:family="text">
      <style:text-properties fo:language="en" fo:country="GB"/>
    </style:style>
    <style:style style:name="T1843" style:parent-style-name="Policepardéfaut" style:family="text">
      <style:text-properties fo:language="en" fo:country="GB"/>
    </style:style>
    <style:style style:name="TableCell1844" style:family="table-cell">
      <style:table-cell-properties fo:border="0.0138in solid #000000" style:writing-mode="lr-tb" fo:padding-top="0in" fo:padding-left="0.0069in" fo:padding-bottom="0in" fo:padding-right="0.0069in"/>
    </style:style>
    <style:style style:name="P1845" style:parent-style-name="Normal" style:family="paragraph">
      <style:paragraph-properties fo:line-height="115%" fo:margin-left="0.0833in">
        <style:tab-stops/>
      </style:paragraph-properties>
      <style:text-properties fo:language="en" fo:country="US"/>
    </style:style>
    <style:style style:name="TableCell1846" style:family="table-cell">
      <style:table-cell-properties fo:border="0.0138in solid #000000" style:writing-mode="lr-tb" fo:padding-top="0in" fo:padding-left="0.0069in" fo:padding-bottom="0in" fo:padding-right="0.0069in"/>
    </style:style>
    <style:style style:name="P1847" style:parent-style-name="Normal" style:family="paragraph">
      <style:paragraph-properties fo:line-height="115%" fo:margin-left="0.0833in">
        <style:tab-stops/>
      </style:paragraph-properties>
      <style:text-properties fo:language="en" fo:country="US"/>
    </style:style>
    <style:style style:name="TableCell1848" style:family="table-cell">
      <style:table-cell-properties fo:border="0.0138in solid #000000" style:writing-mode="lr-tb" fo:padding-top="0in" fo:padding-left="0.0069in" fo:padding-bottom="0in" fo:padding-right="0.0069in"/>
    </style:style>
    <style:style style:name="P1849" style:parent-style-name="Normal" style:family="paragraph">
      <style:paragraph-properties fo:line-height="115%" fo:margin-left="0.0833in">
        <style:tab-stops/>
      </style:paragraph-properties>
    </style:style>
    <style:style style:name="TableCell1850" style:family="table-cell">
      <style:table-cell-properties fo:border="0.0138in solid #000000" style:writing-mode="lr-tb" fo:padding-top="0in" fo:padding-left="0.0069in" fo:padding-bottom="0in" fo:padding-right="0.0069in"/>
    </style:style>
    <style:style style:name="P1851" style:parent-style-name="Normal" style:family="paragraph">
      <style:paragraph-properties fo:line-height="115%" fo:margin-left="0.0833in">
        <style:tab-stops/>
      </style:paragraph-properties>
    </style:style>
    <style:style style:name="TableCell1852" style:family="table-cell">
      <style:table-cell-properties fo:border="0.0138in solid #000000" style:writing-mode="lr-tb" fo:padding-top="0in" fo:padding-left="0.0069in" fo:padding-bottom="0in" fo:padding-right="0.0069in"/>
    </style:style>
    <style:style style:name="P1853" style:parent-style-name="Normal" style:family="paragraph">
      <style:paragraph-properties fo:line-height="115%" fo:margin-left="0.0833in">
        <style:tab-stops/>
      </style:paragraph-properties>
      <style:text-properties fo:language="en" fo:country="US"/>
    </style:style>
    <style:style style:name="TableRow1854" style:family="table-row">
      <style:table-row-properties style:use-optimal-row-height="false"/>
    </style:style>
    <style:style style:name="TableCell1855" style:family="table-cell">
      <style:table-cell-properties fo:border="0.0138in solid #000000" style:writing-mode="lr-tb" fo:padding-top="0in" fo:padding-left="0.0069in" fo:padding-bottom="0in" fo:padding-right="0.0069in"/>
    </style:style>
    <style:style style:name="P1856" style:parent-style-name="Normal" style:family="paragraph">
      <style:paragraph-properties fo:line-height="115%" fo:margin-left="0.0833in">
        <style:tab-stops/>
      </style:paragraph-properties>
      <style:text-properties fo:language="en" fo:country="US"/>
    </style:style>
    <style:style style:name="TableCell1857" style:family="table-cell">
      <style:table-cell-properties fo:border="0.0138in solid #000000" style:writing-mode="lr-tb" fo:padding-top="0in" fo:padding-left="0.0069in" fo:padding-bottom="0in" fo:padding-right="0.0069in"/>
    </style:style>
    <style:style style:name="P1858" style:parent-style-name="Normal" style:family="paragraph">
      <style:paragraph-properties fo:line-height="115%" fo:margin-left="0.0833in">
        <style:tab-stops/>
      </style:paragraph-properties>
      <style:text-properties fo:language="en" fo:country="GB"/>
    </style:style>
    <style:style style:name="TableCell1859" style:family="table-cell">
      <style:table-cell-properties fo:border="0.0138in solid #000000" style:writing-mode="lr-tb" fo:padding-top="0in" fo:padding-left="0.0069in" fo:padding-bottom="0in" fo:padding-right="0.0069in"/>
    </style:style>
    <style:style style:name="P1860" style:parent-style-name="Normal" style:family="paragraph">
      <style:paragraph-properties fo:line-height="115%" fo:margin-left="0.0833in">
        <style:tab-stops/>
      </style:paragraph-properties>
      <style:text-properties fo:language="en" fo:country="US"/>
    </style:style>
    <style:style style:name="TableCell1861" style:family="table-cell">
      <style:table-cell-properties fo:border="0.0138in solid #000000" style:writing-mode="lr-tb" fo:padding-top="0in" fo:padding-left="0.0069in" fo:padding-bottom="0in" fo:padding-right="0.0069in"/>
    </style:style>
    <style:style style:name="P1862" style:parent-style-name="Normal" style:family="paragraph">
      <style:paragraph-properties fo:line-height="115%" fo:margin-left="0.0833in">
        <style:tab-stops/>
      </style:paragraph-properties>
      <style:text-properties fo:language="en" fo:country="US"/>
    </style:style>
    <style:style style:name="TableCell1863" style:family="table-cell">
      <style:table-cell-properties fo:border="0.0138in solid #000000" style:writing-mode="lr-tb" fo:padding-top="0in" fo:padding-left="0.0069in" fo:padding-bottom="0in" fo:padding-right="0.0069in"/>
    </style:style>
    <style:style style:name="P1864" style:parent-style-name="Normal" style:family="paragraph">
      <style:paragraph-properties fo:line-height="115%" fo:margin-left="0.0833in">
        <style:tab-stops/>
      </style:paragraph-properties>
    </style:style>
    <style:style style:name="TableCell1865" style:family="table-cell">
      <style:table-cell-properties fo:border="0.0138in solid #000000" style:writing-mode="lr-tb" fo:padding-top="0in" fo:padding-left="0.0069in" fo:padding-bottom="0in" fo:padding-right="0.0069in"/>
    </style:style>
    <style:style style:name="P1866" style:parent-style-name="Normal" style:family="paragraph">
      <style:paragraph-properties fo:line-height="115%" fo:margin-left="0.0833in">
        <style:tab-stops/>
      </style:paragraph-properties>
    </style:style>
    <style:style style:name="TableCell1867" style:family="table-cell">
      <style:table-cell-properties fo:border="0.0138in solid #000000" style:writing-mode="lr-tb" fo:padding-top="0in" fo:padding-left="0.0069in" fo:padding-bottom="0in" fo:padding-right="0.0069in"/>
    </style:style>
    <style:style style:name="P1868" style:parent-style-name="Normal" style:family="paragraph">
      <style:paragraph-properties fo:line-height="115%" fo:margin-left="0.0833in">
        <style:tab-stops/>
      </style:paragraph-properties>
      <style:text-properties fo:language="en" fo:country="US"/>
    </style:style>
    <style:style style:name="TableRow1869" style:family="table-row">
      <style:table-row-properties style:use-optimal-row-height="false"/>
    </style:style>
    <style:style style:name="TableCell1870" style:family="table-cell">
      <style:table-cell-properties fo:border="0.0138in solid #000000" style:writing-mode="lr-tb" fo:padding-top="0in" fo:padding-left="0.0069in" fo:padding-bottom="0in" fo:padding-right="0.0069in"/>
    </style:style>
    <style:style style:name="P1871" style:parent-style-name="Normal" style:family="paragraph">
      <style:paragraph-properties fo:line-height="115%" fo:margin-left="0.0833in">
        <style:tab-stops/>
      </style:paragraph-properties>
      <style:text-properties fo:language="en" fo:country="US"/>
    </style:style>
    <style:style style:name="TableCell1872" style:family="table-cell">
      <style:table-cell-properties fo:border="0.0138in solid #000000" style:writing-mode="lr-tb" fo:padding-top="0in" fo:padding-left="0.0069in" fo:padding-bottom="0in" fo:padding-right="0.0069in"/>
    </style:style>
    <style:style style:name="P1873" style:parent-style-name="Normal" style:family="paragraph">
      <style:paragraph-properties fo:line-height="115%" fo:margin-left="0.0833in">
        <style:tab-stops/>
      </style:paragraph-properties>
    </style:style>
    <style:style style:name="T1874" style:parent-style-name="Policepardéfaut" style:family="text">
      <style:text-properties fo:language="en" fo:country="GB"/>
    </style:style>
    <style:style style:name="TableCell1875" style:family="table-cell">
      <style:table-cell-properties fo:border="0.0138in solid #000000" style:writing-mode="lr-tb" fo:padding-top="0in" fo:padding-left="0.0069in" fo:padding-bottom="0in" fo:padding-right="0.0069in"/>
    </style:style>
    <style:style style:name="P1876" style:parent-style-name="Normal" style:family="paragraph">
      <style:paragraph-properties fo:line-height="115%" fo:margin-left="0.0833in">
        <style:tab-stops/>
      </style:paragraph-properties>
      <style:text-properties fo:language="en" fo:country="US"/>
    </style:style>
    <style:style style:name="TableCell1877" style:family="table-cell">
      <style:table-cell-properties fo:border="0.0138in solid #000000" style:writing-mode="lr-tb" fo:padding-top="0in" fo:padding-left="0.0069in" fo:padding-bottom="0in" fo:padding-right="0.0069in"/>
    </style:style>
    <style:style style:name="P1878" style:parent-style-name="Normal" style:family="paragraph">
      <style:paragraph-properties fo:line-height="115%" fo:margin-left="0.0833in">
        <style:tab-stops/>
      </style:paragraph-properties>
      <style:text-properties fo:language="en" fo:country="US"/>
    </style:style>
    <style:style style:name="TableCell1879" style:family="table-cell">
      <style:table-cell-properties fo:border="0.0138in solid #000000" style:writing-mode="lr-tb" fo:padding-top="0in" fo:padding-left="0.0069in" fo:padding-bottom="0in" fo:padding-right="0.0069in"/>
    </style:style>
    <style:style style:name="P1880" style:parent-style-name="Normal" style:family="paragraph">
      <style:paragraph-properties fo:line-height="115%" fo:margin-left="0.0833in">
        <style:tab-stops/>
      </style:paragraph-properties>
    </style:style>
    <style:style style:name="TableCell1881" style:family="table-cell">
      <style:table-cell-properties fo:border="0.0138in solid #000000" style:writing-mode="lr-tb" fo:padding-top="0in" fo:padding-left="0.0069in" fo:padding-bottom="0in" fo:padding-right="0.0069in"/>
    </style:style>
    <style:style style:name="P1882" style:parent-style-name="Normal" style:family="paragraph">
      <style:paragraph-properties fo:line-height="115%" fo:margin-left="0.0833in">
        <style:tab-stops/>
      </style:paragraph-properties>
    </style:style>
    <style:style style:name="TableCell1883" style:family="table-cell">
      <style:table-cell-properties fo:border="0.0138in solid #000000" style:writing-mode="lr-tb" fo:padding-top="0in" fo:padding-left="0.0069in" fo:padding-bottom="0in" fo:padding-right="0.0069in"/>
    </style:style>
    <style:style style:name="P1884" style:parent-style-name="Normal" style:family="paragraph">
      <style:paragraph-properties fo:line-height="115%" fo:margin-left="0.0833in">
        <style:tab-stops/>
      </style:paragraph-properties>
      <style:text-properties fo:language="en" fo:country="US"/>
    </style:style>
    <style:style style:name="TableRow1885" style:family="table-row">
      <style:table-row-properties style:use-optimal-row-height="false"/>
    </style:style>
    <style:style style:name="TableCell1886" style:family="table-cell">
      <style:table-cell-properties fo:border="0.0138in solid #000000" style:writing-mode="lr-tb" fo:padding-top="0in" fo:padding-left="0.0069in" fo:padding-bottom="0in" fo:padding-right="0.0069in"/>
    </style:style>
    <style:style style:name="P1887" style:parent-style-name="Normal" style:family="paragraph">
      <style:paragraph-properties fo:line-height="115%" fo:margin-left="0.0833in">
        <style:tab-stops/>
      </style:paragraph-properties>
      <style:text-properties fo:language="en" fo:country="US"/>
    </style:style>
    <style:style style:name="TableCell1888" style:family="table-cell">
      <style:table-cell-properties fo:border="0.0138in solid #000000" style:writing-mode="lr-tb" fo:padding-top="0in" fo:padding-left="0.0069in" fo:padding-bottom="0in" fo:padding-right="0.0069in"/>
    </style:style>
    <style:style style:name="P1889" style:parent-style-name="Normal" style:family="paragraph">
      <style:paragraph-properties fo:line-height="115%" fo:margin-left="0.0833in">
        <style:tab-stops/>
      </style:paragraph-properties>
      <style:text-properties fo:language="en" fo:country="GB"/>
    </style:style>
    <style:style style:name="TableCell1890" style:family="table-cell">
      <style:table-cell-properties fo:border="0.0138in solid #000000" style:writing-mode="lr-tb" fo:padding-top="0in" fo:padding-left="0.0069in" fo:padding-bottom="0in" fo:padding-right="0.0069in"/>
    </style:style>
    <style:style style:name="P1891" style:parent-style-name="Normal" style:family="paragraph">
      <style:paragraph-properties fo:line-height="115%" fo:margin-left="0.0833in">
        <style:tab-stops/>
      </style:paragraph-properties>
      <style:text-properties fo:language="en" fo:country="US"/>
    </style:style>
    <style:style style:name="TableCell1892" style:family="table-cell">
      <style:table-cell-properties fo:border="0.0138in solid #000000" style:writing-mode="lr-tb" fo:padding-top="0in" fo:padding-left="0.0069in" fo:padding-bottom="0in" fo:padding-right="0.0069in"/>
    </style:style>
    <style:style style:name="P1893" style:parent-style-name="Normal" style:family="paragraph">
      <style:paragraph-properties fo:line-height="115%" fo:margin-left="0.0833in">
        <style:tab-stops/>
      </style:paragraph-properties>
      <style:text-properties fo:language="en" fo:country="US"/>
    </style:style>
    <style:style style:name="TableCell1894" style:family="table-cell">
      <style:table-cell-properties fo:border="0.0138in solid #000000" style:writing-mode="lr-tb" fo:padding-top="0in" fo:padding-left="0.0069in" fo:padding-bottom="0in" fo:padding-right="0.0069in"/>
    </style:style>
    <style:style style:name="P1895" style:parent-style-name="Normal" style:family="paragraph">
      <style:paragraph-properties fo:line-height="115%" fo:margin-left="0.0833in">
        <style:tab-stops/>
      </style:paragraph-properties>
    </style:style>
    <style:style style:name="TableCell1896" style:family="table-cell">
      <style:table-cell-properties fo:border="0.0138in solid #000000" style:writing-mode="lr-tb" fo:padding-top="0in" fo:padding-left="0.0069in" fo:padding-bottom="0in" fo:padding-right="0.0069in"/>
    </style:style>
    <style:style style:name="P1897" style:parent-style-name="Normal" style:family="paragraph">
      <style:paragraph-properties fo:line-height="115%" fo:margin-left="0.0833in">
        <style:tab-stops/>
      </style:paragraph-properties>
    </style:style>
    <style:style style:name="TableCell1898" style:family="table-cell">
      <style:table-cell-properties fo:border="0.0138in solid #000000" style:writing-mode="lr-tb" fo:padding-top="0in" fo:padding-left="0.0069in" fo:padding-bottom="0in" fo:padding-right="0.0069in"/>
    </style:style>
    <style:style style:name="P1899" style:parent-style-name="Normal" style:family="paragraph">
      <style:paragraph-properties fo:line-height="115%" fo:margin-left="0.0833in">
        <style:tab-stops/>
      </style:paragraph-properties>
      <style:text-properties fo:language="en" fo:country="US"/>
    </style:style>
    <style:style style:name="TableRow1900" style:family="table-row">
      <style:table-row-properties style:use-optimal-row-height="false"/>
    </style:style>
    <style:style style:name="TableCell1901" style:family="table-cell">
      <style:table-cell-properties fo:border="0.0138in solid #000000" style:writing-mode="lr-tb" fo:padding-top="0in" fo:padding-left="0.0069in" fo:padding-bottom="0in" fo:padding-right="0.0069in"/>
    </style:style>
    <style:style style:name="P1902" style:parent-style-name="Normal" style:family="paragraph">
      <style:paragraph-properties fo:line-height="115%" fo:margin-left="0.0833in">
        <style:tab-stops/>
      </style:paragraph-properties>
      <style:text-properties fo:language="en" fo:country="US"/>
    </style:style>
    <style:style style:name="TableCell1903" style:family="table-cell">
      <style:table-cell-properties fo:border="0.0138in solid #000000" style:writing-mode="lr-tb" fo:padding-top="0in" fo:padding-left="0.0069in" fo:padding-bottom="0in" fo:padding-right="0.0069in"/>
    </style:style>
    <style:style style:name="P1904" style:parent-style-name="Normal" style:family="paragraph">
      <style:paragraph-properties fo:line-height="115%" fo:margin-left="0.0833in">
        <style:tab-stops/>
      </style:paragraph-properties>
      <style:text-properties fo:language="en" fo:country="GB"/>
    </style:style>
    <style:style style:name="TableCell1905" style:family="table-cell">
      <style:table-cell-properties fo:border="0.0138in solid #000000" style:writing-mode="lr-tb" fo:padding-top="0in" fo:padding-left="0.0069in" fo:padding-bottom="0in" fo:padding-right="0.0069in"/>
    </style:style>
    <style:style style:name="P1906" style:parent-style-name="Normal" style:family="paragraph">
      <style:paragraph-properties fo:line-height="115%" fo:margin-left="0.0833in">
        <style:tab-stops/>
      </style:paragraph-properties>
      <style:text-properties fo:language="en" fo:country="US"/>
    </style:style>
    <style:style style:name="TableCell1907" style:family="table-cell">
      <style:table-cell-properties fo:border="0.0138in solid #000000" style:writing-mode="lr-tb" fo:padding-top="0in" fo:padding-left="0.0069in" fo:padding-bottom="0in" fo:padding-right="0.0069in"/>
    </style:style>
    <style:style style:name="P1908" style:parent-style-name="Normal" style:family="paragraph">
      <style:paragraph-properties fo:line-height="115%" fo:margin-left="0.0833in">
        <style:tab-stops/>
      </style:paragraph-properties>
      <style:text-properties fo:language="en" fo:country="US"/>
    </style:style>
    <style:style style:name="TableCell1909" style:family="table-cell">
      <style:table-cell-properties fo:border="0.0138in solid #000000" style:writing-mode="lr-tb" fo:padding-top="0in" fo:padding-left="0.0069in" fo:padding-bottom="0in" fo:padding-right="0.0069in"/>
    </style:style>
    <style:style style:name="P1910" style:parent-style-name="Normal" style:family="paragraph">
      <style:paragraph-properties fo:line-height="115%" fo:margin-left="0.0833in">
        <style:tab-stops/>
      </style:paragraph-properties>
    </style:style>
    <style:style style:name="TableCell1911" style:family="table-cell">
      <style:table-cell-properties fo:border="0.0138in solid #000000" style:writing-mode="lr-tb" fo:padding-top="0in" fo:padding-left="0.0069in" fo:padding-bottom="0in" fo:padding-right="0.0069in"/>
    </style:style>
    <style:style style:name="P1912" style:parent-style-name="Normal" style:family="paragraph">
      <style:paragraph-properties fo:line-height="115%" fo:margin-left="0.0833in">
        <style:tab-stops/>
      </style:paragraph-properties>
    </style:style>
    <style:style style:name="TableCell1913" style:family="table-cell">
      <style:table-cell-properties fo:border="0.0138in solid #000000" style:writing-mode="lr-tb" fo:padding-top="0in" fo:padding-left="0.0069in" fo:padding-bottom="0in" fo:padding-right="0.0069in"/>
    </style:style>
    <style:style style:name="P1914" style:parent-style-name="Normal" style:family="paragraph">
      <style:paragraph-properties fo:line-height="115%" fo:margin-left="0.0833in">
        <style:tab-stops/>
      </style:paragraph-properties>
      <style:text-properties fo:language="en" fo:country="US"/>
    </style:style>
    <style:style style:name="TableRow1915" style:family="table-row">
      <style:table-row-properties style:use-optimal-row-height="false"/>
    </style:style>
    <style:style style:name="TableCell1916" style:family="table-cell">
      <style:table-cell-properties fo:border="0.0138in solid #000000" style:writing-mode="lr-tb" fo:padding-top="0in" fo:padding-left="0.0069in" fo:padding-bottom="0in" fo:padding-right="0.0069in"/>
    </style:style>
    <style:style style:name="P1917" style:parent-style-name="Normal" style:family="paragraph">
      <style:paragraph-properties fo:line-height="115%" fo:margin-left="0.0833in">
        <style:tab-stops/>
      </style:paragraph-properties>
      <style:text-properties fo:language="en" fo:country="US"/>
    </style:style>
    <style:style style:name="TableCell1918" style:family="table-cell">
      <style:table-cell-properties fo:border="0.0138in solid #000000" style:writing-mode="lr-tb" fo:padding-top="0in" fo:padding-left="0.0069in" fo:padding-bottom="0in" fo:padding-right="0.0069in"/>
    </style:style>
    <style:style style:name="P1919" style:parent-style-name="Normal" style:family="paragraph">
      <style:paragraph-properties fo:line-height="115%" fo:margin-left="0.0833in">
        <style:tab-stops/>
      </style:paragraph-properties>
      <style:text-properties fo:language="en" fo:country="GB"/>
    </style:style>
    <style:style style:name="TableCell1920" style:family="table-cell">
      <style:table-cell-properties fo:border="0.0138in solid #000000" style:writing-mode="lr-tb" fo:padding-top="0in" fo:padding-left="0.0069in" fo:padding-bottom="0in" fo:padding-right="0.0069in"/>
    </style:style>
    <style:style style:name="P1921" style:parent-style-name="Normal" style:family="paragraph">
      <style:paragraph-properties fo:line-height="115%" fo:margin-left="0.0833in">
        <style:tab-stops/>
      </style:paragraph-properties>
      <style:text-properties fo:language="en" fo:country="US"/>
    </style:style>
    <style:style style:name="TableCell1922" style:family="table-cell">
      <style:table-cell-properties fo:border="0.0138in solid #000000" style:writing-mode="lr-tb" fo:padding-top="0in" fo:padding-left="0.0069in" fo:padding-bottom="0in" fo:padding-right="0.0069in"/>
    </style:style>
    <style:style style:name="P1923" style:parent-style-name="Normal" style:family="paragraph">
      <style:paragraph-properties fo:line-height="115%" fo:margin-left="0.0833in">
        <style:tab-stops/>
      </style:paragraph-properties>
      <style:text-properties fo:language="en" fo:country="US"/>
    </style:style>
    <style:style style:name="TableCell1924" style:family="table-cell">
      <style:table-cell-properties fo:border="0.0138in solid #000000" style:writing-mode="lr-tb" fo:padding-top="0in" fo:padding-left="0.0069in" fo:padding-bottom="0in" fo:padding-right="0.0069in"/>
    </style:style>
    <style:style style:name="P1925" style:parent-style-name="Normal" style:family="paragraph">
      <style:paragraph-properties fo:line-height="115%" fo:margin-left="0.0833in">
        <style:tab-stops/>
      </style:paragraph-properties>
    </style:style>
    <style:style style:name="TableCell1926" style:family="table-cell">
      <style:table-cell-properties fo:border="0.0138in solid #000000" style:writing-mode="lr-tb" fo:padding-top="0in" fo:padding-left="0.0069in" fo:padding-bottom="0in" fo:padding-right="0.0069in"/>
    </style:style>
    <style:style style:name="P1927" style:parent-style-name="Normal" style:family="paragraph">
      <style:paragraph-properties fo:line-height="115%" fo:margin-left="0.0833in">
        <style:tab-stops/>
      </style:paragraph-properties>
    </style:style>
    <style:style style:name="TableCell1928" style:family="table-cell">
      <style:table-cell-properties fo:border="0.0138in solid #000000" style:writing-mode="lr-tb" fo:padding-top="0in" fo:padding-left="0.0069in" fo:padding-bottom="0in" fo:padding-right="0.0069in"/>
    </style:style>
    <style:style style:name="P1929" style:parent-style-name="Normal" style:family="paragraph">
      <style:paragraph-properties fo:line-height="115%" fo:margin-left="0.0833in">
        <style:tab-stops/>
      </style:paragraph-properties>
      <style:text-properties fo:language="en" fo:country="US"/>
    </style:style>
    <style:style style:name="TableRow1930" style:family="table-row">
      <style:table-row-properties style:use-optimal-row-height="false"/>
    </style:style>
    <style:style style:name="TableCell1931" style:family="table-cell">
      <style:table-cell-properties fo:border="0.0138in solid #000000" style:writing-mode="lr-tb" fo:padding-top="0in" fo:padding-left="0.0069in" fo:padding-bottom="0in" fo:padding-right="0.0069in"/>
    </style:style>
    <style:style style:name="P1932" style:parent-style-name="Normal" style:family="paragraph">
      <style:paragraph-properties fo:line-height="115%" fo:margin-left="0.0833in">
        <style:tab-stops/>
      </style:paragraph-properties>
      <style:text-properties fo:language="en" fo:country="US"/>
    </style:style>
    <style:style style:name="TableCell1933" style:family="table-cell">
      <style:table-cell-properties fo:border="0.0138in solid #000000" style:writing-mode="lr-tb" fo:padding-top="0in" fo:padding-left="0.0069in" fo:padding-bottom="0in" fo:padding-right="0.0069in"/>
    </style:style>
    <style:style style:name="P1934" style:parent-style-name="Normal" style:family="paragraph">
      <style:paragraph-properties fo:line-height="115%" fo:margin-left="0.0833in">
        <style:tab-stops/>
      </style:paragraph-properties>
      <style:text-properties fo:language="en" fo:country="GB"/>
    </style:style>
    <style:style style:name="TableCell1935" style:family="table-cell">
      <style:table-cell-properties fo:border="0.0138in solid #000000" style:writing-mode="lr-tb" fo:padding-top="0in" fo:padding-left="0.0069in" fo:padding-bottom="0in" fo:padding-right="0.0069in"/>
    </style:style>
    <style:style style:name="P1936" style:parent-style-name="Normal" style:family="paragraph">
      <style:paragraph-properties fo:line-height="115%" fo:margin-left="0.0833in">
        <style:tab-stops/>
      </style:paragraph-properties>
      <style:text-properties fo:language="en" fo:country="GB"/>
    </style:style>
    <style:style style:name="TableCell1937" style:family="table-cell">
      <style:table-cell-properties fo:border="0.0138in solid #000000" style:writing-mode="lr-tb" fo:padding-top="0in" fo:padding-left="0.0069in" fo:padding-bottom="0in" fo:padding-right="0.0069in"/>
    </style:style>
    <style:style style:name="P1938" style:parent-style-name="Normal" style:family="paragraph">
      <style:paragraph-properties fo:line-height="115%" fo:margin-left="0.0833in">
        <style:tab-stops/>
      </style:paragraph-properties>
      <style:text-properties fo:language="en" fo:country="US"/>
    </style:style>
    <style:style style:name="TableCell1939" style:family="table-cell">
      <style:table-cell-properties fo:border="0.0138in solid #000000" style:writing-mode="lr-tb" fo:padding-top="0in" fo:padding-left="0.0069in" fo:padding-bottom="0in" fo:padding-right="0.0069in"/>
    </style:style>
    <style:style style:name="P1940" style:parent-style-name="Normal" style:family="paragraph">
      <style:paragraph-properties fo:line-height="115%" fo:margin-left="0.0833in">
        <style:tab-stops/>
      </style:paragraph-properties>
    </style:style>
    <style:style style:name="TableCell1941" style:family="table-cell">
      <style:table-cell-properties fo:border="0.0138in solid #000000" style:writing-mode="lr-tb" fo:padding-top="0in" fo:padding-left="0.0069in" fo:padding-bottom="0in" fo:padding-right="0.0069in"/>
    </style:style>
    <style:style style:name="P1942" style:parent-style-name="Normal" style:family="paragraph">
      <style:paragraph-properties fo:line-height="115%" fo:margin-left="0.0833in">
        <style:tab-stops/>
      </style:paragraph-properties>
    </style:style>
    <style:style style:name="TableCell1943" style:family="table-cell">
      <style:table-cell-properties fo:border="0.0138in solid #000000" style:writing-mode="lr-tb" fo:padding-top="0in" fo:padding-left="0.0069in" fo:padding-bottom="0in" fo:padding-right="0.0069in"/>
    </style:style>
    <style:style style:name="P1944" style:parent-style-name="Normal" style:family="paragraph">
      <style:paragraph-properties fo:line-height="115%" fo:margin-left="0.0833in">
        <style:tab-stops/>
      </style:paragraph-properties>
      <style:text-properties fo:language="en" fo:country="US"/>
    </style:style>
    <style:style style:name="TableRow1945" style:family="table-row">
      <style:table-row-properties style:min-row-height="0.4145in" style:use-optimal-row-height="false"/>
    </style:style>
    <style:style style:name="TableCell1946" style:family="table-cell">
      <style:table-cell-properties fo:border="0.0138in solid #000000" style:writing-mode="lr-tb" fo:padding-top="0in" fo:padding-left="0.0069in" fo:padding-bottom="0in" fo:padding-right="0.0069in"/>
    </style:style>
    <style:style style:name="P1947" style:parent-style-name="Normal" style:family="paragraph">
      <style:paragraph-properties fo:line-height="115%" fo:margin-left="0.0833in">
        <style:tab-stops/>
      </style:paragraph-properties>
      <style:text-properties fo:language="en" fo:country="US"/>
    </style:style>
    <style:style style:name="TableCell1948" style:family="table-cell">
      <style:table-cell-properties fo:border="0.0138in solid #000000" style:writing-mode="lr-tb" fo:padding-top="0in" fo:padding-left="0.0069in" fo:padding-bottom="0in" fo:padding-right="0.0069in"/>
    </style:style>
    <style:style style:name="P1949" style:parent-style-name="Normal" style:family="paragraph">
      <style:paragraph-properties fo:line-height="115%" fo:margin-left="0.0833in">
        <style:tab-stops/>
      </style:paragraph-properties>
      <style:text-properties fo:language="en" fo:country="GB"/>
    </style:style>
    <style:style style:name="TableCell1950" style:family="table-cell">
      <style:table-cell-properties fo:border="0.0138in solid #000000" style:writing-mode="lr-tb" fo:padding-top="0in" fo:padding-left="0.0069in" fo:padding-bottom="0in" fo:padding-right="0.0069in"/>
    </style:style>
    <style:style style:name="P1951" style:parent-style-name="Normal" style:family="paragraph">
      <style:paragraph-properties fo:line-height="115%" fo:margin-left="0.0833in">
        <style:tab-stops/>
      </style:paragraph-properties>
      <style:text-properties fo:language="en" fo:country="GB"/>
    </style:style>
    <style:style style:name="TableCell1952" style:family="table-cell">
      <style:table-cell-properties fo:border="0.0138in solid #000000" style:writing-mode="lr-tb" fo:padding-top="0in" fo:padding-left="0.0069in" fo:padding-bottom="0in" fo:padding-right="0.0069in"/>
    </style:style>
    <style:style style:name="P1953" style:parent-style-name="Normal" style:family="paragraph">
      <style:paragraph-properties fo:line-height="115%" fo:margin-left="0.0833in">
        <style:tab-stops/>
      </style:paragraph-properties>
      <style:text-properties fo:language="en" fo:country="US"/>
    </style:style>
    <style:style style:name="TableCell1954" style:family="table-cell">
      <style:table-cell-properties fo:border="0.0138in solid #000000" style:writing-mode="lr-tb" fo:padding-top="0in" fo:padding-left="0.0069in" fo:padding-bottom="0in" fo:padding-right="0.0069in"/>
    </style:style>
    <style:style style:name="P1955" style:parent-style-name="Normal" style:family="paragraph">
      <style:paragraph-properties fo:line-height="115%" fo:margin-left="0.0833in">
        <style:tab-stops/>
      </style:paragraph-properties>
    </style:style>
    <style:style style:name="TableCell1956" style:family="table-cell">
      <style:table-cell-properties fo:border="0.0138in solid #000000" style:writing-mode="lr-tb" fo:padding-top="0in" fo:padding-left="0.0069in" fo:padding-bottom="0in" fo:padding-right="0.0069in"/>
    </style:style>
    <style:style style:name="P1957" style:parent-style-name="Normal" style:family="paragraph">
      <style:paragraph-properties fo:line-height="115%" fo:margin-left="0.0833in">
        <style:tab-stops/>
      </style:paragraph-properties>
    </style:style>
    <style:style style:name="TableCell1958" style:family="table-cell">
      <style:table-cell-properties fo:border="0.0138in solid #000000" style:writing-mode="lr-tb" fo:padding-top="0in" fo:padding-left="0.0069in" fo:padding-bottom="0in" fo:padding-right="0.0069in"/>
    </style:style>
    <style:style style:name="P1959" style:parent-style-name="Normal" style:family="paragraph">
      <style:paragraph-properties fo:line-height="115%" fo:margin-left="0.0833in">
        <style:tab-stops/>
      </style:paragraph-properties>
      <style:text-properties fo:language="en" fo:country="US"/>
    </style:style>
    <style:style style:name="TableRow1960" style:family="table-row">
      <style:table-row-properties style:use-optimal-row-height="false"/>
    </style:style>
    <style:style style:name="TableCell1961" style:family="table-cell">
      <style:table-cell-properties fo:border="0.0138in solid #000000" style:writing-mode="lr-tb" fo:padding-top="0in" fo:padding-left="0.0069in" fo:padding-bottom="0in" fo:padding-right="0.0069in"/>
    </style:style>
    <style:style style:name="P1962" style:parent-style-name="Normal" style:family="paragraph">
      <style:paragraph-properties fo:line-height="115%" fo:margin-left="0.0833in">
        <style:tab-stops/>
      </style:paragraph-properties>
      <style:text-properties fo:language="en" fo:country="US"/>
    </style:style>
    <style:style style:name="TableCell1963" style:family="table-cell">
      <style:table-cell-properties fo:border="0.0138in solid #000000" style:writing-mode="lr-tb" fo:padding-top="0in" fo:padding-left="0.0069in" fo:padding-bottom="0in" fo:padding-right="0.0069in"/>
    </style:style>
    <style:style style:name="P1964" style:parent-style-name="Normal" style:family="paragraph">
      <style:paragraph-properties fo:line-height="115%" fo:margin-left="0.0833in">
        <style:tab-stops/>
      </style:paragraph-properties>
      <style:text-properties fo:language="en" fo:country="US"/>
    </style:style>
    <style:style style:name="TableCell1965" style:family="table-cell">
      <style:table-cell-properties fo:border="0.0138in solid #000000" style:writing-mode="lr-tb" fo:padding-top="0in" fo:padding-left="0.0069in" fo:padding-bottom="0in" fo:padding-right="0.0069in"/>
    </style:style>
    <style:style style:name="P1966" style:parent-style-name="Normal" style:family="paragraph">
      <style:paragraph-properties fo:line-height="115%" fo:margin-left="0.0833in">
        <style:tab-stops/>
      </style:paragraph-properties>
      <style:text-properties fo:language="en" fo:country="US"/>
    </style:style>
    <style:style style:name="TableCell1967" style:family="table-cell">
      <style:table-cell-properties fo:border="0.0138in solid #000000" style:writing-mode="lr-tb" fo:padding-top="0in" fo:padding-left="0.0069in" fo:padding-bottom="0in" fo:padding-right="0.0069in"/>
    </style:style>
    <style:style style:name="P1968" style:parent-style-name="Normal" style:family="paragraph">
      <style:paragraph-properties fo:line-height="115%" fo:margin-left="0.0833in">
        <style:tab-stops/>
      </style:paragraph-properties>
      <style:text-properties fo:language="en" fo:country="US"/>
    </style:style>
    <style:style style:name="TableCell1969" style:family="table-cell">
      <style:table-cell-properties fo:border="0.0138in solid #000000" style:writing-mode="lr-tb" fo:padding-top="0in" fo:padding-left="0.0069in" fo:padding-bottom="0in" fo:padding-right="0.0069in"/>
    </style:style>
    <style:style style:name="P1970" style:parent-style-name="Normal" style:family="paragraph">
      <style:paragraph-properties fo:line-height="115%" fo:margin-left="0.0833in">
        <style:tab-stops/>
      </style:paragraph-properties>
      <style:text-properties fo:language="en" fo:country="US"/>
    </style:style>
    <style:style style:name="TableCell1971" style:family="table-cell">
      <style:table-cell-properties fo:border="0.0138in solid #000000" style:writing-mode="lr-tb" fo:padding-top="0in" fo:padding-left="0.0069in" fo:padding-bottom="0in" fo:padding-right="0.0069in"/>
    </style:style>
    <style:style style:name="P1972" style:parent-style-name="Normal" style:family="paragraph">
      <style:paragraph-properties fo:line-height="115%" fo:margin-left="0.0833in">
        <style:tab-stops/>
      </style:paragraph-properties>
      <style:text-properties fo:language="en" fo:country="US"/>
    </style:style>
    <style:style style:name="TableCell1973" style:family="table-cell">
      <style:table-cell-properties fo:border="0.0138in solid #000000" style:writing-mode="lr-tb" fo:padding-top="0in" fo:padding-left="0.0069in" fo:padding-bottom="0in" fo:padding-right="0.0069in"/>
    </style:style>
    <style:style style:name="P1974" style:parent-style-name="Normal" style:family="paragraph">
      <style:paragraph-properties fo:line-height="115%" fo:margin-left="0.0833in">
        <style:tab-stops/>
      </style:paragraph-properties>
      <style:text-properties fo:language="en" fo:country="US"/>
    </style:style>
    <style:style style:name="TableRow1975" style:family="table-row">
      <style:table-row-properties style:use-optimal-row-height="false"/>
    </style:style>
    <style:style style:name="TableCell1976" style:family="table-cell">
      <style:table-cell-properties fo:border="0.0138in solid #000000" style:writing-mode="lr-tb" fo:padding-top="0in" fo:padding-left="0.0069in" fo:padding-bottom="0in" fo:padding-right="0.0069in"/>
    </style:style>
    <style:style style:name="P1977" style:parent-style-name="Normal" style:family="paragraph">
      <style:paragraph-properties fo:line-height="115%" fo:margin-left="0.0833in">
        <style:tab-stops/>
      </style:paragraph-properties>
      <style:text-properties fo:language="en" fo:country="US"/>
    </style:style>
    <style:style style:name="TableCell1978" style:family="table-cell">
      <style:table-cell-properties fo:border="0.0138in solid #000000" style:writing-mode="lr-tb" fo:padding-top="0in" fo:padding-left="0.0069in" fo:padding-bottom="0in" fo:padding-right="0.0069in"/>
    </style:style>
    <style:style style:name="P1979" style:parent-style-name="Normal" style:family="paragraph">
      <style:paragraph-properties fo:line-height="115%" fo:margin-left="0.0833in">
        <style:tab-stops/>
      </style:paragraph-properties>
      <style:text-properties fo:language="en" fo:country="US"/>
    </style:style>
    <style:style style:name="TableCell1980" style:family="table-cell">
      <style:table-cell-properties fo:border="0.0138in solid #000000" style:writing-mode="lr-tb" fo:padding-top="0in" fo:padding-left="0.0069in" fo:padding-bottom="0in" fo:padding-right="0.0069in"/>
    </style:style>
    <style:style style:name="P1981" style:parent-style-name="Normal" style:family="paragraph">
      <style:paragraph-properties fo:line-height="115%" fo:margin-left="0.0833in">
        <style:tab-stops/>
      </style:paragraph-properties>
      <style:text-properties fo:language="en" fo:country="US"/>
    </style:style>
    <style:style style:name="TableCell1982" style:family="table-cell">
      <style:table-cell-properties fo:border="0.0138in solid #000000" style:writing-mode="lr-tb" fo:padding-top="0in" fo:padding-left="0.0069in" fo:padding-bottom="0in" fo:padding-right="0.0069in"/>
    </style:style>
    <style:style style:name="P1983" style:parent-style-name="Normal" style:family="paragraph">
      <style:paragraph-properties fo:line-height="115%" fo:margin-left="0.0833in">
        <style:tab-stops/>
      </style:paragraph-properties>
      <style:text-properties fo:language="en" fo:country="US"/>
    </style:style>
    <style:style style:name="TableCell1984" style:family="table-cell">
      <style:table-cell-properties fo:border="0.0138in solid #000000" style:writing-mode="lr-tb" fo:padding-top="0in" fo:padding-left="0.0069in" fo:padding-bottom="0in" fo:padding-right="0.0069in"/>
    </style:style>
    <style:style style:name="P1985" style:parent-style-name="Normal" style:family="paragraph">
      <style:paragraph-properties fo:line-height="115%" fo:margin-left="0.0833in">
        <style:tab-stops/>
      </style:paragraph-properties>
      <style:text-properties fo:language="en" fo:country="US"/>
    </style:style>
    <style:style style:name="TableCell1986" style:family="table-cell">
      <style:table-cell-properties fo:border="0.0138in solid #000000" style:writing-mode="lr-tb" fo:padding-top="0in" fo:padding-left="0.0069in" fo:padding-bottom="0in" fo:padding-right="0.0069in"/>
    </style:style>
    <style:style style:name="P1987" style:parent-style-name="Normal" style:family="paragraph">
      <style:paragraph-properties fo:line-height="115%" fo:margin-left="0.0833in">
        <style:tab-stops/>
      </style:paragraph-properties>
      <style:text-properties fo:language="en" fo:country="US"/>
    </style:style>
    <style:style style:name="TableCell1988" style:family="table-cell">
      <style:table-cell-properties fo:border="0.0138in solid #000000" style:writing-mode="lr-tb" fo:padding-top="0in" fo:padding-left="0.0069in" fo:padding-bottom="0in" fo:padding-right="0.0069in"/>
    </style:style>
    <style:style style:name="P1989" style:parent-style-name="Normal" style:family="paragraph">
      <style:paragraph-properties fo:line-height="115%" fo:margin-left="0.0833in">
        <style:tab-stops/>
      </style:paragraph-properties>
      <style:text-properties fo:language="en" fo:country="US"/>
    </style:style>
    <style:style style:name="TableRow1990" style:family="table-row">
      <style:table-row-properties style:use-optimal-row-height="false"/>
    </style:style>
    <style:style style:name="TableCell1991" style:family="table-cell">
      <style:table-cell-properties fo:border="0.0138in solid #000000" style:writing-mode="lr-tb" fo:padding-top="0in" fo:padding-left="0.0069in" fo:padding-bottom="0in" fo:padding-right="0.0069in"/>
    </style:style>
    <style:style style:name="P1992" style:parent-style-name="Normal" style:family="paragraph">
      <style:paragraph-properties fo:line-height="115%" fo:margin-left="0.0833in">
        <style:tab-stops/>
      </style:paragraph-properties>
      <style:text-properties fo:language="en" fo:country="US"/>
    </style:style>
    <style:style style:name="TableCell1993" style:family="table-cell">
      <style:table-cell-properties fo:border="0.0138in solid #000000" style:writing-mode="lr-tb" fo:padding-top="0in" fo:padding-left="0.0069in" fo:padding-bottom="0in" fo:padding-right="0.0069in"/>
    </style:style>
    <style:style style:name="P1994" style:parent-style-name="Normal" style:family="paragraph">
      <style:paragraph-properties fo:line-height="115%" fo:margin-left="0.0833in">
        <style:tab-stops/>
      </style:paragraph-properties>
      <style:text-properties fo:language="en" fo:country="US"/>
    </style:style>
    <style:style style:name="TableCell1995" style:family="table-cell">
      <style:table-cell-properties fo:border="0.0138in solid #000000" style:writing-mode="lr-tb" fo:padding-top="0in" fo:padding-left="0.0069in" fo:padding-bottom="0in" fo:padding-right="0.0069in"/>
    </style:style>
    <style:style style:name="P1996" style:parent-style-name="Normal" style:family="paragraph">
      <style:paragraph-properties fo:line-height="115%" fo:margin-left="0.0833in">
        <style:tab-stops/>
      </style:paragraph-properties>
      <style:text-properties fo:language="en" fo:country="US"/>
    </style:style>
    <style:style style:name="TableCell1997" style:family="table-cell">
      <style:table-cell-properties fo:border="0.0138in solid #000000" style:writing-mode="lr-tb" fo:padding-top="0in" fo:padding-left="0.0069in" fo:padding-bottom="0in" fo:padding-right="0.0069in"/>
    </style:style>
    <style:style style:name="P1998" style:parent-style-name="Normal" style:family="paragraph">
      <style:paragraph-properties fo:line-height="115%" fo:margin-left="0.0833in">
        <style:tab-stops/>
      </style:paragraph-properties>
      <style:text-properties fo:language="en" fo:country="US"/>
    </style:style>
    <style:style style:name="TableCell1999" style:family="table-cell">
      <style:table-cell-properties fo:border="0.0138in solid #000000" style:writing-mode="lr-tb" fo:padding-top="0in" fo:padding-left="0.0069in" fo:padding-bottom="0in" fo:padding-right="0.0069in"/>
    </style:style>
    <style:style style:name="P2000" style:parent-style-name="Normal" style:family="paragraph">
      <style:paragraph-properties fo:line-height="115%" fo:margin-left="0.0833in">
        <style:tab-stops/>
      </style:paragraph-properties>
    </style:style>
    <style:style style:name="TableCell2001" style:family="table-cell">
      <style:table-cell-properties fo:border="0.0138in solid #000000" style:writing-mode="lr-tb" fo:padding-top="0in" fo:padding-left="0.0069in" fo:padding-bottom="0in" fo:padding-right="0.0069in"/>
    </style:style>
    <style:style style:name="P2002" style:parent-style-name="Normal" style:family="paragraph">
      <style:paragraph-properties fo:line-height="115%" fo:margin-left="0.0833in">
        <style:tab-stops/>
      </style:paragraph-properties>
    </style:style>
    <style:style style:name="TableCell2003" style:family="table-cell">
      <style:table-cell-properties fo:border="0.0138in solid #000000" style:writing-mode="lr-tb" fo:padding-top="0in" fo:padding-left="0.0069in" fo:padding-bottom="0in" fo:padding-right="0.0069in"/>
    </style:style>
    <style:style style:name="P2004" style:parent-style-name="Normal" style:family="paragraph">
      <style:paragraph-properties fo:line-height="115%" fo:margin-left="0.0833in">
        <style:tab-stops/>
      </style:paragraph-properties>
      <style:text-properties fo:language="en" fo:country="US"/>
    </style:style>
    <style:style style:name="TableRow2005" style:family="table-row">
      <style:table-row-properties style:use-optimal-row-height="false"/>
    </style:style>
    <style:style style:name="TableCell2006" style:family="table-cell">
      <style:table-cell-properties fo:border="0.0138in solid #000000" style:writing-mode="lr-tb" fo:padding-top="0in" fo:padding-left="0.0069in" fo:padding-bottom="0in" fo:padding-right="0.0069in"/>
    </style:style>
    <style:style style:name="P2007" style:parent-style-name="Normal" style:family="paragraph">
      <style:paragraph-properties fo:line-height="115%" fo:margin-left="0.0833in">
        <style:tab-stops/>
      </style:paragraph-properties>
      <style:text-properties fo:language="en" fo:country="US"/>
    </style:style>
    <style:style style:name="TableCell2008" style:family="table-cell">
      <style:table-cell-properties fo:border="0.0138in solid #000000" style:writing-mode="lr-tb" fo:padding-top="0in" fo:padding-left="0.0069in" fo:padding-bottom="0in" fo:padding-right="0.0069in"/>
    </style:style>
    <style:style style:name="P2009" style:parent-style-name="Normal" style:family="paragraph">
      <style:paragraph-properties fo:line-height="115%" fo:margin-left="0.0833in">
        <style:tab-stops/>
      </style:paragraph-properties>
      <style:text-properties fo:language="en" fo:country="US"/>
    </style:style>
    <style:style style:name="TableCell2010" style:family="table-cell">
      <style:table-cell-properties fo:border="0.0138in solid #000000" style:writing-mode="lr-tb" fo:padding-top="0in" fo:padding-left="0.0069in" fo:padding-bottom="0in" fo:padding-right="0.0069in"/>
    </style:style>
    <style:style style:name="P2011" style:parent-style-name="Normal" style:family="paragraph">
      <style:paragraph-properties fo:line-height="115%" fo:margin-left="0.0833in">
        <style:tab-stops/>
      </style:paragraph-properties>
      <style:text-properties fo:language="en" fo:country="US"/>
    </style:style>
    <style:style style:name="TableCell2012" style:family="table-cell">
      <style:table-cell-properties fo:border="0.0138in solid #000000" style:writing-mode="lr-tb" fo:padding-top="0in" fo:padding-left="0.0069in" fo:padding-bottom="0in" fo:padding-right="0.0069in"/>
    </style:style>
    <style:style style:name="P2013" style:parent-style-name="Normal" style:family="paragraph">
      <style:paragraph-properties fo:line-height="115%" fo:margin-left="0.0833in">
        <style:tab-stops/>
      </style:paragraph-properties>
      <style:text-properties fo:language="en" fo:country="US"/>
    </style:style>
    <style:style style:name="TableCell2014" style:family="table-cell">
      <style:table-cell-properties fo:border="0.0138in solid #000000" style:writing-mode="lr-tb" fo:padding-top="0in" fo:padding-left="0.0069in" fo:padding-bottom="0in" fo:padding-right="0.0069in"/>
    </style:style>
    <style:style style:name="P2015" style:parent-style-name="Normal" style:family="paragraph">
      <style:paragraph-properties fo:line-height="115%" fo:margin-left="0.0833in">
        <style:tab-stops/>
      </style:paragraph-properties>
    </style:style>
    <style:style style:name="TableCell2016" style:family="table-cell">
      <style:table-cell-properties fo:border="0.0138in solid #000000" style:writing-mode="lr-tb" fo:padding-top="0in" fo:padding-left="0.0069in" fo:padding-bottom="0in" fo:padding-right="0.0069in"/>
    </style:style>
    <style:style style:name="P2017" style:parent-style-name="Normal" style:family="paragraph">
      <style:paragraph-properties fo:line-height="115%" fo:margin-left="0.0833in">
        <style:tab-stops/>
      </style:paragraph-properties>
    </style:style>
    <style:style style:name="TableCell2018" style:family="table-cell">
      <style:table-cell-properties fo:border="0.0138in solid #000000" style:writing-mode="lr-tb" fo:padding-top="0in" fo:padding-left="0.0069in" fo:padding-bottom="0in" fo:padding-right="0.0069in"/>
    </style:style>
    <style:style style:name="P2019" style:parent-style-name="Normal" style:family="paragraph">
      <style:paragraph-properties fo:line-height="115%" fo:margin-left="0.0833in">
        <style:tab-stops/>
      </style:paragraph-properties>
      <style:text-properties fo:language="en" fo:country="US"/>
    </style:style>
    <style:style style:name="TableRow2020" style:family="table-row">
      <style:table-row-properties style:use-optimal-row-height="false" fo:keep-together="always"/>
    </style:style>
    <style:style style:name="TableCell2021" style:family="table-cell">
      <style:table-cell-properties fo:border="0.0138in solid #000000" style:writing-mode="lr-tb" fo:padding-top="0in" fo:padding-left="0.0069in" fo:padding-bottom="0in" fo:padding-right="0.0069in"/>
    </style:style>
    <style:style style:name="P2022" style:parent-style-name="Normal" style:family="paragraph">
      <style:paragraph-properties fo:line-height="115%" fo:margin-left="0.0833in">
        <style:tab-stops/>
      </style:paragraph-properties>
      <style:text-properties fo:language="en" fo:country="US"/>
    </style:style>
    <style:style style:name="TableCell2023" style:family="table-cell">
      <style:table-cell-properties fo:border="0.0138in solid #000000" style:writing-mode="lr-tb" fo:padding-top="0in" fo:padding-left="0.0069in" fo:padding-bottom="0in" fo:padding-right="0.0069in"/>
    </style:style>
    <style:style style:name="P2024" style:parent-style-name="Normal" style:family="paragraph">
      <style:paragraph-properties fo:line-height="115%" fo:margin-left="0.0833in">
        <style:tab-stops/>
      </style:paragraph-properties>
      <style:text-properties fo:language="en" fo:country="US"/>
    </style:style>
    <style:style style:name="TableCell2025" style:family="table-cell">
      <style:table-cell-properties fo:border="0.0138in solid #000000" style:writing-mode="lr-tb" fo:padding-top="0in" fo:padding-left="0.0069in" fo:padding-bottom="0in" fo:padding-right="0.0069in"/>
    </style:style>
    <style:style style:name="P2026" style:parent-style-name="Normal" style:family="paragraph">
      <style:paragraph-properties fo:line-height="115%" fo:margin-left="0.0833in">
        <style:tab-stops/>
      </style:paragraph-properties>
      <style:text-properties fo:language="en" fo:country="US"/>
    </style:style>
    <style:style style:name="TableCell2027" style:family="table-cell">
      <style:table-cell-properties fo:border="0.0138in solid #000000" style:writing-mode="lr-tb" fo:padding-top="0in" fo:padding-left="0.0069in" fo:padding-bottom="0in" fo:padding-right="0.0069in"/>
    </style:style>
    <style:style style:name="P2028" style:parent-style-name="Normal" style:family="paragraph">
      <style:paragraph-properties fo:line-height="115%" fo:margin-left="0.0833in">
        <style:tab-stops/>
      </style:paragraph-properties>
      <style:text-properties fo:language="en" fo:country="US"/>
    </style:style>
    <style:style style:name="TableCell2029" style:family="table-cell">
      <style:table-cell-properties fo:border="0.0138in solid #000000" style:writing-mode="lr-tb" fo:padding-top="0in" fo:padding-left="0.0069in" fo:padding-bottom="0in" fo:padding-right="0.0069in"/>
    </style:style>
    <style:style style:name="P2030" style:parent-style-name="Normal" style:family="paragraph">
      <style:paragraph-properties fo:line-height="115%" fo:margin-left="0.0833in">
        <style:tab-stops/>
      </style:paragraph-properties>
    </style:style>
    <style:style style:name="TableCell2031" style:family="table-cell">
      <style:table-cell-properties fo:border="0.0138in solid #000000" style:writing-mode="lr-tb" fo:padding-top="0in" fo:padding-left="0.0069in" fo:padding-bottom="0in" fo:padding-right="0.0069in"/>
    </style:style>
    <style:style style:name="P2032" style:parent-style-name="Normal" style:family="paragraph">
      <style:paragraph-properties fo:line-height="115%" fo:margin-left="0.0833in">
        <style:tab-stops/>
      </style:paragraph-properties>
    </style:style>
    <style:style style:name="TableCell2033" style:family="table-cell">
      <style:table-cell-properties fo:border="0.0138in solid #000000" style:writing-mode="lr-tb" fo:padding-top="0in" fo:padding-left="0.0069in" fo:padding-bottom="0in" fo:padding-right="0.0069in"/>
    </style:style>
    <style:style style:name="P2034" style:parent-style-name="Normal" style:family="paragraph">
      <style:paragraph-properties fo:line-height="115%" fo:margin-left="0.0833in">
        <style:tab-stops/>
      </style:paragraph-properties>
      <style:text-properties fo:language="en" fo:country="US"/>
    </style:style>
    <style:style style:name="TableRow2035" style:family="table-row">
      <style:table-row-properties style:use-optimal-row-height="false" fo:keep-together="always"/>
    </style:style>
    <style:style style:name="TableCell2036" style:family="table-cell">
      <style:table-cell-properties fo:border="0.0138in solid #000000" style:writing-mode="lr-tb" fo:padding-top="0in" fo:padding-left="0.0069in" fo:padding-bottom="0in" fo:padding-right="0.0069in"/>
    </style:style>
    <style:style style:name="P2037" style:parent-style-name="Normal" style:family="paragraph">
      <style:paragraph-properties fo:line-height="115%" fo:margin-left="0.0833in">
        <style:tab-stops/>
      </style:paragraph-properties>
      <style:text-properties fo:language="en" fo:country="US"/>
    </style:style>
    <style:style style:name="TableCell2038" style:family="table-cell">
      <style:table-cell-properties fo:border="0.0138in solid #000000" style:writing-mode="lr-tb" fo:padding-top="0in" fo:padding-left="0.0069in" fo:padding-bottom="0in" fo:padding-right="0.0069in"/>
    </style:style>
    <style:style style:name="P2039" style:parent-style-name="Normal" style:family="paragraph">
      <style:paragraph-properties fo:line-height="115%" fo:margin-left="0.0833in">
        <style:tab-stops/>
      </style:paragraph-properties>
      <style:text-properties fo:language="en" fo:country="US"/>
    </style:style>
    <style:style style:name="TableCell2040" style:family="table-cell">
      <style:table-cell-properties fo:border="0.0138in solid #000000" style:writing-mode="lr-tb" fo:padding-top="0in" fo:padding-left="0.0069in" fo:padding-bottom="0in" fo:padding-right="0.0069in"/>
    </style:style>
    <style:style style:name="P2041" style:parent-style-name="Normal" style:family="paragraph">
      <style:paragraph-properties fo:line-height="115%" fo:margin-left="0.0833in">
        <style:tab-stops/>
      </style:paragraph-properties>
      <style:text-properties fo:language="en" fo:country="US"/>
    </style:style>
    <style:style style:name="TableCell2042" style:family="table-cell">
      <style:table-cell-properties fo:border="0.0138in solid #000000" style:writing-mode="lr-tb" fo:padding-top="0in" fo:padding-left="0.0069in" fo:padding-bottom="0in" fo:padding-right="0.0069in"/>
    </style:style>
    <style:style style:name="P2043" style:parent-style-name="Normal" style:family="paragraph">
      <style:paragraph-properties fo:line-height="115%" fo:margin-left="0.0833in">
        <style:tab-stops/>
      </style:paragraph-properties>
      <style:text-properties fo:language="en" fo:country="US"/>
    </style:style>
    <style:style style:name="TableCell2044" style:family="table-cell">
      <style:table-cell-properties fo:border="0.0138in solid #000000" style:writing-mode="lr-tb" fo:padding-top="0in" fo:padding-left="0.0069in" fo:padding-bottom="0in" fo:padding-right="0.0069in"/>
    </style:style>
    <style:style style:name="P2045" style:parent-style-name="Normal" style:family="paragraph">
      <style:paragraph-properties fo:line-height="115%" fo:margin-left="0.0833in">
        <style:tab-stops/>
      </style:paragraph-properties>
    </style:style>
    <style:style style:name="TableCell2046" style:family="table-cell">
      <style:table-cell-properties fo:border="0.0138in solid #000000" style:writing-mode="lr-tb" fo:padding-top="0in" fo:padding-left="0.0069in" fo:padding-bottom="0in" fo:padding-right="0.0069in"/>
    </style:style>
    <style:style style:name="P2047" style:parent-style-name="Normal" style:family="paragraph">
      <style:paragraph-properties fo:line-height="115%" fo:margin-left="0.0833in">
        <style:tab-stops/>
      </style:paragraph-properties>
    </style:style>
    <style:style style:name="TableCell2048" style:family="table-cell">
      <style:table-cell-properties fo:border="0.0138in solid #000000" style:writing-mode="lr-tb" fo:padding-top="0in" fo:padding-left="0.0069in" fo:padding-bottom="0in" fo:padding-right="0.0069in"/>
    </style:style>
    <style:style style:name="P2049" style:parent-style-name="Normal" style:family="paragraph">
      <style:paragraph-properties fo:line-height="115%" fo:margin-left="0.0833in">
        <style:tab-stops/>
      </style:paragraph-properties>
      <style:text-properties fo:language="en" fo:country="US"/>
    </style:style>
    <style:style style:name="TableRow2050" style:family="table-row">
      <style:table-row-properties style:use-optimal-row-height="false" fo:keep-together="always"/>
    </style:style>
    <style:style style:name="TableCell2051" style:family="table-cell">
      <style:table-cell-properties fo:border="0.0138in solid #000000" style:writing-mode="lr-tb" fo:padding-top="0in" fo:padding-left="0.0069in" fo:padding-bottom="0in" fo:padding-right="0.0069in"/>
    </style:style>
    <style:style style:name="P2052" style:parent-style-name="Normal" style:family="paragraph">
      <style:paragraph-properties fo:line-height="115%" fo:margin-left="0.0833in">
        <style:tab-stops/>
      </style:paragraph-properties>
      <style:text-properties fo:language="en" fo:country="US"/>
    </style:style>
    <style:style style:name="TableCell2053" style:family="table-cell">
      <style:table-cell-properties fo:border="0.0138in solid #000000" style:writing-mode="lr-tb" fo:padding-top="0in" fo:padding-left="0.0069in" fo:padding-bottom="0in" fo:padding-right="0.0069in"/>
    </style:style>
    <style:style style:name="P2054" style:parent-style-name="Normal" style:family="paragraph">
      <style:paragraph-properties fo:line-height="115%" fo:margin-left="0.0833in">
        <style:tab-stops/>
      </style:paragraph-properties>
      <style:text-properties fo:language="en" fo:country="GB"/>
    </style:style>
    <style:style style:name="TableCell2055" style:family="table-cell">
      <style:table-cell-properties fo:border="0.0138in solid #000000" style:writing-mode="lr-tb" fo:padding-top="0in" fo:padding-left="0.0069in" fo:padding-bottom="0in" fo:padding-right="0.0069in"/>
    </style:style>
    <style:style style:name="P2056" style:parent-style-name="Normal" style:family="paragraph">
      <style:paragraph-properties fo:line-height="115%" fo:margin-left="0.0833in">
        <style:tab-stops/>
      </style:paragraph-properties>
      <style:text-properties fo:language="en" fo:country="US"/>
    </style:style>
    <style:style style:name="TableCell2057" style:family="table-cell">
      <style:table-cell-properties fo:border="0.0138in solid #000000" style:writing-mode="lr-tb" fo:padding-top="0in" fo:padding-left="0.0069in" fo:padding-bottom="0in" fo:padding-right="0.0069in"/>
    </style:style>
    <style:style style:name="P2058" style:parent-style-name="Normal" style:family="paragraph">
      <style:paragraph-properties fo:line-height="115%" fo:margin-left="0.0833in">
        <style:tab-stops/>
      </style:paragraph-properties>
      <style:text-properties fo:language="en" fo:country="US"/>
    </style:style>
    <style:style style:name="TableCell2059" style:family="table-cell">
      <style:table-cell-properties fo:border="0.0138in solid #000000" style:writing-mode="lr-tb" fo:padding-top="0in" fo:padding-left="0.0069in" fo:padding-bottom="0in" fo:padding-right="0.0069in"/>
    </style:style>
    <style:style style:name="P2060" style:parent-style-name="Normal" style:family="paragraph">
      <style:paragraph-properties fo:line-height="115%" fo:margin-left="0.0833in">
        <style:tab-stops/>
      </style:paragraph-properties>
    </style:style>
    <style:style style:name="TableCell2061" style:family="table-cell">
      <style:table-cell-properties fo:border="0.0138in solid #000000" style:writing-mode="lr-tb" fo:padding-top="0in" fo:padding-left="0.0069in" fo:padding-bottom="0in" fo:padding-right="0.0069in"/>
    </style:style>
    <style:style style:name="P2062" style:parent-style-name="Normal" style:family="paragraph">
      <style:paragraph-properties fo:line-height="115%" fo:margin-left="0.0833in">
        <style:tab-stops/>
      </style:paragraph-properties>
    </style:style>
    <style:style style:name="TableCell2063" style:family="table-cell">
      <style:table-cell-properties fo:border="0.0138in solid #000000" style:writing-mode="lr-tb" fo:padding-top="0in" fo:padding-left="0.0069in" fo:padding-bottom="0in" fo:padding-right="0.0069in"/>
    </style:style>
    <style:style style:name="P2064" style:parent-style-name="Normal" style:family="paragraph">
      <style:paragraph-properties fo:line-height="115%" fo:margin-left="0.0833in">
        <style:tab-stops/>
      </style:paragraph-properties>
      <style:text-properties fo:language="en" fo:country="US"/>
    </style:style>
    <style:style style:name="TableRow2065" style:family="table-row">
      <style:table-row-properties style:use-optimal-row-height="false" fo:keep-together="always"/>
    </style:style>
    <style:style style:name="TableCell2066" style:family="table-cell">
      <style:table-cell-properties fo:border="0.0138in solid #000000" style:writing-mode="lr-tb" fo:padding-top="0in" fo:padding-left="0.0069in" fo:padding-bottom="0in" fo:padding-right="0.0069in"/>
    </style:style>
    <style:style style:name="P2067" style:parent-style-name="Normal" style:family="paragraph">
      <style:paragraph-properties fo:line-height="115%" fo:margin-left="0.0833in">
        <style:tab-stops/>
      </style:paragraph-properties>
      <style:text-properties fo:language="en" fo:country="US"/>
    </style:style>
    <style:style style:name="TableCell2068" style:family="table-cell">
      <style:table-cell-properties fo:border="0.0138in solid #000000" style:writing-mode="lr-tb" fo:padding-top="0in" fo:padding-left="0.0069in" fo:padding-bottom="0in" fo:padding-right="0.0069in"/>
    </style:style>
    <style:style style:name="P2069" style:parent-style-name="Normal" style:family="paragraph">
      <style:paragraph-properties fo:line-height="115%" fo:margin-left="0.0833in">
        <style:tab-stops/>
      </style:paragraph-properties>
      <style:text-properties fo:language="en" fo:country="US"/>
    </style:style>
    <style:style style:name="TableCell2070" style:family="table-cell">
      <style:table-cell-properties fo:border="0.0138in solid #000000" style:writing-mode="lr-tb" fo:padding-top="0in" fo:padding-left="0.0069in" fo:padding-bottom="0in" fo:padding-right="0.0069in"/>
    </style:style>
    <style:style style:name="P2071" style:parent-style-name="Normal" style:family="paragraph">
      <style:paragraph-properties fo:line-height="115%" fo:margin-left="0.0833in">
        <style:tab-stops/>
      </style:paragraph-properties>
      <style:text-properties fo:language="en" fo:country="US"/>
    </style:style>
    <style:style style:name="TableCell2072" style:family="table-cell">
      <style:table-cell-properties fo:border="0.0138in solid #000000" style:writing-mode="lr-tb" fo:padding-top="0in" fo:padding-left="0.0069in" fo:padding-bottom="0in" fo:padding-right="0.0069in"/>
    </style:style>
    <style:style style:name="P2073" style:parent-style-name="Normal" style:family="paragraph">
      <style:paragraph-properties fo:line-height="115%" fo:margin-left="0.0833in">
        <style:tab-stops/>
      </style:paragraph-properties>
      <style:text-properties fo:language="en" fo:country="US"/>
    </style:style>
    <style:style style:name="TableCell2074" style:family="table-cell">
      <style:table-cell-properties fo:border="0.0138in solid #000000" style:writing-mode="lr-tb" fo:padding-top="0in" fo:padding-left="0.0069in" fo:padding-bottom="0in" fo:padding-right="0.0069in"/>
    </style:style>
    <style:style style:name="P2075" style:parent-style-name="Normal" style:family="paragraph">
      <style:paragraph-properties fo:line-height="115%" fo:margin-left="0.0833in">
        <style:tab-stops/>
      </style:paragraph-properties>
    </style:style>
    <style:style style:name="TableCell2076" style:family="table-cell">
      <style:table-cell-properties fo:border="0.0138in solid #000000" style:writing-mode="lr-tb" fo:padding-top="0in" fo:padding-left="0.0069in" fo:padding-bottom="0in" fo:padding-right="0.0069in"/>
    </style:style>
    <style:style style:name="P2077" style:parent-style-name="Normal" style:family="paragraph">
      <style:paragraph-properties fo:line-height="115%" fo:margin-left="0.0833in">
        <style:tab-stops/>
      </style:paragraph-properties>
    </style:style>
    <style:style style:name="TableCell2078" style:family="table-cell">
      <style:table-cell-properties fo:border="0.0138in solid #000000" style:writing-mode="lr-tb" fo:padding-top="0in" fo:padding-left="0.0069in" fo:padding-bottom="0in" fo:padding-right="0.0069in"/>
    </style:style>
    <style:style style:name="P2079" style:parent-style-name="Normal" style:family="paragraph">
      <style:paragraph-properties fo:line-height="115%" fo:margin-left="0.0833in">
        <style:tab-stops/>
      </style:paragraph-properties>
      <style:text-properties fo:language="en" fo:country="US"/>
    </style:style>
    <style:style style:name="TableRow2080" style:family="table-row">
      <style:table-row-properties style:use-optimal-row-height="false" fo:keep-together="always"/>
    </style:style>
    <style:style style:name="TableCell2081" style:family="table-cell">
      <style:table-cell-properties fo:border="0.0138in solid #000000" style:writing-mode="lr-tb" fo:padding-top="0in" fo:padding-left="0.0069in" fo:padding-bottom="0in" fo:padding-right="0.0069in"/>
    </style:style>
    <style:style style:name="P2082" style:parent-style-name="Normal" style:family="paragraph">
      <style:paragraph-properties fo:line-height="115%" fo:margin-left="0.0833in">
        <style:tab-stops/>
      </style:paragraph-properties>
      <style:text-properties fo:language="en" fo:country="US"/>
    </style:style>
    <style:style style:name="TableCell2083" style:family="table-cell">
      <style:table-cell-properties fo:border="0.0138in solid #000000" style:writing-mode="lr-tb" fo:padding-top="0in" fo:padding-left="0.0069in" fo:padding-bottom="0in" fo:padding-right="0.0069in"/>
    </style:style>
    <style:style style:name="P2084" style:parent-style-name="Normal" style:family="paragraph">
      <style:paragraph-properties fo:line-height="115%" fo:margin-left="0.0833in">
        <style:tab-stops/>
      </style:paragraph-properties>
      <style:text-properties fo:language="en" fo:country="US"/>
    </style:style>
    <style:style style:name="TableCell2085" style:family="table-cell">
      <style:table-cell-properties fo:border="0.0138in solid #000000" style:writing-mode="lr-tb" fo:padding-top="0in" fo:padding-left="0.0069in" fo:padding-bottom="0in" fo:padding-right="0.0069in"/>
    </style:style>
    <style:style style:name="P2086" style:parent-style-name="Normal" style:family="paragraph">
      <style:paragraph-properties fo:line-height="115%" fo:margin-left="0.0833in">
        <style:tab-stops/>
      </style:paragraph-properties>
      <style:text-properties fo:language="en" fo:country="US"/>
    </style:style>
    <style:style style:name="TableCell2087" style:family="table-cell">
      <style:table-cell-properties fo:border="0.0138in solid #000000" style:writing-mode="lr-tb" fo:padding-top="0in" fo:padding-left="0.0069in" fo:padding-bottom="0in" fo:padding-right="0.0069in"/>
    </style:style>
    <style:style style:name="P2088" style:parent-style-name="Normal" style:family="paragraph">
      <style:paragraph-properties fo:line-height="115%" fo:margin-left="0.0833in">
        <style:tab-stops/>
      </style:paragraph-properties>
      <style:text-properties fo:language="en" fo:country="US"/>
    </style:style>
    <style:style style:name="TableCell2089" style:family="table-cell">
      <style:table-cell-properties fo:border="0.0138in solid #000000" style:writing-mode="lr-tb" fo:padding-top="0in" fo:padding-left="0.0069in" fo:padding-bottom="0in" fo:padding-right="0.0069in"/>
    </style:style>
    <style:style style:name="P2090" style:parent-style-name="Normal" style:family="paragraph">
      <style:paragraph-properties fo:line-height="115%" fo:margin-left="0.0833in">
        <style:tab-stops/>
      </style:paragraph-properties>
    </style:style>
    <style:style style:name="TableCell2091" style:family="table-cell">
      <style:table-cell-properties fo:border="0.0138in solid #000000" style:writing-mode="lr-tb" fo:padding-top="0in" fo:padding-left="0.0069in" fo:padding-bottom="0in" fo:padding-right="0.0069in"/>
    </style:style>
    <style:style style:name="P2092" style:parent-style-name="Normal" style:family="paragraph">
      <style:paragraph-properties fo:line-height="115%" fo:margin-left="0.0833in">
        <style:tab-stops/>
      </style:paragraph-properties>
    </style:style>
    <style:style style:name="TableCell2093" style:family="table-cell">
      <style:table-cell-properties fo:border="0.0138in solid #000000" style:writing-mode="lr-tb" fo:padding-top="0in" fo:padding-left="0.0069in" fo:padding-bottom="0in" fo:padding-right="0.0069in"/>
    </style:style>
    <style:style style:name="P2094" style:parent-style-name="Normal" style:family="paragraph">
      <style:paragraph-properties fo:line-height="115%" fo:margin-left="0.0833in">
        <style:tab-stops/>
      </style:paragraph-properties>
      <style:text-properties fo:language="en" fo:country="US"/>
    </style:style>
    <style:style style:name="TableRow2095" style:family="table-row">
      <style:table-row-properties style:use-optimal-row-height="false"/>
    </style:style>
    <style:style style:name="TableCell2096" style:family="table-cell">
      <style:table-cell-properties fo:border="0.0138in solid #000000" style:writing-mode="lr-tb" fo:padding-top="0in" fo:padding-left="0.0069in" fo:padding-bottom="0in" fo:padding-right="0.0069in"/>
    </style:style>
    <style:style style:name="P2097" style:parent-style-name="Normal" style:family="paragraph">
      <style:paragraph-properties fo:line-height="115%" fo:margin-left="0.0833in">
        <style:tab-stops/>
      </style:paragraph-properties>
      <style:text-properties fo:language="en" fo:country="US"/>
    </style:style>
    <style:style style:name="TableCell2098" style:family="table-cell">
      <style:table-cell-properties fo:border="0.0138in solid #000000" style:writing-mode="lr-tb" fo:padding-top="0in" fo:padding-left="0.0069in" fo:padding-bottom="0in" fo:padding-right="0.0069in"/>
    </style:style>
    <style:style style:name="P2099" style:parent-style-name="Normal" style:family="paragraph">
      <style:paragraph-properties fo:line-height="115%" fo:margin-left="0.0833in">
        <style:tab-stops/>
      </style:paragraph-properties>
      <style:text-properties fo:language="en" fo:country="US"/>
    </style:style>
    <style:style style:name="TableCell2100" style:family="table-cell">
      <style:table-cell-properties fo:border="0.0138in solid #000000" style:writing-mode="lr-tb" fo:padding-top="0in" fo:padding-left="0.0069in" fo:padding-bottom="0in" fo:padding-right="0.0069in"/>
    </style:style>
    <style:style style:name="P2101" style:parent-style-name="Normal" style:family="paragraph">
      <style:paragraph-properties fo:line-height="115%" fo:margin-left="0.0833in">
        <style:tab-stops/>
      </style:paragraph-properties>
      <style:text-properties fo:language="en" fo:country="US"/>
    </style:style>
    <style:style style:name="TableCell2102" style:family="table-cell">
      <style:table-cell-properties fo:border="0.0138in solid #000000" style:writing-mode="lr-tb" fo:padding-top="0in" fo:padding-left="0.0069in" fo:padding-bottom="0in" fo:padding-right="0.0069in"/>
    </style:style>
    <style:style style:name="P2103" style:parent-style-name="Normal" style:family="paragraph">
      <style:paragraph-properties fo:line-height="115%" fo:margin-left="0.0833in">
        <style:tab-stops/>
      </style:paragraph-properties>
      <style:text-properties fo:language="en" fo:country="US"/>
    </style:style>
    <style:style style:name="TableCell2104" style:family="table-cell">
      <style:table-cell-properties fo:border="0.0138in solid #000000" style:writing-mode="lr-tb" fo:padding-top="0in" fo:padding-left="0.0069in" fo:padding-bottom="0in" fo:padding-right="0.0069in"/>
    </style:style>
    <style:style style:name="P2105" style:parent-style-name="Normal" style:family="paragraph">
      <style:paragraph-properties fo:line-height="115%" fo:margin-left="0.0833in">
        <style:tab-stops/>
      </style:paragraph-properties>
    </style:style>
    <style:style style:name="TableCell2106" style:family="table-cell">
      <style:table-cell-properties fo:border="0.0138in solid #000000" style:writing-mode="lr-tb" fo:padding-top="0in" fo:padding-left="0.0069in" fo:padding-bottom="0in" fo:padding-right="0.0069in"/>
    </style:style>
    <style:style style:name="P2107" style:parent-style-name="Normal" style:family="paragraph">
      <style:paragraph-properties fo:line-height="115%" fo:margin-left="0.0833in">
        <style:tab-stops/>
      </style:paragraph-properties>
    </style:style>
    <style:style style:name="TableCell2108" style:family="table-cell">
      <style:table-cell-properties fo:border="0.0138in solid #000000" style:writing-mode="lr-tb" fo:padding-top="0in" fo:padding-left="0.0069in" fo:padding-bottom="0in" fo:padding-right="0.0069in"/>
    </style:style>
    <style:style style:name="P2109" style:parent-style-name="Normal" style:family="paragraph">
      <style:paragraph-properties fo:line-height="115%" fo:margin-left="0.0833in">
        <style:tab-stops/>
      </style:paragraph-properties>
      <style:text-properties fo:language="en" fo:country="US"/>
    </style:style>
    <style:style style:name="TableRow2110" style:family="table-row">
      <style:table-row-properties style:use-optimal-row-height="false"/>
    </style:style>
    <style:style style:name="TableCell2111" style:family="table-cell">
      <style:table-cell-properties fo:border="0.0138in solid #000000" style:writing-mode="lr-tb" fo:padding-top="0in" fo:padding-left="0.0069in" fo:padding-bottom="0in" fo:padding-right="0.0069in"/>
    </style:style>
    <style:style style:name="P2112" style:parent-style-name="Normal" style:family="paragraph">
      <style:paragraph-properties fo:line-height="115%" fo:margin-left="0.0833in">
        <style:tab-stops/>
      </style:paragraph-properties>
      <style:text-properties fo:language="en" fo:country="US"/>
    </style:style>
    <style:style style:name="TableCell2113" style:family="table-cell">
      <style:table-cell-properties fo:border="0.0138in solid #000000" style:writing-mode="lr-tb" fo:padding-top="0in" fo:padding-left="0.0069in" fo:padding-bottom="0in" fo:padding-right="0.0069in"/>
    </style:style>
    <style:style style:name="P2114" style:parent-style-name="Normal" style:family="paragraph">
      <style:paragraph-properties fo:line-height="115%" fo:margin-left="0.0833in">
        <style:tab-stops/>
      </style:paragraph-properties>
      <style:text-properties fo:language="en" fo:country="US"/>
    </style:style>
    <style:style style:name="TableCell2115" style:family="table-cell">
      <style:table-cell-properties fo:border="0.0138in solid #000000" style:writing-mode="lr-tb" fo:padding-top="0in" fo:padding-left="0.0069in" fo:padding-bottom="0in" fo:padding-right="0.0069in"/>
    </style:style>
    <style:style style:name="P2116" style:parent-style-name="Normal" style:family="paragraph">
      <style:paragraph-properties fo:line-height="115%" fo:margin-left="0.0833in">
        <style:tab-stops/>
      </style:paragraph-properties>
    </style:style>
    <style:style style:name="T2117" style:parent-style-name="Policepardéfaut" style:family="text">
      <style:text-properties fo:language="en" fo:country="US"/>
    </style:style>
    <style:style style:name="TableCell2118" style:family="table-cell">
      <style:table-cell-properties fo:border="0.0138in solid #000000" style:writing-mode="lr-tb" fo:padding-top="0in" fo:padding-left="0.0069in" fo:padding-bottom="0in" fo:padding-right="0.0069in"/>
    </style:style>
    <style:style style:name="P2119" style:parent-style-name="Normal" style:family="paragraph">
      <style:paragraph-properties fo:line-height="115%" fo:margin-left="0.0833in">
        <style:tab-stops/>
      </style:paragraph-properties>
      <style:text-properties fo:language="en" fo:country="GB"/>
    </style:style>
    <style:style style:name="TableCell2120" style:family="table-cell">
      <style:table-cell-properties fo:border="0.0138in solid #000000" style:writing-mode="lr-tb" fo:padding-top="0in" fo:padding-left="0.0069in" fo:padding-bottom="0in" fo:padding-right="0.0069in"/>
    </style:style>
    <style:style style:name="P2121" style:parent-style-name="Normal" style:family="paragraph">
      <style:paragraph-properties fo:line-height="115%" fo:margin-left="0.0833in">
        <style:tab-stops/>
      </style:paragraph-properties>
      <style:text-properties fo:language="en" fo:country="GB"/>
    </style:style>
    <style:style style:name="TableCell2122" style:family="table-cell">
      <style:table-cell-properties fo:border="0.0138in solid #000000" style:writing-mode="lr-tb" fo:padding-top="0in" fo:padding-left="0.0069in" fo:padding-bottom="0in" fo:padding-right="0.0069in"/>
    </style:style>
    <style:style style:name="P2123" style:parent-style-name="Normal" style:family="paragraph">
      <style:paragraph-properties fo:line-height="115%" fo:margin-left="0.0833in">
        <style:tab-stops/>
      </style:paragraph-properties>
      <style:text-properties fo:language="en" fo:country="GB"/>
    </style:style>
    <style:style style:name="TableCell2124" style:family="table-cell">
      <style:table-cell-properties fo:border="0.0138in solid #000000" style:writing-mode="lr-tb" fo:padding-top="0in" fo:padding-left="0.0069in" fo:padding-bottom="0in" fo:padding-right="0.0069in"/>
    </style:style>
    <style:style style:name="P2125" style:parent-style-name="Normal" style:family="paragraph">
      <style:paragraph-properties fo:line-height="115%" fo:margin-left="0.0833in">
        <style:tab-stops/>
      </style:paragraph-properties>
      <style:text-properties fo:language="en" fo:country="GB"/>
    </style:style>
    <style:style style:name="TableRow2126" style:family="table-row">
      <style:table-row-properties style:use-optimal-row-height="false"/>
    </style:style>
    <style:style style:name="TableCell2127" style:family="table-cell">
      <style:table-cell-properties fo:border="0.0138in solid #000000" style:writing-mode="lr-tb" fo:padding-top="0in" fo:padding-left="0.0069in" fo:padding-bottom="0in" fo:padding-right="0.0069in"/>
    </style:style>
    <style:style style:name="P2128" style:parent-style-name="Normal" style:family="paragraph">
      <style:paragraph-properties fo:line-height="115%" fo:margin-left="0.0833in">
        <style:tab-stops/>
      </style:paragraph-properties>
      <style:text-properties fo:language="en" fo:country="US"/>
    </style:style>
    <style:style style:name="TableCell2129" style:family="table-cell">
      <style:table-cell-properties fo:border="0.0138in solid #000000" style:writing-mode="lr-tb" fo:padding-top="0in" fo:padding-left="0.0069in" fo:padding-bottom="0in" fo:padding-right="0.0069in"/>
    </style:style>
    <style:style style:name="P2130" style:parent-style-name="Normal" style:family="paragraph">
      <style:paragraph-properties fo:line-height="115%" fo:margin-left="0.0833in">
        <style:tab-stops/>
      </style:paragraph-properties>
      <style:text-properties fo:language="en" fo:country="US"/>
    </style:style>
    <style:style style:name="TableCell2131" style:family="table-cell">
      <style:table-cell-properties fo:border="0.0138in solid #000000" style:writing-mode="lr-tb" fo:padding-top="0in" fo:padding-left="0.0069in" fo:padding-bottom="0in" fo:padding-right="0.0069in"/>
    </style:style>
    <style:style style:name="P2132" style:parent-style-name="Normal" style:family="paragraph">
      <style:paragraph-properties fo:line-height="115%" fo:margin-left="0.0833in">
        <style:tab-stops/>
      </style:paragraph-properties>
    </style:style>
    <style:style style:name="T2133" style:parent-style-name="Policepardéfaut" style:family="text">
      <style:text-properties fo:language="en" fo:country="US"/>
    </style:style>
    <style:style style:name="TableCell2134" style:family="table-cell">
      <style:table-cell-properties fo:border="0.0138in solid #000000" style:writing-mode="lr-tb" fo:padding-top="0in" fo:padding-left="0.0069in" fo:padding-bottom="0in" fo:padding-right="0.0069in"/>
    </style:style>
    <style:style style:name="P2135" style:parent-style-name="Normal" style:family="paragraph">
      <style:paragraph-properties fo:line-height="115%" fo:margin-left="0.0833in">
        <style:tab-stops/>
      </style:paragraph-properties>
      <style:text-properties fo:language="en" fo:country="GB"/>
    </style:style>
    <style:style style:name="TableCell2136" style:family="table-cell">
      <style:table-cell-properties fo:border="0.0138in solid #000000" style:writing-mode="lr-tb" fo:padding-top="0in" fo:padding-left="0.0069in" fo:padding-bottom="0in" fo:padding-right="0.0069in"/>
    </style:style>
    <style:style style:name="P2137" style:parent-style-name="Normal" style:family="paragraph">
      <style:paragraph-properties fo:line-height="115%" fo:margin-left="0.0833in">
        <style:tab-stops/>
      </style:paragraph-properties>
      <style:text-properties fo:language="en" fo:country="GB"/>
    </style:style>
    <style:style style:name="TableCell2138" style:family="table-cell">
      <style:table-cell-properties fo:border="0.0138in solid #000000" style:writing-mode="lr-tb" fo:padding-top="0in" fo:padding-left="0.0069in" fo:padding-bottom="0in" fo:padding-right="0.0069in"/>
    </style:style>
    <style:style style:name="P2139" style:parent-style-name="Normal" style:family="paragraph">
      <style:paragraph-properties fo:line-height="115%" fo:margin-left="0.0833in">
        <style:tab-stops/>
      </style:paragraph-properties>
      <style:text-properties fo:language="en" fo:country="GB"/>
    </style:style>
    <style:style style:name="TableCell2140" style:family="table-cell">
      <style:table-cell-properties fo:border="0.0138in solid #000000" style:writing-mode="lr-tb" fo:padding-top="0in" fo:padding-left="0.0069in" fo:padding-bottom="0in" fo:padding-right="0.0069in"/>
    </style:style>
    <style:style style:name="P2141" style:parent-style-name="Normal" style:family="paragraph">
      <style:paragraph-properties fo:line-height="115%" fo:margin-left="0.0833in">
        <style:tab-stops/>
      </style:paragraph-properties>
      <style:text-properties fo:language="en" fo:country="GB"/>
    </style:style>
    <style:style style:name="TableRow2142" style:family="table-row">
      <style:table-row-properties style:use-optimal-row-height="false"/>
    </style:style>
    <style:style style:name="TableCell2143" style:family="table-cell">
      <style:table-cell-properties fo:border="0.0138in solid #000000" style:writing-mode="lr-tb" fo:padding-top="0in" fo:padding-left="0.0069in" fo:padding-bottom="0in" fo:padding-right="0.0069in"/>
    </style:style>
    <style:style style:name="P2144" style:parent-style-name="Normal" style:family="paragraph">
      <style:paragraph-properties fo:line-height="115%" fo:margin-left="0.0833in">
        <style:tab-stops/>
      </style:paragraph-properties>
      <style:text-properties fo:language="en" fo:country="US"/>
    </style:style>
    <style:style style:name="TableCell2145" style:family="table-cell">
      <style:table-cell-properties fo:border="0.0138in solid #000000" style:writing-mode="lr-tb" fo:padding-top="0in" fo:padding-left="0.0069in" fo:padding-bottom="0in" fo:padding-right="0.0069in"/>
    </style:style>
    <style:style style:name="P2146" style:parent-style-name="Normal" style:family="paragraph">
      <style:paragraph-properties fo:line-height="115%" fo:margin-left="0.0833in">
        <style:tab-stops/>
      </style:paragraph-properties>
      <style:text-properties fo:language="en" fo:country="US"/>
    </style:style>
    <style:style style:name="TableCell2147" style:family="table-cell">
      <style:table-cell-properties fo:border="0.0138in solid #000000" style:writing-mode="lr-tb" fo:padding-top="0in" fo:padding-left="0.0069in" fo:padding-bottom="0in" fo:padding-right="0.0069in"/>
    </style:style>
    <style:style style:name="P2148" style:parent-style-name="Normal" style:family="paragraph">
      <style:paragraph-properties fo:line-height="115%" fo:margin-left="0.0833in">
        <style:tab-stops/>
      </style:paragraph-properties>
      <style:text-properties fo:language="en" fo:country="US"/>
    </style:style>
    <style:style style:name="TableCell2149" style:family="table-cell">
      <style:table-cell-properties fo:border="0.0138in solid #000000" style:writing-mode="lr-tb" fo:padding-top="0in" fo:padding-left="0.0069in" fo:padding-bottom="0in" fo:padding-right="0.0069in"/>
    </style:style>
    <style:style style:name="P2150" style:parent-style-name="Normal" style:family="paragraph">
      <style:paragraph-properties fo:line-height="115%" fo:margin-left="0.0833in">
        <style:tab-stops/>
      </style:paragraph-properties>
      <style:text-properties fo:language="en" fo:country="US"/>
    </style:style>
    <style:style style:name="TableCell2151" style:family="table-cell">
      <style:table-cell-properties fo:border="0.0138in solid #000000" style:writing-mode="lr-tb" fo:padding-top="0in" fo:padding-left="0.0069in" fo:padding-bottom="0in" fo:padding-right="0.0069in"/>
    </style:style>
    <style:style style:name="P2152" style:parent-style-name="Normal" style:family="paragraph">
      <style:paragraph-properties fo:line-height="115%" fo:margin-left="0.0833in">
        <style:tab-stops/>
      </style:paragraph-properties>
    </style:style>
    <style:style style:name="TableCell2153" style:family="table-cell">
      <style:table-cell-properties fo:border="0.0138in solid #000000" style:writing-mode="lr-tb" fo:padding-top="0in" fo:padding-left="0.0069in" fo:padding-bottom="0in" fo:padding-right="0.0069in"/>
    </style:style>
    <style:style style:name="P2154" style:parent-style-name="Normal" style:family="paragraph">
      <style:paragraph-properties fo:line-height="115%" fo:margin-left="0.0833in">
        <style:tab-stops/>
      </style:paragraph-properties>
    </style:style>
    <style:style style:name="TableCell2155" style:family="table-cell">
      <style:table-cell-properties fo:border="0.0138in solid #000000" style:writing-mode="lr-tb" fo:padding-top="0in" fo:padding-left="0.0069in" fo:padding-bottom="0in" fo:padding-right="0.0069in"/>
    </style:style>
    <style:style style:name="P2156" style:parent-style-name="Normal" style:family="paragraph">
      <style:paragraph-properties fo:line-height="115%" fo:margin-left="0.0833in">
        <style:tab-stops/>
      </style:paragraph-properties>
      <style:text-properties fo:language="en" fo:country="US"/>
    </style:style>
    <style:style style:name="P2157" style:parent-style-name="Normal" style:family="paragraph">
      <style:paragraph-properties fo:line-height="115%"/>
      <style:text-properties fo:color="#000000" fo:language="en" fo:country="GB"/>
    </style:style>
    <style:style style:name="P2158" style:parent-style-name="Normal" style:family="paragraph">
      <style:paragraph-properties fo:line-height="115%"/>
      <style:text-properties fo:color="#000000" fo:language="en" fo:country="GB"/>
    </style:style>
    <style:style style:name="P2159" style:parent-style-name="Standard" style:family="paragraph">
      <style:text-properties style:font-name="Calibri" style:font-name-asian="Times New Roman" fo:color="#0000FF" fo:font-size="13pt" style:font-size-asian="13pt" style:font-size-complex="13pt"/>
    </style:style>
    <style:style style:name="P2160" style:parent-style-name="Normal" style:family="paragraph">
      <style:text-properties fo:language="en" fo:country="GB"/>
    </style:style>
    <style:style style:name="P2161" style:parent-style-name="Normal" style:family="paragraph">
      <style:text-properties fo:language="en" fo:country="US"/>
    </style:style>
    <style:style style:name="P2162" style:parent-style-name="Normal" style:family="paragraph">
      <style:text-properties fo:language="en" fo:country="US"/>
    </style:style>
    <style:style style:name="P2163" style:parent-style-name="Normal" style:family="paragraph">
      <style:text-properties fo:language="en" fo:country="US"/>
    </style:style>
    <style:style style:name="P2164" style:parent-style-name="Normal" style:family="paragraph">
      <style:paragraph-properties fo:widows="0" fo:orphans="0" style:text-autospace="none" fo:margin-bottom="0in" fo:line-height="100%"/>
      <style:text-properties style:font-name="Arial" style:font-name-complex="Arial" fo:font-size="12pt" style:font-size-asian="12pt" style:font-size-complex="12pt" fo:language="en" fo:country="US"/>
    </style:style>
  </office:automatic-styles>
  <office:body>
    <office:text text:use-soft-page-breaks="true">
      <text:p text:style-name="P1"><text:bookmark-start text:name="_Toc463959894"/><text:bookmark-start text:name="_Toc463960030"/>Tadarida-D User Manual<text:bookmark-end text:name="_Toc463959894"/><text:bookmark-end text:name="_Toc463960030"/></text:p>
      <text:p text:style-name="P3"/>
      <text:p text:style-name="En-têtedetabledesmatières">Summary</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
          <text:p text:style-name="P5"><text:a xlink:href="#_Toc463960031" office:target-frame-name="_top" xlink:show="replace"><text:span text:style-name="T6">Software Installation</text:span><text:tab/>1</text:a></text:p>
          <text:p text:style-name="P7"><text:a xlink:href="#_Toc463960032" office:target-frame-name="_top" xlink:show="replace"><text:span text:style-name="T8">Build</text:span><text:tab/>1</text:a></text:p>
          <text:p text:style-name="P9"><text:a xlink:href="#_Toc463960033" office:target-frame-name="_top" xlink:show="replace"><text:span text:style-name="T10">Software function</text:span><text:tab/>2</text:a></text:p>
          <text:p text:style-name="P11"><text:a xlink:href="#_Toc463960034" office:target-frame-name="_top" xlink:show="replace"><text:span text:style-name="T12">Input settings</text:span><text:tab/>2</text:a></text:p>
          <text:p text:style-name="P13"><text:a xlink:href="#_Toc463960035" office:target-frame-name="_top" xlink:show="replace"><text:span text:style-name="T14">Outputs</text:span><text:tab/>3</text:a></text:p>
          <text:p text:style-name="P15"><text:a xlink:href="#_Toc463960036" office:target-frame-name="_top" xlink:show="replace"><text:span text:style-name="T16">Architecture:</text:span><text:tab/>4</text:a></text:p>
          <text:p text:style-name="P17"><text:a xlink:href="#_Toc463960037" office:target-frame-name="_top" xlink:show="replace"><text:span text:style-name="T18">DetecLaunch (main class)</text:span><text:tab/>4</text:a></text:p>
          <text:p text:style-name="P19"><text:a xlink:href="#_Toc463960038" office:target-frame-name="_top" xlink:show="replace"><text:span text:style-name="T20">Detec<text:s/></text:span><text:span text:style-name="T21">(thread treatment)</text:span><text:tab/>4</text:a></text:p>
          <text:p text:style-name="P22"><text:a xlink:href="#_Toc463960039" office:target-frame-name="_top" xlink:show="replace"><text:span text:style-name="T23">Classe DetecTreatment</text:span><text:tab/>4</text:a></text:p>
          <text:p text:style-name="P24"><text:a xlink:href="#_Toc463960040" office:target-frame-name="_top" xlink:show="replace"><text:span text:style-name="Lienhypertexte">Appendix : features list</text:span><text:tab/>6</text:a></text:p>
        </text:index-body>
      </text:table-of-content>
      <text:p text:style-name="Normal"/>
      <text:p text:style-name="P25"/>
      <text:h text:style-name="P26" text:outline-level="2"><text:bookmark-start text:name="_Toc463960031"/>Software Installation<text:bookmark-end text:name="_Toc463960031"/></text:h>
      <text:p text:style-name="P27"><text:tab/></text:p>
      <text:p text:style-name="P28">To install Tadarida-D for Linux (64-bits), you must download:</text:p>
      <text:p text:style-name="P29"><text:a xlink:href="https://github.com/YvesBas/Tadarida-D/archive/master.zip" office:target-frame-name="_top" xlink:show="replace"><text:span text:style-name="T30">https://github.com/YvesBas/Tadarida-D/archive/master.zip</text:span></text:a></text:p>
      <text:p text:style-name="P31"/>
      <text:p text:style-name="P32">For Windows (from Vista to 8.1), you must download:<text:s/></text:p>
      <text:p text:style-name="P33"><text:a xlink:href="https://github.com/YvesBas/Tadarida-D_forWindows/archive/master.zip" office:target-frame-name="_top" xlink:show="replace"><text:span text:style-name="T34">https://github.com/YvesBas/Tadarida-D_forWindows/archive/master.zip</text:span></text:a></text:p>
      <text:p text:style-name="P35"/>
      <text:p text:style-name="P36">In both cases, decompresseddownloaded zip file contains two directories:</text:p>
      <text:list text:style-name="LFO1" text:continue-numbering="true">
        <text:list-item>
          <text:p text:style-name="P37">Sources</text:p>
        </text:list-item>
        <text:list-item>
          <text:p text:style-name="P38">Install</text:p>
        </text:list-item>
      </text:list>
      <text:p text:style-name="P39"/>
      <text:p text:style-name="P40"><text:span text:style-name="T41">Executing TadaridaD file from the<text:s/></text:span><text:span text:style-name="T42">install<text:s/></text:span><text:span text:style-name="T43">directory will start the software.</text:span></text:p>
      <text:p text:style-name="P44"/>
      <text:p text:style-name="P45">Under Linux, it may be necessary:</text:p>
      <text:p text:style-name="P46">- to modify the properties of TadaridaD file to make it executable.<text:s/></text:p>
      <text:p text:style-name="P47">- to execute “export LD_LIBRARY_PATH=.”, before executing TadaridaD</text:p>
      <text:p text:style-name="P48"/>
      <text:p text:style-name="P49"/>
      <text:h text:style-name="P50" text:outline-level="2"><text:bookmark-start text:name="_Toc463960032"/>Build<text:bookmark-end text:name="_Toc463960032"/></text:h>
      <text:p text:style-name="P51"/>
      <text:p text:style-name="P52"/>
      <text:soft-page-break/>
      <text:p text:style-name="P53">If you wish to read and modify TadaridaD sources, and then build it, use “sources”<text:s/>subdirectory of the install download (see above).</text:p>
      <text:p text:style-name="P54"/>
      <text:p text:style-name="P55">These sources have been built with Qt 5.5 (note: they have also successfully been built with Qt 4.8 and Qt 5.7 on Windows)</text:p>
      <text:p text:style-name="P56"/>
      <text:p text:style-name="P57"><text:span text:style-name="T58">You can download « community version » of Qt5.5 (</text:span><text:a xlink:href="https://www.qt.io/qt5-5" office:target-frame-name="_top" xlink:show="replace"><text:span text:style-name="T59">https://www.qt.io/qt5-5</text:span></text:a><text:span text:style-name="T60">).</text:span></text:p>
      <text:p text:style-name="P61">You must check « Open source distribution under an LGPL or GPL licence »).</text:p>
      <text:p text:style-name="P62">To run the build, you must:</text:p>
      <text:p text:style-name="P63">(1) copy the files “libsndfile…” and “libfftw3f…”, from the install subdirectory (see above) into the directory containing the executable file.<text:s/></text:p>
      <text:p text:style-name="P64">(2) include Qt5 libraries directory ( […]\bin) in the system path.</text:p>
      <text:p text:style-name="P65"/>
      <text:p text:style-name="P66">You may build the project with the Integrated Development Environment « Qt Creator ».</text:p>
      <text:p text:style-name="P67"/>
      <text:p text:style-name="P68">If you build on linux using command line, you can proceed like this from the directory of the source files:</text:p>
      <text:list text:style-name="LFO2" text:continue-numbering="true">
        <text:list-item>
          <text:p text:style-name="P69"><text:span text:style-name="T70">Launch : <text:s/></text:span><text:span text:style-name="T71">[full path of the directory…/</text:span><text:span text:style-name="T72">gcc_64/bin</text:span><text:span text:style-name="T73"><text:s/>of Qt]/</text:span><text:span text:style-name="T74">qmake<text:s/></text:span></text:p>
        </text:list-item>
        <text:list-item>
          <text:p text:style-name="P75">Launch : <text:s/>make</text:p>
        </text:list-item>
      </text:list>
      <text:p text:style-name="P76"/>
      <text:p text:style-name="P77"/>
      <text:h text:style-name="Titre2" text:outline-level="2"><text:bookmark-start text:name="_Toc463960033"/><text:span text:style-name="T78">Software function</text:span><text:bookmark-end text:name="_Toc463960033"/></text:h>
      <text:p text:style-name="P79">Tadarida-D has no graphic interface. It is designed to be executed by command line or to be<text:s/>controlled by another software. It can be executed on Windows or Linux.</text:p>
      <text:p text:style-name="P80"><text:bookmark-start text:name="OLE_LINK3"/><text:bookmark-start text:name="OLE_LINK4"/><text:bookmark-start text:name="OLE_LINK5"/><text:bookmark-start text:name="OLE_LINK6"/><text:bookmark-start text:name="OLE_LINK7"/><text:bookmark-start text:name="OLE_LINK8"/><text:bookmark-start text:name="OLE_LINK9"/><text:bookmark-start text:name="OLE_LINK10"/><text:bookmark-start text:name="OLE_LINK11"/>It can be tested through test files provided on:<text:s/><text:bookmark-start text:name="OLE_LINK12"/><text:bookmark-start text:name="OLE_LINK13"/>https://github.com/YvesBas/Tadarida-D<text:bookmark-end text:name="OLE_LINK12"/><text:bookmark-end text:name="OLE_LINK13"/>.</text:p>
      <text:p text:style-name="P81"><text:bookmark-end text:name="OLE_LINK3"/><text:bookmark-end text:name="OLE_LINK4"/><text:bookmark-end text:name="OLE_LINK5"/><text:bookmark-end text:name="OLE_LINK6"/><text:bookmark-end text:name="OLE_LINK7"/><text:bookmark-end text:name="OLE_LINK8"/><text:bookmark-end text:name="OLE_LINK9"/><text:bookmark-end text:name="OLE_LINK10"/><text:bookmark-end text:name="OLE_LINK11"/></text:p>
      <text:h text:style-name="P82" text:outline-level="3"><text:bookmark-start text:name="_Toc463960034"/><text:bookmark-start text:name="OLE_LINK14"/><text:bookmark-start text:name="OLE_LINK15"/>Input settings<text:bookmark-end text:name="_Toc463960034"/></text:h>
      <text:p text:style-name="P83"><text:bookmark-end text:name="OLE_LINK14"/><text:bookmark-end text:name="OLE_LINK15"/>Following settings are available to the user:</text:p>
      <text:p text:style-name="P84">-t [n] allows to execute n parallel threads (1 by default)</text:p>
      <text:p text:style-name="P85">Note that 1 thread consumes approximately 150 MB of memory.</text:p>
      <text:p text:style-name="P86">-x [n] is the time expansion factor, either 10 (default) for 10-times expanded .wav files (most commonly used in bat monitoring or 1 for direct recordings).</text:p>
      <text:p text:style-name="P87">-v [n] sets the list of features to be extracted on each detected sound events (2 by default, see appendix)</text:p>
      <text:p text:style-name="P88">_f [n] set the frequency bands to be used; n = 2 allows to treat low frequencies (0.8 to 25 kHz) whereas n=1 (default) treats high frequencies (8 to 250 kHz). See<text:s/>below “shapesDetect” method description for more details.</text:p>
      <text:p text:style-name="P89">-c gives compressed version of .ta output files, either .ta.gz (gunzip) format on Linux or .tac (7-zip) format on Windows</text:p>
      <text:p text:style-name="P90">After these settings, must be mentioned either a directory path containing<text:s/>.wav files or a list of .wav files, to be processed. Relative or absolute paths can be used.</text:p>
      <text:soft-page-break/>
      <text:p text:style-name="P91">« .wav files » must be short. Accepted limit depends on sound file characteristics (between 6.4 and 12.8 seconds in high frequency (HF) mode, and between 32 and 64<text:s/>seconds in low frequency (LF) mode).<text:s/></text:p>
      <text:p text:style-name="P92">This limit is necessary for memory consumption and performances of Tadarida-D and Tadarida-C. We recommand treating sound files of 5 seconds duration (or less).</text:p>
      <text:p text:style-name="P93"/>
      <text:p text:style-name="P94">Here, find some examples of command lines executing Tadarida-D:</text:p>
      <text:p text:style-name="P95">&gt;TadaridaD -t 4 -x 1 file1.wav file2.wav</text:p>
      <text:p text:style-name="P96">&gt;TadaridaD -t 4 wavfolder</text:p>
      <text:p text:style-name="P97"/>
      <text:p text:style-name="P98">New feature (05/2016 – version 2.1):</text:p>
      <text:p text:style-name="P99"><text:span text:style-name="T100">A</text:span><text:span text:style-name="T101"><text:s/></text:span><text:span text:style-name="T102">" –r [n]" setting recently introduced allows Tadarida-D to handle both recording (thanks to sox toolbox available in both Linux and Windows)</text:span><text:span text:style-name="T103"><text:s/>and processing at the same time. N is the number of “.wav” files to generate (duration : 5 seconds).</text:span></text:p>
      <text:p text:style-name="P104">In that case, we can indicate:</text:p>
      <text:p text:style-name="P105">-a [code] for the input sound alsa device name (default: hw:1,0)</text:p>
      <text:p text:style-name="P106">-w to save .wav files (suppressed after processing by default)</text:p>
      <text:p text:style-name="P107">In that kind of use, no input files or directories are given.</text:p>
      <text:p text:style-name="P108">For the moment, this feature is only tested on linux.</text:p>
      <text:p text:style-name="P109"><text:span text:style-name="T110">Example : ./TadaridaD –r 1000 –a r2 <text:s/></text:span><text:span text:style-name="T111"></text:span><text:span text:style-name="T112"><text:s/>records 1000 sound files of 5 seconds and treats them.</text:span></text:p>
      <text:p text:style-name="P113"/>
      <text:h text:style-name="P114" text:outline-level="3"><text:bookmark-start text:name="_Toc463960035"/>Outputs<text:bookmark-end text:name="_Toc463960035"/></text:h>
      <text:p text:style-name="P115">In a « txt » subdirectory, a<text:s/>«.ta » file appears for each .wav file. In a simple tab separated text format, you will find all the features extracted from the detected sound events (DSEs). First line gives the column headers, and each following line the value of each features for each<text:s/>sound event detected (basically, one line per DSE).</text:p>
      <text:p text:style-name="P116">First columns are:</text:p>
      <text:p text:style-name="P117"><text:span text:style-name="T118">Filename: name of .wav file</text:span><text:span text:style-name="T119"><text:s/></text:span><text:span text:style-name="T120">simple tab separated text format</text:span></text:p>
      <text:p text:style-name="P121">CallNum: sound event identifier (integer)</text:p>
      <text:p text:style-name="P122">Version: detection process version (see below)</text:p>
      <text:p text:style-name="P123">FileDur: .wav file duration</text:p>
      <text:p text:style-name="P124">SampleRate: .wav file sample rate</text:p>
      <text:p text:style-name="P125">Following columns give features computed for each DSE (see below)<text:s/></text:p>
      <text:p text:style-name="P126">These files form the input of the classification process performed by Tadarida-C where the features are traduced to species identification through a Machine Learning process (See Tadarida-C manual).</text:p>
      <text:soft-page-break/>
      <text:p text:style-name="P127"><text:span text:style-name="T128">Potential errors source are stored in "</text:span><text:span text:style-name="T129">error.log</text:span><text:span text:style-name="T130">" file (or “</text:span><text:span text:style-name="T131">error[thread number].log</text:span><text:span text:style-name="T132">” if several threads are executed) within the “log” subdirectory of Tadarida-D.</text:span></text:p>
      <text:p text:style-name="P133">Examples of output files are available at https://github.com/YvesBas/Tadarida-D/</text:p>
      <text:p text:style-name="P134"/>
      <text:p text:style-name="P135"/>
      <text:p text:style-name="P136"/>
      <text:h text:style-name="P137" text:outline-level="2"><text:bookmark-start text:name="_Toc463960036"/><text:bookmark-start text:name="OLE_LINK38"/><text:bookmark-start text:name="OLE_LINK39"/><text:bookmark-start text:name="OLE_LINK40"/><text:bookmark-start text:name="OLE_LINK1"/><text:bookmark-start text:name="OLE_LINK2"/>Architecture:<text:bookmark-end text:name="_Toc463960036"/></text:h>
      <text:p text:style-name="P138"><text:bookmark-end text:name="OLE_LINK38"/><text:bookmark-end text:name="OLE_LINK39"/><text:bookmark-end text:name="OLE_LINK40"/><text:bookmark-end text:name="OLE_LINK1"/><text:bookmark-end text:name="OLE_LINK2"/></text:p>
      <text:p text:style-name="P139"><text:bookmark-start text:name="OLE_LINK41"/><text:bookmark-start text:name="OLE_LINK42"/>TadaridaD is a non-graphical application to be executed from the command line in scripts, particularly on servers.<text:s/></text:p>
      <text:p text:style-name="P140"><text:bookmark-start text:name="OLE_LINK55"/><text:bookmark-start text:name="OLE_LINK56"/><text:bookmark-start text:name="OLE_LINK57"/>This application handles the sound events detection and features extraction, it is structured around 4 classes:</text:p>
      <text:p text:style-name="P141"><text:bookmark-end text:name="OLE_LINK41"/><text:bookmark-end text:name="OLE_LINK42"/><text:bookmark-end text:name="OLE_LINK55"/><text:bookmark-end text:name="OLE_LINK56"/><text:bookmark-end text:name="OLE_LINK57"/></text:p>
      <text:h text:style-name="P142" text:outline-level="3"><text:bookmark-start text:name="_Toc463960037"/>DetecLaunch (main class)<text:bookmark-end text:name="_Toc463960037"/></text:h>
      <text:p text:style-name="P143"/>
      <text:p text:style-name="P144"><text:bookmark-start text:name="OLE_LINK43"/><text:bookmark-start text:name="OLE_LINK44"/>The constructor operates the input parameters: directories of .wav files to process, number of threads to be executed, etc.</text:p>
      <text:p text:style-name="P145"/>
      <text:p text:style-name="P146">The process first distributes .wav files among the threads. Next, variables that<text:s/>will be used by the threads are initialized (to manage the variables that do not support multithreading) and the threads created (objects of Detec class) with the necessary settings, and then executed.</text:p>
      <text:p text:style-name="P147"/>
      <text:h text:style-name="P148" text:outline-level="3"><text:bookmark-start text:name="_Toc463960038"/><text:bookmark-end text:name="OLE_LINK43"/><text:bookmark-end text:name="OLE_LINK44"/>Detec (thread treatment)<text:bookmark-end text:name="_Toc463960038"/></text:h>
      <text:p text:style-name="P149"/>
      <text:p text:style-name="P150"><text:bookmark-start text:name="OLE_LINK53"/><text:bookmark-start text:name="OLE_LINK54"/><text:bookmark-start text:name="OLE_LINK45"/><text:bookmark-start text:name="OLE_LINK46"/>The object of Detec class<text:s/>retrieves provided settings and creates the object of DetecTreatment class that will handle the output processing (generation of features tables).</text:p>
      <text:p text:style-name="P151">The run() method (executed by pdetec [i] -&gt; start () ;) organizes treatment.</text:p>
      <text:p text:style-name="P152">It calls for each .wav file to be processed, the treatOneFile method, which launches CallTreatmentsForOneFile(...) method of DetecTreatment class.</text:p>
      <text:p text:style-name="P153"><text:bookmark-end text:name="OLE_LINK53"/><text:bookmark-end text:name="OLE_LINK54"/>Note that the division of tasks between the Detec and Detectreatment classes avoid a duplication of code in the DetectTreatment class between<text:s/>Tadarida-D and Tadarida-L projects (see below).</text:p>
      <text:p text:style-name="P154"/>
      <text:h text:style-name="P155" text:outline-level="3"><text:bookmark-start text:name="_Toc463960039"/><text:bookmark-end text:name="OLE_LINK45"/><text:bookmark-end text:name="OLE_LINK46"/>Classe DetecTreatment<text:bookmark-end text:name="_Toc463960039"/></text:h>
      <text:p text:style-name="P156"/>
      <text:p text:style-name="P157">After initialization, the CallTreatmentsForOneFile method handles the processing of each .wav file by successively calling the following methods:</text:p>
      <text:h text:style-name="P158" text:outline-level="4"/>
      <text:h text:style-name="P159" text:outline-level="4">openWavFile and computeFFT</text:h>
      <text:p text:style-name="P160"/>
      <text:p text:style-name="P161">These<text:s/>first two methods basically read .wav files and compute from it a time-frequency matrix using Fast Fourier Transformation (FFTW3 library).</text:p>
      <text:p text:style-name="P162">FFT window size is set according to sample rate in order to get the most possibly constant frequency and time resolutions: respectively 0.2-0.4 ms and 0.6-1.2 kHz in HF mode, and 2-4 ms and 60-120 in LF mode.</text:p>
      <text:p text:style-name="P163">FFT overlap is by default set to 75 % as an optimal trade-off between the amount of information collected and the computing speed.</text:p>
      <text:p text:style-name="P164"/>
      <text:h text:style-name="P165" text:outline-level="4">correctNoise</text:h>
      <text:p text:style-name="P166"/>
      <text:p text:style-name="P167">This pre-processing step consists in two successive treatments: ignoring silence and frequency equalizing.</text:p>
      <text:p text:style-name="P168">Ignoring silence consists in detecting periods in .wav files when no acoustic signals are recorded. This commonly happens when recording the output of some ultrasound<text:s/>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p>
      <text:p text:style-name="P169">Frequency equalizing is performed by substracting to each frequency line in the matrix its proper noise floor (5%-quantile in amplitude). This simple operation has strong consequences for sound event detection and several advantages:</text:p>
      <text:p text:style-name="P170">It usefully reduces biases generated by heterogeneity in recorders output, especially gain and variable microphone sensitivity across frequencies, and thus makes Tadarida-D functional over a wide range of recorders.</text:p>
      <text:p text:style-name="P171">It erases narrowband electronical noise without any loss of hearable sound events.</text:p>
      <text:p text:style-name="P172">It separates sound events even when a chorus of individuals produce constantly a large amount of amplitude on a frequency band (a common situation with insects)</text:p>
      <text:p text:style-name="P173"/>
      <text:p text:style-name="P174"/>
      <text:h text:style-name="P175" text:outline-level="4">shapesDetects</text:h>
      <text:p text:style-name="P176"/>
      <text:p text:style-name="P177"><text:bookmark-start text:name="OLE_LINK71"/><text:bookmark-start text:name="OLE_LINK72"/>This method determines the detection of sound events. A detected sound event (DSE) is here defined as a set of elements of the frequency-time matrix and aims at isolating an acoustic signal in both frequency and time coming from a single acoustic source. The process follows an hysteresis function involving two amplitude thresholds:</text:p>
      <text:soft-page-break/>
      <text:list text:style-name="LFO1" text:continue-numbering="true">
        <text:list-item>
          <text:p text:style-name="P178">the high threshold first determines the presence of a DSE, i.e. every element of the matrix over this threshold are part of a<text:s/>DSE.</text:p>
        </text:list-item>
        <text:list-item>
          <text:p text:style-name="P179">the low threshold second determines the limit of DSEs. An element in the matrix is indeed part of a DSE if it meets the following conditions: being over this low threshold AND (being adjacent in rows (frequency band) to<text:s/><text:bookmark-start text:name="OLE_LINK73"/><text:bookmark-start text:name="OLE_LINK74"/><text:bookmark-start text:name="OLE_LINK75"/>an element of the DSE<text:s/><text:bookmark-end text:name="OLE_LINK73"/><text:bookmark-end text:name="OLE_LINK74"/><text:bookmark-end text:name="OLE_LINK75"/>OR being<text:s/>less than 5 columns (approx. 1.5 ms in HF mode and 15 ms in LF mode) away from an element of the DSE).</text:p>
        </text:list-item>
      </text:list>
      <text:p text:style-name="P180"/>
      <text:p text:style-name="P181">Authors found optimal values at 26 dB for the high threshold and 20 dB for the low threshold. These values produced very low rates of false positives (detection in the background noise) and false negatives (hearable sound event not detected).</text:p>
      <text:p text:style-name="P182">Highest amplitude value among the elements within the DSE defines the master point. At this stage, sound events are filtered according to the frequency band chosen:<text:s/>8 to 250 kHz for high frequency and 0.8 to 25 kHz for low frequency. Note that the high frequency range chosen covers every known vocalization of bats and bush-crickets and the low frequency range covers most other animal vocalization.</text:p>
      <text:p text:style-name="P183"><text:bookmark-end text:name="OLE_LINK71"/><text:bookmark-end text:name="OLE_LINK72"/></text:p>
      <text:h text:style-name="P184" text:outline-level="4">detectsParameter2<text:s/>and saveParameters</text:h>
      <text:p text:style-name="P185"/>
      <text:p text:style-name="P186">These two method consist in the computing and saving of numerical features on each DSEs (269 in version 1, 151 in version 2). These features are stored in tables within specific .ta files (tab separated text format, Fig. 2). See Appendix for the definition of each numerical features. Note that some of these numerical features are based on proven methods in bioacoustics whereas the others are based on an empirical approach. Authors have indeed looked for the most discriminant features for<text:s/>the most problematic pairs of species (i.e. those with highest error rates, see below) and added some new custom features each time they were needed to improve classification.</text:p>
      <text:p text:style-name="P187"/>
      <text:p text:style-name="P188"/>
      <text:p text:style-name="P189"/>
      <text:p text:style-name="P190"/>
      <text:p text:style-name="P191"><text:bookmark-start text:name="_Toc463960040"/></text:p>
      <text:soft-page-break/>
      <text:h text:style-name="P192" text:outline-level="2">Appendix : features list<text:bookmark-end text:name="_Toc463960040"/></text:h>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p text:style-name="P200">Name</text:p>
          </table:table-cell>
          <table:table-cell table:style-name="TableCell201">
            <text:p text:style-name="P202">Definition</text:p>
          </table:table-cell>
          <table:table-cell table:style-name="TableCell203">
            <text:p text:style-name="P204"><text:span text:style-name="T205">Version</text:span><text:span text:style-name="T206">(1)</text:span></text:p>
          </table:table-cell>
        </table:table-row>
        <table:table-row table:style-name="TableRow207">
          <table:table-cell table:style-name="TableCell208">
            <text:p text:style-name="P209">StTime</text:p>
          </table:table-cell>
          <table:table-cell table:style-name="TableCell210">
            <text:p text:style-name="P211">Start time of<text:s/>the detected sound event (DSE)</text:p>
          </table:table-cell>
          <table:table-cell table:style-name="TableCell212">
            <text:p text:style-name="P213">X</text:p>
          </table:table-cell>
        </table:table-row>
        <table:table-row table:style-name="TableRow214">
          <table:table-cell table:style-name="TableCell215">
            <text:p text:style-name="P216">Dur</text:p>
          </table:table-cell>
          <table:table-cell table:style-name="TableCell217">
            <text:p text:style-name="P218">DSE duration</text:p>
          </table:table-cell>
          <table:table-cell table:style-name="TableCell219">
            <text:p text:style-name="P220">X</text:p>
          </table:table-cell>
        </table:table-row>
        <table:table-row table:style-name="TableRow221">
          <table:table-cell table:style-name="TableCell222">
            <text:p text:style-name="P223">PrevSt</text:p>
          </table:table-cell>
          <table:table-cell table:style-name="TableCell224">
            <text:p text:style-name="P225">Time difference between starts of the DSE and the previous one</text:p>
          </table:table-cell>
          <table:table-cell table:style-name="TableCell226">
            <text:p text:style-name="P227">X</text:p>
          </table:table-cell>
        </table:table-row>
        <table:table-row table:style-name="TableRow228">
          <table:table-cell table:style-name="TableCell229">
            <text:p text:style-name="P230">FMin</text:p>
          </table:table-cell>
          <table:table-cell table:style-name="TableCell231">
            <text:p text:style-name="P232">Minimum frequency</text:p>
          </table:table-cell>
          <table:table-cell table:style-name="TableCell233">
            <text:p text:style-name="P234">X</text:p>
          </table:table-cell>
        </table:table-row>
        <table:table-row table:style-name="TableRow235">
          <table:table-cell table:style-name="TableCell236">
            <text:p text:style-name="P237">FMax</text:p>
          </table:table-cell>
          <table:table-cell table:style-name="TableCell238">
            <text:p text:style-name="P239">Maximum frequency</text:p>
          </table:table-cell>
          <table:table-cell table:style-name="TableCell240">
            <text:p text:style-name="P241">V1</text:p>
          </table:table-cell>
        </table:table-row>
        <table:table-row table:style-name="TableRow242">
          <table:table-cell table:style-name="TableCell243">
            <text:p text:style-name="P244">BW</text:p>
          </table:table-cell>
          <table:table-cell table:style-name="TableCell245">
            <text:p text:style-name="P246">FMax-FMin</text:p>
          </table:table-cell>
          <table:table-cell table:style-name="TableCell247">
            <text:p text:style-name="P248">X</text:p>
          </table:table-cell>
        </table:table-row>
        <table:table-row table:style-name="TableRow249">
          <table:table-cell table:style-name="TableCell250">
            <text:p text:style-name="P251">FreqMP</text:p>
          </table:table-cell>
          <table:table-cell table:style-name="TableCell252">
            <text:p text:style-name="P253">Frequency of the master point (i.e. single element<text:s/>with the highest amplitude)</text:p>
          </table:table-cell>
          <table:table-cell table:style-name="TableCell254">
            <text:p text:style-name="P255">V1</text:p>
          </table:table-cell>
        </table:table-row>
        <table:table-row table:style-name="TableRow256">
          <table:table-cell table:style-name="TableCell257">
            <text:p text:style-name="P258">PosMP</text:p>
          </table:table-cell>
          <table:table-cell table:style-name="TableCell259">
            <text:p text:style-name="P260">Time Position of the master point (in fraction of the DSE duration)</text:p>
          </table:table-cell>
          <table:table-cell table:style-name="TableCell261">
            <text:p text:style-name="P262">X</text:p>
          </table:table-cell>
        </table:table-row>
        <table:table-row table:style-name="TableRow263">
          <table:table-cell table:style-name="TableCell264">
            <text:p text:style-name="P265">FreqPkS</text:p>
          </table:table-cell>
          <table:table-cell table:style-name="TableCell266">
            <text:p text:style-name="P267">Frequency of maximum energy (frequency energy is here calculated as the sum of amplitude among single frequency bands)</text:p>
          </table:table-cell>
          <table:table-cell table:style-name="TableCell268">
            <text:p text:style-name="Normal"><text:span text:style-name="T269">V1</text:span></text:p>
          </table:table-cell>
        </table:table-row>
        <table:table-row table:style-name="TableRow270">
          <table:table-cell table:style-name="TableCell271">
            <text:p text:style-name="P272">FreqPkM</text:p>
          </table:table-cell>
          <table:table-cell table:style-name="TableCell273">
            <text:p text:style-name="P274">Frequency of maximum energy (frequency energy is here calculated as the mean of amplitude among single frequency bands)</text:p>
          </table:table-cell>
          <table:table-cell table:style-name="TableCell275">
            <text:p text:style-name="Normal"><text:span text:style-name="T276">V1</text:span></text:p>
          </table:table-cell>
        </table:table-row>
        <table:table-row table:style-name="TableRow277">
          <table:table-cell table:style-name="TableCell278">
            <text:p text:style-name="P279">PosPkS</text:p>
          </table:table-cell>
          <table:table-cell table:style-name="TableCell280">
            <text:p text:style-name="P281">Time position of the element with maximum amplitude at FreqPkS (fraction of the DSE duration)</text:p>
          </table:table-cell>
          <table:table-cell table:style-name="TableCell282">
            <text:p text:style-name="Normal"><text:span text:style-name="T283">V1</text:span></text:p>
          </table:table-cell>
        </table:table-row>
        <table:table-row table:style-name="TableRow284">
          <table:table-cell table:style-name="TableCell285">
            <text:p text:style-name="P286">PosPkM</text:p>
          </table:table-cell>
          <table:table-cell table:style-name="TableCell287">
            <text:p text:style-name="P288">Time position of the<text:s/>element with maximum amplitude at FreqPkM (fraction of the DSE duration)</text:p>
          </table:table-cell>
          <table:table-cell table:style-name="TableCell289">
            <text:p text:style-name="Normal"><text:span text:style-name="T290">V1</text:span></text:p>
          </table:table-cell>
        </table:table-row>
        <table:table-row table:style-name="TableRow291">
          <table:table-cell table:style-name="TableCell292">
            <text:p text:style-name="P293">FreqPkS2</text:p>
          </table:table-cell>
          <table:table-cell table:style-name="TableCell294">
            <text:p text:style-name="P295">Frequency of the element with maximum amplitude at PosPkS time.</text:p>
          </table:table-cell>
          <table:table-cell table:style-name="TableCell296">
            <text:p text:style-name="Normal"><text:span text:style-name="T297">V1</text:span></text:p>
          </table:table-cell>
        </table:table-row>
        <table:table-row table:style-name="TableRow298">
          <table:table-cell table:style-name="TableCell299">
            <text:p text:style-name="P300">FreqPkM2</text:p>
          </table:table-cell>
          <table:table-cell table:style-name="TableCell301">
            <text:p text:style-name="P302">Frequency of the element with maximum amplitude at PosPkM time.</text:p>
          </table:table-cell>
          <table:table-cell table:style-name="TableCell303">
            <text:p text:style-name="Normal"><text:span text:style-name="T304">V1</text:span></text:p>
          </table:table-cell>
        </table:table-row>
        <table:table-row table:style-name="TableRow305">
          <table:table-cell table:style-name="TableCell306">
            <text:p text:style-name="P307">PrevMP1</text:p>
          </table:table-cell>
          <table:table-cell table:style-name="TableCell308">
            <text:p text:style-name="P309">Time difference<text:s/>between master points of the DSE and the previous one</text:p>
          </table:table-cell>
          <table:table-cell table:style-name="TableCell310">
            <text:p text:style-name="P311">X</text:p>
          </table:table-cell>
        </table:table-row>
        <table:table-row table:style-name="TableRow312">
          <table:table-cell table:style-name="TableCell313">
            <text:p text:style-name="P314">PrevMP2</text:p>
          </table:table-cell>
          <table:table-cell table:style-name="TableCell315">
            <text:p text:style-name="P316">Time difference between master points of the DSE and the previous one whose master point is between FMax and FMin, and conversely its FMin-FMax interval contains FreqMP of the current DSE</text:p>
          </table:table-cell>
          <table:table-cell table:style-name="TableCell317">
            <text:p text:style-name="P318">X</text:p>
          </table:table-cell>
        </table:table-row>
        <table:table-row table:style-name="TableRow319">
          <table:table-cell table:style-name="TableCell320">
            <text:p text:style-name="P321">NextMP1</text:p>
          </table:table-cell>
          <table:table-cell table:style-name="TableCell322">
            <text:p text:style-name="P323">Time difference between master points of the DSE and the next one</text:p>
          </table:table-cell>
          <table:table-cell table:style-name="TableCell324">
            <text:p text:style-name="P325">X</text:p>
          </table:table-cell>
        </table:table-row>
        <table:table-row table:style-name="TableRow326">
          <table:table-cell table:style-name="TableCell327">
            <text:p text:style-name="P328">NextMP2</text:p>
          </table:table-cell>
          <table:table-cell table:style-name="TableCell329">
            <text:p text:style-name="P330">Time difference between master points of the DSE and the next one whose master point is between FMax and FMin, and conversely its FMin-FMax interval contains FreqMP of the<text:s/>current DSE</text:p>
          </table:table-cell>
          <table:table-cell table:style-name="TableCell331">
            <text:p text:style-name="P332">X</text:p>
          </table:table-cell>
        </table:table-row>
        <text:soft-page-break/>
        <table:table-row table:style-name="TableRow333">
          <table:table-cell table:style-name="TableCell334">
            <text:p text:style-name="P335">Amp1</text:p>
          </table:table-cell>
          <table:table-cell table:style-name="TableCell336">
            <text:p text:style-name="P337"><text:span text:style-name="T338">Average amplitude among time windows within the 1st quarter of the DSE</text:span></text:p>
          </table:table-cell>
          <table:table-cell table:style-name="TableCell339">
            <text:p text:style-name="P340">X</text:p>
          </table:table-cell>
        </table:table-row>
        <table:table-row table:style-name="TableRow341">
          <table:table-cell table:style-name="TableCell342">
            <text:p text:style-name="P343">Amp2</text:p>
          </table:table-cell>
          <table:table-cell table:style-name="TableCell344">
            <text:p text:style-name="P345"><text:span text:style-name="T346">Average amplitude among time windows within the 2nd quarter of the DSE</text:span></text:p>
          </table:table-cell>
          <table:table-cell table:style-name="TableCell347">
            <text:p text:style-name="P348">X</text:p>
          </table:table-cell>
        </table:table-row>
        <table:table-row table:style-name="TableRow349">
          <table:table-cell table:style-name="TableCell350">
            <text:p text:style-name="P351">Amp3</text:p>
          </table:table-cell>
          <table:table-cell table:style-name="TableCell352">
            <text:p text:style-name="P353"><text:span text:style-name="T354">Average amplitude among time windows within the 3rd quarter of the DSE</text:span></text:p>
          </table:table-cell>
          <table:table-cell table:style-name="TableCell355">
            <text:p text:style-name="P356">X</text:p>
          </table:table-cell>
        </table:table-row>
        <table:table-row table:style-name="TableRow357">
          <table:table-cell table:style-name="TableCell358">
            <text:p text:style-name="P359">Amp4</text:p>
          </table:table-cell>
          <table:table-cell table:style-name="TableCell360">
            <text:p text:style-name="P361"><text:span text:style-name="T362">Average amplitude among time windows within the last quarter of the DSE</text:span></text:p>
          </table:table-cell>
          <table:table-cell table:style-name="TableCell363">
            <text:p text:style-name="P364">X</text:p>
          </table:table-cell>
        </table:table-row>
        <table:table-row table:style-name="TableRow365">
          <table:table-cell table:style-name="TableCell366">
            <text:p text:style-name="P367">NoisePrev</text:p>
          </table:table-cell>
          <table:table-cell table:style-name="TableCell368">
            <text:p text:style-name="P369">Average amplitude among the elements neighbouring the DSE on the left on a 3-element width (approx. 1 ms before)</text:p>
          </table:table-cell>
          <table:table-cell table:style-name="TableCell370">
            <text:p text:style-name="P371">X</text:p>
          </table:table-cell>
        </table:table-row>
        <table:table-row table:style-name="TableRow372">
          <table:table-cell table:style-name="TableCell373">
            <text:p text:style-name="P374">NoiseNext</text:p>
          </table:table-cell>
          <table:table-cell table:style-name="TableCell375">
            <text:p text:style-name="P376">Average amplitude among the elements neighbouring the DSE on the right on a 3-element width (approx. 1 ms after)</text:p>
          </table:table-cell>
          <table:table-cell table:style-name="TableCell377">
            <text:p text:style-name="P378">X</text:p>
          </table:table-cell>
        </table:table-row>
        <table:table-row table:style-name="TableRow379">
          <table:table-cell table:style-name="TableCell380">
            <text:p text:style-name="P381">NoiseDown</text:p>
          </table:table-cell>
          <table:table-cell table:style-name="TableCell382">
            <text:p text:style-name="P383"><text:span text:style-name="T384">Average amplitude among the elements neighbouring the DSE on the top on a 3-element width (approx. 2 kHz above)</text:span></text:p>
          </table:table-cell>
          <table:table-cell table:style-name="TableCell385">
            <text:p text:style-name="P386">X</text:p>
          </table:table-cell>
        </table:table-row>
        <table:table-row table:style-name="TableRow387">
          <table:table-cell table:style-name="TableCell388">
            <text:p text:style-name="P389">NoiseUp</text:p>
          </table:table-cell>
          <table:table-cell table:style-name="TableCell390">
            <text:p text:style-name="P391"><text:span text:style-name="T392">Average energy among the elements neighbouring<text:s/></text:span><text:span text:style-name="T393">the DSE on the bottom on a 3-element width (approx. 2 kHz below)</text:span></text:p>
          </table:table-cell>
          <table:table-cell table:style-name="TableCell394">
            <text:p text:style-name="P395">X</text:p>
          </table:table-cell>
        </table:table-row>
        <table:table-row table:style-name="TableRow396">
          <table:table-cell table:style-name="TableCell397">
            <text:p text:style-name="P398">CVAmp</text:p>
          </table:table-cell>
          <table:table-cell table:style-name="TableCell399">
            <text:p text:style-name="P400"><text:span text:style-name="T401">Coefficient of variation of Amp1, Amp2, Amp3 and Amp4</text:span></text:p>
          </table:table-cell>
          <table:table-cell table:style-name="TableCell402">
            <text:p text:style-name="P403">X</text:p>
          </table:table-cell>
        </table:table-row>
        <table:table-row table:style-name="TableRow404">
          <table:table-cell table:style-name="TableCell405">
            <text:p text:style-name="P406">Dbl8</text:p>
          </table:table-cell>
          <table:table-cell table:style-name="TableCell407">
            <text:p text:style-name="P408">Amplitude difference between the DSE and low-frequency noise (=everything below 8kHz)</text:p>
          </table:table-cell>
          <table:table-cell table:style-name="TableCell409">
            <text:p text:style-name="P410">X</text:p>
          </table:table-cell>
        </table:table-row>
        <table:table-row table:style-name="TableRow411">
          <table:table-cell table:style-name="TableCell412">
            <text:p text:style-name="P413">Stab</text:p>
          </table:table-cell>
          <table:table-cell table:style-name="TableCell414">
            <text:p text:style-name="P415"><text:span text:style-name="T416">An index of amplitude stab</text:span><text:span text:style-name="T417">ility around the master point: average amplitude change between neighbouring elements within the DSE, inversely weighted by distance from Master Point</text:span></text:p>
          </table:table-cell>
          <table:table-cell table:style-name="TableCell418">
            <text:p text:style-name="P419">X</text:p>
          </table:table-cell>
        </table:table-row>
        <table:table-row table:style-name="TableRow420">
          <table:table-cell table:style-name="TableCell421">
            <text:p text:style-name="P422">HeiET</text:p>
          </table:table-cell>
          <table:table-cell table:style-name="TableCell423">
            <text:p text:style-name="P424">Number of time windows within the DSE, whose cumulated amplitude exceeds 80% of the cumulated<text:s/>amplitude of the master point time window</text:p>
          </table:table-cell>
          <table:table-cell table:style-name="TableCell425">
            <text:p text:style-name="P426">X</text:p>
          </table:table-cell>
        </table:table-row>
        <table:table-row table:style-name="TableRow427">
          <table:table-cell table:style-name="TableCell428">
            <text:p text:style-name="P429">HeiEM</text:p>
          </table:table-cell>
          <table:table-cell table:style-name="TableCell430">
            <text:p text:style-name="P431">Number of time windows within the DSE, whose mean amplitude exceeds 80% of the mean amplitude of the master point time window</text:p>
          </table:table-cell>
          <table:table-cell table:style-name="TableCell432">
            <text:p text:style-name="P433">X</text:p>
          </table:table-cell>
        </table:table-row>
        <table:table-row table:style-name="TableRow434">
          <table:table-cell table:style-name="TableCell435">
            <text:p text:style-name="P436">HeiRT</text:p>
          </table:table-cell>
          <table:table-cell table:style-name="TableCell437">
            <text:p text:style-name="P438">HeiET divided by total number of time windows</text:p>
          </table:table-cell>
          <table:table-cell table:style-name="TableCell439">
            <text:p text:style-name="P440">X</text:p>
          </table:table-cell>
        </table:table-row>
        <table:table-row table:style-name="TableRow441">
          <table:table-cell table:style-name="TableCell442">
            <text:p text:style-name="P443">HeiRM</text:p>
          </table:table-cell>
          <table:table-cell table:style-name="TableCell444">
            <text:p text:style-name="P445">HeiEM divided by total number of time windows</text:p>
          </table:table-cell>
          <table:table-cell table:style-name="TableCell446">
            <text:p text:style-name="P447">X</text:p>
          </table:table-cell>
        </table:table-row>
        <table:table-row table:style-name="TableRow448">
          <table:table-cell table:style-name="TableCell449">
            <text:p text:style-name="P450">HeiETT</text:p>
          </table:table-cell>
          <table:table-cell table:style-name="TableCell451">
            <text:p text:style-name="P452">Number of time windows, after master point and within the DSE, whose cumulated amplitude exceeds 80% of the cumulated amplitude of the master point time window</text:p>
          </table:table-cell>
          <table:table-cell table:style-name="TableCell453">
            <text:p text:style-name="P454">V1</text:p>
          </table:table-cell>
        </table:table-row>
        <table:table-row table:style-name="TableRow455">
          <table:table-cell table:style-name="TableCell456">
            <text:p text:style-name="P457">HeiEMT</text:p>
          </table:table-cell>
          <table:table-cell table:style-name="TableCell458">
            <text:p text:style-name="P459">Number of time windows, after master point<text:s/>and within the DSE, whose mean amplitude exceeds 80% of the mean amplitude of the master point time window</text:p>
          </table:table-cell>
          <table:table-cell table:style-name="TableCell460">
            <text:p text:style-name="P461">X</text:p>
          </table:table-cell>
        </table:table-row>
        <table:table-row table:style-name="TableRow462">
          <table:table-cell table:style-name="TableCell463">
            <text:p text:style-name="P464">HeiRTT</text:p>
          </table:table-cell>
          <table:table-cell table:style-name="TableCell465">
            <text:p text:style-name="P466">HeiETT divided by total number of time windows</text:p>
          </table:table-cell>
          <table:table-cell table:style-name="TableCell467">
            <text:p text:style-name="P468">X</text:p>
          </table:table-cell>
        </table:table-row>
        <text:soft-page-break/>
        <table:table-row table:style-name="TableRow469">
          <table:table-cell table:style-name="TableCell470">
            <text:p text:style-name="P471">HeiRMT</text:p>
          </table:table-cell>
          <table:table-cell table:style-name="TableCell472">
            <text:p text:style-name="P473">HeiEMT divided by total number of time windows</text:p>
          </table:table-cell>
          <table:table-cell table:style-name="TableCell474">
            <text:p text:style-name="P475">X</text:p>
          </table:table-cell>
        </table:table-row>
        <table:table-row table:style-name="TableRow476">
          <table:table-cell table:style-name="TableCell477">
            <text:p text:style-name="P478">MedInt</text:p>
          </table:table-cell>
          <table:table-cell table:style-name="TableCell479">
            <text:p text:style-name="P480">Median of intervals<text:s/>between DSEs of similar frequency bands (i.e. whose master point is within +/- 2 frequency bands around the current DSE master point, corresponding to <text:s/>an approx. 3 kHz interval)</text:p>
          </table:table-cell>
          <table:table-cell table:style-name="TableCell481">
            <text:p text:style-name="P482">V1</text:p>
          </table:table-cell>
        </table:table-row>
        <table:table-row table:style-name="TableRow483">
          <table:table-cell table:style-name="TableCell484">
            <text:p text:style-name="P485">Int25</text:p>
          </table:table-cell>
          <table:table-cell table:style-name="TableCell486">
            <text:p text:style-name="P487">1st quartile of intervals between DSEs of similar frequency bands<text:s/>(i.e. whose master point is within +/- 2 frequency bands around the current DSE master point, corresponding to <text:s/>an approx. 3 kHz interval)</text:p>
          </table:table-cell>
          <table:table-cell table:style-name="TableCell488">
            <text:p text:style-name="P489">X</text:p>
          </table:table-cell>
        </table:table-row>
        <table:table-row table:style-name="TableRow490">
          <table:table-cell table:style-name="TableCell491">
            <text:p text:style-name="P492">Int75</text:p>
          </table:table-cell>
          <table:table-cell table:style-name="TableCell493">
            <text:p text:style-name="P494"><text:span text:style-name="T495">3</text:span><text:span text:style-name="T496">rd</text:span><text:span text:style-name="T497"><text:s/>quartile of intervals between DSEs of similar frequency bands (i.e. whose master point is within +/- 2 f</text:span><text:span text:style-name="T498">requency bands around the current DSE master point, corresponding to <text:s/>an approx. 3 kHz interval)</text:span></text:p>
          </table:table-cell>
          <table:table-cell table:style-name="TableCell499">
            <text:p text:style-name="P500">X</text:p>
          </table:table-cell>
        </table:table-row>
        <table:table-row table:style-name="TableRow501">
          <table:table-cell table:style-name="TableCell502">
            <text:p text:style-name="P503">RInt1</text:p>
          </table:table-cell>
          <table:table-cell table:style-name="TableCell504">
            <text:p text:style-name="P505">Int75 / Int25</text:p>
          </table:table-cell>
          <table:table-cell table:style-name="TableCell506">
            <text:p text:style-name="P507">X</text:p>
          </table:table-cell>
        </table:table-row>
        <table:table-row table:style-name="TableRow508">
          <table:table-cell table:style-name="TableCell509">
            <text:p text:style-name="P510">IntDev</text:p>
          </table:table-cell>
          <table:table-cell table:style-name="TableCell511">
            <text:p text:style-name="P512">Median deviation from MedInt among the “similar frequency” (see MedInt above) intervals</text:p>
          </table:table-cell>
          <table:table-cell table:style-name="TableCell513">
            <text:p text:style-name="P514">V1</text:p>
          </table:table-cell>
        </table:table-row>
        <table:table-row table:style-name="TableRow515">
          <table:table-cell table:style-name="TableCell516">
            <text:p text:style-name="P517">SmIntDev</text:p>
          </table:table-cell>
          <table:table-cell table:style-name="TableCell518">
            <text:p text:style-name="P519">Median deviation from Int25 among the half smallest “similar frequency” (see Int25 above) intervals</text:p>
          </table:table-cell>
          <table:table-cell table:style-name="TableCell520">
            <text:p text:style-name="P521">X</text:p>
          </table:table-cell>
        </table:table-row>
        <table:table-row table:style-name="TableRow522">
          <table:table-cell table:style-name="TableCell523">
            <text:p text:style-name="P524">LgIntDev</text:p>
          </table:table-cell>
          <table:table-cell table:style-name="TableCell525">
            <text:p text:style-name="P526">Median deviation from Int75 among the half largest “similar frequency” (see Int75 above) intervals</text:p>
          </table:table-cell>
          <table:table-cell table:style-name="TableCell527">
            <text:p text:style-name="P528">X</text:p>
          </table:table-cell>
        </table:table-row>
        <table:table-row table:style-name="TableRow529">
          <table:table-cell table:style-name="TableCell530">
            <text:p text:style-name="P531">VarInt</text:p>
          </table:table-cell>
          <table:table-cell table:style-name="TableCell532">
            <text:p text:style-name="P533">IntDev/MedInt</text:p>
          </table:table-cell>
          <table:table-cell table:style-name="TableCell534">
            <text:p text:style-name="P535">X</text:p>
          </table:table-cell>
        </table:table-row>
        <table:table-row table:style-name="TableRow536">
          <table:table-cell table:style-name="TableCell537">
            <text:p text:style-name="P538">VarSmInt</text:p>
          </table:table-cell>
          <table:table-cell table:style-name="TableCell539">
            <text:p text:style-name="P540">SmIntDev/Int25</text:p>
          </table:table-cell>
          <table:table-cell table:style-name="TableCell541">
            <text:p text:style-name="P542">X</text:p>
          </table:table-cell>
        </table:table-row>
        <table:table-row table:style-name="TableRow543">
          <table:table-cell table:style-name="TableCell544">
            <text:p text:style-name="P545">VarLgInt</text:p>
          </table:table-cell>
          <table:table-cell table:style-name="TableCell546">
            <text:p text:style-name="P547">LgIntDev/Int75</text:p>
          </table:table-cell>
          <table:table-cell table:style-name="TableCell548">
            <text:p text:style-name="P549">X</text:p>
          </table:table-cell>
        </table:table-row>
        <table:table-row table:style-name="TableRow550">
          <table:table-cell table:style-name="TableCell551">
            <text:p text:style-name="P552">RIntDev1</text:p>
          </table:table-cell>
          <table:table-cell table:style-name="TableCell553">
            <text:p text:style-name="P554">LgIntDev/SmIntDev</text:p>
          </table:table-cell>
          <table:table-cell table:style-name="TableCell555">
            <text:p text:style-name="P556">X</text:p>
          </table:table-cell>
        </table:table-row>
        <table:table-row table:style-name="TableRow557">
          <table:table-cell table:style-name="TableCell558">
            <text:p text:style-name="P559">EnStabSm</text:p>
          </table:table-cell>
          <table:table-cell table:style-name="TableCell560">
            <text:p text:style-name="P561">Average change of amplitude between adjacent elements on a square of 7 x 7 elements around the master point (~2 ms - ~5kHz)</text:p>
          </table:table-cell>
          <table:table-cell table:style-name="TableCell562">
            <text:p text:style-name="P563">X</text:p>
          </table:table-cell>
        </table:table-row>
        <table:table-row table:style-name="TableRow564">
          <table:table-cell table:style-name="TableCell565">
            <text:p text:style-name="P566">EnStabLg</text:p>
          </table:table-cell>
          <table:table-cell table:style-name="TableCell567">
            <text:p text:style-name="P568">Average change of amplitude between adjacent elements on a<text:s/>square of 21 x 21 elements around the master point (~6 ms - ~11kHz)</text:p>
          </table:table-cell>
          <table:table-cell table:style-name="TableCell569">
            <text:p text:style-name="P570">X</text:p>
          </table:table-cell>
        </table:table-row>
        <table:table-row table:style-name="TableRow571">
          <table:table-cell table:style-name="TableCell572">
            <text:p text:style-name="P573">HetX</text:p>
          </table:table-cell>
          <table:table-cell table:style-name="TableCell574">
            <text:p text:style-name="P575">Proportion of change of amplitude slope, among each set of 3 consecutive elements along the time axis.<text:s/></text:p>
          </table:table-cell>
          <table:table-cell table:style-name="TableCell576">
            <text:p text:style-name="P577">X</text:p>
          </table:table-cell>
        </table:table-row>
        <table:table-row table:style-name="TableRow578">
          <table:table-cell table:style-name="TableCell579">
            <text:p text:style-name="P580">HetY</text:p>
          </table:table-cell>
          <table:table-cell table:style-name="TableCell581">
            <text:p text:style-name="P582">Proportion of change of amplitude slope, among each set of 3<text:s/>consecutive elements along the frequency axis.<text:s/></text:p>
          </table:table-cell>
          <table:table-cell table:style-name="TableCell583">
            <text:p text:style-name="P584">V1</text:p>
          </table:table-cell>
        </table:table-row>
        <table:table-row table:style-name="TableRow585">
          <table:table-cell table:style-name="TableCell586">
            <text:p text:style-name="P587">HetXr</text:p>
          </table:table-cell>
          <table:table-cell table:style-name="TableCell588">
            <text:p text:style-name="P589">Idem HetX but restricted to the 7 frequency bands around the master point.</text:p>
          </table:table-cell>
          <table:table-cell table:style-name="TableCell590">
            <text:p text:style-name="P591">V1</text:p>
          </table:table-cell>
        </table:table-row>
        <table:table-row table:style-name="TableRow592">
          <table:table-cell table:style-name="TableCell593">
            <text:p text:style-name="P594">HetYr</text:p>
          </table:table-cell>
          <table:table-cell table:style-name="TableCell595">
            <text:p text:style-name="P596">Idem HetY but restricted to the 7 time windows around the master point.</text:p>
          </table:table-cell>
          <table:table-cell table:style-name="TableCell597">
            <text:p text:style-name="P598">X</text:p>
          </table:table-cell>
        </table:table-row>
        <table:table-row table:style-name="TableRow599">
          <table:table-cell table:style-name="TableCell600">
            <text:p text:style-name="P601">HetYr2</text:p>
          </table:table-cell>
          <table:table-cell table:style-name="TableCell602">
            <text:p text:style-name="P603">Average amplitude difference between adjacent elements</text:p>
          </table:table-cell>
          <table:table-cell table:style-name="TableCell604">
            <text:p text:style-name="P605">V1</text:p>
          </table:table-cell>
        </table:table-row>
        <table:table-row table:style-name="TableRow606">
          <table:table-cell table:style-name="TableCell607">
            <text:p text:style-name="P608"><text:span text:style-name="T609">HetCMC</text:span></text:p>
          </table:table-cell>
          <table:table-cell table:style-name="TableCell610">
            <text:p text:style-name="P611"><text:span text:style-name="T612">Proportion of consecutive time windows where average amplitude slope changes</text:span></text:p>
          </table:table-cell>
          <table:table-cell table:style-name="TableCell613">
            <text:p text:style-name="P614">X</text:p>
          </table:table-cell>
        </table:table-row>
        <table:table-row table:style-name="TableRow615">
          <table:table-cell table:style-name="TableCell616">
            <text:p text:style-name="P617"><text:span text:style-name="T618">HetCMD</text:span></text:p>
          </table:table-cell>
          <table:table-cell table:style-name="TableCell619">
            <text:p text:style-name="P620">Average difference of average amplitude between each pair of consecutive time windows</text:p>
          </table:table-cell>
          <table:table-cell table:style-name="TableCell621">
            <text:p text:style-name="P622">X</text:p>
          </table:table-cell>
        </table:table-row>
        <table:table-row table:style-name="TableRow623">
          <table:table-cell table:style-name="TableCell624">
            <text:p text:style-name="P625"><text:span text:style-name="T626">HetCTC</text:span></text:p>
          </table:table-cell>
          <table:table-cell table:style-name="TableCell627">
            <text:p text:style-name="P628"><text:span text:style-name="T629">Proportion of consecutive time windows</text:span><text:span text:style-name="T630"><text:s/>where cumulated amplitude slope changes</text:span></text:p>
          </table:table-cell>
          <table:table-cell table:style-name="TableCell631">
            <text:p text:style-name="P632">X</text:p>
          </table:table-cell>
        </table:table-row>
        <table:table-row table:style-name="TableRow633">
          <table:table-cell table:style-name="TableCell634">
            <text:p text:style-name="P635"><text:span text:style-name="T636">HetCTD</text:span></text:p>
          </table:table-cell>
          <table:table-cell table:style-name="TableCell637">
            <text:p text:style-name="P638">Average difference of cumulated amplitude between each pair of consecutive time windows</text:p>
          </table:table-cell>
          <table:table-cell table:style-name="TableCell639">
            <text:p text:style-name="P640">X</text:p>
          </table:table-cell>
        </table:table-row>
        <table:table-row table:style-name="TableRow641">
          <table:table-cell table:style-name="TableCell642">
            <text:p text:style-name="P643"><text:span text:style-name="T644">HetCMnP</text:span></text:p>
          </table:table-cell>
          <table:table-cell table:style-name="TableCell645">
            <text:p text:style-name="P646">Number of local average amplitude maxima among time windows</text:p>
          </table:table-cell>
          <table:table-cell table:style-name="TableCell647">
            <text:p text:style-name="P648">V1</text:p>
          </table:table-cell>
        </table:table-row>
        <text:soft-page-break/>
        <table:table-row table:style-name="TableRow649">
          <table:table-cell table:style-name="TableCell650">
            <text:p text:style-name="P651"><text:span text:style-name="T652">HetCMfP</text:span></text:p>
          </table:table-cell>
          <table:table-cell table:style-name="TableCell653">
            <text:p text:style-name="P654">Density of local average amplitude<text:s/>maxima among time windows</text:p>
          </table:table-cell>
          <table:table-cell table:style-name="TableCell655">
            <text:p text:style-name="P656">X</text:p>
          </table:table-cell>
        </table:table-row>
        <table:table-row table:style-name="TableRow657">
          <table:table-cell table:style-name="TableCell658">
            <text:p text:style-name="P659"><text:span text:style-name="T660">HetCTnP</text:span></text:p>
          </table:table-cell>
          <table:table-cell table:style-name="TableCell661">
            <text:p text:style-name="P662">Number of local cumulated amplitude maxima among time windows</text:p>
          </table:table-cell>
          <table:table-cell table:style-name="TableCell663">
            <text:p text:style-name="P664">V1</text:p>
          </table:table-cell>
        </table:table-row>
        <table:table-row table:style-name="TableRow665">
          <table:table-cell table:style-name="TableCell666">
            <text:p text:style-name="P667"><text:span text:style-name="T668">HetCTfP</text:span></text:p>
          </table:table-cell>
          <table:table-cell table:style-name="TableCell669">
            <text:p text:style-name="P670">Density of local cumulated amplitude maxima among time windows</text:p>
          </table:table-cell>
          <table:table-cell table:style-name="TableCell671">
            <text:p text:style-name="P672">X</text:p>
          </table:table-cell>
        </table:table-row>
        <table:table-row table:style-name="TableRow673">
          <table:table-cell table:style-name="TableCell674">
            <text:p text:style-name="P675"><text:span text:style-name="T676">HetPicsMAD</text:span></text:p>
          </table:table-cell>
          <table:table-cell table:style-name="TableCell677">
            <text:p text:style-name="P678"><text:span text:style-name="T679">Median interval between<text:s/></text:span><text:span text:style-name="T680">local average amplitude maxima among time w</text:span><text:span text:style-name="T681">indows</text:span></text:p>
          </table:table-cell>
          <table:table-cell table:style-name="TableCell682">
            <text:p text:style-name="P683">V1</text:p>
          </table:table-cell>
        </table:table-row>
        <table:table-row table:style-name="TableRow684">
          <table:table-cell table:style-name="TableCell685">
            <text:p text:style-name="P686"><text:span text:style-name="T687">HetPicsMALD</text:span></text:p>
          </table:table-cell>
          <table:table-cell table:style-name="TableCell688">
            <text:p text:style-name="P689"><text:span text:style-name="T690"><text:s/>1st quartile of intervals between<text:s/></text:span><text:span text:style-name="T691">local average amplitude maxima among time windows</text:span></text:p>
          </table:table-cell>
          <table:table-cell table:style-name="TableCell692">
            <text:p text:style-name="P693">X</text:p>
          </table:table-cell>
        </table:table-row>
        <table:table-row table:style-name="TableRow694">
          <table:table-cell table:style-name="TableCell695">
            <text:p text:style-name="P696"><text:span text:style-name="T697">HetPicsMABD</text:span></text:p>
          </table:table-cell>
          <table:table-cell table:style-name="TableCell698">
            <text:p text:style-name="P699"><text:span text:style-name="T700">3rd quartile of intervals between<text:s/></text:span><text:span text:style-name="T701">local average amplitude maxima among time windows</text:span></text:p>
          </table:table-cell>
          <table:table-cell table:style-name="TableCell702">
            <text:p text:style-name="P703">X</text:p>
          </table:table-cell>
        </table:table-row>
        <table:table-row table:style-name="TableRow704">
          <table:table-cell table:style-name="TableCell705">
            <text:p text:style-name="P706"><text:span text:style-name="T707">HetPicsMRBLD</text:span></text:p>
          </table:table-cell>
          <table:table-cell table:style-name="TableCell708">
            <text:p text:style-name="P709">HetPicsMABD / HetPicsMALD</text:p>
          </table:table-cell>
          <table:table-cell table:style-name="TableCell710">
            <text:p text:style-name="P711">X</text:p>
          </table:table-cell>
        </table:table-row>
        <table:table-row table:style-name="TableRow712">
          <table:table-cell table:style-name="TableCell713">
            <text:p text:style-name="P714"><text:span text:style-name="T715">HetPicsTAD</text:span></text:p>
          </table:table-cell>
          <table:table-cell table:style-name="TableCell716">
            <text:p text:style-name="P717"><text:span text:style-name="T718">Median interval between<text:s/></text:span><text:span text:style-name="T719">local cumulated amplitude maxima among time windows</text:span></text:p>
          </table:table-cell>
          <table:table-cell table:style-name="TableCell720">
            <text:p text:style-name="Normal"><text:span text:style-name="T721">V1</text:span></text:p>
          </table:table-cell>
        </table:table-row>
        <table:table-row table:style-name="TableRow722">
          <table:table-cell table:style-name="TableCell723">
            <text:p text:style-name="P724"><text:span text:style-name="T725">HetPicsTALD</text:span></text:p>
          </table:table-cell>
          <table:table-cell table:style-name="TableCell726">
            <text:p text:style-name="P727"><text:span text:style-name="T728">1st quartile of intervals between<text:s/></text:span><text:span text:style-name="T729">local cumulated amplitude maxima among time windows</text:span></text:p>
          </table:table-cell>
          <table:table-cell table:style-name="TableCell730">
            <text:p text:style-name="Normal"><text:span text:style-name="T731">V1</text:span></text:p>
          </table:table-cell>
        </table:table-row>
        <table:table-row table:style-name="TableRow732">
          <table:table-cell table:style-name="TableCell733">
            <text:p text:style-name="P734"><text:span text:style-name="T735">HetPicsTABD</text:span></text:p>
          </table:table-cell>
          <table:table-cell table:style-name="TableCell736">
            <text:p text:style-name="P737"><text:span text:style-name="T738">3rd quartile of intervals between<text:s/></text:span><text:span text:style-name="T739">local cumulated<text:s/></text:span><text:span text:style-name="T740">amplitude maxima among time windows</text:span></text:p>
          </table:table-cell>
          <table:table-cell table:style-name="TableCell741">
            <text:p text:style-name="P742">X</text:p>
          </table:table-cell>
        </table:table-row>
        <table:table-row table:style-name="TableRow743">
          <table:table-cell table:style-name="TableCell744">
            <text:p text:style-name="P745"><text:span text:style-name="T746">HetPicsTRLBD</text:span></text:p>
          </table:table-cell>
          <table:table-cell table:style-name="TableCell747">
            <text:p text:style-name="P748">HetPicsTABD / HetPicsTALD</text:p>
          </table:table-cell>
          <table:table-cell table:style-name="TableCell749">
            <text:p text:style-name="P750">X</text:p>
          </table:table-cell>
        </table:table-row>
        <table:table-row table:style-name="TableRow751">
          <table:table-cell table:style-name="TableCell752">
            <text:p text:style-name="P753">VDPicsM</text:p>
          </table:table-cell>
          <table:table-cell table:style-name="TableCell754">
            <text:p text:style-name="P755"><text:span text:style-name="T756">Median deviance from<text:s/></text:span><text:span text:style-name="T757">HetPicsMAD</text:span><text:span text:style-name="T758"><text:s/>among intervals between local average amplitude maxima among time windows</text:span></text:p>
          </table:table-cell>
          <table:table-cell table:style-name="TableCell759">
            <text:p text:style-name="Normal"><text:span text:style-name="T760">V1</text:span></text:p>
          </table:table-cell>
        </table:table-row>
        <table:table-row table:style-name="TableRow761">
          <table:table-cell table:style-name="TableCell762">
            <text:p text:style-name="P763">VLDPicsM</text:p>
          </table:table-cell>
          <table:table-cell table:style-name="TableCell764">
            <text:p text:style-name="P765"><text:span text:style-name="T766">1st quartile deviance from<text:s/></text:span><text:span text:style-name="T767">HetPicsMAD</text:span><text:span text:style-name="T768"><text:s/>among<text:s/></text:span><text:span text:style-name="T769">intervals between local average amplitude maxima among time windows</text:span></text:p>
          </table:table-cell>
          <table:table-cell table:style-name="TableCell770">
            <text:p text:style-name="Normal"><text:span text:style-name="T771">V1</text:span></text:p>
          </table:table-cell>
        </table:table-row>
        <table:table-row table:style-name="TableRow772">
          <table:table-cell table:style-name="TableCell773">
            <text:p text:style-name="P774"><text:span text:style-name="T775">VBDPicsM</text:span></text:p>
          </table:table-cell>
          <table:table-cell table:style-name="TableCell776">
            <text:p text:style-name="P777"><text:span text:style-name="T778">3rd quartile deviance from<text:s/></text:span><text:span text:style-name="T779">HetPicsMAD</text:span><text:span text:style-name="T780"><text:s/>among intervals between local average amplitude maxima among time windows</text:span></text:p>
          </table:table-cell>
          <table:table-cell table:style-name="TableCell781">
            <text:p text:style-name="Normal"><text:span text:style-name="T782">V1</text:span></text:p>
          </table:table-cell>
        </table:table-row>
        <table:table-row table:style-name="TableRow783">
          <table:table-cell table:style-name="TableCell784">
            <text:p text:style-name="P785"><text:span text:style-name="T786">VDPPicsM</text:span></text:p>
          </table:table-cell>
          <table:table-cell table:style-name="TableCell787">
            <text:p text:style-name="P788">VDPicsM / HetPicsMAD</text:p>
          </table:table-cell>
          <table:table-cell table:style-name="TableCell789">
            <text:p text:style-name="P790">V1</text:p>
          </table:table-cell>
        </table:table-row>
        <table:table-row table:style-name="TableRow791">
          <table:table-cell table:style-name="TableCell792">
            <text:p text:style-name="P793"><text:span text:style-name="T794">VLDPPicsM</text:span></text:p>
          </table:table-cell>
          <table:table-cell table:style-name="TableCell795">
            <text:p text:style-name="P796">VLDPicsM /<text:s/>HetPicsMALD</text:p>
          </table:table-cell>
          <table:table-cell table:style-name="TableCell797">
            <text:p text:style-name="P798">X</text:p>
          </table:table-cell>
        </table:table-row>
        <table:table-row table:style-name="TableRow799">
          <table:table-cell table:style-name="TableCell800">
            <text:p text:style-name="P801"><text:span text:style-name="T802">VBDPPicsM</text:span></text:p>
          </table:table-cell>
          <table:table-cell table:style-name="TableCell803">
            <text:p text:style-name="P804">VBDPicsM / HetPicsMABD<text:s/></text:p>
          </table:table-cell>
          <table:table-cell table:style-name="TableCell805">
            <text:p text:style-name="P806">X</text:p>
          </table:table-cell>
        </table:table-row>
        <table:table-row table:style-name="TableRow807">
          <table:table-cell table:style-name="TableCell808">
            <text:p text:style-name="P809">VDPicsT</text:p>
          </table:table-cell>
          <table:table-cell table:style-name="TableCell810">
            <text:p text:style-name="P811"><text:span text:style-name="T812">Median deviance from<text:s/></text:span><text:span text:style-name="T813">HetPicsMAD</text:span><text:span text:style-name="T814"><text:s/>among intervals between local cumulated amplitude maxima among time windows</text:span></text:p>
          </table:table-cell>
          <table:table-cell table:style-name="TableCell815">
            <text:p text:style-name="Normal"><text:span text:style-name="T816">V1</text:span></text:p>
          </table:table-cell>
        </table:table-row>
        <table:table-row table:style-name="TableRow817">
          <table:table-cell table:style-name="TableCell818">
            <text:p text:style-name="P819">VLDPicsT</text:p>
          </table:table-cell>
          <table:table-cell table:style-name="TableCell820">
            <text:p text:style-name="P821"><text:span text:style-name="T822">1st quartile deviance from<text:s/></text:span><text:span text:style-name="T823">HetPicsMAD</text:span><text:span text:style-name="T824"><text:s/>among intervals between local<text:s/></text:span><text:span text:style-name="T825">cumulated amplitude maxima among time windows</text:span></text:p>
          </table:table-cell>
          <table:table-cell table:style-name="TableCell826">
            <text:p text:style-name="Normal"><text:span text:style-name="T827">V1</text:span></text:p>
          </table:table-cell>
        </table:table-row>
        <table:table-row table:style-name="TableRow828">
          <table:table-cell table:style-name="TableCell829">
            <text:p text:style-name="P830"><text:span text:style-name="T831">VBDPicsT</text:span></text:p>
          </table:table-cell>
          <table:table-cell table:style-name="TableCell832">
            <text:p text:style-name="P833"><text:span text:style-name="T834">3rd quartile deviance from<text:s/></text:span><text:span text:style-name="T835">HetPicsMAD</text:span><text:span text:style-name="T836"><text:s/>among intervals between local cumulated amplitude maxima among time windows</text:span></text:p>
          </table:table-cell>
          <table:table-cell table:style-name="TableCell837">
            <text:p text:style-name="Normal"><text:span text:style-name="T838">V1</text:span></text:p>
          </table:table-cell>
        </table:table-row>
        <text:soft-page-break/>
        <table:table-row table:style-name="TableRow839">
          <table:table-cell table:style-name="TableCell840">
            <text:p text:style-name="P841"><text:span text:style-name="T842">VDPPicsT</text:span></text:p>
          </table:table-cell>
          <table:table-cell table:style-name="TableCell843">
            <text:p text:style-name="P844">VDPicsT / HetPicsTAD</text:p>
          </table:table-cell>
          <table:table-cell table:style-name="TableCell845">
            <text:p text:style-name="Normal"><text:span text:style-name="T846">V1</text:span></text:p>
          </table:table-cell>
        </table:table-row>
        <table:table-row table:style-name="TableRow847">
          <table:table-cell table:style-name="TableCell848">
            <text:p text:style-name="P849"><text:span text:style-name="T850">VLDPPicsT</text:span></text:p>
          </table:table-cell>
          <table:table-cell table:style-name="TableCell851">
            <text:p text:style-name="P852">VLDPicsT / HetPicsMALD</text:p>
          </table:table-cell>
          <table:table-cell table:style-name="TableCell853">
            <text:p text:style-name="P854">X</text:p>
          </table:table-cell>
        </table:table-row>
        <table:table-row table:style-name="TableRow855">
          <table:table-cell table:style-name="TableCell856">
            <text:p text:style-name="P857"><text:span text:style-name="T858">VBDPPicsT</text:span></text:p>
          </table:table-cell>
          <table:table-cell table:style-name="TableCell859">
            <text:p text:style-name="P860">VBDPicsM / HetPicsMABD<text:s/></text:p>
          </table:table-cell>
          <table:table-cell table:style-name="TableCell861">
            <text:p text:style-name="P862">X</text:p>
          </table:table-cell>
        </table:table-row>
        <table:table-row table:style-name="TableRow863">
          <table:table-cell table:style-name="TableCell864">
            <text:p text:style-name="P865">Ramp_2_1</text:p>
          </table:table-cell>
          <table:table-cell table:style-name="TableCell866">
            <text:p text:style-name="P867">Ratio of average amplitude between the elements whose frequency is twice that of the DSE and those of the current DSE</text:p>
          </table:table-cell>
          <table:table-cell table:style-name="TableCell868">
            <text:p text:style-name="P869">X</text:p>
          </table:table-cell>
        </table:table-row>
        <table:table-row table:style-name="TableRow870">
          <table:table-cell table:style-name="TableCell871">
            <text:p text:style-name="P872">Ramp_3_1</text:p>
          </table:table-cell>
          <table:table-cell table:style-name="TableCell873">
            <text:p text:style-name="P874">The same for triple frequency</text:p>
          </table:table-cell>
          <table:table-cell table:style-name="TableCell875">
            <text:p text:style-name="P876">X</text:p>
          </table:table-cell>
        </table:table-row>
        <table:table-row table:style-name="TableRow877">
          <table:table-cell table:style-name="TableCell878">
            <text:p text:style-name="P879">Ramp_3_2</text:p>
          </table:table-cell>
          <table:table-cell table:style-name="TableCell880">
            <text:p text:style-name="P881">The same for frequency multiplied by 1.5</text:p>
          </table:table-cell>
          <table:table-cell table:style-name="TableCell882">
            <text:p text:style-name="P883">X</text:p>
          </table:table-cell>
        </table:table-row>
        <table:table-row table:style-name="TableRow884">
          <table:table-cell table:style-name="TableCell885">
            <text:p text:style-name="P886">Ramp_1_2</text:p>
          </table:table-cell>
          <table:table-cell table:style-name="TableCell887">
            <text:p text:style-name="P888">The same for half frequency</text:p>
          </table:table-cell>
          <table:table-cell table:style-name="TableCell889">
            <text:p text:style-name="P890">X</text:p>
          </table:table-cell>
        </table:table-row>
        <table:table-row table:style-name="TableRow891">
          <table:table-cell table:style-name="TableCell892">
            <text:p text:style-name="P893">Ramp_2_3</text:p>
          </table:table-cell>
          <table:table-cell table:style-name="TableCell894">
            <text:p text:style-name="P895">The same for frequency multiplied by 2/3</text:p>
          </table:table-cell>
          <table:table-cell table:style-name="TableCell896">
            <text:p text:style-name="P897">X</text:p>
          </table:table-cell>
        </table:table-row>
        <table:table-row table:style-name="TableRow898">
          <table:table-cell table:style-name="TableCell899">
            <text:p text:style-name="P900">Ramp_4_3</text:p>
          </table:table-cell>
          <table:table-cell table:style-name="TableCell901">
            <text:p text:style-name="P902">The same for frequency multiplied by 4/3</text:p>
          </table:table-cell>
          <table:table-cell table:style-name="TableCell903">
            <text:p text:style-name="P904">V1</text:p>
          </table:table-cell>
        </table:table-row>
        <table:table-row table:style-name="TableRow905">
          <table:table-cell table:style-name="TableCell906">
            <text:p text:style-name="P907">RAN_2_1</text:p>
          </table:table-cell>
          <table:table-cell table:style-name="TableCell908">
            <text:p text:style-name="P909">Ratio of cumulated energy between the elements surrounding (3 elements width) those whose</text:p>
            <text:p text:style-name="P910">frequency is twice that of the DSE and the elements whose</text:p>
            <text:p text:style-name="P911">frequency is twice that of the DSE</text:p>
          </table:table-cell>
          <table:table-cell table:style-name="TableCell912">
            <text:p text:style-name="P913">X</text:p>
          </table:table-cell>
        </table:table-row>
        <table:table-row table:style-name="TableRow914">
          <table:table-cell table:style-name="TableCell915">
            <text:p text:style-name="P916">RAN_3_1</text:p>
          </table:table-cell>
          <table:table-cell table:style-name="TableCell917">
            <text:p text:style-name="P918">The same for frequency multiplied by 3</text:p>
          </table:table-cell>
          <table:table-cell table:style-name="TableCell919">
            <text:p text:style-name="P920">X</text:p>
          </table:table-cell>
        </table:table-row>
        <table:table-row table:style-name="TableRow921">
          <table:table-cell table:style-name="TableCell922">
            <text:p text:style-name="P923">RAN_3_2</text:p>
          </table:table-cell>
          <table:table-cell table:style-name="TableCell924">
            <text:p text:style-name="P925">The same for frequency multiplied by 1.5</text:p>
          </table:table-cell>
          <table:table-cell table:style-name="TableCell926">
            <text:p text:style-name="P927">X</text:p>
          </table:table-cell>
        </table:table-row>
        <table:table-row table:style-name="TableRow928">
          <table:table-cell table:style-name="TableCell929">
            <text:p text:style-name="P930">RAN_1_2</text:p>
          </table:table-cell>
          <table:table-cell table:style-name="TableCell931">
            <text:p text:style-name="P932">The same for half frequency</text:p>
          </table:table-cell>
          <table:table-cell table:style-name="TableCell933">
            <text:p text:style-name="P934">X</text:p>
          </table:table-cell>
        </table:table-row>
        <table:table-row table:style-name="TableRow935">
          <table:table-cell table:style-name="TableCell936">
            <text:p text:style-name="P937">RAN_2_3</text:p>
          </table:table-cell>
          <table:table-cell table:style-name="TableCell938">
            <text:p text:style-name="P939">The same for frequency<text:s/>multiplied by 2/3</text:p>
          </table:table-cell>
          <table:table-cell table:style-name="TableCell940">
            <text:p text:style-name="P941">X</text:p>
          </table:table-cell>
        </table:table-row>
        <table:table-row table:style-name="TableRow942">
          <table:table-cell table:style-name="TableCell943">
            <text:p text:style-name="P944">RAN_4_3</text:p>
          </table:table-cell>
          <table:table-cell table:style-name="TableCell945">
            <text:p text:style-name="P946">The same for frequency multiplied by 4/3</text:p>
          </table:table-cell>
          <table:table-cell table:style-name="TableCell947">
            <text:p text:style-name="P948">X</text:p>
          </table:table-cell>
        </table:table-row>
        <table:table-row table:style-name="TableRow949">
          <table:table-cell table:style-name="TableCell950">
            <text:p text:style-name="P951">RAHP2</text:p>
          </table:table-cell>
          <table:table-cell table:style-name="TableCell952">
            <text:p text:style-name="P953"><text:span text:style-name="T954">Ratio of average bandwidth between the first half before the master point of the DSE and the following. T</text:span><text:span text:style-name="T955">he first nine time windows are more weighted. For the second part, only</text:span><text:span text:style-name="T956"><text:s/>the part not exceeding the quarter of the length of the first part after master point is counted</text:span><text:span text:style-name="T957"><text:s/></text:span><text:span text:style-name="T958">before the master pointe</text:span></text:p>
          </table:table-cell>
          <table:table-cell table:style-name="TableCell959">
            <text:p text:style-name="Normal"><text:span text:style-name="T960">V1</text:span></text:p>
          </table:table-cell>
        </table:table-row>
        <table:table-row table:style-name="TableRow961">
          <table:table-cell table:style-name="TableCell962">
            <text:p text:style-name="P963">RAHP4</text:p>
          </table:table-cell>
          <table:table-cell table:style-name="TableCell964">
            <text:p text:style-name="P965"><text:span text:style-name="T966">Ratio of average bandwidth between the first quarter before the master point of the DSE and the following.<text:s/></text:span><text:span text:style-name="T967">The first six<text:s/></text:span><text:span text:style-name="T968">time windows are more weighted. For the<text:s/></text:span><text:soft-page-break/><text:span text:style-name="T969">second part, only the part not exceeding the quarter of the length of the first part after master point is counted</text:span></text:p>
          </table:table-cell>
          <table:table-cell table:style-name="TableCell970">
            <text:p text:style-name="Normal"><text:span text:style-name="T971">V1</text:span></text:p>
          </table:table-cell>
        </table:table-row>
        <table:table-row table:style-name="TableRow972">
          <table:table-cell table:style-name="TableCell973">
            <text:p text:style-name="P974">RAHP8</text:p>
          </table:table-cell>
          <table:table-cell table:style-name="TableCell975">
            <text:p text:style-name="P976"><text:span text:style-name="T977">Ratio of average bandwidth between the first 1/8 before the master point of the DSE and the</text:span><text:span text:style-name="T978"><text:s/>following. T</text:span><text:span text:style-name="T979">he first four time windows are more weighted. For the second part, only the part not exceeding the quarter of the length of the first part after master point is counted</text:span></text:p>
          </table:table-cell>
          <table:table-cell table:style-name="TableCell980">
            <text:p text:style-name="Normal"><text:span text:style-name="T981">V1</text:span></text:p>
          </table:table-cell>
        </table:table-row>
        <table:table-row table:style-name="TableRow982">
          <table:table-cell table:style-name="TableCell983">
            <text:p text:style-name="P984">RAHP16</text:p>
          </table:table-cell>
          <table:table-cell table:style-name="TableCell985">
            <text:p text:style-name="P986"><text:span text:style-name="T987">Ratio of average bandwidth between the first 1/16 before the<text:s/></text:span><text:span text:style-name="T988">master point of the DSE and the following. T</text:span><text:span text:style-name="T989">he first three time windows are more weighted. For the second part, only the part not exceeding the quarter of the length of the first part after master point is counted</text:span></text:p>
          </table:table-cell>
          <table:table-cell table:style-name="TableCell990">
            <text:p text:style-name="Normal"><text:span text:style-name="T991">V1</text:span></text:p>
          </table:table-cell>
        </table:table-row>
        <table:table-row table:style-name="TableRow992">
          <table:table-cell table:style-name="TableCell993">
            <text:p text:style-name="P994">RAHE2</text:p>
          </table:table-cell>
          <table:table-cell table:style-name="TableCell995">
            <text:p text:style-name="P996"><text:span text:style-name="T997">Ratio of average amplitude betwe</text:span><text:span text:style-name="T998">en the first half of the DSE and the following. T</text:span><text:span text:style-name="T999">he first nine time windows are more weighted. For the second part, only the part not exceeding the quarter of the length of the first part after master point is counted</text:span></text:p>
          </table:table-cell>
          <table:table-cell table:style-name="TableCell1000">
            <text:p text:style-name="Normal"><text:span text:style-name="T1001">V1</text:span></text:p>
          </table:table-cell>
        </table:table-row>
        <table:table-row table:style-name="TableRow1002">
          <table:table-cell table:style-name="TableCell1003">
            <text:p text:style-name="P1004">RAHE4</text:p>
          </table:table-cell>
          <table:table-cell table:style-name="TableCell1005">
            <text:p text:style-name="P1006"><text:span text:style-name="T1007">Ratio of average amplitude<text:s/></text:span><text:span text:style-name="T1008">between the first quarter of the DSE and the following.<text:s/></text:span><text:span text:style-name="T1009">The first six time windows are more weighted. For the second part, only the part not exceeding the quarter of the length of the first part after master point is counted</text:span></text:p>
          </table:table-cell>
          <table:table-cell table:style-name="TableCell1010">
            <text:p text:style-name="P1011">X</text:p>
            <text:p text:style-name="P1012"/>
          </table:table-cell>
        </table:table-row>
        <table:table-row table:style-name="TableRow1013">
          <table:table-cell table:style-name="TableCell1014">
            <text:p text:style-name="P1015">RAHE8</text:p>
          </table:table-cell>
          <table:table-cell table:style-name="TableCell1016">
            <text:p text:style-name="P1017"><text:span text:style-name="T1018">Ratio of average ampl</text:span><text:span text:style-name="T1019">itude between the first 1/8 of the DSE and the following. T</text:span><text:span text:style-name="T1020">he first four time windows are more weighted. For the second part, only the part not exceeding the quarter of the length of the first part after master point is counted</text:span></text:p>
          </table:table-cell>
          <table:table-cell table:style-name="TableCell1021">
            <text:p text:style-name="Normal"><text:span text:style-name="T1022">V1</text:span></text:p>
          </table:table-cell>
        </table:table-row>
        <table:table-row table:style-name="TableRow1023">
          <table:table-cell table:style-name="TableCell1024">
            <text:p text:style-name="P1025">RAHE16</text:p>
          </table:table-cell>
          <table:table-cell table:style-name="TableCell1026">
            <text:p text:style-name="P1027"><text:span text:style-name="T1028">Ratio of average<text:s/></text:span><text:span text:style-name="T1029">amplitude between the first half of the DSE and the following. T</text:span><text:span text:style-name="T1030">he first three time windows are more weighted. For the second part, only the part not exceeding the quarter of the length of the first part after master point is counted</text:span></text:p>
          </table:table-cell>
          <table:table-cell table:style-name="TableCell1031">
            <text:p text:style-name="Normal"><text:span text:style-name="T1032">V1</text:span></text:p>
          </table:table-cell>
        </table:table-row>
      </table:table>
      <text:p text:style-name="P1033"/>
      <text:list text:style-name="LFO3" text:continue-numbering="true">
        <text:list-item>
          <text:p text:style-name="P1034"><text:span text:style-name="T1035"><text:s/>‘X’ = versions<text:s/></text:span><text:span text:style-name="T1036">n°1 and 2 - <text:s/>‘V1’ = only version n°1</text:span></text:p>
        </text:list-item>
      </text:list>
      <text:p text:style-name="P1037">Following features are based on the link between two DSEs who could potentially be harmonics of the same DSE. The conditions for two DSEs to be potential harmonics are that both master points are included in the time duration of both DSE. For each DSE, both an upper harmonic (Hup_) and a lower harmonic (Hlo_) are searched for. If no match is found, corresponding features equal to 0. If several matches are found, the closest DSE in FreqMP is selected.</text:p>
      <table:table table:style-name="Table1038">
        <table:table-columns>
          <table:table-column table:style-name="TableColumn1039"/>
          <table:table-column table:style-name="TableColumn1040"/>
          <table:table-column table:style-name="TableColumn1041"/>
        </table:table-columns>
        <table:table-row table:style-name="TableRow1042">
          <table:table-cell table:style-name="TableCell1043">
            <text:p text:style-name="P1044">Hup_RFMP</text:p>
          </table:table-cell>
          <table:table-cell table:style-name="TableCell1045">
            <text:p text:style-name="P1046"><text:span text:style-name="T1047">Ratio of Fr</text:span><text:span text:style-name="T1048">eqMP between “potential harmonic” (see definition above) and the DSE</text:span></text:p>
          </table:table-cell>
          <table:table-cell table:style-name="TableCell1049">
            <text:p text:style-name="P1050">X</text:p>
          </table:table-cell>
        </table:table-row>
        <table:table-row table:style-name="TableRow1051">
          <table:table-cell table:style-name="TableCell1052">
            <text:p text:style-name="P1053">Hup_PosMP</text:p>
          </table:table-cell>
          <table:table-cell table:style-name="TableCell1054">
            <text:p text:style-name="P1055"><text:span text:style-name="T1056">Time position of the Master Point of the potential upper harmonic (fraction of the DSE duration)</text:span></text:p>
          </table:table-cell>
          <table:table-cell table:style-name="TableCell1057">
            <text:p text:style-name="P1058">V1</text:p>
          </table:table-cell>
        </table:table-row>
        <text:soft-page-break/>
        <table:table-row table:style-name="TableRow1059">
          <table:table-cell table:style-name="TableCell1060">
            <text:p text:style-name="P1061">Hup_PosSt</text:p>
          </table:table-cell>
          <table:table-cell table:style-name="TableCell1062">
            <text:p text:style-name="P1063"><text:span text:style-name="T1064">Time position of the start of the potential upper harmonic<text:s/></text:span><text:span text:style-name="T1065">(fraction of the DSE duration)</text:span></text:p>
          </table:table-cell>
          <table:table-cell table:style-name="TableCell1066">
            <text:p text:style-name="P1067">V1</text:p>
          </table:table-cell>
        </table:table-row>
        <table:table-row table:style-name="TableRow1068">
          <table:table-cell table:style-name="TableCell1069">
            <text:p text:style-name="P1070">Hup_PosEn</text:p>
          </table:table-cell>
          <table:table-cell table:style-name="TableCell1071">
            <text:p text:style-name="P1072"><text:span text:style-name="T1073">Time position of the end of the potential upper harmonic (fraction of the DSE duration)</text:span></text:p>
          </table:table-cell>
          <table:table-cell table:style-name="TableCell1074">
            <text:p text:style-name="P1075">V1</text:p>
          </table:table-cell>
        </table:table-row>
        <table:table-row table:style-name="TableRow1076">
          <table:table-cell table:style-name="TableCell1077">
            <text:p text:style-name="P1078">Hup_AmpDif</text:p>
            <text:p text:style-name="P1079"/>
          </table:table-cell>
          <table:table-cell table:style-name="TableCell1080">
            <text:p text:style-name="P1081">Amplitude difference between the DSE and its potential upper harmonic</text:p>
          </table:table-cell>
          <table:table-cell table:style-name="TableCell1082">
            <text:p text:style-name="P1083">X</text:p>
            <text:p text:style-name="P1084"/>
          </table:table-cell>
        </table:table-row>
        <table:table-row table:style-name="TableRow1085">
          <table:table-cell table:style-name="TableCell1086">
            <text:p text:style-name="P1087">Hup_RSlope</text:p>
          </table:table-cell>
          <table:table-cell table:style-name="TableCell1088">
            <text:p text:style-name="P1089">Ratio of MC_Slope (see<text:s/>below) between potential upper harmonic and the DSE</text:p>
          </table:table-cell>
          <table:table-cell table:style-name="TableCell1090">
            <text:p text:style-name="P1091">V1</text:p>
          </table:table-cell>
        </table:table-row>
        <table:table-row table:style-name="TableRow1092">
          <table:table-cell table:style-name="TableCell1093">
            <text:p text:style-name="P1094">Hlo_RFMP</text:p>
          </table:table-cell>
          <table:table-cell table:style-name="TableCell1095" table:number-rows-spanned="6">
            <text:p text:style-name="P1096"/>
            <text:p text:style-name="P1097"/>
            <text:p text:style-name="P1098"/>
            <text:p text:style-name="P1099">Same parameters for potential lower harmonic</text:p>
          </table:table-cell>
          <table:table-cell table:style-name="TableCell1100">
            <text:p text:style-name="P1101">V1</text:p>
          </table:table-cell>
        </table:table-row>
        <table:table-row table:style-name="TableRow1102">
          <table:table-cell table:style-name="TableCell1103">
            <text:p text:style-name="P1104">Hlo_PosMP</text:p>
          </table:table-cell>
          <table:covered-table-cell>
            <text:p text:style-name="P1105"/>
          </table:covered-table-cell>
          <table:table-cell table:style-name="TableCell1106">
            <text:p text:style-name="P1107">V1</text:p>
          </table:table-cell>
        </table:table-row>
        <table:table-row table:style-name="TableRow1108">
          <table:table-cell table:style-name="TableCell1109">
            <text:p text:style-name="P1110">Hlo_PosSt</text:p>
          </table:table-cell>
          <table:covered-table-cell>
            <text:p text:style-name="P1111"/>
          </table:covered-table-cell>
          <table:table-cell table:style-name="TableCell1112">
            <text:p text:style-name="P1113">V1</text:p>
          </table:table-cell>
        </table:table-row>
        <table:table-row table:style-name="TableRow1114">
          <table:table-cell table:style-name="TableCell1115">
            <text:p text:style-name="P1116">Hlo_PosEn</text:p>
          </table:table-cell>
          <table:covered-table-cell>
            <text:p text:style-name="P1117"/>
          </table:covered-table-cell>
          <table:table-cell table:style-name="TableCell1118">
            <text:p text:style-name="P1119">X</text:p>
          </table:table-cell>
        </table:table-row>
        <table:table-row table:style-name="TableRow1120">
          <table:table-cell table:style-name="TableCell1121">
            <text:p text:style-name="P1122">Hlo_Ampdif</text:p>
          </table:table-cell>
          <table:covered-table-cell>
            <text:p text:style-name="P1123"/>
          </table:covered-table-cell>
          <table:table-cell table:style-name="TableCell1124">
            <text:p text:style-name="P1125">X</text:p>
            <text:p text:style-name="P1126"/>
          </table:table-cell>
        </table:table-row>
        <table:table-row table:style-name="TableRow1127">
          <table:table-cell table:style-name="TableCell1128">
            <text:p text:style-name="P1129">Hlo_RSlope</text:p>
          </table:table-cell>
          <table:covered-table-cell>
            <text:p text:style-name="P1130"/>
          </table:covered-table-cell>
          <table:table-cell table:style-name="TableCell1131">
            <text:p text:style-name="P1132">V1</text:p>
          </table:table-cell>
        </table:table-row>
      </table:table>
      <text:p text:style-name="P1133"/>
      <text:p text:style-name="P1134"><text:span text:style-name="T1135">Line-based features</text:span></text:p>
      <text:p text:style-name="P1136">At last, 5 linear descriptors of each DSE<text:s/>are drawn. They correspond of a subset of elements of the DSE basically drawing a line on the spectrogram</text:p>
      <text:p text:style-name="P1137"/>
      <text:p text:style-name="P1138"><text:span text:style-name="T1139">1)</text:span><text:span text:style-name="T1140"><text:s/> </text:span><text:span text:style-name="T1141"><text:tab/></text:span><text:span text:style-name="T1142">MC<text:s/></text:span><text:span text:style-name="T1143">is the line of elements which have the maximum amplitude on each time window (note that these elements may not be adjacent on the spectrogra</text:span><text:span text:style-name="T1144">m matrix).</text:span></text:p>
      <text:p text:style-name="P1145"><text:span text:style-name="T1146">2)</text:span><text:span text:style-name="T1147"><text:s/> </text:span><text:span text:style-name="T1148"><text:tab/></text:span><text:span text:style-name="T1149">StE<text:s/></text:span><text:span text:style-name="T1150">is the starting edge of the DSE (elements forming the left edge of the DSE)</text:span></text:p>
      <text:p text:style-name="P1151"><text:span text:style-name="T1152">3)</text:span><text:span text:style-name="T1153"><text:s/> </text:span><text:span text:style-name="T1154"><text:tab/></text:span><text:span text:style-name="T1155">UpE</text:span><text:span text:style-name="T1156"><text:s/>is the upper frequency edge of the DSE</text:span></text:p>
      <text:p text:style-name="P1157"><text:span text:style-name="T1158">4)</text:span><text:span text:style-name="T1159"><text:s/> </text:span><text:span text:style-name="T1160"><text:tab/></text:span><text:span text:style-name="T1161">DoE</text:span><text:span text:style-name="T1162"><text:s/>is the lower frequency edge of the DSE</text:span></text:p>
      <text:p text:style-name="P1163"><text:span text:style-name="T1164">5)</text:span><text:span text:style-name="T1165"><text:s/> </text:span><text:span text:style-name="T1166"><text:tab/></text:span><text:span text:style-name="T1167">StC<text:s/></text:span><text:span text:style-name="T1168">is formed by the first elements forming a local amplitu</text:span><text:span text:style-name="T1169">de maximum on each frequency band (matrix line). In many cases, StC significantly better describes modulated signals than other line types, even in case of intense and numerous echoes.</text:span></text:p>
      <text:p text:style-name="P1170">Note that ending edge is not taken into account since it is mainly driven by the echoes and supposed to give little valuable information because of this.</text:p>
      <text:p text:style-name="P1171"/>
      <text:p text:style-name="P1172"><text:span text:style-name="T1173">Table</text:span><text:span text:style-name="T1174"><text:s/>2</text:span></text:p>
      <text:p text:style-name="P1175"/>
      <text:p text:style-name="P1176"/>
      <table:table table:style-name="Table1177">
        <table:table-columns>
          <table:table-column table:style-name="TableColumn1178"/>
          <table:table-column table:style-name="TableColumn1179"/>
          <table:table-column table:style-name="TableColumn1180"/>
          <table:table-column table:style-name="TableColumn1181"/>
          <table:table-column table:style-name="TableColumn1182"/>
          <table:table-column table:style-name="TableColumn1183"/>
          <table:table-column table:style-name="TableColumn1184"/>
        </table:table-columns>
        <table:table-row table:style-name="TableRow1185">
          <table:table-cell table:style-name="TableCell1186">
            <text:p text:style-name="P1187">Suffix</text:p>
          </table:table-cell>
          <table:table-cell table:style-name="TableCell1188">
            <text:p text:style-name="P1189">Definition</text:p>
          </table:table-cell>
          <table:table-cell table:style-name="TableCell1190">
            <text:p text:style-name="P1191">CM</text:p>
          </table:table-cell>
          <table:table-cell table:style-name="TableCell1192">
            <text:p text:style-name="P1193">CS</text:p>
          </table:table-cell>
          <table:table-cell table:style-name="TableCell1194">
            <text:p text:style-name="P1195">CN</text:p>
          </table:table-cell>
          <table:table-cell table:style-name="TableCell1196">
            <text:p text:style-name="P1197">CO</text:p>
          </table:table-cell>
          <table:table-cell table:style-name="TableCell1198">
            <text:p text:style-name="P1199">CO2</text:p>
          </table:table-cell>
        </table:table-row>
        <table:table-row table:style-name="TableRow1200">
          <table:table-cell table:style-name="TableCell1201">
            <text:p text:style-name="P1202">_Dur</text:p>
          </table:table-cell>
          <table:table-cell table:style-name="TableCell1203">
            <text:p text:style-name="P1204">Duration</text:p>
          </table:table-cell>
          <table:table-cell table:style-name="TableCell1205">
            <text:p text:style-name="P1206"/>
          </table:table-cell>
          <table:table-cell table:style-name="TableCell1207">
            <text:p text:style-name="P1208"/>
          </table:table-cell>
          <table:table-cell table:style-name="TableCell1209">
            <text:p text:style-name="P1210"/>
          </table:table-cell>
          <table:table-cell table:style-name="TableCell1211">
            <text:p text:style-name="P1212">V1</text:p>
          </table:table-cell>
          <table:table-cell table:style-name="TableCell1213">
            <text:p text:style-name="P1214">V1</text:p>
          </table:table-cell>
        </table:table-row>
        <table:table-row table:style-name="TableRow1215">
          <table:table-cell table:style-name="TableCell1216">
            <text:p text:style-name="P1217">_FMax</text:p>
          </table:table-cell>
          <table:table-cell table:style-name="TableCell1218">
            <text:p text:style-name="P1219">Maximum frequency</text:p>
          </table:table-cell>
          <table:table-cell table:style-name="TableCell1220">
            <text:p text:style-name="P1221">V1</text:p>
          </table:table-cell>
          <table:table-cell table:style-name="TableCell1222">
            <text:p text:style-name="P1223">V1</text:p>
          </table:table-cell>
          <table:table-cell table:style-name="TableCell1224">
            <text:p text:style-name="P1225"/>
          </table:table-cell>
          <table:table-cell table:style-name="TableCell1226">
            <text:p text:style-name="P1227"/>
          </table:table-cell>
          <table:table-cell table:style-name="TableCell1228">
            <text:p text:style-name="P1229"/>
          </table:table-cell>
        </table:table-row>
        <table:table-row table:style-name="TableRow1230">
          <table:table-cell table:style-name="TableCell1231">
            <text:p text:style-name="P1232">_FMin</text:p>
          </table:table-cell>
          <table:table-cell table:style-name="TableCell1233">
            <text:p text:style-name="P1234">Minimum frequency</text:p>
          </table:table-cell>
          <table:table-cell table:style-name="TableCell1235">
            <text:p text:style-name="P1236">V1</text:p>
          </table:table-cell>
          <table:table-cell table:style-name="TableCell1237">
            <text:p text:style-name="P1238"/>
          </table:table-cell>
          <table:table-cell table:style-name="TableCell1239">
            <text:p text:style-name="P1240">V1</text:p>
          </table:table-cell>
          <table:table-cell table:style-name="TableCell1241">
            <text:p text:style-name="P1242"/>
          </table:table-cell>
          <table:table-cell table:style-name="TableCell1243">
            <text:p text:style-name="P1244"/>
          </table:table-cell>
        </table:table-row>
        <table:table-row table:style-name="TableRow1245">
          <table:table-cell table:style-name="TableCell1246">
            <text:p text:style-name="P1247">_BW</text:p>
          </table:table-cell>
          <table:table-cell table:style-name="TableCell1248">
            <text:p text:style-name="P1249">Bandwidth (FMax-FMin)</text:p>
          </table:table-cell>
          <table:table-cell table:style-name="TableCell1250">
            <text:p text:style-name="P1251">V1</text:p>
          </table:table-cell>
          <table:table-cell table:style-name="TableCell1252">
            <text:p text:style-name="P1253">V1</text:p>
          </table:table-cell>
          <table:table-cell table:style-name="TableCell1254">
            <text:p text:style-name="P1255">V1</text:p>
          </table:table-cell>
          <table:table-cell table:style-name="TableCell1256">
            <text:p text:style-name="P1257"/>
          </table:table-cell>
          <table:table-cell table:style-name="TableCell1258">
            <text:p text:style-name="P1259"/>
          </table:table-cell>
        </table:table-row>
        <table:table-row table:style-name="TableRow1260">
          <table:table-cell table:style-name="TableCell1261">
            <text:p text:style-name="P1262">_FPk</text:p>
          </table:table-cell>
          <table:table-cell table:style-name="TableCell1263">
            <text:p text:style-name="P1264">Frequency of maximum amplitude</text:p>
          </table:table-cell>
          <table:table-cell table:style-name="TableCell1265">
            <text:p text:style-name="P1266"/>
          </table:table-cell>
          <table:table-cell table:style-name="TableCell1267">
            <text:p text:style-name="P1268"/>
          </table:table-cell>
          <table:table-cell table:style-name="TableCell1269">
            <text:p text:style-name="P1270"/>
          </table:table-cell>
          <table:table-cell table:style-name="TableCell1271">
            <text:p text:style-name="P1272"/>
          </table:table-cell>
          <table:table-cell table:style-name="TableCell1273">
            <text:p text:style-name="P1274">V1</text:p>
          </table:table-cell>
        </table:table-row>
        <table:table-row table:style-name="TableRow1275">
          <table:table-cell table:style-name="TableCell1276">
            <text:p text:style-name="P1277">_FPkD</text:p>
          </table:table-cell>
          <table:table-cell table:style-name="TableCell1278">
            <text:p text:style-name="P1279">Difference of _FPk with previous DSE</text:p>
          </table:table-cell>
          <table:table-cell table:style-name="TableCell1280">
            <text:p text:style-name="P1281"><text:s/></text:p>
          </table:table-cell>
          <table:table-cell table:style-name="TableCell1282">
            <text:p text:style-name="P1283"><text:s/></text:p>
          </table:table-cell>
          <table:table-cell table:style-name="TableCell1284">
            <text:p text:style-name="P1285"><text:s/></text:p>
          </table:table-cell>
          <table:table-cell table:style-name="TableCell1286">
            <text:p text:style-name="P1287"><text:s/></text:p>
          </table:table-cell>
          <table:table-cell table:style-name="TableCell1288">
            <text:p text:style-name="P1289"><text:span text:style-name="T1290">X</text:span></text:p>
          </table:table-cell>
        </table:table-row>
        <table:table-row table:style-name="TableRow1291">
          <table:table-cell table:style-name="TableCell1292">
            <text:p text:style-name="P1293">_TPk</text:p>
          </table:table-cell>
          <table:table-cell table:style-name="TableCell1294">
            <text:p text:style-name="P1295">Time of amplitude peak (in fraction of line duration)</text:p>
          </table:table-cell>
          <table:table-cell table:style-name="TableCell1296">
            <text:p text:style-name="P1297"><text:s/></text:p>
          </table:table-cell>
          <table:table-cell table:style-name="TableCell1298">
            <text:p text:style-name="P1299"><text:s/></text:p>
          </table:table-cell>
          <table:table-cell table:style-name="TableCell1300">
            <text:p text:style-name="P1301"><text:s/></text:p>
          </table:table-cell>
          <table:table-cell table:style-name="TableCell1302">
            <text:p text:style-name="P1303"><text:s/></text:p>
          </table:table-cell>
          <table:table-cell table:style-name="TableCell1304">
            <text:p text:style-name="P1305"><text:span text:style-name="T1306">X</text:span></text:p>
          </table:table-cell>
        </table:table-row>
        <table:table-row table:style-name="TableRow1307">
          <table:table-cell table:style-name="TableCell1308">
            <text:p text:style-name="P1309">_Slope</text:p>
          </table:table-cell>
          <table:table-cell table:style-name="TableCell1310">
            <text:p text:style-name="P1311">Modulation Slope</text:p>
          </table:table-cell>
          <table:table-cell table:style-name="TableCell1312">
            <text:p text:style-name="P1313">X</text:p>
          </table:table-cell>
          <table:table-cell table:style-name="TableCell1314">
            <text:p text:style-name="P1315">X</text:p>
          </table:table-cell>
          <table:table-cell table:style-name="TableCell1316">
            <text:p text:style-name="P1317">X</text:p>
          </table:table-cell>
          <table:table-cell table:style-name="TableCell1318">
            <text:p text:style-name="P1319">X</text:p>
          </table:table-cell>
          <table:table-cell table:style-name="TableCell1320">
            <text:p text:style-name="P1321">X</text:p>
          </table:table-cell>
        </table:table-row>
        <table:table-row table:style-name="TableRow1322">
          <table:table-cell table:style-name="TableCell1323">
            <text:p text:style-name="P1324">_ISlope</text:p>
          </table:table-cell>
          <table:table-cell table:style-name="TableCell1325">
            <text:p text:style-name="P1326">1/Slope</text:p>
          </table:table-cell>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V1</text:p>
          </table:table-cell>
          <table:table-cell table:style-name="TableCell1335">
            <text:p text:style-name="P1336">X</text:p>
          </table:table-cell>
        </table:table-row>
        <table:table-row table:style-name="TableRow1337">
          <table:table-cell table:style-name="TableCell1338">
            <text:p text:style-name="P1339">_HCF</text:p>
          </table:table-cell>
          <table:table-cell table:style-name="TableCell1340">
            <text:p text:style-name="P1341">Frequency of the<text:s/>point of maximum change of slope over/before FlF (see below). Calculated with a least square error from a two segments regression.</text:p>
          </table:table-cell>
          <table:table-cell table:style-name="TableCell1342">
            <text:p text:style-name="P1343">V1</text:p>
          </table:table-cell>
          <table:table-cell table:style-name="TableCell1344">
            <text:p text:style-name="P1345">V1</text:p>
          </table:table-cell>
          <table:table-cell table:style-name="TableCell1346">
            <text:p text:style-name="P1347">V1</text:p>
          </table:table-cell>
          <table:table-cell table:style-name="TableCell1348">
            <text:p text:style-name="P1349">V1</text:p>
          </table:table-cell>
          <table:table-cell table:style-name="TableCell1350">
            <text:p text:style-name="P1351">V1</text:p>
          </table:table-cell>
        </table:table-row>
        <text:soft-page-break/>
        <table:table-row table:style-name="TableRow1352">
          <table:table-cell table:style-name="TableCell1353">
            <text:p text:style-name="P1354">_THCF</text:p>
          </table:table-cell>
          <table:table-cell table:style-name="TableCell1355">
            <text:p text:style-name="P1356">Time of <text:s/>the point which gaves “HCF” (in fraction of line duration)</text:p>
          </table:table-cell>
          <table:table-cell table:style-name="TableCell1357">
            <text:p text:style-name="P1358">X</text:p>
          </table:table-cell>
          <table:table-cell table:style-name="TableCell1359">
            <text:p text:style-name="P1360">X</text:p>
          </table:table-cell>
          <table:table-cell table:style-name="TableCell1361">
            <text:p text:style-name="P1362">X</text:p>
          </table:table-cell>
          <table:table-cell table:style-name="TableCell1363">
            <text:p text:style-name="P1364">X</text:p>
          </table:table-cell>
          <table:table-cell table:style-name="TableCell1365">
            <text:p text:style-name="P1366">X</text:p>
          </table:table-cell>
        </table:table-row>
        <table:table-row table:style-name="TableRow1367">
          <table:table-cell table:style-name="TableCell1368">
            <text:p text:style-name="P1369">_FlF</text:p>
          </table:table-cell>
          <table:table-cell table:style-name="TableCell1370">
            <text:p text:style-name="P1371">Frequency of the<text:s/>flattest part of the line (calculated on 5 consecutive time windows). If several frequencies get a 0 slope, FlF takes the value of longest null slope.</text:p>
          </table:table-cell>
          <table:table-cell table:style-name="TableCell1372">
            <text:p text:style-name="P1373">X</text:p>
          </table:table-cell>
          <table:table-cell table:style-name="TableCell1374">
            <text:p text:style-name="P1375">X</text:p>
          </table:table-cell>
          <table:table-cell table:style-name="TableCell1376">
            <text:p text:style-name="P1377">X</text:p>
          </table:table-cell>
          <table:table-cell table:style-name="TableCell1378">
            <text:p text:style-name="P1379">V1</text:p>
          </table:table-cell>
          <table:table-cell table:style-name="TableCell1380">
            <text:p text:style-name="P1381">V1</text:p>
          </table:table-cell>
        </table:table-row>
        <table:table-row table:style-name="TableRow1382">
          <table:table-cell table:style-name="TableCell1383">
            <text:p text:style-name="P1384">_LCF</text:p>
          </table:table-cell>
          <table:table-cell table:style-name="TableCell1385">
            <text:p text:style-name="P1386">Frequency of the point of maximum change of slope under/after FlF. Calculated with a<text:s/>least square error from a two segments regression.</text:p>
          </table:table-cell>
          <table:table-cell table:style-name="TableCell1387">
            <text:p text:style-name="P1388">V1</text:p>
          </table:table-cell>
          <table:table-cell table:style-name="TableCell1389">
            <text:p text:style-name="P1390">V1</text:p>
          </table:table-cell>
          <table:table-cell table:style-name="TableCell1391">
            <text:p text:style-name="P1392">V1</text:p>
          </table:table-cell>
          <table:table-cell table:style-name="TableCell1393">
            <text:p text:style-name="P1394">V1</text:p>
          </table:table-cell>
          <table:table-cell table:style-name="TableCell1395">
            <text:p text:style-name="P1396">V1</text:p>
          </table:table-cell>
        </table:table-row>
        <table:table-row table:style-name="TableRow1397">
          <table:table-cell table:style-name="TableCell1398">
            <text:p text:style-name="P1399">_UpSl</text:p>
          </table:table-cell>
          <table:table-cell table:style-name="TableCell1400">
            <text:p text:style-name="P1401">Slope of the upper part of the line (over HCF)</text:p>
          </table:table-cell>
          <table:table-cell table:style-name="TableCell1402">
            <text:p text:style-name="P1403">X</text:p>
          </table:table-cell>
          <table:table-cell table:style-name="TableCell1404">
            <text:p text:style-name="P1405">X</text:p>
          </table:table-cell>
          <table:table-cell table:style-name="TableCell1406">
            <text:p text:style-name="P1407">X</text:p>
          </table:table-cell>
          <table:table-cell table:style-name="TableCell1408">
            <text:p text:style-name="P1409">X</text:p>
          </table:table-cell>
          <table:table-cell table:style-name="TableCell1410">
            <text:p text:style-name="P1411">X</text:p>
          </table:table-cell>
        </table:table-row>
        <table:table-row table:style-name="TableRow1412">
          <table:table-cell table:style-name="TableCell1413">
            <text:p text:style-name="P1414">_LoSl</text:p>
          </table:table-cell>
          <table:table-cell table:style-name="TableCell1415">
            <text:p text:style-name="P1416">Slope of the lower part of the line (below HCF)</text:p>
          </table:table-cell>
          <table:table-cell table:style-name="TableCell1417">
            <text:p text:style-name="P1418">X</text:p>
          </table:table-cell>
          <table:table-cell table:style-name="TableCell1419">
            <text:p text:style-name="P1420">X</text:p>
          </table:table-cell>
          <table:table-cell table:style-name="TableCell1421">
            <text:p text:style-name="P1422">X</text:p>
          </table:table-cell>
          <table:table-cell table:style-name="TableCell1423">
            <text:p text:style-name="P1424">X</text:p>
          </table:table-cell>
          <table:table-cell table:style-name="TableCell1425">
            <text:p text:style-name="P1426">X</text:p>
          </table:table-cell>
        </table:table-row>
        <table:table-row table:style-name="TableRow1427">
          <table:table-cell table:style-name="TableCell1428">
            <text:p text:style-name="P1429">_StF</text:p>
          </table:table-cell>
          <table:table-cell table:style-name="TableCell1430">
            <text:p text:style-name="P1431">Start frequency (first element in time)</text:p>
          </table:table-cell>
          <table:table-cell table:style-name="TableCell1432">
            <text:p text:style-name="P1433">V1</text:p>
          </table:table-cell>
          <table:table-cell table:style-name="TableCell1434">
            <text:p text:style-name="P1435"/>
          </table:table-cell>
          <table:table-cell table:style-name="TableCell1436">
            <text:p text:style-name="P1437"/>
          </table:table-cell>
          <table:table-cell table:style-name="TableCell1438">
            <text:p text:style-name="P1439"/>
          </table:table-cell>
          <table:table-cell table:style-name="TableCell1440">
            <text:p text:style-name="P1441"/>
          </table:table-cell>
        </table:table-row>
        <table:table-row table:style-name="TableRow1442">
          <table:table-cell table:style-name="TableCell1443">
            <text:p text:style-name="P1444">_EnF</text:p>
          </table:table-cell>
          <table:table-cell table:style-name="TableCell1445">
            <text:p text:style-name="P1446">End frequency (last element in time)</text:p>
          </table:table-cell>
          <table:table-cell table:style-name="TableCell1447">
            <text:p text:style-name="P1448">V1</text:p>
          </table:table-cell>
          <table:table-cell table:style-name="TableCell1449">
            <text:p text:style-name="P1450"/>
          </table:table-cell>
          <table:table-cell table:style-name="TableCell1451">
            <text:p text:style-name="P1452"/>
          </table:table-cell>
          <table:table-cell table:style-name="TableCell1453">
            <text:p text:style-name="P1454"/>
          </table:table-cell>
          <table:table-cell table:style-name="TableCell1455">
            <text:p text:style-name="P1456"/>
          </table:table-cell>
        </table:table-row>
        <table:table-row table:style-name="TableRow1457">
          <table:table-cell table:style-name="TableCell1458">
            <text:p text:style-name="P1459">_StSl</text:p>
          </table:table-cell>
          <table:table-cell table:style-name="TableCell1460">
            <text:p text:style-name="P1461">Start Slope</text:p>
          </table:table-cell>
          <table:table-cell table:style-name="TableCell1462">
            <text:p text:style-name="P1463">X</text:p>
          </table:table-cell>
          <table:table-cell table:style-name="TableCell1464">
            <text:p text:style-name="P1465">X</text:p>
          </table:table-cell>
          <table:table-cell table:style-name="TableCell1466">
            <text:p text:style-name="P1467">X</text:p>
          </table:table-cell>
          <table:table-cell table:style-name="TableCell1468">
            <text:p text:style-name="P1469">X</text:p>
          </table:table-cell>
          <table:table-cell table:style-name="TableCell1470">
            <text:p text:style-name="P1471">X</text:p>
          </table:table-cell>
        </table:table-row>
        <table:table-row table:style-name="TableRow1472">
          <table:table-cell table:style-name="TableCell1473">
            <text:p text:style-name="P1474">_EnSl</text:p>
          </table:table-cell>
          <table:table-cell table:style-name="TableCell1475">
            <text:p text:style-name="P1476">End Slope</text:p>
          </table:table-cell>
          <table:table-cell table:style-name="TableCell1477">
            <text:p text:style-name="P1478">X</text:p>
          </table:table-cell>
          <table:table-cell table:style-name="TableCell1479">
            <text:p text:style-name="P1480">X</text:p>
          </table:table-cell>
          <table:table-cell table:style-name="TableCell1481">
            <text:p text:style-name="P1482">X</text:p>
          </table:table-cell>
          <table:table-cell table:style-name="TableCell1483">
            <text:p text:style-name="P1484">X</text:p>
          </table:table-cell>
          <table:table-cell table:style-name="TableCell1485">
            <text:p text:style-name="P1486">X</text:p>
          </table:table-cell>
        </table:table-row>
        <table:table-row table:style-name="TableRow1487">
          <table:table-cell table:style-name="TableCell1488">
            <text:p text:style-name="P1489">_FlSl</text:p>
          </table:table-cell>
          <table:table-cell table:style-name="TableCell1490">
            <text:p text:style-name="P1491">Slope at the FlF point</text:p>
          </table:table-cell>
          <table:table-cell table:style-name="TableCell1492">
            <text:p text:style-name="P1493">X</text:p>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X</text:p>
          </table:table-cell>
        </table:table-row>
        <table:table-row table:style-name="TableRow1502">
          <table:table-cell table:style-name="TableCell1503">
            <text:p text:style-name="P1504">_FPSl</text:p>
          </table:table-cell>
          <table:table-cell table:style-name="TableCell1505">
            <text:p text:style-name="P1506">Slope at the point of maximum amplitude</text:p>
          </table:table-cell>
          <table:table-cell table:style-name="TableCell1507">
            <text:p text:style-name="P1508">V1</text:p>
          </table:table-cell>
          <table:table-cell table:style-name="TableCell1509">
            <text:p text:style-name="P1510">X</text:p>
          </table:table-cell>
          <table:table-cell table:style-name="TableCell1511">
            <text:p text:style-name="P1512">X</text:p>
          </table:table-cell>
          <table:table-cell table:style-name="TableCell1513">
            <text:p text:style-name="P1514">X</text:p>
          </table:table-cell>
          <table:table-cell table:style-name="TableCell1515">
            <text:p text:style-name="P1516">V1</text:p>
          </table:table-cell>
        </table:table-row>
        <table:table-row table:style-name="TableRow1517">
          <table:table-cell table:style-name="TableCell1518">
            <text:p text:style-name="P1519">_CeF</text:p>
          </table:table-cell>
          <table:table-cell table:style-name="TableCell1520">
            <text:p text:style-name="P1521">Half-time Frequency</text:p>
          </table:table-cell>
          <table:table-cell table:style-name="TableCell1522">
            <text:p text:style-name="P1523">V1</text:p>
          </table:table-cell>
          <table:table-cell table:style-name="TableCell1524">
            <text:p text:style-name="P1525">V1</text:p>
          </table:table-cell>
          <table:table-cell table:style-name="TableCell1526">
            <text:p text:style-name="P1527">V1</text:p>
          </table:table-cell>
          <table:table-cell table:style-name="TableCell1528">
            <text:p text:style-name="P1529"/>
          </table:table-cell>
          <table:table-cell table:style-name="TableCell1530">
            <text:p text:style-name="P1531"/>
          </table:table-cell>
        </table:table-row>
        <table:table-row table:style-name="TableRow1532">
          <table:table-cell table:style-name="TableCell1533">
            <text:p text:style-name="P1534">_5dBBF</text:p>
          </table:table-cell>
          <table:table-cell table:style-name="TableCell1535">
            <text:p text:style-name="P1536">Frequency of<text:s/>the farthest point before FPk and less than 5 dB below peak amplitude</text:p>
          </table:table-cell>
          <table:table-cell table:style-name="TableCell1537">
            <text:p text:style-name="P1538">V1</text:p>
          </table:table-cell>
          <table:table-cell table:style-name="TableCell1539">
            <text:p text:style-name="P1540"/>
          </table:table-cell>
          <table:table-cell table:style-name="TableCell1541">
            <text:p text:style-name="P1542"/>
          </table:table-cell>
          <table:table-cell table:style-name="TableCell1543">
            <text:p text:style-name="P1544"/>
          </table:table-cell>
          <table:table-cell table:style-name="TableCell1545">
            <text:p text:style-name="P1546">V1</text:p>
          </table:table-cell>
        </table:table-row>
        <table:table-row table:style-name="TableRow1547">
          <table:table-cell table:style-name="TableCell1548">
            <text:p text:style-name="P1549">_5dBAF</text:p>
          </table:table-cell>
          <table:table-cell table:style-name="TableCell1550">
            <text:p text:style-name="P1551">Frequency of the farthest point after FPk and less than 5 dB below peak amplitude</text:p>
          </table:table-cell>
          <table:table-cell table:style-name="TableCell1552">
            <text:p text:style-name="P1553">V1</text:p>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V1</text:p>
          </table:table-cell>
        </table:table-row>
        <table:table-row table:style-name="TableRow1562">
          <table:table-cell table:style-name="TableCell1563">
            <text:p text:style-name="P1564">_5dBBW</text:p>
          </table:table-cell>
          <table:table-cell table:style-name="TableCell1565">
            <text:p text:style-name="P1566">Difference between 5dBBF and 5dBAF</text:p>
          </table:table-cell>
          <table:table-cell table:style-name="TableCell1567">
            <text:p text:style-name="P1568">X</text:p>
          </table:table-cell>
          <table:table-cell table:style-name="TableCell1569">
            <text:p text:style-name="P1570"><text:s/></text:p>
          </table:table-cell>
          <table:table-cell table:style-name="TableCell1571">
            <text:p text:style-name="P1572"><text:s/></text:p>
          </table:table-cell>
          <table:table-cell table:style-name="TableCell1573">
            <text:p text:style-name="P1574"><text:s/></text:p>
          </table:table-cell>
          <table:table-cell table:style-name="TableCell1575">
            <text:p text:style-name="P1576"><text:span text:style-name="T1577">X</text:span></text:p>
          </table:table-cell>
        </table:table-row>
        <table:table-row table:style-name="TableRow1578">
          <table:table-cell table:style-name="TableCell1579">
            <text:p text:style-name="P1580">_5dBDur</text:p>
          </table:table-cell>
          <table:table-cell table:style-name="TableCell1581">
            <text:p text:style-name="P1582">Time difference<text:s/>between 5dBBF point and 5dBAF point</text:p>
          </table:table-cell>
          <table:table-cell table:style-name="TableCell1583">
            <text:p text:style-name="P1584">X</text:p>
          </table:table-cell>
          <table:table-cell table:style-name="TableCell1585">
            <text:p text:style-name="P1586"><text:s/></text:p>
          </table:table-cell>
          <table:table-cell table:style-name="TableCell1587">
            <text:p text:style-name="P1588"><text:s/></text:p>
          </table:table-cell>
          <table:table-cell table:style-name="TableCell1589">
            <text:p text:style-name="P1590"><text:s/></text:p>
          </table:table-cell>
          <table:table-cell table:style-name="TableCell1591">
            <text:p text:style-name="P1592"><text:span text:style-name="T1593">X</text:span></text:p>
          </table:table-cell>
        </table:table-row>
        <table:table-row table:style-name="TableRow1594">
          <table:table-cell table:style-name="TableCell1595">
            <text:p text:style-name="P1596">SDC</text:p>
          </table:table-cell>
          <table:table-cell table:style-name="TableCell1597">
            <text:p text:style-name="P1598">Cumulated changes in frequency slope. Calculated as the sum of abs((f(x+1)-f(x) - (f(x)-f(x-1))) where (f(x) is the frequency of the element x of the line.</text:p>
          </table:table-cell>
          <table:table-cell table:style-name="TableCell1599">
            <text:p text:style-name="P1600">V1</text:p>
          </table:table-cell>
          <table:table-cell table:style-name="TableCell1601">
            <text:p text:style-name="P1602">V1</text:p>
          </table:table-cell>
          <table:table-cell table:style-name="TableCell1603">
            <text:p text:style-name="P1604">V1</text:p>
          </table:table-cell>
          <table:table-cell table:style-name="TableCell1605">
            <text:p text:style-name="P1606">V1</text:p>
          </table:table-cell>
          <table:table-cell table:style-name="TableCell1607">
            <text:p text:style-name="P1608">V1</text:p>
          </table:table-cell>
        </table:table-row>
        <table:table-row table:style-name="TableRow1609">
          <table:table-cell table:style-name="TableCell1610">
            <text:p text:style-name="P1611">SDCR</text:p>
          </table:table-cell>
          <table:table-cell table:style-name="TableCell1612">
            <text:p text:style-name="P1613">SDC / Dur<text:s/></text:p>
          </table:table-cell>
          <table:table-cell table:style-name="TableCell1614">
            <text:p text:style-name="P1615">X</text:p>
          </table:table-cell>
          <table:table-cell table:style-name="TableCell1616">
            <text:p text:style-name="P1617">X</text:p>
          </table:table-cell>
          <table:table-cell table:style-name="TableCell1618">
            <text:p text:style-name="P1619">X</text:p>
          </table:table-cell>
          <table:table-cell table:style-name="TableCell1620">
            <text:p text:style-name="P1621">X</text:p>
          </table:table-cell>
          <table:table-cell table:style-name="TableCell1622">
            <text:p text:style-name="P1623">X</text:p>
          </table:table-cell>
        </table:table-row>
        <table:table-row table:style-name="TableRow1624">
          <table:table-cell table:style-name="TableCell1625">
            <text:p text:style-name="P1626">SDCRY</text:p>
          </table:table-cell>
          <table:table-cell table:style-name="TableCell1627">
            <text:p text:style-name="P1628">SDCR / BW<text:s/></text:p>
          </table:table-cell>
          <table:table-cell table:style-name="TableCell1629">
            <text:p text:style-name="P1630">V1</text:p>
          </table:table-cell>
          <table:table-cell table:style-name="TableCell1631">
            <text:p text:style-name="P1632">V1</text:p>
          </table:table-cell>
          <table:table-cell table:style-name="TableCell1633">
            <text:p text:style-name="P1634"/>
          </table:table-cell>
          <table:table-cell table:style-name="TableCell1635">
            <text:p text:style-name="P1636"/>
          </table:table-cell>
          <table:table-cell table:style-name="TableCell1637">
            <text:p text:style-name="P1638"/>
          </table:table-cell>
        </table:table-row>
        <table:table-row table:style-name="TableRow1639">
          <table:table-cell table:style-name="TableCell1640">
            <text:p text:style-name="P1641">SDCRXY</text:p>
          </table:table-cell>
          <table:table-cell table:style-name="TableCell1642">
            <text:p text:style-name="P1643">SDCRY / Dur</text:p>
          </table:table-cell>
          <table:table-cell table:style-name="TableCell1644">
            <text:p text:style-name="P1645">X</text:p>
          </table:table-cell>
          <table:table-cell table:style-name="TableCell1646">
            <text:p text:style-name="P1647">X</text:p>
          </table:table-cell>
          <table:table-cell table:style-name="TableCell1648">
            <text:p text:style-name="P1649"/>
          </table:table-cell>
          <table:table-cell table:style-name="TableCell1650">
            <text:p text:style-name="P1651"/>
          </table:table-cell>
          <table:table-cell table:style-name="TableCell1652">
            <text:p text:style-name="P1653"/>
          </table:table-cell>
        </table:table-row>
        <text:soft-page-break/>
        <table:table-row table:style-name="TableRow1654">
          <table:table-cell table:style-name="TableCell1655">
            <text:p text:style-name="P1656">SDCL</text:p>
          </table:table-cell>
          <table:table-cell table:style-name="TableCell1657">
            <text:p text:style-name="P1658">Cumulated changes in frequency slope of the part of the line before the first eventual ascent succeeding the master point</text:p>
          </table:table-cell>
          <table:table-cell table:style-name="TableCell1659">
            <text:p text:style-name="P1660">X</text:p>
          </table:table-cell>
          <table:table-cell table:style-name="TableCell1661">
            <text:p text:style-name="P1662">V1</text:p>
          </table:table-cell>
          <table:table-cell table:style-name="TableCell1663">
            <text:p text:style-name="P1664"/>
          </table:table-cell>
          <table:table-cell table:style-name="TableCell1665">
            <text:p text:style-name="P1666"/>
          </table:table-cell>
          <table:table-cell table:style-name="TableCell1667">
            <text:p text:style-name="P1668"/>
          </table:table-cell>
        </table:table-row>
        <table:table-row table:style-name="TableRow1669">
          <table:table-cell table:style-name="TableCell1670">
            <text:p text:style-name="P1671">SDCLR</text:p>
          </table:table-cell>
          <table:table-cell table:style-name="TableCell1672">
            <text:p text:style-name="P1673">SDCL / Dur</text:p>
          </table:table-cell>
          <table:table-cell table:style-name="TableCell1674">
            <text:p text:style-name="P1675">V1</text:p>
          </table:table-cell>
          <table:table-cell table:style-name="TableCell1676">
            <text:p text:style-name="P1677">V1</text:p>
          </table:table-cell>
          <table:table-cell table:style-name="TableCell1678">
            <text:p text:style-name="P1679"/>
          </table:table-cell>
          <table:table-cell table:style-name="TableCell1680">
            <text:p text:style-name="P1681"/>
          </table:table-cell>
          <table:table-cell table:style-name="TableCell1682">
            <text:p text:style-name="P1683"/>
          </table:table-cell>
        </table:table-row>
        <table:table-row table:style-name="TableRow1684">
          <table:table-cell table:style-name="TableCell1685">
            <text:p text:style-name="P1686">SDCLRY</text:p>
          </table:table-cell>
          <table:table-cell table:style-name="TableCell1687">
            <text:p text:style-name="P1688">SDCLR divided by frequency amplitude</text:p>
          </table:table-cell>
          <table:table-cell table:style-name="TableCell1689">
            <text:p text:style-name="P1690">V1</text:p>
          </table:table-cell>
          <table:table-cell table:style-name="TableCell1691">
            <text:p text:style-name="P1692">V1</text:p>
          </table:table-cell>
          <table:table-cell table:style-name="TableCell1693">
            <text:p text:style-name="P1694"/>
          </table:table-cell>
          <table:table-cell table:style-name="TableCell1695">
            <text:p text:style-name="P1696"/>
          </table:table-cell>
          <table:table-cell table:style-name="TableCell1697">
            <text:p text:style-name="P1698"/>
          </table:table-cell>
        </table:table-row>
        <table:table-row table:style-name="TableRow1699">
          <table:table-cell table:style-name="TableCell1700">
            <text:p text:style-name="P1701">SDCLRXY</text:p>
          </table:table-cell>
          <table:table-cell table:style-name="TableCell1702">
            <text:p text:style-name="P1703">SDCLRY / Dur</text:p>
          </table:table-cell>
          <table:table-cell table:style-name="TableCell1704">
            <text:p text:style-name="P1705">V1</text:p>
          </table:table-cell>
          <table:table-cell table:style-name="TableCell1706">
            <text:p text:style-name="P1707">V1</text:p>
          </table:table-cell>
          <table:table-cell table:style-name="TableCell1708">
            <text:p text:style-name="P1709"/>
          </table:table-cell>
          <table:table-cell table:style-name="TableCell1710">
            <text:p text:style-name="P1711"/>
          </table:table-cell>
          <table:table-cell table:style-name="TableCell1712">
            <text:p text:style-name="P1713"/>
          </table:table-cell>
        </table:table-row>
        <table:table-row table:style-name="TableRow1714">
          <table:table-cell table:style-name="TableCell1715">
            <text:p text:style-name="P1716">SDCLOP</text:p>
          </table:table-cell>
          <table:table-cell table:style-name="TableCell1717">
            <text:p text:style-name="P1718">Cumulated changes in frequency slope of the “main slope” of the line. The “main slope” is defined as the part of the line which contains the master point and has no change of slope direction.</text:p>
          </table:table-cell>
          <table:table-cell table:style-name="TableCell1719">
            <text:p text:style-name="P1720">X</text:p>
          </table:table-cell>
          <table:table-cell table:style-name="TableCell1721">
            <text:p text:style-name="P1722">X</text:p>
          </table:table-cell>
          <table:table-cell table:style-name="TableCell1723">
            <text:p text:style-name="P1724"/>
          </table:table-cell>
          <table:table-cell table:style-name="TableCell1725">
            <text:p text:style-name="P1726"/>
          </table:table-cell>
          <table:table-cell table:style-name="TableCell1727">
            <text:p text:style-name="P1728"/>
          </table:table-cell>
        </table:table-row>
        <table:table-row table:style-name="TableRow1729">
          <table:table-cell table:style-name="TableCell1730">
            <text:p text:style-name="P1731">SDCLROP</text:p>
          </table:table-cell>
          <table:table-cell table:style-name="TableCell1732">
            <text:p text:style-name="P1733">SDCLOP / Dur</text:p>
          </table:table-cell>
          <table:table-cell table:style-name="TableCell1734">
            <text:p text:style-name="P1735">X</text:p>
          </table:table-cell>
          <table:table-cell table:style-name="TableCell1736">
            <text:p text:style-name="P1737">X</text:p>
          </table:table-cell>
          <table:table-cell table:style-name="TableCell1738">
            <text:p text:style-name="P1739"/>
          </table:table-cell>
          <table:table-cell table:style-name="TableCell1740">
            <text:p text:style-name="P1741"/>
          </table:table-cell>
          <table:table-cell table:style-name="TableCell1742">
            <text:p text:style-name="P1743"/>
          </table:table-cell>
        </table:table-row>
        <table:table-row table:style-name="TableRow1744">
          <table:table-cell table:style-name="TableCell1745">
            <text:p text:style-name="P1746">SDCLRYOP</text:p>
          </table:table-cell>
          <table:table-cell table:style-name="TableCell1747">
            <text:p text:style-name="P1748">SDCLOP divided by frequency amplitude of the pan</text:p>
          </table:table-cell>
          <table:table-cell table:style-name="TableCell1749">
            <text:p text:style-name="P1750">V1</text:p>
          </table:table-cell>
          <table:table-cell table:style-name="TableCell1751">
            <text:p text:style-name="P1752">X</text:p>
          </table:table-cell>
          <table:table-cell table:style-name="TableCell1753">
            <text:p text:style-name="P1754"/>
          </table:table-cell>
          <table:table-cell table:style-name="TableCell1755">
            <text:p text:style-name="P1756"/>
          </table:table-cell>
          <table:table-cell table:style-name="TableCell1757">
            <text:p text:style-name="P1758"/>
          </table:table-cell>
        </table:table-row>
        <table:table-row table:style-name="TableRow1759">
          <table:table-cell table:style-name="TableCell1760">
            <text:p text:style-name="P1761">SDCLRXYOP</text:p>
          </table:table-cell>
          <table:table-cell table:style-name="TableCell1762">
            <text:p text:style-name="P1763">SDCLRYOP divided (a second time) by duration</text:p>
          </table:table-cell>
          <table:table-cell table:style-name="TableCell1764">
            <text:p text:style-name="P1765">V1</text:p>
          </table:table-cell>
          <table:table-cell table:style-name="TableCell1766">
            <text:p text:style-name="P1767">V1</text:p>
          </table:table-cell>
          <table:table-cell table:style-name="TableCell1768">
            <text:p text:style-name="P1769"/>
          </table:table-cell>
          <table:table-cell table:style-name="TableCell1770">
            <text:p text:style-name="P1771"/>
          </table:table-cell>
          <table:table-cell table:style-name="TableCell1772">
            <text:p text:style-name="P1773"/>
          </table:table-cell>
        </table:table-row>
        <table:table-row table:style-name="TableRow1774">
          <table:table-cell table:style-name="TableCell1775">
            <text:p text:style-name="P1776">SDCLWB</text:p>
          </table:table-cell>
          <table:table-cell table:style-name="TableCell1777">
            <text:p text:style-name="P1778">Cumulated changes in frequency slope of the part of the line between the middle between start<text:s/>and master point and the first eventual ascent after master point<text:s/></text:p>
          </table:table-cell>
          <table:table-cell table:style-name="TableCell1779">
            <text:p text:style-name="P1780">V1</text:p>
          </table:table-cell>
          <table:table-cell table:style-name="TableCell1781">
            <text:p text:style-name="P1782">X</text:p>
          </table:table-cell>
          <table:table-cell table:style-name="TableCell1783">
            <text:p text:style-name="P1784"/>
          </table:table-cell>
          <table:table-cell table:style-name="TableCell1785">
            <text:p text:style-name="P1786"/>
          </table:table-cell>
          <table:table-cell table:style-name="TableCell1787">
            <text:p text:style-name="P1788"/>
          </table:table-cell>
        </table:table-row>
        <table:table-row table:style-name="TableRow1789">
          <table:table-cell table:style-name="TableCell1790">
            <text:p text:style-name="P1791">SDCLRWB</text:p>
          </table:table-cell>
          <table:table-cell table:style-name="TableCell1792">
            <text:p text:style-name="P1793"><text:span text:style-name="T1794">SDCLWB / Dur</text:span></text:p>
          </table:table-cell>
          <table:table-cell table:style-name="TableCell1795">
            <text:p text:style-name="P1796">X</text:p>
          </table:table-cell>
          <table:table-cell table:style-name="TableCell1797">
            <text:p text:style-name="P1798">V1</text:p>
          </table:table-cell>
          <table:table-cell table:style-name="TableCell1799">
            <text:p text:style-name="P1800"/>
          </table:table-cell>
          <table:table-cell table:style-name="TableCell1801">
            <text:p text:style-name="P1802"/>
          </table:table-cell>
          <table:table-cell table:style-name="TableCell1803">
            <text:p text:style-name="P1804"/>
          </table:table-cell>
        </table:table-row>
        <table:table-row table:style-name="TableRow1805">
          <table:table-cell table:style-name="TableCell1806">
            <text:p text:style-name="P1807">SDCLRYWB</text:p>
          </table:table-cell>
          <table:table-cell table:style-name="TableCell1808">
            <text:p text:style-name="P1809"><text:span text:style-name="T1810">SDCLRWB divided by frequency amplitude</text:span></text:p>
          </table:table-cell>
          <table:table-cell table:style-name="TableCell1811">
            <text:p text:style-name="P1812">V1</text:p>
          </table:table-cell>
          <table:table-cell table:style-name="TableCell1813">
            <text:p text:style-name="P1814">V1</text:p>
          </table:table-cell>
          <table:table-cell table:style-name="TableCell1815">
            <text:p text:style-name="P1816"/>
          </table:table-cell>
          <table:table-cell table:style-name="TableCell1817">
            <text:p text:style-name="P1818"/>
          </table:table-cell>
          <table:table-cell table:style-name="TableCell1819">
            <text:p text:style-name="P1820"/>
          </table:table-cell>
        </table:table-row>
        <table:table-row table:style-name="TableRow1821">
          <table:table-cell table:style-name="TableCell1822">
            <text:p text:style-name="P1823">SDCLRXYWB</text:p>
          </table:table-cell>
          <table:table-cell table:style-name="TableCell1824">
            <text:p text:style-name="P1825"><text:span text:style-name="T1826">SDCLRWB divided (a second time) by duration</text:span></text:p>
          </table:table-cell>
          <table:table-cell table:style-name="TableCell1827">
            <text:p text:style-name="P1828">V1</text:p>
          </table:table-cell>
          <table:table-cell table:style-name="TableCell1829">
            <text:p text:style-name="P1830">V1</text:p>
          </table:table-cell>
          <table:table-cell table:style-name="TableCell1831">
            <text:p text:style-name="P1832"/>
          </table:table-cell>
          <table:table-cell table:style-name="TableCell1833">
            <text:p text:style-name="P1834"/>
          </table:table-cell>
          <table:table-cell table:style-name="TableCell1835">
            <text:p text:style-name="P1836"/>
          </table:table-cell>
        </table:table-row>
        <table:table-row table:style-name="TableRow1837">
          <table:table-cell table:style-name="TableCell1838">
            <text:p text:style-name="P1839">SDCLOPWB</text:p>
          </table:table-cell>
          <table:table-cell table:style-name="TableCell1840">
            <text:p text:style-name="P1841"><text:span text:style-name="T1842">Cumulated changes<text:s/></text:span><text:span text:style-name="T1843">in frequency slope of the part of the line between the middle of this pan before master point and the end of it</text:span></text:p>
          </table:table-cell>
          <table:table-cell table:style-name="TableCell1844">
            <text:p text:style-name="P1845">V1</text:p>
          </table:table-cell>
          <table:table-cell table:style-name="TableCell1846">
            <text:p text:style-name="P1847">V1</text:p>
          </table:table-cell>
          <table:table-cell table:style-name="TableCell1848">
            <text:p text:style-name="P1849"/>
          </table:table-cell>
          <table:table-cell table:style-name="TableCell1850">
            <text:p text:style-name="P1851"/>
          </table:table-cell>
          <table:table-cell table:style-name="TableCell1852">
            <text:p text:style-name="P1853"/>
          </table:table-cell>
        </table:table-row>
        <table:table-row table:style-name="TableRow1854">
          <table:table-cell table:style-name="TableCell1855">
            <text:p text:style-name="P1856">SDCLROPWB</text:p>
          </table:table-cell>
          <table:table-cell table:style-name="TableCell1857">
            <text:p text:style-name="P1858">SDCLOPWB / Dur</text:p>
          </table:table-cell>
          <table:table-cell table:style-name="TableCell1859">
            <text:p text:style-name="P1860">V1</text:p>
          </table:table-cell>
          <table:table-cell table:style-name="TableCell1861">
            <text:p text:style-name="P1862">V1</text:p>
          </table:table-cell>
          <table:table-cell table:style-name="TableCell1863">
            <text:p text:style-name="P1864"/>
          </table:table-cell>
          <table:table-cell table:style-name="TableCell1865">
            <text:p text:style-name="P1866"/>
          </table:table-cell>
          <table:table-cell table:style-name="TableCell1867">
            <text:p text:style-name="P1868"/>
          </table:table-cell>
        </table:table-row>
        <table:table-row table:style-name="TableRow1869">
          <table:table-cell table:style-name="TableCell1870">
            <text:p text:style-name="P1871">SDCLRYOPWB</text:p>
          </table:table-cell>
          <table:table-cell table:style-name="TableCell1872">
            <text:p text:style-name="P1873"><text:span text:style-name="T1874">SDCLROPWB divided by frequency amplitude</text:span></text:p>
          </table:table-cell>
          <table:table-cell table:style-name="TableCell1875">
            <text:p text:style-name="P1876">V1</text:p>
          </table:table-cell>
          <table:table-cell table:style-name="TableCell1877">
            <text:p text:style-name="P1878">V1</text:p>
          </table:table-cell>
          <table:table-cell table:style-name="TableCell1879">
            <text:p text:style-name="P1880"/>
          </table:table-cell>
          <table:table-cell table:style-name="TableCell1881">
            <text:p text:style-name="P1882"/>
          </table:table-cell>
          <table:table-cell table:style-name="TableCell1883">
            <text:p text:style-name="P1884"/>
          </table:table-cell>
        </table:table-row>
        <table:table-row table:style-name="TableRow1885">
          <table:table-cell table:style-name="TableCell1886">
            <text:p text:style-name="P1887">SDCLRXYOPWB</text:p>
          </table:table-cell>
          <table:table-cell table:style-name="TableCell1888">
            <text:p text:style-name="P1889">SDCLWB divided (a second<text:s/>time) by duration</text:p>
          </table:table-cell>
          <table:table-cell table:style-name="TableCell1890">
            <text:p text:style-name="P1891">X</text:p>
          </table:table-cell>
          <table:table-cell table:style-name="TableCell1892">
            <text:p text:style-name="P1893">V1</text:p>
          </table:table-cell>
          <table:table-cell table:style-name="TableCell1894">
            <text:p text:style-name="P1895"/>
          </table:table-cell>
          <table:table-cell table:style-name="TableCell1896">
            <text:p text:style-name="P1897"/>
          </table:table-cell>
          <table:table-cell table:style-name="TableCell1898">
            <text:p text:style-name="P1899"/>
          </table:table-cell>
        </table:table-row>
        <table:table-row table:style-name="TableRow1900">
          <table:table-cell table:style-name="TableCell1901">
            <text:p text:style-name="P1902">SDCL_DNP</text:p>
          </table:table-cell>
          <table:table-cell table:style-name="TableCell1903">
            <text:p text:style-name="P1904">SDCL divided by the number of changes of direction of the line (positive/negative)</text:p>
          </table:table-cell>
          <table:table-cell table:style-name="TableCell1905">
            <text:p text:style-name="P1906">V1</text:p>
          </table:table-cell>
          <table:table-cell table:style-name="TableCell1907">
            <text:p text:style-name="P1908">V1</text:p>
          </table:table-cell>
          <table:table-cell table:style-name="TableCell1909">
            <text:p text:style-name="P1910"/>
          </table:table-cell>
          <table:table-cell table:style-name="TableCell1911">
            <text:p text:style-name="P1912"/>
          </table:table-cell>
          <table:table-cell table:style-name="TableCell1913">
            <text:p text:style-name="P1914"/>
          </table:table-cell>
        </table:table-row>
        <text:soft-page-break/>
        <table:table-row table:style-name="TableRow1915">
          <table:table-cell table:style-name="TableCell1916">
            <text:p text:style-name="P1917">SDCLR_DNP</text:p>
          </table:table-cell>
          <table:table-cell table:style-name="TableCell1918">
            <text:p text:style-name="P1919">SDCL_DNP / Dur<text:s/></text:p>
          </table:table-cell>
          <table:table-cell table:style-name="TableCell1920">
            <text:p text:style-name="P1921">X</text:p>
          </table:table-cell>
          <table:table-cell table:style-name="TableCell1922">
            <text:p text:style-name="P1923">X</text:p>
          </table:table-cell>
          <table:table-cell table:style-name="TableCell1924">
            <text:p text:style-name="P1925"/>
          </table:table-cell>
          <table:table-cell table:style-name="TableCell1926">
            <text:p text:style-name="P1927"/>
          </table:table-cell>
          <table:table-cell table:style-name="TableCell1928">
            <text:p text:style-name="P1929"/>
          </table:table-cell>
        </table:table-row>
        <table:table-row table:style-name="TableRow1930">
          <table:table-cell table:style-name="TableCell1931">
            <text:p text:style-name="P1932">SDCLRY_DNP</text:p>
          </table:table-cell>
          <table:table-cell table:style-name="TableCell1933">
            <text:p text:style-name="P1934">SDCLR_DNP divided by frequency amplitude</text:p>
          </table:table-cell>
          <table:table-cell table:style-name="TableCell1935">
            <text:p text:style-name="P1936">V1</text:p>
          </table:table-cell>
          <table:table-cell table:style-name="TableCell1937">
            <text:p text:style-name="P1938">X</text:p>
          </table:table-cell>
          <table:table-cell table:style-name="TableCell1939">
            <text:p text:style-name="P1940"/>
          </table:table-cell>
          <table:table-cell table:style-name="TableCell1941">
            <text:p text:style-name="P1942"/>
          </table:table-cell>
          <table:table-cell table:style-name="TableCell1943">
            <text:p text:style-name="P1944"/>
          </table:table-cell>
        </table:table-row>
        <table:table-row table:style-name="TableRow1945">
          <table:table-cell table:style-name="TableCell1946">
            <text:p text:style-name="P1947">SDCLRXY_DNP</text:p>
          </table:table-cell>
          <table:table-cell table:style-name="TableCell1948">
            <text:p text:style-name="P1949">SDCLRY_DNP divided<text:s/>(a second time) by duration</text:p>
          </table:table-cell>
          <table:table-cell table:style-name="TableCell1950">
            <text:p text:style-name="P1951">V1</text:p>
          </table:table-cell>
          <table:table-cell table:style-name="TableCell1952">
            <text:p text:style-name="P1953">V1</text:p>
          </table:table-cell>
          <table:table-cell table:style-name="TableCell1954">
            <text:p text:style-name="P1955"/>
          </table:table-cell>
          <table:table-cell table:style-name="TableCell1956">
            <text:p text:style-name="P1957"/>
          </table:table-cell>
          <table:table-cell table:style-name="TableCell1958">
            <text:p text:style-name="P1959"/>
          </table:table-cell>
        </table:table-row>
        <table:table-row table:style-name="TableRow1960">
          <table:table-cell table:style-name="TableCell1961">
            <text:p text:style-name="P1962">ELBPOS</text:p>
          </table:table-cell>
          <table:table-cell table:style-name="TableCell1963">
            <text:p text:style-name="P1964">Duration of line to the moment where the line makes a “bend” divided by the duration of the line before the first eventual ascent of the line. A “bend” is defined as the first element x where the slope ratio<text:s/>between 3 elements before and 3 elements after x is under 0.6</text:p>
          </table:table-cell>
          <table:table-cell table:style-name="TableCell1965">
            <text:p text:style-name="P1966">X</text:p>
          </table:table-cell>
          <table:table-cell table:style-name="TableCell1967">
            <text:p text:style-name="P1968">X</text:p>
          </table:table-cell>
          <table:table-cell table:style-name="TableCell1969">
            <text:p text:style-name="P1970"/>
          </table:table-cell>
          <table:table-cell table:style-name="TableCell1971">
            <text:p text:style-name="P1972"/>
          </table:table-cell>
          <table:table-cell table:style-name="TableCell1973">
            <text:p text:style-name="P1974"/>
          </table:table-cell>
        </table:table-row>
        <table:table-row table:style-name="TableRow1975">
          <table:table-cell table:style-name="TableCell1976">
            <text:p text:style-name="P1977">ELBSB</text:p>
          </table:table-cell>
          <table:table-cell table:style-name="TableCell1978">
            <text:p text:style-name="P1979">Slope of the part of the line ending at the first bend determined by local slopes (ELBPOS)</text:p>
          </table:table-cell>
          <table:table-cell table:style-name="TableCell1980">
            <text:p text:style-name="P1981">X</text:p>
          </table:table-cell>
          <table:table-cell table:style-name="TableCell1982">
            <text:p text:style-name="P1983">X</text:p>
          </table:table-cell>
          <table:table-cell table:style-name="TableCell1984">
            <text:p text:style-name="P1985"/>
          </table:table-cell>
          <table:table-cell table:style-name="TableCell1986">
            <text:p text:style-name="P1987"/>
          </table:table-cell>
          <table:table-cell table:style-name="TableCell1988">
            <text:p text:style-name="P1989"/>
          </table:table-cell>
        </table:table-row>
        <table:table-row table:style-name="TableRow1990">
          <table:table-cell table:style-name="TableCell1991">
            <text:p text:style-name="P1992">ELB2POS</text:p>
          </table:table-cell>
          <table:table-cell table:style-name="TableCell1993">
            <text:p text:style-name="P1994">The same as ELBPOS, but the bend id determined by the global slopes<text:s/>before and after the bend</text:p>
          </table:table-cell>
          <table:table-cell table:style-name="TableCell1995">
            <text:p text:style-name="P1996">X</text:p>
          </table:table-cell>
          <table:table-cell table:style-name="TableCell1997">
            <text:p text:style-name="P1998">X</text:p>
          </table:table-cell>
          <table:table-cell table:style-name="TableCell1999">
            <text:p text:style-name="P2000"/>
          </table:table-cell>
          <table:table-cell table:style-name="TableCell2001">
            <text:p text:style-name="P2002"/>
          </table:table-cell>
          <table:table-cell table:style-name="TableCell2003">
            <text:p text:style-name="P2004"/>
          </table:table-cell>
        </table:table-row>
        <table:table-row table:style-name="TableRow2005">
          <table:table-cell table:style-name="TableCell2006">
            <text:p text:style-name="P2007">ELB2SB</text:p>
          </table:table-cell>
          <table:table-cell table:style-name="TableCell2008">
            <text:p text:style-name="P2009">Slope of the part of the line ending at the first bend identified by global slopes (ELB2POS)</text:p>
          </table:table-cell>
          <table:table-cell table:style-name="TableCell2010">
            <text:p text:style-name="P2011">X</text:p>
          </table:table-cell>
          <table:table-cell table:style-name="TableCell2012">
            <text:p text:style-name="P2013">X</text:p>
          </table:table-cell>
          <table:table-cell table:style-name="TableCell2014">
            <text:p text:style-name="P2015"/>
          </table:table-cell>
          <table:table-cell table:style-name="TableCell2016">
            <text:p text:style-name="P2017"/>
          </table:table-cell>
          <table:table-cell table:style-name="TableCell2018">
            <text:p text:style-name="P2019"/>
          </table:table-cell>
        </table:table-row>
        <table:table-row table:style-name="TableRow2020">
          <table:table-cell table:style-name="TableCell2021">
            <text:p text:style-name="P2022">RAF</text:p>
          </table:table-cell>
          <table:table-cell table:style-name="TableCell2023">
            <text:p text:style-name="P2024">Ratio of time windows average frequency before the master point and after</text:p>
          </table:table-cell>
          <table:table-cell table:style-name="TableCell2025">
            <text:p text:style-name="P2026">V1</text:p>
          </table:table-cell>
          <table:table-cell table:style-name="TableCell2027">
            <text:p text:style-name="P2028"/>
          </table:table-cell>
          <table:table-cell table:style-name="TableCell2029">
            <text:p text:style-name="P2030"/>
          </table:table-cell>
          <table:table-cell table:style-name="TableCell2031">
            <text:p text:style-name="P2032"/>
          </table:table-cell>
          <table:table-cell table:style-name="TableCell2033">
            <text:p text:style-name="P2034"/>
          </table:table-cell>
        </table:table-row>
        <table:table-row table:style-name="TableRow2035">
          <table:table-cell table:style-name="TableCell2036">
            <text:p text:style-name="P2037">RAE</text:p>
          </table:table-cell>
          <table:table-cell table:style-name="TableCell2038">
            <text:p text:style-name="P2039">Ratio of time windows<text:s/>average amplitude before master point and after</text:p>
          </table:table-cell>
          <table:table-cell table:style-name="TableCell2040">
            <text:p text:style-name="P2041">V1</text:p>
          </table:table-cell>
          <table:table-cell table:style-name="TableCell2042">
            <text:p text:style-name="P2043"/>
          </table:table-cell>
          <table:table-cell table:style-name="TableCell2044">
            <text:p text:style-name="P2045"/>
          </table:table-cell>
          <table:table-cell table:style-name="TableCell2046">
            <text:p text:style-name="P2047"/>
          </table:table-cell>
          <table:table-cell table:style-name="TableCell2048">
            <text:p text:style-name="P2049"/>
          </table:table-cell>
        </table:table-row>
        <table:table-row table:style-name="TableRow2050">
          <table:table-cell table:style-name="TableCell2051">
            <text:p text:style-name="P2052">RAFE</text:p>
          </table:table-cell>
          <table:table-cell table:style-name="TableCell2053">
            <text:p text:style-name="P2054">RAF + RAE</text:p>
          </table:table-cell>
          <table:table-cell table:style-name="TableCell2055">
            <text:p text:style-name="P2056">X</text:p>
          </table:table-cell>
          <table:table-cell table:style-name="TableCell2057">
            <text:p text:style-name="P2058"/>
          </table:table-cell>
          <table:table-cell table:style-name="TableCell2059">
            <text:p text:style-name="P2060"/>
          </table:table-cell>
          <table:table-cell table:style-name="TableCell2061">
            <text:p text:style-name="P2062"/>
          </table:table-cell>
          <table:table-cell table:style-name="TableCell2063">
            <text:p text:style-name="P2064"/>
          </table:table-cell>
        </table:table-row>
        <table:table-row table:style-name="TableRow2065">
          <table:table-cell table:style-name="TableCell2066">
            <text:p text:style-name="P2067">RAFP</text:p>
          </table:table-cell>
          <table:table-cell table:style-name="TableCell2068">
            <text:p text:style-name="P2069">Ratio of the sums of time window average amplitude before and after master point</text:p>
          </table:table-cell>
          <table:table-cell table:style-name="TableCell2070">
            <text:p text:style-name="P2071">V1</text:p>
          </table:table-cell>
          <table:table-cell table:style-name="TableCell2072">
            <text:p text:style-name="P2073"/>
          </table:table-cell>
          <table:table-cell table:style-name="TableCell2074">
            <text:p text:style-name="P2075"/>
          </table:table-cell>
          <table:table-cell table:style-name="TableCell2076">
            <text:p text:style-name="P2077"/>
          </table:table-cell>
          <table:table-cell table:style-name="TableCell2078">
            <text:p text:style-name="P2079"/>
          </table:table-cell>
        </table:table-row>
        <table:table-row table:style-name="TableRow2080">
          <table:table-cell table:style-name="TableCell2081">
            <text:p text:style-name="P2082">RAFP2</text:p>
          </table:table-cell>
          <table:table-cell table:style-name="TableCell2083">
            <text:p text:style-name="P2084">Ratio of the sums of amplitude before and after master point</text:p>
          </table:table-cell>
          <table:table-cell table:style-name="TableCell2085">
            <text:p text:style-name="P2086">V1</text:p>
          </table:table-cell>
          <table:table-cell table:style-name="TableCell2087">
            <text:p text:style-name="P2088"/>
          </table:table-cell>
          <table:table-cell table:style-name="TableCell2089">
            <text:p text:style-name="P2090"/>
          </table:table-cell>
          <table:table-cell table:style-name="TableCell2091">
            <text:p text:style-name="P2092"/>
          </table:table-cell>
          <table:table-cell table:style-name="TableCell2093">
            <text:p text:style-name="P2094"/>
          </table:table-cell>
        </table:table-row>
        <table:table-row table:style-name="TableRow2095">
          <table:table-cell table:style-name="TableCell2096">
            <text:p text:style-name="P2097">RAFP3</text:p>
          </table:table-cell>
          <table:table-cell table:style-name="TableCell2098">
            <text:p text:style-name="P2099">Ratio of the sums of time windows average amplitude weighted by amplitude (of the point of the line), before and after master point</text:p>
          </table:table-cell>
          <table:table-cell table:style-name="TableCell2100">
            <text:p text:style-name="P2101">X</text:p>
          </table:table-cell>
          <table:table-cell table:style-name="TableCell2102">
            <text:p text:style-name="P2103"/>
          </table:table-cell>
          <table:table-cell table:style-name="TableCell2104">
            <text:p text:style-name="P2105"/>
          </table:table-cell>
          <table:table-cell table:style-name="TableCell2106">
            <text:p text:style-name="P2107"/>
          </table:table-cell>
          <table:table-cell table:style-name="TableCell2108">
            <text:p text:style-name="P2109"/>
          </table:table-cell>
        </table:table-row>
        <table:table-row table:style-name="TableRow2110">
          <table:table-cell table:style-name="TableCell2111">
            <text:p text:style-name="P2112">SBMP</text:p>
          </table:table-cell>
          <table:table-cell table:style-name="TableCell2113">
            <text:p text:style-name="P2114">Slope between the beginning of the line and the master point</text:p>
          </table:table-cell>
          <table:table-cell table:style-name="TableCell2115">
            <text:p text:style-name="P2116"><text:span text:style-name="T2117">X</text:span></text:p>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row>
        <table:table-row table:style-name="TableRow2126">
          <table:table-cell table:style-name="TableCell2127">
            <text:p text:style-name="P2128">SAMP</text:p>
          </table:table-cell>
          <table:table-cell table:style-name="TableCell2129">
            <text:p text:style-name="P2130">Slope between the master point and the<text:s/>end of the line</text:p>
          </table:table-cell>
          <table:table-cell table:style-name="TableCell2131">
            <text:p text:style-name="P2132"><text:span text:style-name="T2133">X</text:span></text:p>
          </table:table-cell>
          <table:table-cell table:style-name="TableCell2134">
            <text:p text:style-name="P2135"/>
          </table:table-cell>
          <table:table-cell table:style-name="TableCell2136">
            <text:p text:style-name="P2137"/>
          </table:table-cell>
          <table:table-cell table:style-name="TableCell2138">
            <text:p text:style-name="P2139"/>
          </table:table-cell>
          <table:table-cell table:style-name="TableCell2140">
            <text:p text:style-name="P2141"/>
          </table:table-cell>
        </table:table-row>
        <table:table-row table:style-name="TableRow2142">
          <table:table-cell table:style-name="TableCell2143">
            <text:p text:style-name="P2144">SBAR</text:p>
          </table:table-cell>
          <table:table-cell table:style-name="TableCell2145">
            <text:p text:style-name="P2146">SBMP/SAMP</text:p>
          </table:table-cell>
          <table:table-cell table:style-name="TableCell2147">
            <text:p text:style-name="P2148">X</text:p>
          </table:table-cell>
          <table:table-cell table:style-name="TableCell2149">
            <text:p text:style-name="P2150"/>
          </table:table-cell>
          <table:table-cell table:style-name="TableCell2151">
            <text:p text:style-name="P2152"/>
          </table:table-cell>
          <table:table-cell table:style-name="TableCell2153">
            <text:p text:style-name="P2154"/>
          </table:table-cell>
          <table:table-cell table:style-name="TableCell2155">
            <text:p text:style-name="P2156"/>
          </table:table-cell>
        </table:table-row>
      </table:table>
      <text:soft-page-break/>
      <text:p text:style-name="P2157"><text:s/></text:p>
      <text:p text:style-name="P2158"/>
      <text:p text:style-name="Normal"/>
      <text:p text:style-name="P2159"/>
      <text:p text:style-name="P2160"/>
      <text:p text:style-name="P2161"/>
      <text:p text:style-name="P2162"/>
      <text:p text:style-name="P2163"/>
      <text:p text:style-name="P21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tandard" style:display-name="Standard" style:family="paragraph">
      <style:paragraph-properties fo:margin-bottom="0in" fo:line-height="100%"/>
      <style:text-properties style:font-name="Times New Roman" style:font-name-asian="Arial Unicode MS" style:font-name-complex="Tahoma" style:letter-kerning="true" fo:font-size="12pt" style:font-size-asian="12pt" style:font-size-complex="12pt" fo:language="en" fo:country="GB" style:language-asian="en" style:country-asian="U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apple-tab-span" style:display-name="apple-tab-span"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fo:line-height="106%"/>
      <style:text-propertie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ourier New" style:font-name-complex="Courier New" style:use-window-font-color="true"/>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7</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0-10T08:58:00Z</meta:creation-date>
    <dc:date>2016-11-07T15:24:00Z</dc:date>
    <meta:print-date>2016-09-30T09:41:00Z</meta:print-date>
    <meta:template xlink:href="Normal.dotm" xlink:type="simple"/>
    <meta:editing-cycles>9</meta:editing-cycles>
    <meta:editing-duration>PT720S</meta:editing-duration>
    <meta:document-statistic meta:page-count="18" meta:paragraph-count="57" meta:word-count="4460" meta:character-count="28934" meta:row-count="204" meta:non-whitespace-character-count="24531"/>
  </office:meta>
</office:document-meta>
</file>